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9pt" style:font-size-asian="9pt" style:font-size-complex="9pt"/>
    </style:style>
    <style:style style:name="P2" style:family="paragraph" style:parent-style-name="Standard">
      <style:paragraph-properties fo:line-height="100%"/>
      <style:text-properties style:font-name="Arial" fo:font-size="9pt" officeooo:rsid="000d856b" officeooo:paragraph-rsid="000d856b" style:font-size-asian="9pt" style:font-size-complex="9pt"/>
    </style:style>
    <style:style style:name="P3" style:family="paragraph" style:parent-style-name="Standard">
      <style:paragraph-properties fo:line-height="100%"/>
      <style:text-properties style:font-name="Arial" fo:font-size="9pt" officeooo:rsid="000ed457" officeooo:paragraph-rsid="000ed457" style:font-size-asian="9pt" style:font-size-complex="9pt"/>
    </style:style>
    <style:style style:name="P4" style:family="paragraph" style:parent-style-name="Standard">
      <style:paragraph-properties fo:line-height="100%"/>
      <style:text-properties style:font-name="Arial" fo:font-size="9pt" officeooo:rsid="000fb311" officeooo:paragraph-rsid="000fb311" style:font-size-asian="9pt" style:font-size-complex="9pt"/>
    </style:style>
    <style:style style:name="P5" style:family="paragraph" style:parent-style-name="Standard">
      <style:text-properties style:font-name="Arial" fo:font-size="9pt" officeooo:rsid="0010579b" officeooo:paragraph-rsid="0010579b" style:font-size-asian="9pt" style:font-size-complex="9pt"/>
    </style:style>
    <style:style style:name="P6" style:family="paragraph" style:parent-style-name="Standard">
      <style:paragraph-properties fo:line-height="100%"/>
      <style:text-properties style:font-name="Arial" fo:font-size="9pt" officeooo:rsid="0010579b" officeooo:paragraph-rsid="0010579b" style:font-size-asian="9pt" style:font-size-complex="9pt"/>
    </style:style>
    <style:style style:name="P7" style:family="paragraph" style:parent-style-name="Standard">
      <style:paragraph-properties fo:line-height="100%"/>
      <style:text-properties style:font-name="Arial" fo:font-size="9pt" officeooo:rsid="0012f865" officeooo:paragraph-rsid="0012f865" style:font-size-asian="9pt" style:font-size-complex="9pt"/>
    </style:style>
    <style:style style:name="P8" style:family="paragraph" style:parent-style-name="Standard">
      <style:paragraph-properties fo:line-height="100%"/>
      <style:text-properties style:font-name="Arial" fo:font-size="9pt" officeooo:rsid="00135f94" officeooo:paragraph-rsid="00135f94" style:font-size-asian="9pt" style:font-size-complex="9pt"/>
    </style:style>
    <style:style style:name="P9" style:family="paragraph" style:parent-style-name="Standard">
      <style:paragraph-properties fo:line-height="100%"/>
      <style:text-properties style:font-name="Arial" fo:font-size="9pt" officeooo:rsid="00162fbe" officeooo:paragraph-rsid="00162fbe" style:font-size-asian="9pt" style:font-size-complex="9pt"/>
    </style:style>
    <style:style style:name="P10" style:family="paragraph" style:parent-style-name="Standard">
      <style:paragraph-properties fo:line-height="100%"/>
      <style:text-properties style:font-name="Arial" fo:font-size="9pt" officeooo:rsid="00177ed9" officeooo:paragraph-rsid="00177ed9" style:font-size-asian="9pt" style:font-size-complex="9pt"/>
    </style:style>
    <style:style style:name="P11" style:family="paragraph" style:parent-style-name="Standard">
      <style:paragraph-properties fo:line-height="100%"/>
      <style:text-properties style:font-name="Arial" fo:font-size="9pt" officeooo:rsid="0017eae1" officeooo:paragraph-rsid="0017eae1" style:font-size-asian="9pt" style:font-size-complex="9pt"/>
    </style:style>
    <style:style style:name="P12" style:family="paragraph" style:parent-style-name="Standard">
      <style:paragraph-properties fo:line-height="100%"/>
      <style:text-properties style:font-name="Arial" fo:font-size="9pt" officeooo:rsid="0019c876" officeooo:paragraph-rsid="0019c876" style:font-size-asian="9pt" style:font-size-complex="9pt"/>
    </style:style>
    <style:style style:name="P13" style:family="paragraph" style:parent-style-name="Standard">
      <style:paragraph-properties fo:line-height="100%"/>
      <style:text-properties style:font-name="Arial" fo:font-size="9pt" officeooo:rsid="001a008c" style:font-size-asian="9pt" style:font-size-complex="9pt"/>
    </style:style>
    <style:style style:name="P14" style:family="paragraph" style:parent-style-name="Standard">
      <style:paragraph-properties fo:line-height="100%"/>
      <style:text-properties style:font-name="Arial" fo:font-size="9pt" officeooo:rsid="001a008c" officeooo:paragraph-rsid="001a008c" style:font-size-asian="9pt" style:font-size-complex="9pt"/>
    </style:style>
    <style:style style:name="P15" style:family="paragraph" style:parent-style-name="Standard">
      <style:paragraph-properties fo:line-height="100%"/>
      <style:text-properties style:font-name="Arial" fo:font-size="9pt" officeooo:rsid="0022634a" officeooo:paragraph-rsid="0022634a" style:font-size-asian="9pt" style:font-size-complex="9pt"/>
    </style:style>
    <style:style style:name="P16" style:family="paragraph" style:parent-style-name="Standard">
      <style:paragraph-properties fo:line-height="100%"/>
      <style:text-properties style:font-name="Arial" fo:font-size="9pt" style:font-size-asian="9pt" style:font-size-complex="9pt"/>
    </style:style>
    <style:style style:name="P17" style:family="paragraph" style:parent-style-name="Standard">
      <style:paragraph-properties fo:line-height="100%"/>
      <style:text-properties style:font-name="Arial" fo:font-size="9pt" officeooo:paragraph-rsid="001f8e3e" style:font-size-asian="9pt" style:font-size-complex="9pt"/>
    </style:style>
    <style:style style:name="P18" style:family="paragraph" style:parent-style-name="Standard">
      <style:paragraph-properties fo:line-height="100%"/>
      <style:text-properties style:font-name="Arial" fo:font-size="9pt" officeooo:paragraph-rsid="001ca5b3" style:font-size-asian="9pt" style:font-size-complex="9pt"/>
    </style:style>
    <style:style style:name="P19" style:family="paragraph" style:parent-style-name="Standard">
      <style:paragraph-properties fo:line-height="100%"/>
      <style:text-properties style:font-name="Arial" fo:font-size="9pt" officeooo:paragraph-rsid="0022634a" style:font-size-asian="9pt" style:font-size-complex="9pt"/>
    </style:style>
    <style:style style:name="P20" style:family="paragraph" style:parent-style-name="Standard">
      <style:paragraph-properties fo:line-height="100%"/>
      <style:text-properties fo:color="#000000" style:font-name="Arial" fo:font-size="9pt" style:font-size-asian="9pt" style:font-size-complex="9pt" fo:background-color="#ffffff"/>
    </style:style>
    <style:style style:name="P21" style:family="paragraph" style:parent-style-name="Standard" style:master-page-name="">
      <loext:graphic-properties draw:fill="none"/>
      <style:paragraph-properties fo:margin-left="-0.75in" fo:margin-right="-0.6866in" fo:line-height="100%" fo:text-indent="-0.75in" style:auto-text-indent="false" style:page-number="auto"/>
      <style:text-properties style:font-name="Arial" fo:font-size="9pt" officeooo:rsid="000d856b" officeooo:paragraph-rsid="000d856b" style:font-size-asian="9pt" style:font-size-complex="9pt"/>
    </style:style>
    <style:style style:name="P22" style:family="paragraph" style:parent-style-name="Standard" style:master-page-name="">
      <loext:graphic-properties draw:fill="none"/>
      <style:paragraph-properties fo:margin-left="-0.5in" fo:margin-right="0in" fo:line-height="100%" fo:text-indent="0in" style:auto-text-indent="false" style:page-number="auto">
        <style:tab-stops>
          <style:tab-stop style:position="-0.028in"/>
        </style:tab-stops>
      </style:paragraph-properties>
      <style:text-properties style:font-name="Arial" fo:font-size="9pt" officeooo:rsid="001a008c" style:font-size-asian="9pt" style:font-size-complex="9pt"/>
    </style:style>
    <style:style style:name="T1" style:family="text">
      <style:text-properties officeooo:rsid="00135f94"/>
    </style:style>
    <style:style style:name="T2" style:family="text">
      <style:text-properties fo:color="#008000"/>
    </style:style>
    <style:style style:name="T3" style:family="text">
      <style:text-properties fo:color="#008000" fo:background-color="#ffffff"/>
    </style:style>
    <style:style style:name="T4" style:family="text">
      <style:text-properties fo:color="#008000" style:font-name="Arial" fo:font-size="9pt" style:font-size-asian="9pt" style:font-size-complex="9pt" fo:background-color="#ffffff"/>
    </style:style>
    <style:style style:name="T5" style:family="text">
      <style:text-properties fo:color="#008000" fo:font-size="9pt" style:font-size-asian="9pt" style:font-size-complex="9pt" fo:background-color="#ffffff"/>
    </style:style>
    <style:style style:name="T6" style:family="text">
      <style:text-properties fo:color="#808080" fo:background-color="#ffffff"/>
    </style:style>
    <style:style style:name="T7" style:family="text">
      <style:text-properties fo:color="#000000" fo:background-color="#ffffff"/>
    </style:style>
    <style:style style:name="T8" style:family="text">
      <style:text-properties fo:color="#a31515" fo:background-color="#ffffff"/>
    </style:style>
    <style:style style:name="T9" style:family="text">
      <style:text-properties fo:color="#0000ff" fo:background-color="#ffffff"/>
    </style:style>
    <style:style style:name="T10" style:family="text">
      <style:text-properties officeooo:rsid="002263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p text:style-name="P2"><text:s/>* File: <text:s text:c="2"/>main.cpp</text:p>
      <text:p text:style-name="P2"><text:s/>* Author: Abdul-Hakim</text:p>
      <text:p text:style-name="P2"><text:s/>* Purpose: Approximate e^x with an infinite sequence</text:p>
      <text:p text:style-name="P2"><text:s/>* Created on July 2, 2015, 12:23 PM</text:p>
      <text:p text:style-name="P2"><text:s/>*/</text:p>
      <text:p text:style-name="P2">//System Libraries</text:p>
      <text:p text:style-name="P2">#include &lt;iostream&gt;</text:p>
      <text:p text:style-name="P2">#include &lt;iomanip&gt;</text:p>
      <text:p text:style-name="P2">#include &lt;cmath&gt;</text:p>
      <text:p text:style-name="P2">using namespace std;</text:p>
      <text:p text:style-name="P2">//User Libraries</text:p>
      <text:p text:style-name="P2">//Global Constants</text:p>
      <text:p text:style-name="P2">//Function Prototypes</text:p>
      <text:p text:style-name="P2">//Execution Begins Here!</text:p>
      <text:p text:style-name="P2">int main(int argc, char** argv){</text:p>
      <text:p text:style-name="P2"><text:s text:c="4"/>//Declare our variables</text:p>
      <text:p text:style-name="P2"><text:s text:c="4"/>float x=2.0f;</text:p>
      <text:p text:style-name="P2"><text:s text:c="4"/>float ex=1.0f;</text:p>
      <text:p text:style-name="P2"><text:s text:c="4"/>char <text:s/>nTerms=30;</text:p>
      <text:p text:style-name="P2"><text:s text:c="4"/>//Utilize a for-loop to calculate e^x</text:p>
      <text:p text:style-name="P2"><text:s text:c="4"/>for(int term=1;term&lt;=nTerms;term++){</text:p>
      <text:p text:style-name="P2"><text:s text:c="8"/>float fact=1;</text:p>
      <text:p text:style-name="P2"><text:s text:c="8"/>//Loop and find the n!</text:p>
      <text:p text:style-name="P2"><text:s text:c="8"/>for(int i=1;i&lt;=term;i++){</text:p>
      <text:p text:style-name="P2"><text:s text:c="12"/>fact*=i;</text:p>
      <text:p text:style-name="P2"><text:s text:c="8"/>}</text:p>
      <text:p text:style-name="P2"><text:s text:c="8"/>ex+=pow(x,term)/fact;</text:p>
      <text:p text:style-name="P2"><text:s text:c="4"/>} <text:s text:c="3"/></text:p>
      <text:p text:style-name="P2"><text:s text:c="4"/>//Output the result</text:p>
      <text:p text:style-name="P2"><text:s text:c="4"/>cout&lt;&lt;fixed&lt;&lt;showpoint&lt;&lt;setprecision(15)&lt;&lt;endl;</text:p>
      <text:p text:style-name="P2"><text:s text:c="4"/>cout&lt;&lt;"Exact <text:s/>e("&lt;&lt;x&lt;&lt;")="&lt;&lt;exp(x)&lt;&lt;endl;</text:p>
      <text:p text:style-name="P2"><text:s text:c="4"/>cout&lt;&lt;"Approx e("&lt;&lt;x&lt;&lt;")="&lt;&lt;ex&lt;&lt;endl;</text:p>
      <text:p text:style-name="P2"><text:s text:c="4"/>//Exit stage right</text:p>
      <text:p text:style-name="P2"><text:s text:c="4"/>return 0;</text:p>
      <text:p text:style-name="P2">}</text:p>
      <text:p text:style-name="P2">/* </text:p>
      <text:p text:style-name="P2"><text:s/>* File: <text:s text:c="2"/>main.cpp</text:p>
      <text:p text:style-name="P2"><text:s/>* Author: Abdul Hakim Abbas</text:p>
      <text:p text:style-name="P2"><text:s/>* Purpose: Crud growth found by Fibonacci Sequence</text:p>
      <text:p text:style-name="P2"><text:s/>* Created on July 1, 2015, 12:32 PM</text:p>
      <text:p text:style-name="P2"><text:s/>*/</text:p>
      <text:p text:style-name="P2">//System Libraries</text:p>
      <text:p text:style-name="P2">#include &lt;iostream&gt;</text:p>
      <text:p text:style-name="P2">#include &lt;iomanip&gt;</text:p>
      <text:p text:style-name="P2">using namespace std;</text:p>
      <text:p text:style-name="P2">//User Libraries</text:p>
      <text:p text:style-name="P2">//Global Constants</text:p>
      <text:p text:style-name="P2">//Function Prototypes</text:p>
      <text:p text:style-name="P2">//Execution Begins Here!</text:p>
      <text:p text:style-name="P2">int main(int argc, char** argv) {</text:p>
      <text:p text:style-name="P2"><text:s text:c="4"/>//Declare and initialize members of the sequence</text:p>
      <text:p text:style-name="P2"><text:s text:c="4"/>unsigned short fi=1,fip1=1,fip2;</text:p>
      <text:p text:style-name="P2"><text:s text:c="4"/>unsigned char terms=10;</text:p>
      <text:p text:style-name="P2"><text:s text:c="4"/>float crudWt,nDays;</text:p>
      <text:p text:style-name="P2"><text:s text:c="4"/>//Print the initial conditions</text:p>
      <text:p text:style-name="P2"><text:s text:c="4"/>cout&lt;&lt;"Input the initial crud weight in lbs"&lt;&lt;endl;</text:p>
      <text:p text:style-name="P2"><text:s text:c="4"/>cin&gt;&gt;crudWt;</text:p>
      <text:p text:style-name="P2"><text:s text:c="4"/>cout&lt;&lt;"Input the number of days allowed grow"&lt;&lt;endl;</text:p>
      <text:p text:style-name="P2"><text:s text:c="4"/>cin&gt;&gt;nDays;</text:p>
      <text:p text:style-name="P2"><text:s text:c="4"/>//Scale the nDays to the Fibonacci Sequence</text:p>
      <text:p text:style-name="P2"><text:s text:c="4"/>terms=nDays/5+1;//Scale by 5 days and start at an term=1;</text:p>
      <text:p text:style-name="P2"><text:s text:c="4"/>//Given the 3 conditions</text:p>
      <text:p text:style-name="P2"><text:s text:c="4"/>if(terms==1){</text:p>
      <text:p text:style-name="P2"><text:s text:c="8"/>cout&lt;&lt;"The crud wt after "&lt;&lt;nDays&lt;&lt;" = "&lt;&lt;crudWt&lt;&lt;"(lbs)"&lt;&lt;endl;</text:p>
      <text:p text:style-name="P2"><text:s text:c="4"/>}else if(terms==2){</text:p>
      <text:p text:style-name="P2"><text:s text:c="8"/>cout&lt;&lt;"The crud wt after "&lt;&lt;nDays&lt;&lt;" = "&lt;&lt;crudWt&lt;&lt;"(lbs)"&lt;&lt;endl;</text:p>
      <text:p text:style-name="P2"><text:s text:c="4"/>}else{</text:p>
      <text:p text:style-name="P2"><text:s text:c="8"/>//Loop and show terms as you generate</text:p>
      <text:p text:style-name="P2"><text:s text:c="8"/>for(unsigned char term=3;term&lt;=terms;term++){</text:p>
      <text:p text:style-name="P2"><text:s text:c="12"/>//Calculate the next term in the sequence</text:p>
      <text:p text:style-name="P2"><text:s text:c="12"/>fip2=fi+fip1;</text:p>
      <text:p text:style-name="P2"><text:s text:c="12"/>//Output the current term</text:p>
      <text:p text:style-name="P2"><text:soft-page-break/><text:s text:c="12"/>//No shift</text:p>
      <text:p text:style-name="P2"><text:s text:c="12"/>fi=fip1;</text:p>
      <text:p text:style-name="P2"><text:s text:c="12"/>fip1=fip2;</text:p>
      <text:p text:style-name="P2"><text:s text:c="8"/>}</text:p>
      <text:p text:style-name="P2"><text:s text:c="8"/>cout&lt;&lt;"The crud wt after "&lt;&lt;nDays&lt;&lt;" = "&lt;&lt;fip2*crudWt&lt;&lt;"(lbs)"&lt;&lt;endl;</text:p>
      <text:p text:style-name="P2"><text:s text:c="4"/>}</text:p>
      <text:p text:style-name="P2"><text:s text:c="4"/>//Exit stage right</text:p>
      <text:p text:style-name="P2"><text:s text:c="4"/>return 0;</text:p>
      <text:p text:style-name="P2">}</text:p>
      <text:p text:style-name="P2">/* </text:p>
      <text:p text:style-name="P2"><text:s/>* File: <text:s text:c="2"/>main.cpp</text:p>
      <text:p text:style-name="P2"><text:s/>* Author: Abdul Hakim Abbas</text:p>
      <text:p text:style-name="P2"><text:s/>* Purpose: To find the amount need for retirement</text:p>
      <text:p text:style-name="P2"><text:s/>* Created on July 8, 2015, 12:16 PM</text:p>
      <text:p text:style-name="P2"><text:s/>*/</text:p>
      <text:p text:style-name="P2">//Retire_V2</text:p>
      <text:p text:style-name="P2">///System Library</text:p>
      <text:p text:style-name="P2">#include &lt;iostream&gt;</text:p>
      <text:p text:style-name="P2">#include &lt;iomanip&gt;</text:p>
      <text:p text:style-name="P2">#include &lt;string&gt;</text:p>
      <text:p text:style-name="P2">using namespace std;</text:p>
      <text:p text:style-name="P2">//User Libraries</text:p>
      <text:p text:style-name="P2">//Global Constants</text:p>
      <text:p text:style-name="P2">//Function Prototypes</text:p>
      <text:p text:style-name="P2">void heading(float,float,float,float);</text:p>
      <text:p text:style-name="P2">void table(int,string,int,double,float,float);</text:p>
      <text:p text:style-name="P2">void retire(float,float,float,float &amp;,float &amp;,double &amp;);</text:p>
      <text:p text:style-name="P2">//Execution Begins Here!</text:p>
      <text:p text:style-name="P2">int main(int argc, char** argv) {</text:p>
      <text:p text:style-name="P2"><text:s text:c="4"/>//Declare Variables</text:p>
      <text:p text:style-name="P2"><text:s text:c="4"/>float <text:s/>salary=100000; //Average Salary in $'s</text:p>
      <text:p text:style-name="P2"><text:s text:c="4"/>float <text:s/>invRate=0.06f; //Investment Rate -&gt; see Calif Muni Bonds</text:p>
      <text:p text:style-name="P2"><text:s text:c="4"/>float <text:s/>savReq; <text:s text:c="7"/>//Savings required at retirement</text:p>
      <text:p text:style-name="P2"><text:s text:c="4"/>float <text:s/>pDep=0.20f; <text:s text:c="3"/>//Of your gross Salary -&gt; Percentage Deposited </text:p>
      <text:p text:style-name="P2"><text:s text:c="4"/>float <text:s/>deposit; <text:s text:c="6"/>//Yearly deposit in $'s</text:p>
      <text:p text:style-name="P2"><text:s text:c="4"/>double savings=0; <text:s text:c="4"/>//Initial Savings at start of Employment</text:p>
      <text:p text:style-name="P2"><text:s text:c="4"/>int <text:s text:c="3"/>year=0; <text:s text:c="7"/>//Start at year 0</text:p>
      <text:p text:style-name="P2"><text:s text:c="4"/>string date="06/01/"; //Assume you can start saving when you graduate</text:p>
      <text:p text:style-name="P2"><text:s text:c="4"/>int <text:s text:c="3"/>gradYr=18; <text:s text:c="4"/>//Graduation</text:p>
      <text:p text:style-name="P2"><text:s text:c="4"/>float <text:s/>interst=0.0f; <text:s/>//Yearly Interest</text:p>
      <text:p text:style-name="P2"><text:s text:c="4"/>//Calculate required savings</text:p>
      <text:p text:style-name="P2"><text:s text:c="4"/>savReq=salary/invRate;</text:p>
      <text:p text:style-name="P2"><text:s text:c="3"/>//Display the heading</text:p>
      <text:p text:style-name="P2"><text:s text:c="4"/>heading(salary,invRate,pDep,savReq);</text:p>
      <text:p text:style-name="P2"><text:s text:c="4"/>//Loop to calculate when Retirement is possible</text:p>
      <text:p text:style-name="P2"><text:s text:c="4"/>table(year,date,gradYr,savings,interst,salary*pDep);</text:p>
      <text:p text:style-name="P2"><text:s text:c="4"/>do{</text:p>
      <text:p text:style-name="P2"><text:s text:c="8"/>retire(salary,invRate,pDep,interst,deposit,savings);</text:p>
      <text:p text:style-name="P2"><text:s text:c="8"/>year++;//Proceed to the next year</text:p>
      <text:p text:style-name="P2"><text:s text:c="8"/>gradYr++;</text:p>
      <text:p text:style-name="P2"><text:s text:c="8"/>table(year,date,gradYr,savings,interst,deposit);</text:p>
      <text:p text:style-name="P2"><text:s text:c="4"/>}while(savings&lt;savReq);//When we have enough to retire then exit the loop</text:p>
      <text:p text:style-name="P2"><text:s text:c="4"/>//Display the results</text:p>
      <text:p text:style-name="P2"><text:s text:c="4"/>cout&lt;&lt;fixed&lt;&lt;showpoint&lt;&lt;setprecision(2)&lt;&lt;endl;</text:p>
      <text:p text:style-name="P2"><text:s text:c="4"/>cout&lt;&lt;"I can retire in "&lt;&lt;year&lt;&lt;" (years) with $"</text:p>
      <text:p text:style-name="P2"><text:s text:c="12"/>&lt;&lt;savings&lt;&lt;" in savings!!!"&lt;&lt;endl;</text:p>
      <text:p text:style-name="P2"><text:s text:c="4"/>//Exit Stage Right!</text:p>
      <text:p text:style-name="P2"><text:s text:c="4"/>return 0;</text:p>
      <text:p text:style-name="P2">}</text:p>
      <text:p text:style-name="P2">/****************************************************************</text:p>
      <text:p text:style-name="P2"><text:s/>********************* <text:s/>Table <text:s text:c="2"/>*********************************</text:p>
      <text:p text:style-name="P2"><text:s/>****************************************************************</text:p>
      <text:p text:style-name="P2"><text:s/>*Inputs</text:p>
      <text:p text:style-name="P2"><text:s/>* <text:s/>y-&gt;Year at which you started saving, a simple counter</text:p>
      <text:p text:style-name="P2"><text:s/>* <text:s/>d-&gt;Month and Day graduated</text:p>
      <text:p text:style-name="P2"><text:s/>* <text:s/>g-&gt;Graduation year</text:p>
      <text:p text:style-name="P2"><text:s/>* <text:s/>i-&gt;Interest earned during the year</text:p>
      <text:p text:style-name="P2"><text:s/>* yd-&gt;Yearly Deposit in $'s</text:p>
      <text:p text:style-name="P2"><text:s/>* <text:s/>s-&gt;Savings in $'s</text:p>
      <text:p text:style-name="P2"><text:s/>*/</text:p>
      <text:p text:style-name="P2">void table(int y,string d,int g,double s,float i,float yd){</text:p>
      <text:p text:style-name="P2"><text:s text:c="4"/>cout&lt;&lt;fixed&lt;&lt;showpoint&lt;&lt;setprecision(2);</text:p>
      <text:p text:style-name="P2"><text:s text:c="4"/>cout&lt;&lt;setw(4)&lt;&lt;y;</text:p>
      <text:p text:style-name="P2"><text:soft-page-break/><text:s text:c="4"/>cout&lt;&lt;setw(8)&lt;&lt;d;</text:p>
      <text:p text:style-name="P2"><text:s text:c="4"/>cout&lt;&lt;g;</text:p>
      <text:p text:style-name="P2"><text:s text:c="4"/>cout&lt;&lt;setw(12)&lt;&lt;s;</text:p>
      <text:p text:style-name="P2"><text:s text:c="4"/>cout&lt;&lt;setw(10)&lt;&lt;i;</text:p>
      <text:p text:style-name="P2"><text:s text:c="4"/>cout&lt;&lt;setw(11)&lt;&lt;yd;</text:p>
      <text:p text:style-name="P2"><text:s text:c="4"/>cout&lt;&lt;endl;</text:p>
      <text:p text:style-name="P2">}</text:p>
      <text:p text:style-name="P2">/****************************************************************</text:p>
      <text:p text:style-name="P2"><text:s/>********************* <text:s/>Retire <text:s/>*********************************</text:p>
      <text:p text:style-name="P2"><text:s/>****************************************************************</text:p>
      <text:p text:style-name="P2"><text:s/>*Inputs</text:p>
      <text:p text:style-name="P2"><text:s/>* <text:s/>salary-&gt;Salary in $'s</text:p>
      <text:p text:style-name="P2"><text:s/>* <text:s/>invRate-&gt;Investment Rate</text:p>
      <text:p text:style-name="P2"><text:s/>* <text:s/>pDep-&gt;Percent of Salary to deposit</text:p>
      <text:p text:style-name="P2"><text:s/>* Outputs</text:p>
      <text:p text:style-name="P2"><text:s/>* <text:s/>deposit-&gt;Yearly Deposit in $'s</text:p>
      <text:p text:style-name="P2"><text:s/>*/</text:p>
      <text:p text:style-name="P2">void retire(float salary,float invRate,float pDep,</text:p>
      <text:p text:style-name="P2"><text:s text:c="5"/>float &amp;interst,float &amp;deposit,double &amp;savings){</text:p>
      <text:p text:style-name="P2"><text:s text:c="5"/>//Calculate the current year results</text:p>
      <text:p text:style-name="P2"><text:s text:c="5"/>//Yearly Deposit</text:p>
      <text:p text:style-name="P2"><text:s text:c="5"/>deposit=pDep*salary; //Deposit based on salary</text:p>
      <text:p text:style-name="P2"><text:s text:c="5"/>deposit=static_cast&lt;int&gt;(deposit*100)/100.0f;//Truncate penny</text:p>
      <text:p text:style-name="P2"><text:s text:c="5"/>//Update savings with interest and deposit</text:p>
      <text:p text:style-name="P2"><text:s text:c="5"/>savings+=interst;//Earning based upon investment rate</text:p>
      <text:p text:style-name="P2"><text:s text:c="5"/>savings+=deposit; <text:s text:c="3"/>//Add the deposit after earning interest</text:p>
      <text:p text:style-name="P2"><text:s text:c="5"/>//Yearly Interest</text:p>
      <text:p text:style-name="P2"><text:s text:c="5"/>interst=savings*invRate;//Interest based on investment rate</text:p>
      <text:p text:style-name="P2"><text:s text:c="5"/>interst=static_cast&lt;int&gt;(interst*100)/100.0f;//Truncate penny</text:p>
      <text:p text:style-name="P2">}</text:p>
      <text:p text:style-name="P2">/****************************************************************</text:p>
      <text:p text:style-name="P2"><text:s/>********************* Heading **********************************</text:p>
      <text:p text:style-name="P2"><text:s/>****************************************************************</text:p>
      <text:p text:style-name="P2"><text:s/>*Inputs</text:p>
      <text:p text:style-name="P2"><text:s/>* <text:s/>s-&gt;Salary in $'s</text:p>
      <text:p text:style-name="P2"><text:s/>* <text:s/>i-&gt;Investment Rate</text:p>
      <text:p text:style-name="P2"><text:s/>* <text:s/>p-&gt;Percent of Salary to deposit</text:p>
      <text:p text:style-name="P2"><text:s/>* <text:s/>r-&gt;Savings needed to retire</text:p>
      <text:p text:style-name="P2"><text:s/>*/</text:p>
      <text:p text:style-name="P2">void heading(float s,float i,float p,float r){</text:p>
      <text:p text:style-name="P2"><text:s text:c="4"/>cout&lt;&lt;"Retirement Calculator based on Muni-Bond Investment"&lt;&lt;endl;</text:p>
      <text:p text:style-name="P2"><text:s text:c="4"/>cout&lt;&lt;" <text:s text:c="14"/>Salary <text:s text:c="4"/>= $"&lt;&lt;setw(7)&lt;&lt;s&lt;&lt;endl;</text:p>
      <text:p text:style-name="P2"><text:s text:c="4"/>cout&lt;&lt;" <text:s text:c="5"/>Investment Rate <text:s text:c="4"/>= "&lt;&lt;setw(7)&lt;&lt;i*100&lt;&lt;"%"&lt;&lt;endl;</text:p>
      <text:p text:style-name="P2"><text:s text:c="4"/>cout&lt;&lt;" <text:s text:c="5"/>Yearly Deposit Rate = "&lt;&lt;setw(7)&lt;&lt;p*100&lt;&lt;"%"&lt;&lt;endl;</text:p>
      <text:p text:style-name="P2"><text:s text:c="4"/>cout&lt;&lt;fixed&lt;&lt;setprecision(0);</text:p>
      <text:p text:style-name="P2"><text:s text:c="4"/>cout&lt;&lt;"Savings needed to retire -&gt; $"&lt;&lt;setw(7)&lt;&lt;r&lt;&lt;endl;</text:p>
      <text:p text:style-name="P2"><text:s text:c="4"/>cout&lt;&lt;endl;</text:p>
      <text:p text:style-name="P2"><text:s text:c="4"/>cout&lt;&lt;" <text:s text:c="18"/>Beg Yr <text:s text:c="2"/>End of Yr <text:s/>End of Yr"&lt;&lt;endl;</text:p>
      <text:p text:style-name="P2"><text:s text:c="4"/>cout&lt;&lt;"Year <text:s text:c="3"/>Date <text:s text:c="6"/>Savings <text:s text:c="2"/>Interest <text:s text:c="2"/>Deposit"&lt;&lt;endl;</text:p>
      <text:p text:style-name="P2">}</text:p>
      <text:p text:style-name="P2">/* </text:p>
      <text:p text:style-name="P2"><text:s/>* File: <text:s text:c="2"/>main.cpp</text:p>
      <text:p text:style-name="P2"><text:s/>* Author: Abdul Hakim Abbas</text:p>
      <text:p text:style-name="P2"><text:s/>* Problem_7_V2 </text:p>
      <text:p text:style-name="P2"><text:s/>* Created on July 9, 2015, 1:01 PM</text:p>
      <text:p text:style-name="P2"><text:s/>*/</text:p>
      <text:p text:style-name="P2">//System Libraries</text:p>
      <text:p text:style-name="P2">#include &lt;iostream&gt;</text:p>
      <text:p text:style-name="P2">#include &lt;cstring&gt;</text:p>
      <text:p text:style-name="P2">using namespace std;</text:p>
      <text:p text:style-name="P2">//User Libraries</text:p>
      <text:p text:style-name="P2">//Global Constants</text:p>
      <text:p text:style-name="P2">//Function Prototypes</text:p>
      <text:p text:style-name="P2">bool isLpYr(unsigned short);</text:p>
      <text:p text:style-name="P2">int <text:s/>gtMnVal(string,unsigned short);</text:p>
      <text:p text:style-name="P2">int <text:s/>gtYrVal(unsigned short);</text:p>
      <text:p text:style-name="P2">int <text:s/>gtCntVl(unsigned short);</text:p>
      <text:p text:style-name="P2">string dayOfWk(string,short,unsigned short);</text:p>
      <text:p text:style-name="P2">//Execution Begins Here</text:p>
      <text:p text:style-name="P2">int main(int argc, char** argv) {</text:p>
      <text:p text:style-name="P2"><text:s text:c="4"/>//Declare variables</text:p>
      <text:p text:style-name="P2"><text:s text:c="4"/>unsigned short year;</text:p>
      <text:p text:style-name="P2"><text:s text:c="4"/>string month;</text:p>
      <text:p text:style-name="P2"><text:soft-page-break/><text:s text:c="4"/>const int SIZE=4;</text:p>
      <text:p text:style-name="P2"><text:s text:c="4"/>char rday[SIZE];</text:p>
      <text:p text:style-name="P2"><text:s text:c="4"/>short nDay;</text:p>
      <text:p text:style-name="P2"><text:s text:c="4"/>//Input the date</text:p>
      <text:p text:style-name="P2"><text:s text:c="4"/>cout&lt;&lt;"Input date form of July 4, 2008"&lt;&lt;endl;</text:p>
      <text:p text:style-name="P2"><text:s text:c="4"/>cin&gt;&gt;month;</text:p>
      <text:p text:style-name="P2"><text:s text:c="4"/>cin&gt;&gt;rday;</text:p>
      <text:p text:style-name="P2"><text:s text:c="4"/>cin&gt;&gt;year;</text:p>
      <text:p text:style-name="P2"><text:s text:c="4"/>//Translate the day into a number</text:p>
      <text:p text:style-name="P2"><text:s text:c="4"/>if(strlen(rday)==3){</text:p>
      <text:p text:style-name="P2"><text:s text:c="8"/>nDay=(rday[0]-48)*10+(rday[1]-48);</text:p>
      <text:p text:style-name="P2"><text:s text:c="4"/>}else{</text:p>
      <text:p text:style-name="P2"><text:s text:c="8"/>nDay=rday[0]-48;</text:p>
      <text:p text:style-name="P2"><text:s text:c="4"/>}</text:p>
      <text:p text:style-name="P2"><text:s text:c="4"/>//Your day corresponding to the date is</text:p>
      <text:p text:style-name="P2"><text:s text:c="4"/>cout&lt;&lt;"Day = "&lt;&lt;dayOfWk(month,nDay,year)&lt;&lt;endl;</text:p>
      <text:p text:style-name="P2"><text:s text:c="4"/>//Exit stage right!</text:p>
      <text:p text:style-name="P2"><text:s text:c="4"/>return 0;</text:p>
      <text:p text:style-name="P2">}</text:p>
      <text:p text:style-name="P2">string dayOfWk(string mn,short day,</text:p>
      <text:p text:style-name="P2"><text:s text:c="8"/>unsigned short yr){</text:p>
      <text:p text:style-name="P2"><text:s text:c="4"/>//Declare Variable</text:p>
      <text:p text:style-name="P2"><text:s text:c="4"/>char numDay=(day+gtMnVal(mn,yr)+</text:p>
      <text:p text:style-name="P2"><text:s text:c="16"/>gtYrVal(yr)+gtCntVl(yr))%7;</text:p>
      <text:p text:style-name="P2"><text:s text:c="4"/>//Return the day of the week</text:p>
      <text:p text:style-name="P2"><text:s text:c="4"/>switch(numDay){</text:p>
      <text:p text:style-name="P2"><text:s text:c="8"/>case 0:return "Sunday";</text:p>
      <text:p text:style-name="P2"><text:s text:c="8"/>case 1:return "Monday";</text:p>
      <text:p text:style-name="P2"><text:s text:c="8"/>case 2:return "Tuesday";</text:p>
      <text:p text:style-name="P2"><text:s text:c="8"/>case 3:return "Wednesday";</text:p>
      <text:p text:style-name="P2"><text:s text:c="8"/>case 4:return "Thursday";</text:p>
      <text:p text:style-name="P2"><text:s text:c="8"/>case 5:return "Friday";</text:p>
      <text:p text:style-name="P2"><text:s text:c="8"/>case 6:return "Saturday";</text:p>
      <text:p text:style-name="P2"><text:s text:c="8"/>default:{</text:p>
      <text:p text:style-name="P2"><text:s text:c="12"/>cout&lt;&lt;"Bad Day"&lt;&lt;endl;</text:p>
      <text:p text:style-name="P2"><text:s text:c="12"/>return "Sunday";</text:p>
      <text:p text:style-name="P2"><text:s text:c="8"/>}</text:p>
      <text:p text:style-name="P2"><text:s text:c="4"/>}</text:p>
      <text:p text:style-name="P2">}</text:p>
      <text:p text:style-name="P2">int <text:s/>gtCntVl(unsigned short year){</text:p>
      <text:p text:style-name="P2"><text:s text:c="4"/>return 2*(3-year/100%4);</text:p>
      <text:p text:style-name="P2">}</text:p>
      <text:p text:style-name="P2">int <text:s/>gtYrVal(unsigned short year){</text:p>
      <text:p text:style-name="P2"><text:s text:c="4"/>//return the results</text:p>
      <text:p text:style-name="P2"><text:s text:c="4"/>return year%100+year%100/4;</text:p>
      <text:p text:style-name="P2">}</text:p>
      <text:p text:style-name="P2">int <text:s/>gtMnVal(string month,unsigned short year){</text:p>
      <text:p text:style-name="P2"><text:s text:c="4"/>if(month=="January"){</text:p>
      <text:p text:style-name="P2"><text:s text:c="8"/>if(isLpYr(year))return 6;</text:p>
      <text:p text:style-name="P2"><text:s text:c="8"/>return 0;</text:p>
      <text:p text:style-name="P2"><text:s text:c="4"/>}else if(month=="February"){</text:p>
      <text:p text:style-name="P2"><text:s text:c="8"/>if(isLpYr(year))return 2;</text:p>
      <text:p text:style-name="P2"><text:s text:c="8"/>return 3;</text:p>
      <text:p text:style-name="P2"><text:s text:c="4"/>}else if(month=="March"){</text:p>
      <text:p text:style-name="P2"><text:s text:c="8"/>return 3;</text:p>
      <text:p text:style-name="P2"><text:s text:c="4"/>}else if(month=="April"){</text:p>
      <text:p text:style-name="P2"><text:s text:c="8"/>return 6;</text:p>
      <text:p text:style-name="P2"><text:s text:c="4"/>}else if(month=="May"){</text:p>
      <text:p text:style-name="P2"><text:s text:c="8"/>return 1;</text:p>
      <text:p text:style-name="P2"><text:s text:c="4"/>}else if(month=="June"){</text:p>
      <text:p text:style-name="P2"><text:s text:c="8"/>return 4;</text:p>
      <text:p text:style-name="P2"><text:s text:c="4"/>}else if(month=="July"){</text:p>
      <text:p text:style-name="P2"><text:s text:c="8"/>return 6;</text:p>
      <text:p text:style-name="P2"><text:s text:c="4"/>}else if(month=="August"){</text:p>
      <text:p text:style-name="P2"><text:s text:c="8"/>return 2;</text:p>
      <text:p text:style-name="P2"><text:s text:c="4"/>}else if(month=="September"){</text:p>
      <text:p text:style-name="P2"><text:s text:c="8"/>return 5;</text:p>
      <text:p text:style-name="P2"><text:s text:c="4"/>}else if(month=="October"){</text:p>
      <text:p text:style-name="P2"><text:s text:c="8"/>return 0;</text:p>
      <text:p text:style-name="P2"><text:s text:c="4"/>}else if(month=="November"){</text:p>
      <text:p text:style-name="P2"><text:s text:c="8"/>return 3;</text:p>
      <text:p text:style-name="P2"><text:s text:c="4"/>}else if(month=="December"){</text:p>
      <text:p text:style-name="P2"><text:s text:c="8"/>return 5;</text:p>
      <text:p text:style-name="P2"><text:soft-page-break/><text:s text:c="4"/>}else{</text:p>
      <text:p text:style-name="P2"><text:s text:c="8"/>cout&lt;&lt;"This is not possible"&lt;&lt;endl;</text:p>
      <text:p text:style-name="P2"><text:s text:c="8"/>return -1;</text:p>
      <text:p text:style-name="P2"><text:s text:c="4"/>}</text:p>
      <text:p text:style-name="P2">}</text:p>
      <text:p text:style-name="P2">/******************************************************</text:p>
      <text:p text:style-name="P2"><text:s/>***************** isLpYr *****************************</text:p>
      <text:p text:style-name="P2"><text:s/>******************************************************</text:p>
      <text:p text:style-name="P2"><text:s/>* Purpose: <text:s/>To determine if the year is a leap year</text:p>
      <text:p text:style-name="P2"><text:s/>* Input:</text:p>
      <text:p text:style-name="P2"><text:s/>* <text:s text:c="5"/>year-&gt;Years associated with AD</text:p>
      <text:p text:style-name="P2"><text:s/>* Output:</text:p>
      <text:p text:style-name="P2"><text:s/>* <text:s text:c="5"/>bool-&gt;True if leap year || False if not a leap year</text:p>
      <text:p text:style-name="P2"><text:s/>*/</text:p>
      <text:p text:style-name="P2">bool isLpYr(unsigned short year){</text:p>
      <text:p text:style-name="P2"><text:s text:c="4"/>return ((year%400==0)||((year%4==0)&amp;&amp;!(year%100==0)));</text:p>
      <text:p text:style-name="P2">}</text:p>
      <text:p text:style-name="P3">/* </text:p>
      <text:p text:style-name="P3"><text:s/>* File: <text:s text:c="2"/>main.cpp</text:p>
      <text:p text:style-name="P3"><text:s/>* Author: AbdulHakim Abbas</text:p>
      <text:p text:style-name="P3"><text:s/>* Purpose: To see the inner workings of the Sorts </text:p>
      <text:p text:style-name="P3"><text:s/>* Created on July 14, 2015, 12:11 PM</text:p>
      <text:p text:style-name="P3"><text:s/>*/</text:p>
      <text:p text:style-name="P3">//System Libraries</text:p>
      <text:p text:style-name="P3">#include &lt;iostream&gt;</text:p>
      <text:p text:style-name="P3">#include &lt;cstdlib&gt;</text:p>
      <text:p text:style-name="P3">#include &lt;ctime&gt;</text:p>
      <text:p text:style-name="P3">using namespace std;</text:p>
      <text:p text:style-name="P3">//User Libraries</text:p>
      <text:p text:style-name="P3">//Global Constants</text:p>
      <text:p text:style-name="P3">//Function Prototypes</text:p>
      <text:p text:style-name="P3">void filAray(int [],int);</text:p>
      <text:p text:style-name="P3">void prntAry(const int [],int,int);</text:p>
      <text:p text:style-name="P3">void swap(int &amp;,int &amp;);</text:p>
      <text:p text:style-name="P3">void swapMin(int [],int,int);</text:p>
      <text:p text:style-name="P3">void markSrt(int [],int);</text:p>
      <text:p text:style-name="P3">int <text:s/>linSrch(int [],int,int);</text:p>
      <text:p text:style-name="P3">//Execution Begins Here!</text:p>
      <text:p text:style-name="P3">int main(int argc, char** argv) {</text:p>
      <text:p text:style-name="P3"><text:s text:c="4"/>//Set the random number seed</text:p>
      <text:p text:style-name="P3"><text:s text:c="4"/>srand(static_cast&lt;unsigned int&gt;(time(0)));</text:p>
      <text:p text:style-name="P3"><text:s text:c="4"/>//Declare Variables</text:p>
      <text:p text:style-name="P3"><text:s text:c="4"/>const int SIZE=200;</text:p>
      <text:p text:style-name="P3"><text:s text:c="4"/>int array[SIZE];</text:p>
      <text:p text:style-name="P3"><text:s text:c="4"/>//Initialize the array</text:p>
      <text:p text:style-name="P3"><text:s text:c="4"/>filAray(array,SIZE);</text:p>
      <text:p text:style-name="P3"><text:s text:c="4"/>//Output the initial array</text:p>
      <text:p text:style-name="P3"><text:s text:c="4"/>prntAry(array,SIZE,20);</text:p>
      <text:p text:style-name="P3"><text:s text:c="4"/>//Process the inputs</text:p>
      <text:p text:style-name="P3"><text:s text:c="4"/>markSrt(array,SIZE); </text:p>
      <text:p text:style-name="P3"><text:s text:c="4"/>//Output the results</text:p>
      <text:p text:style-name="P3"><text:s text:c="4"/>prntAry(array,SIZE,20);</text:p>
      <text:p text:style-name="P3"><text:s text:c="4"/>//Test the search routine</text:p>
      <text:p text:style-name="P3"><text:s text:c="4"/>int value=rand()%90+10;</text:p>
      <text:p text:style-name="P3"><text:s text:c="4"/>int pos=linSrch(array,SIZE,value);</text:p>
      <text:p text:style-name="P3"><text:s text:c="4"/>if(pos==-1)cout&lt;&lt;value&lt;&lt;" was not found!"&lt;&lt;endl;</text:p>
      <text:p text:style-name="P3"><text:s text:c="4"/>else cout&lt;&lt;value&lt;&lt;" was found at array["&lt;&lt;pos&lt;&lt;"]!"&lt;&lt;endl;</text:p>
      <text:p text:style-name="P3"><text:s text:c="4"/>value=0;</text:p>
      <text:p text:style-name="P3"><text:s text:c="4"/>pos=linSrch(array,SIZE,value);</text:p>
      <text:p text:style-name="P3"><text:s text:c="4"/>if(pos==-1)cout&lt;&lt;value&lt;&lt;" was not found!"&lt;&lt;endl;</text:p>
      <text:p text:style-name="P3"><text:s text:c="4"/>else cout&lt;&lt;value&lt;&lt;" was found at array["&lt;&lt;pos&lt;&lt;"]!"&lt;&lt;endl;</text:p>
      <text:p text:style-name="P3"/>
      <text:p text:style-name="P3"><text:s text:c="4"/>//Exit Stage Right</text:p>
      <text:p text:style-name="P3"><text:s text:c="4"/>return 0;</text:p>
      <text:p text:style-name="P3">}</text:p>
      <text:p text:style-name="P3">/**************************************************</text:p>
      <text:p text:style-name="P3"><text:s/>* <text:s text:c="13"/>Linear Search <text:s text:c="20"/>*</text:p>
      <text:p text:style-name="P3"><text:s/>**************************************************</text:p>
      <text:p text:style-name="P3"><text:s/>* Purpose: <text:s/>To find where a value resides</text:p>
      <text:p text:style-name="P3"><text:s/>* Input:</text:p>
      <text:p text:style-name="P3"><text:s/>* <text:s text:c="3"/>n-&gt; The size of the array</text:p>
      <text:p text:style-name="P3"><text:s/>* <text:s text:c="3"/>a-&gt; The integer Array</text:p>
      <text:p text:style-name="P3"><text:s/>* <text:s text:c="3"/>val-&gt;The value to search find</text:p>
      <text:p text:style-name="P3"><text:soft-page-break/><text:s/>* Output:</text:p>
      <text:p text:style-name="P3"><text:s/>* <text:s text:c="3"/>Position where val was found</text:p>
      <text:p text:style-name="P3"><text:s/>*/</text:p>
      <text:p text:style-name="P3">int <text:s/>linSrch(int a[],int n,int val){</text:p>
      <text:p text:style-name="P3"><text:s text:c="4"/>//Loop until value is found</text:p>
      <text:p text:style-name="P3"><text:s text:c="4"/>for(int i=0;i&lt;n;i++){</text:p>
      <text:p text:style-name="P3"><text:s text:c="8"/>//Report back if found</text:p>
      <text:p text:style-name="P3"><text:s text:c="8"/>if(a[i]==val)return i;</text:p>
      <text:p text:style-name="P3"><text:s text:c="4"/>}</text:p>
      <text:p text:style-name="P3"><text:s text:c="4"/>//If not found, then use sentinel</text:p>
      <text:p text:style-name="P3"><text:s text:c="4"/>return -1;</text:p>
      <text:p text:style-name="P3">}</text:p>
      <text:p text:style-name="P3">/**************************************************</text:p>
      <text:p text:style-name="P3"><text:s/>* <text:s text:c="15"/>Mark Sort <text:s text:c="22"/>*</text:p>
      <text:p text:style-name="P3"><text:s/>**************************************************</text:p>
      <text:p text:style-name="P3"><text:s/>* Purpose: <text:s/>To sort any integer array</text:p>
      <text:p text:style-name="P3"><text:s/>* Input:</text:p>
      <text:p text:style-name="P3"><text:s/>* <text:s text:c="3"/>n-&gt; The size of the array</text:p>
      <text:p text:style-name="P3"><text:s/>* Input-Output:</text:p>
      <text:p text:style-name="P3"><text:s/>* <text:s text:c="3"/>a-&gt; The sorted integer Array</text:p>
      <text:p text:style-name="P3"><text:s/>*/</text:p>
      <text:p text:style-name="P3">void markSrt(int a[],int n){</text:p>
      <text:p text:style-name="P3"><text:s text:c="4"/>//Loop and sort every position</text:p>
      <text:p text:style-name="P3"><text:s text:c="4"/>for(int pos=0;pos&lt;n-1;pos++){</text:p>
      <text:p text:style-name="P3"><text:s text:c="8"/>swapMin(a,n,pos);</text:p>
      <text:p text:style-name="P3"><text:s text:c="4"/>}</text:p>
      <text:p text:style-name="P3"><text:s text:c="4"/></text:p>
      <text:p text:style-name="P3">}</text:p>
      <text:p text:style-name="P3">/**************************************************</text:p>
      <text:p text:style-name="P3"><text:s/>* <text:s text:c="18"/>SwapMin <text:s text:c="21"/>*</text:p>
      <text:p text:style-name="P3"><text:s/>**************************************************</text:p>
      <text:p text:style-name="P3"><text:s/>* Purpose: <text:s/>To place the minimum at the top of the</text:p>
      <text:p text:style-name="P3"><text:s/>* <text:s text:c="10"/>list.</text:p>
      <text:p text:style-name="P3"><text:s/>* Input:</text:p>
      <text:p text:style-name="P3"><text:s/>* <text:s text:c="3"/>n-&gt; Size of the array/list</text:p>
      <text:p text:style-name="P3"><text:s/>* <text:s text:c="3"/>pos-&gt;Position to place the minimum</text:p>
      <text:p text:style-name="P3"><text:s/>* Input-Output:</text:p>
      <text:p text:style-name="P3"><text:s/>* <text:s text:c="3"/>a-&gt; An integer array/list</text:p>
      <text:p text:style-name="P3"><text:s/>*/</text:p>
      <text:p text:style-name="P3">void swapMin(int a[],int n,int pos){</text:p>
      <text:p text:style-name="P3"><text:s text:c="4"/>//Loop through the list starting at pos+1</text:p>
      <text:p text:style-name="P3"><text:s text:c="4"/>for(int i=pos+1;i&lt;n;i++){</text:p>
      <text:p text:style-name="P3"><text:s text:c="8"/>//Place smallest value at the position pos</text:p>
      <text:p text:style-name="P3"><text:s text:c="8"/>if(a[pos]&gt;a[i])swap(a[pos],a[i]);</text:p>
      <text:p text:style-name="P3"><text:s text:c="4"/>}</text:p>
      <text:p text:style-name="P3">}</text:p>
      <text:p text:style-name="P3">/**************************************************</text:p>
      <text:p text:style-name="P3"><text:s/>* <text:s text:c="20"/>Swap <text:s text:c="22"/>*</text:p>
      <text:p text:style-name="P3"><text:s/>**************************************************</text:p>
      <text:p text:style-name="P3"><text:s/>* Purpose: <text:s/>To swap by logical operations two values</text:p>
      <text:p text:style-name="P3"><text:s/>* Input-Output:</text:p>
      <text:p text:style-name="P3"><text:s/>* <text:s text:c="3"/>a-&gt; An integer value</text:p>
      <text:p text:style-name="P3"><text:s/>* <text:s text:c="3"/>b-&gt; An integer value</text:p>
      <text:p text:style-name="P3"><text:s/>*/</text:p>
      <text:p text:style-name="P3">void swap(int &amp;a,int &amp;b){</text:p>
      <text:p text:style-name="P3"><text:s text:c="4"/>//Perform the logical in-place swap</text:p>
      <text:p text:style-name="P3"><text:s text:c="4"/>a=a^b;</text:p>
      <text:p text:style-name="P3"><text:s text:c="4"/>b=a^b;</text:p>
      <text:p text:style-name="P3"><text:s text:c="4"/>a=a^b;</text:p>
      <text:p text:style-name="P3">}</text:p>
      <text:p text:style-name="P3">/**************************************************</text:p>
      <text:p text:style-name="P3"><text:s/>* <text:s text:c="15"/>Print Array <text:s text:c="21"/>*</text:p>
      <text:p text:style-name="P3"><text:s/>**************************************************</text:p>
      <text:p text:style-name="P3"><text:s/>* Purpose: <text:s/>To print an integer array with any</text:p>
      <text:p text:style-name="P3"><text:s/>* <text:s text:c="10"/>number of columns</text:p>
      <text:p text:style-name="P3"><text:s/>* Input:</text:p>
      <text:p text:style-name="P3"><text:s/>* <text:s text:c="3"/>n-&gt; The size of the array</text:p>
      <text:p text:style-name="P3"><text:s/>* <text:s text:c="3"/>a-&gt; The integer Array</text:p>
      <text:p text:style-name="P3"><text:s/>* <text:s text:c="3"/>nCols-&gt;Number of columns to display the array.</text:p>
      <text:p text:style-name="P3"><text:s/>* Output:</text:p>
      <text:p text:style-name="P3"><text:s/>* <text:s text:c="3"/>On Screen</text:p>
      <text:p text:style-name="P3"><text:s/>*/</text:p>
      <text:p text:style-name="P3">void prntAry(const int a[],int n,int nCols){</text:p>
      <text:p text:style-name="P3"><text:soft-page-break/><text:span text:style-name="T10">.........</text:span> <text:s text:c="3"/>//Separate outputs with a line</text:p>
      <text:p text:style-name="P3"><text:s text:c="4"/>cout&lt;&lt;endl;</text:p>
      <text:p text:style-name="P3"><text:s text:c="4"/>//Loop and output every element in the array</text:p>
      <text:p text:style-name="P3"><text:s text:c="4"/>for(int i=0;i&lt;n;i++){</text:p>
      <text:p text:style-name="P3"><text:s text:c="8"/>cout&lt;&lt;a[i]&lt;&lt;" ";</text:p>
      <text:p text:style-name="P3"><text:s text:c="8"/>//When column is reached go to next line</text:p>
      <text:p text:style-name="P3"><text:s text:c="8"/>if((i%nCols)==(nCols-1))cout&lt;&lt;endl;</text:p>
      <text:p text:style-name="P3"><text:s text:c="4"/>}</text:p>
      <text:p text:style-name="P3"><text:s text:c="4"/>//Separate outputs with a line</text:p>
      <text:p text:style-name="P3"><text:s text:c="4"/>cout&lt;&lt;endl;</text:p>
      <text:p text:style-name="P3">}</text:p>
      <text:p text:style-name="P3">/**************************************************</text:p>
      <text:p text:style-name="P3"><text:s/>* <text:s text:c="15"/>Fill Array <text:s text:c="21"/>*</text:p>
      <text:p text:style-name="P3"><text:s/>**************************************************</text:p>
      <text:p text:style-name="P3"><text:s/>* Purpose: <text:s/>To fill an array with 2 digit integer</text:p>
      <text:p text:style-name="P3"><text:s/>* <text:s text:c="10"/>random numbers.</text:p>
      <text:p text:style-name="P3"><text:s/>* Input:</text:p>
      <text:p text:style-name="P3"><text:s/>* <text:s text:c="3"/>n-&gt; The size of the array</text:p>
      <text:p text:style-name="P3"><text:s/>* Input-Output:</text:p>
      <text:p text:style-name="P3"><text:s/>* <text:s text:c="3"/>a-&gt; The integer Array</text:p>
      <text:p text:style-name="P3"><text:s/>* Output:</text:p>
      <text:p text:style-name="P3"><text:s/>*/</text:p>
      <text:p text:style-name="P3">void filAray(int a[],int n){</text:p>
      <text:p text:style-name="P3"><text:s text:c="4"/>//Loop on every element and equate to 2 digits</text:p>
      <text:p text:style-name="P3"><text:s text:c="4"/>for(int i=0;i&lt;n;i++){</text:p>
      <text:p text:style-name="P3"><text:s text:c="8"/>a[i]=rand()%90+10;//[10-99]</text:p>
      <text:p text:style-name="P3"><text:s text:c="4"/>}</text:p>
      <text:p text:style-name="P3">}</text:p>
      <text:p text:style-name="P3"/>
      <text:p text:style-name="P4">/* </text:p>
      <text:p text:style-name="P4"><text:s/>* File: <text:s text:c="2"/>main.cpp</text:p>
      <text:p text:style-name="P4"><text:s/>* Author: AbdulHakim Abbas</text:p>
      <text:p text:style-name="P4"><text:s/>* Part1 of Purpose: To output a Parallel Array related to the (N) and (N^2)</text:p>
      <text:p text:style-name="P4"><text:s/>* Part2 of Purpose: And to output a 2d Array for the Times Table that is up to 12</text:p>
      <text:p text:style-name="P4"><text:s/>* Created on July 15, 2015, 12:16 PM</text:p>
      <text:p text:style-name="P4"><text:s/>*/</text:p>
      <text:p text:style-name="P4">//System Libraries</text:p>
      <text:p text:style-name="P4">#include &lt;cstdlib&gt;</text:p>
      <text:p text:style-name="P4">#include &lt;iostream&gt;</text:p>
      <text:p text:style-name="P4">#include &lt;iomanip&gt;</text:p>
      <text:p text:style-name="P4">#include &lt;cmath&gt;</text:p>
      <text:p text:style-name="P4">using namespace std;</text:p>
      <text:p text:style-name="P4">//User Libraries</text:p>
      <text:p text:style-name="P4">//Global Constants</text:p>
      <text:p text:style-name="P4">void pA(int[],int);</text:p>
      <text:p text:style-name="P4">void TdA(int[],int[],int);//Holds the Times Table function <text:s text:c="7"/></text:p>
      <text:p text:style-name="P4">//Execution Begins Here!</text:p>
      <text:p text:style-name="P4">int main(int argc, char** argv) {</text:p>
      <text:p text:style-name="P4">//Declare values for the parallel array <text:s text:c="3"/></text:p>
      <text:p text:style-name="P4"><text:s text:c="3"/>const int g=10;//Size of pA </text:p>
      <text:p text:style-name="P4"><text:s text:c="3"/>int r[g]={1,2,3,4,5,6,7,8,9,10}; </text:p>
      <text:p text:style-name="P4">//Declare the values for the 2 dimensional array </text:p>
      <text:p text:style-name="P4"><text:s text:c="3"/>const int t=12;//Size of TdA</text:p>
      <text:p text:style-name="P4"><text:s text:c="3"/>int y[t]={1,2,3,4,5,6,7,8,9,10,11,12};//Is for the rows</text:p>
      <text:p text:style-name="P4"><text:s text:c="3"/>int c[t]={1,2,3,4,5,6,7,8,9,10,11,12};//Is for the columns</text:p>
      <text:p text:style-name="P4">//Outputs <text:s/></text:p>
      <text:p text:style-name="P4"><text:s text:c="3"/>pA(r,g);//To display the Parallel Array</text:p>
      <text:p text:style-name="P4"><text:s text:c="3"/>cout&lt;&lt;'\n';//To create a space between the two types of Arrays</text:p>
      <text:p text:style-name="P4"><text:s text:c="3"/>TdA(y,c,t);//To display the Two Dimensional Array</text:p>
      <text:p text:style-name="P4">//Exit stage right! <text:s text:c="3"/></text:p>
      <text:p text:style-name="P4"><text:s text:c="4"/>return 0;</text:p>
      <text:p text:style-name="P4">}</text:p>
      <text:p text:style-name="P4">/**********************************</text:p>
      <text:p text:style-name="P4"><text:s/>* Parallel Array <text:s text:c="16"/>*</text:p>
      <text:p text:style-name="P4"><text:s/>**********************************</text:p>
      <text:p text:style-name="P4"><text:s/>* </text:p>
      <text:p text:style-name="P4"><text:s/>*/</text:p>
      <text:p text:style-name="P4">void pA(int d[],int k){</text:p>
      <text:p text:style-name="P4"><text:s text:c="8"/>cout&lt;&lt;"N"&lt;&lt;setw(8)&lt;&lt;"N^2"&lt;&lt;endl;</text:p>
      <text:p text:style-name="P4"><text:s text:c="4"/>for(int i=0;i&lt;k;i++){</text:p>
      <text:p text:style-name="P4"><text:s text:c="8"/>cout&lt;&lt;d[i]&lt;&lt;setw(8)&lt;&lt;d[i]*d[i]&lt;&lt;endl;</text:p>
      <text:p text:style-name="P4"><text:s text:c="4"/>}</text:p>
      <text:p text:style-name="P4">}</text:p>
      <text:p text:style-name="P4"><text:soft-page-break/>/***********************************************</text:p>
      <text:p text:style-name="P4"><text:s/>* Two dimensional Array <text:s text:c="22"/>*</text:p>
      <text:p text:style-name="P4"><text:s/>***********************************************</text:p>
      <text:p text:style-name="P4"><text:s/>* </text:p>
      <text:p text:style-name="P4"><text:s/>*/</text:p>
      <text:p text:style-name="P4">void TdA(int a[],int t[],int S){</text:p>
      <text:p text:style-name="P4">for( int row = 0; row &lt; 12; ++row )</text:p>
      <text:p text:style-name="P4">{</text:p>
      <text:p text:style-name="P4"><text:s text:c="4"/>for( int column = 0; column &lt; 12; ++column )</text:p>
      <text:p text:style-name="P4"><text:s text:c="4"/>{</text:p>
      <text:p text:style-name="P4"><text:s text:c="8"/>cout&lt;&lt;( column + 1 ) * ( row + 1 ) &lt;&lt; '\t';</text:p>
      <text:p text:style-name="P4"><text:s text:c="4"/>}</text:p>
      <text:p text:style-name="P4"><text:s text:c="3"/>cout&lt;&lt;endl;</text:p>
      <text:p text:style-name="P4">}</text:p>
      <text:p text:style-name="P4">}</text:p>
      <text:p text:style-name="P4"/>
      <text:p text:style-name="P6">words.dat → Have these words in it.</text:p>
      <text:p text:style-name="P15">(words)</text:p>
      <text:p text:style-name="P6">/* </text:p>
      <text:p text:style-name="P6"><text:s/>* File: <text:s text:c="2"/>main.cpp</text:p>
      <text:p text:style-name="P6"><text:s/>* Author: AbdulHakim Abbas</text:p>
      <text:p text:style-name="P6"><text:s/>* Purpose: Project 2</text:p>
      <text:p text:style-name="P6"><text:s/>* <text:span text:style-name="T1">Hangman _V2</text:span></text:p>
      <text:p text:style-name="P6"><text:s/>* Created on July 23, 2015, 7:05 PM</text:p>
      <text:p text:style-name="P6"><text:s/>*/</text:p>
      <text:p text:style-name="P6">//System Libraries</text:p>
      <text:p text:style-name="P6">#include &lt;iostream&gt;</text:p>
      <text:p text:style-name="P6">#include &lt;cstdlib&gt;</text:p>
      <text:p text:style-name="P6">#include &lt;ctime&gt;</text:p>
      <text:p text:style-name="P6">#include &lt;string&gt;</text:p>
      <text:p text:style-name="P6">#include &lt;fstream&gt;</text:p>
      <text:p text:style-name="P6">#include &lt;vector&gt;</text:p>
      <text:p text:style-name="P6">using namespace std;</text:p>
      <text:p text:style-name="P6">//User libraries</text:p>
      <text:p text:style-name="P6">//Global Constants</text:p>
      <text:p text:style-name="P6">//Function Prototypes</text:p>
      <text:p text:style-name="P6">int letterFill (char, string, string&amp;);</text:p>
      <text:p text:style-name="P6">void printman(unsigned int stage);</text:p>
      <text:p text:style-name="P6">//Execution begins here!</text:p>
      <text:p text:style-name="P6">int main(int argv,char *argc[]){</text:p>
      <text:p text:style-name="P6">//Declare the variables needed for this program</text:p>
      <text:p text:style-name="P6">unsigned int stage=0;</text:p>
      <text:p text:style-name="P6">int MAX_TRY=9,numWrGs=0,choice,choice2,nmWrGs2=0,MX_TRY2=9;</text:p>
      <text:p text:style-name="P6">char letter,letter2;</text:p>
      <text:p text:style-name="P6">string word;</text:p>
      <text:p text:style-name="P6">string pNm;</text:p>
      <text:p text:style-name="P6">//Make an array that holds words</text:p>
      <text:p text:style-name="P6">string words[] =</text:p>
      <text:p text:style-name="P6">{</text:p>
      <text:p text:style-name="P6">“<text:span text:style-name="T10">words”</text:span></text:p>
      <text:p text:style-name="P6">};</text:p>
      <text:p text:style-name="P6">//Choose and copy a word from the array of words randomly</text:p>
      <text:p text:style-name="P6">srand(time(NULL));</text:p>
      <text:p text:style-name="P6">int n=rand()% 10;</text:p>
      <text:p text:style-name="P6">word=words[n];</text:p>
      <text:p text:style-name="P6">//Initialize the secret word with the * characters</text:p>
      <text:p text:style-name="P6">string unknown(word.length(),'*');</text:p>
      <text:p text:style-name="P6">//Welcome the user by displaying a prompt</text:p>
      <text:p text:style-name="P6">cout &lt;&lt; "\n~~~~~~~~~~~~~~~~~~~~~~~~~~~~~~~~~~~~~~~~~~~~~~~~~~~~~~~~~~~~~~~~~~~";</text:p>
      <text:p text:style-name="P6">cout &lt;&lt; "\n\nWelcome to hangman...guess a random word";</text:p>
      <text:p text:style-name="P6">cout &lt;&lt; "\n\nEach letter is represented by a star.";</text:p>
      <text:p text:style-name="P6">cout &lt;&lt; "\n\nYou have to type only one letter in one try";</text:p>
      <text:p text:style-name="P6">cout &lt;&lt; "\n\nYou have 9 tries to try and guess the word.";</text:p>
      <text:p text:style-name="P6">cout &lt;&lt; "\n~~~~~~~~~~~~~~~~~~~~~~~~~~~~~~~~~~~~~~~~~~~~~~~~~~~~~~~~~~~~~~~~~~~";</text:p>
      <text:p text:style-name="P6">//Prompt the user for them to input their name</text:p>
      <text:p text:style-name="P6">cout &lt;&lt; "\n~~~~~~~~~~~~~~~~~~~~~~~~~~~~~~~~~~~~~~~~~~~~~~~~~~~~~~~~~~~~~~~~~~~";</text:p>
      <text:p text:style-name="P6">cout&lt;&lt;"\n\nDear player enter your name please!";</text:p>
      <text:p text:style-name="P6">cin &gt;&gt; pNm;</text:p>
      <text:p text:style-name="P6">cout &lt;&lt; "\n~~~~~~~~~~~~~~~~~~~~~~~~~~~~~~~~~~~~~~~~~~~~~~~~~~~~~~~~~~~~~~~~~~~";</text:p>
      <text:p text:style-name="P6">//Prompt user to pick if they want to play or not!</text:p>
      <text:p text:style-name="P6">cout&lt;&lt;"\nDo you want to play a game?"&lt;&lt;endl;</text:p>
      <text:p text:style-name="P6">cout&lt;&lt;"Press 1 for Yes, and 2 for No"&lt;&lt;endl;</text:p>
      <text:p text:style-name="P6">cout&lt;&lt;" "&lt;&lt;endl;</text:p>
      <text:p text:style-name="P6"><text:soft-page-break/>cout&lt;&lt;"Please input your choice here: ";</text:p>
      <text:p text:style-name="P6">cin&gt;&gt;choice;</text:p>
      <text:p text:style-name="P6"><text:s text:c="4"/>//If Choice Is Yes, Ask For First Or Second Mode</text:p>
      <text:p text:style-name="P6"><text:s text:c="4"/>if(choice==1){</text:p>
      <text:p text:style-name="P6"><text:s text:c="8"/>cout&lt;&lt;"\n "&lt;&lt;endl;</text:p>
      <text:p text:style-name="P6"><text:s text:c="8"/>cout&lt;&lt;"\nOkay! Now that we know you want to play, what path would you like to pick?";</text:p>
      <text:p text:style-name="P6"><text:s text:c="8"/>cout&lt;&lt;"\nThe First Path or the Second Path? ";</text:p>
      <text:p text:style-name="P6"><text:s text:c="8"/>cout&lt;&lt;"\nPlease press 4 for The First Path ";</text:p>
      <text:p text:style-name="P6"><text:s text:c="8"/>cout&lt;&lt;"\nand 5 for The Second Path."&lt;&lt;endl;</text:p>
      <text:p text:style-name="P6"><text:s text:c="8"/>cout&lt;&lt;" "&lt;&lt;endl;</text:p>
      <text:p text:style-name="P6"><text:s text:c="8"/>cout&lt;&lt;"\nPlease enter your choice here: ";</text:p>
      <text:p text:style-name="P6"><text:s text:c="8"/>cin&gt;&gt;choice2;</text:p>
      <text:p text:style-name="P6"><text:s text:c="8"/>//If First, Start First Mode</text:p>
      <text:p text:style-name="P6"><text:s text:c="8"/>if(choice2==4){</text:p>
      <text:p text:style-name="P6"><text:s text:c="12"/>cout&lt;&lt;"You choose the First Path. Get ready";</text:p>
      <text:p text:style-name="P6"><text:s text:c="12"/>//Randomize The Words In The Game</text:p>
      <text:p text:style-name="P6"><text:s text:c="12"/>srand(time(NULL));</text:p>
      <text:p text:style-name="P6"><text:s text:c="12"/>int n=rand()%10;</text:p>
      <text:p text:style-name="P6"><text:s text:c="12"/>word=words[n];</text:p>
      <text:p text:style-name="P6"><text:s text:c="12"/>//Initialize Secret Word With *</text:p>
      <text:p text:style-name="P6"><text:s text:c="12"/>string unknown(word.length(),'*');</text:p>
      <text:p text:style-name="P6"><text:s text:c="12"/>//Loop Until The Guesses Are Used Up</text:p>
      <text:p text:style-name="P6"><text:s text:c="12"/>while(numWrGs&lt;MAX_TRY){</text:p>
      <text:p text:style-name="P6"><text:s text:c="16"/>printman(stage); <text:s text:c="7"/></text:p>
      <text:p text:style-name="P6"><text:s text:c="16"/>cout&lt;&lt;" "&lt;&lt;endl;</text:p>
      <text:p text:style-name="P6"><text:s text:c="16"/>cout&lt;&lt;" "&lt;&lt;unknown&lt;&lt;endl;</text:p>
      <text:p text:style-name="P6"><text:s text:c="16"/>cout&lt;&lt;"Please choose a letter: ";</text:p>
      <text:p text:style-name="P6"><text:s text:c="16"/>cin&gt;&gt;letter;</text:p>
      <text:p text:style-name="P6"><text:s text:c="17"/>//Fill The Secret Word With A Letter, Otherwise</text:p>
      <text:p text:style-name="P6"><text:s text:c="17"/>//Increment Number Of Wrong Guesses</text:p>
      <text:p text:style-name="P6"><text:s text:c="17"/>if(letterFill(letter,word,unknown)==0){</text:p>
      <text:p text:style-name="P6"><text:s text:c="21"/>cout&lt;&lt;"You got the ";</text:p>
      <text:p text:style-name="P6"><text:s text:c="21"/>cout&lt;&lt;"wrong letter!"&lt;&lt;endl;</text:p>
      <text:p text:style-name="P6"><text:s text:c="21"/>numWrGs++;</text:p>
      <text:p text:style-name="P6"><text:s text:c="21"/>++stage;</text:p>
      <text:p text:style-name="P6"><text:s text:c="17"/>}else cout&lt;&lt;"Amazing you found a letter! ";</text:p>
      <text:p text:style-name="P6"><text:s text:c="23"/>cout&lt;&lt;" "&lt;&lt;endl;</text:p>
      <text:p text:style-name="P6"><text:s text:c="17"/>//Tell The User How Many Guesses They Have Left</text:p>
      <text:p text:style-name="P6"><text:s text:c="17"/>cout&lt;&lt;" You have "&lt;&lt;MAX_TRY-numWrGs&lt;&lt;" guesses left."&lt;&lt;endl;</text:p>
      <text:p text:style-name="P6"><text:s text:c="17"/>//Check To See If User Guesses Word</text:p>
      <text:p text:style-name="P6"><text:s text:c="17"/>if(word==unknown){</text:p>
      <text:p text:style-name="P6"><text:s text:c="21"/>cout&lt;&lt;" "&lt;&lt;endl;</text:p>
      <text:p text:style-name="P6"><text:s text:c="21"/>cout&lt;&lt;word&lt;&lt;endl;</text:p>
      <text:p text:style-name="P6"><text:s text:c="21"/>cout&lt;&lt;" "&lt;&lt;endl;</text:p>
      <text:p text:style-name="P6"><text:s text:c="21"/>cout&lt;&lt;"You guessed the right word."&lt;&lt;endl;</text:p>
      <text:p text:style-name="P6"><text:s text:c="21"/>break;</text:p>
      <text:p text:style-name="P6"><text:s text:c="17"/>}</text:p>
      <text:p text:style-name="P6"><text:s text:c="10"/></text:p>
      <text:p text:style-name="P6"><text:s text:c="13"/>}</text:p>
      <text:p text:style-name="P6"><text:s text:c="13"/>//Output If User Loses</text:p>
      <text:p text:style-name="P6"><text:s text:c="13"/>if(numWrGs==MAX_TRY){</text:p>
      <text:p text:style-name="P6"><text:s text:c="17"/>printman(stage);</text:p>
      <text:p text:style-name="P6"><text:s text:c="17"/>cout&lt;&lt;" "&lt;&lt;endl;</text:p>
      <text:p text:style-name="P6"><text:s text:c="17"/>cout&lt;&lt;"The word was : "&lt;&lt;word&lt;&lt;"."&lt;&lt;endl;</text:p>
      <text:p text:style-name="P6"><text:s text:c="13"/>}</text:p>
      <text:p text:style-name="P6"><text:s text:c="12"/>//INITIALIZE Second MODE!!!!! You Go Bro!</text:p>
      <text:p text:style-name="P6"><text:s text:c="12"/>}else if(choice2==5){ <text:s/></text:p>
      <text:p text:style-name="P6"><text:s text:c="16"/>//Welcome User To Second Mode!!!</text:p>
      <text:p text:style-name="P6"><text:s text:c="16"/>cout&lt;&lt;"I see you've chosen the Second Path. ";</text:p>
      <text:p text:style-name="P6"><text:s text:c="16"/>//Declare Variables</text:p>
      <text:p text:style-name="P6"><text:s text:c="16"/>ifstream myfile;</text:p>
      <text:p text:style-name="P6"><text:s text:c="16"/>vector&lt;string&gt; words2;</text:p>
      <text:p text:style-name="P6"><text:s text:c="16"/>string word2;</text:p>
      <text:p text:style-name="P6"><text:s text:c="16"/>//Open File</text:p>
      <text:p text:style-name="P6"><text:s text:c="16"/>myfile.open("words.dat",ios::in);</text:p>
      <text:p text:style-name="P6"><text:s text:c="16"/>if(!myfile){</text:p>
      <text:p text:style-name="P6"><text:s text:c="20"/>cout&lt;&lt;"Sorry! No file found!"&lt;&lt;endl;</text:p>
      <text:p text:style-name="P6"><text:s text:c="20"/>return 0;</text:p>
      <text:p text:style-name="P6"><text:s text:c="16"/>} <text:s text:c="15"/></text:p>
      <text:p text:style-name="P6"><text:s text:c="16"/>while(myfile&gt;&gt;word2){</text:p>
      <text:p text:style-name="P6"><text:s text:c="20"/>words2.push_back(word2);</text:p>
      <text:p text:style-name="P6"><text:s text:c="16"/>}</text:p>
      <text:p text:style-name="P6"><text:s text:c="16"/>//Randomize The Words In The Game</text:p>
      <text:p text:style-name="P6"><text:soft-page-break/><text:s text:c="16"/>srand(time(NULL));</text:p>
      <text:p text:style-name="P6"><text:s text:c="16"/>int s=rand()%10;</text:p>
      <text:p text:style-name="P6"><text:s text:c="16"/>word2=words2[s];</text:p>
      <text:p text:style-name="P6"><text:s text:c="16"/>//Close The File</text:p>
      <text:p text:style-name="P6"><text:s text:c="16"/>myfile.close();</text:p>
      <text:p text:style-name="P6"><text:s text:c="16"/>//Initialize Secret Word With *</text:p>
      <text:p text:style-name="P6"><text:s text:c="16"/>string unknwn2(word2.length(),'*');</text:p>
      <text:p text:style-name="P6"><text:s text:c="16"/>//Loop Until The Guesses Are Used Up</text:p>
      <text:p text:style-name="P6"><text:s text:c="16"/>while(nmWrGs2&lt;MX_TRY2){</text:p>
      <text:p text:style-name="P6"><text:s text:c="20"/>printman(stage);</text:p>
      <text:p text:style-name="P6"><text:s text:c="20"/>cout&lt;&lt;" "&lt;&lt;endl;</text:p>
      <text:p text:style-name="P6"><text:s text:c="20"/>cout&lt;&lt;" "&lt;&lt;unknwn2&lt;&lt;endl;</text:p>
      <text:p text:style-name="P6"><text:s text:c="20"/>cout&lt;&lt;"Please choose a letter: ";</text:p>
      <text:p text:style-name="P6"><text:s text:c="20"/>cin&gt;&gt;letter2; <text:s text:c="2"/></text:p>
      <text:p text:style-name="P6"><text:s text:c="17"/>//Fill The Secret Word With A Letter, Otherwise</text:p>
      <text:p text:style-name="P6"><text:s text:c="17"/>//Increment Number Of Wrong Guesses</text:p>
      <text:p text:style-name="P6"><text:s text:c="17"/>if(letterFill(letter2,word2,unknwn2)==0){</text:p>
      <text:p text:style-name="P6"><text:s text:c="21"/>cout&lt;&lt;"Wrong letter! Try again!"&lt;&lt;endl;</text:p>
      <text:p text:style-name="P6"><text:s text:c="21"/>nmWrGs2++;</text:p>
      <text:p text:style-name="P6"><text:s text:c="21"/>++stage;</text:p>
      <text:p text:style-name="P6"><text:s text:c="17"/>}else cout&lt;&lt;"You found a letter! I knew you could do this!";</text:p>
      <text:p text:style-name="P6"><text:s text:c="20"/>cout&lt;&lt;" "&lt;&lt;endl;</text:p>
      <text:p text:style-name="P6"><text:s text:c="17"/>//Tell The User How Many Guesses They Have Left</text:p>
      <text:p text:style-name="P6"><text:s text:c="17"/>cout&lt;&lt;" You have "&lt;&lt;MX_TRY2-nmWrGs2&lt;&lt;" guesses left."&lt;&lt;endl; </text:p>
      <text:p text:style-name="P6"><text:s text:c="17"/>//Check To See If User Guesses Word</text:p>
      <text:p text:style-name="P6"><text:s text:c="17"/>if(word2==unknwn2){</text:p>
      <text:p text:style-name="P6"><text:s text:c="21"/>cout&lt;&lt;" "&lt;&lt;endl;</text:p>
      <text:p text:style-name="P6"><text:s text:c="21"/>cout&lt;&lt;word2&lt;&lt;endl;</text:p>
      <text:p text:style-name="P6"><text:s text:c="21"/>cout&lt;&lt;" "&lt;&lt;endl;</text:p>
      <text:p text:style-name="P6"><text:s text:c="21"/>cout&lt;&lt;"How astounding! Amazing! ";</text:p>
      <text:p text:style-name="P6"><text:s text:c="21"/>break;</text:p>
      <text:p text:style-name="P6"><text:s text:c="17"/>}</text:p>
      <text:p text:style-name="P6"><text:s text:c="13"/>}</text:p>
      <text:p text:style-name="P6"><text:s text:c="13"/>//Output If User Loses</text:p>
      <text:p text:style-name="P6"><text:s text:c="13"/>if(nmWrGs2==MX_TRY2){</text:p>
      <text:p text:style-name="P6"><text:s text:c="17"/>printman(stage);</text:p>
      <text:p text:style-name="P6"><text:s text:c="17"/>cout&lt;&lt;" "&lt;&lt;endl;</text:p>
      <text:p text:style-name="P6"><text:s text:c="17"/>cout&lt;&lt;"It seems you didn't have what it takes to win."&lt;&lt;endl;</text:p>
      <text:p text:style-name="P6"><text:s text:c="17"/>cout&lt;&lt;" "&lt;&lt;endl;</text:p>
      <text:p text:style-name="P6"><text:s text:c="17"/>cout&lt;&lt;"The word was : "&lt;&lt;word2&lt;&lt;"."&lt;&lt;endl;</text:p>
      <text:p text:style-name="P6"><text:s text:c="17"/>cout&lt;&lt;" "&lt;&lt;endl;</text:p>
      <text:p text:style-name="P6"><text:s text:c="13"/>}</text:p>
      <text:p text:style-name="P6"><text:s text:c="13"/></text:p>
      <text:p text:style-name="P6"><text:s text:c="8"/>}</text:p>
      <text:p text:style-name="P6"/>
      <text:p text:style-name="P6"><text:s text:c="4"/>}</text:p>
      <text:p text:style-name="P6"><text:s text:c="4"/>//If Choice Is No, End The Game</text:p>
      <text:p text:style-name="P6"><text:s text:c="4"/>else if(choice==2){</text:p>
      <text:p text:style-name="P6"><text:s text:c="8"/>cout&lt;&lt;"Fine, don't play this game!"&lt;&lt;endl;</text:p>
      <text:p text:style-name="P6"><text:s text:c="8"/>return 0;</text:p>
      <text:p text:style-name="P6"><text:s text:c="4"/>}</text:p>
      <text:p text:style-name="P6"><text:s text:c="4"/>//If User Picks A Letter, End The Game</text:p>
      <text:p text:style-name="P6"><text:s text:c="4"/>else {</text:p>
      <text:p text:style-name="P6"><text:s text:c="8"/>cout&lt;&lt;"You choose the wrong input! This means I must exit! ";</text:p>
      <text:p text:style-name="P6"><text:s text:c="4"/>} <text:s text:c="2"/></text:p>
      <text:p text:style-name="P6"><text:s text:c="4"/>return 0;</text:p>
      <text:p text:style-name="P6">}</text:p>
      <text:p text:style-name="P6">/*******************************************************************</text:p>
      <text:p text:style-name="P6"><text:s/>* Letter Fill Function <text:s text:c="43"/>*</text:p>
      <text:p text:style-name="P6"><text:s/>*******************************************************************</text:p>
      <text:p text:style-name="P6"><text:s/>* Purpose: To fill up characters of the word to be guessed, and if</text:p>
      <text:p text:style-name="P6"><text:s/>* already guessed it returns a zero. </text:p>
      <text:p text:style-name="P6"><text:s/>*/</text:p>
      <text:p text:style-name="P6">int letterFill (char guess, string secretword, string &amp;guessword)</text:p>
      <text:p text:style-name="P6">{</text:p>
      <text:p text:style-name="P6">int i;</text:p>
      <text:p text:style-name="P6">int matches=0;</text:p>
      <text:p text:style-name="P6">int len=secretword.length();</text:p>
      <text:p text:style-name="P6">for (i=0; i&lt;len; i++)</text:p>
      <text:p text:style-name="P6">{</text:p>
      <text:p text:style-name="P6">// Did we already match this letter in a previous guess?</text:p>
      <text:p text:style-name="P6">if (guess==guessword[i])</text:p>
      <text:p text:style-name="P6">return 0;</text:p>
      <text:p text:style-name="P6"><text:soft-page-break/>// Is the guess in the secret word?</text:p>
      <text:p text:style-name="P6">if (guess==secretword[i])</text:p>
      <text:p text:style-name="P6">{</text:p>
      <text:p text:style-name="P6">guessword[i]=guess;</text:p>
      <text:p text:style-name="P6">matches++;</text:p>
      <text:p text:style-name="P6">}</text:p>
      <text:p text:style-name="P6">}</text:p>
      <text:p text:style-name="P6">return matches;</text:p>
      <text:p text:style-name="P6">}</text:p>
      <text:p text:style-name="P6">/******************************************************************************************</text:p>
      <text:p text:style-name="P6"><text:s/>* Print Man Function <text:s text:c="68"/>*</text:p>
      <text:p text:style-name="P6"><text:s/>******************************************************************************************</text:p>
      <text:p text:style-name="P6"><text:s/>* Purpose: To use stages to print out the stick figure man due to the wrong guesses. </text:p>
      <text:p text:style-name="P6"><text:s/>*/</text:p>
      <text:p text:style-name="P6">void printman(unsigned int stage){ <text:s text:c="4"/></text:p>
      <text:p text:style-name="P6"><text:s text:c="8"/>// |/---</text:p>
      <text:p text:style-name="P6"><text:s text:c="8"/>// | <text:s/>o</text:p>
      <text:p text:style-name="P6"><text:s text:c="8"/>// | /|\</text:p>
      <text:p text:style-name="P6"><text:s text:c="8"/>// | / \</text:p>
      <text:p text:style-name="P6"><text:s text:c="8"/>// |____</text:p>
      <text:p text:style-name="P6"><text:s text:c="8"/>switch(stage)</text:p>
      <text:p text:style-name="P6"><text:s text:c="8"/>{</text:p>
      <text:p text:style-name="P6"><text:s text:c="13"/>case 0:</text:p>
      <text:p text:style-name="P6"><text:s text:c="16"/>cout &lt;&lt; "\n\n\n\n\n";</text:p>
      <text:p text:style-name="P6"><text:s text:c="16"/>break;</text:p>
      <text:p text:style-name="P6"><text:s text:c="12"/>case 1:</text:p>
      <text:p text:style-name="P6"><text:s text:c="16"/>cout &lt;&lt; "\n\n\n\n_____";</text:p>
      <text:p text:style-name="P6"><text:s text:c="16"/>break;</text:p>
      <text:p text:style-name="P6"><text:s text:c="12"/>case 2:</text:p>
      <text:p text:style-name="P6"><text:s text:c="16"/>cout &lt;&lt; "|\n|\n|\n|\n|____";</text:p>
      <text:p text:style-name="P6"><text:s text:c="16"/>break;</text:p>
      <text:p text:style-name="P6"><text:s text:c="12"/>case 3:</text:p>
      <text:p text:style-name="P6"><text:s text:c="16"/>cout &lt;&lt; "|/---\n|\n|\n|\n|____";</text:p>
      <text:p text:style-name="P6"><text:s text:c="16"/>break;</text:p>
      <text:p text:style-name="P6"><text:s text:c="12"/>case 4:</text:p>
      <text:p text:style-name="P6"><text:s text:c="16"/>cout &lt;&lt; "|/---\n| <text:s/>o\n|\n|\n|____";</text:p>
      <text:p text:style-name="P6"><text:s text:c="16"/>break;</text:p>
      <text:p text:style-name="P6"><text:s text:c="12"/>case 5:</text:p>
      <text:p text:style-name="P6"><text:s text:c="16"/>cout &lt;&lt; "|/---\n| <text:s/>o\n| <text:s/>|\n|\n|____";</text:p>
      <text:p text:style-name="P6"><text:s text:c="16"/>break;</text:p>
      <text:p text:style-name="P6"><text:s text:c="12"/>case 6:</text:p>
      <text:p text:style-name="P6"><text:s text:c="16"/>cout &lt;&lt; "|/---\n| <text:s/>o\n| /|\n|\n|____";</text:p>
      <text:p text:style-name="P6"><text:s text:c="16"/>break;</text:p>
      <text:p text:style-name="P6"><text:s text:c="12"/>case 7:</text:p>
      <text:p text:style-name="P6"><text:s text:c="16"/>cout &lt;&lt; "|/---\n| <text:s/>o\n| /|\\\n|\n|____";</text:p>
      <text:p text:style-name="P6"><text:s text:c="16"/>break;</text:p>
      <text:p text:style-name="P6"><text:s text:c="12"/>case 8:</text:p>
      <text:p text:style-name="P6"><text:s text:c="16"/>cout &lt;&lt; "|/---\n| <text:s/>o\n| /|\\\n| /\n|____";</text:p>
      <text:p text:style-name="P6"><text:s text:c="16"/>break;</text:p>
      <text:p text:style-name="P6"><text:s text:c="12"/>case 9:</text:p>
      <text:p text:style-name="P6"><text:s text:c="16"/>cout &lt;&lt; "|/---\n| <text:s/>o\n| /|\\\n| / \\\n|____";</text:p>
      <text:p text:style-name="P6"><text:s text:c="16"/>break;</text:p>
      <text:p text:style-name="P6"><text:s text:c="12"/>default:</text:p>
      <text:p text:style-name="P6"><text:s text:c="15"/>cout &lt;&lt; "|/---\n| <text:s/>o\n| /|\\\n| / \\\n|____";</text:p>
      <text:p text:style-name="P6"><text:s text:c="15"/>break;</text:p>
      <text:p text:style-name="P6"><text:s text:c="8"/>}</text:p>
      <text:p text:style-name="P6"><text:s text:c="4"/>return;</text:p>
      <text:p text:style-name="P6">}</text:p>
      <text:p text:style-name="P7">/* </text:p>
      <text:p text:style-name="P7"><text:s/>* File: <text:s text:c="2"/>main.cpp</text:p>
      <text:p text:style-name="P7"><text:s/>* Author: AbdulHakim Abbas</text:p>
      <text:p text:style-name="P7"><text:s/>* Purpose: Midterm Questions</text:p>
      <text:p text:style-name="P7"><text:s/>* For CSC 5 </text:p>
      <text:p text:style-name="P7"><text:s/>* Created on July 15, 2015, 3:45 PM</text:p>
      <text:p text:style-name="P7"><text:s/>*/</text:p>
      <text:p text:style-name="P7">//System Libraries</text:p>
      <text:p text:style-name="P7">#include &lt;iostream&gt;</text:p>
      <text:p text:style-name="P7">#include &lt;iomanip&gt;</text:p>
      <text:p text:style-name="P7">#include &lt;cstdlib&gt;</text:p>
      <text:p text:style-name="P7">#include &lt;cmath&gt;</text:p>
      <text:p text:style-name="P7">using namespace std; </text:p>
      <text:p text:style-name="P7">//User libraries</text:p>
      <text:p text:style-name="P7">//Global Constants</text:p>
      <text:p text:style-name="P7"><text:soft-page-break/>//Function Prototypes</text:p>
      <text:p text:style-name="P7">void Menu();</text:p>
      <text:p text:style-name="P7">int getN();</text:p>
      <text:p text:style-name="P7">void def(int);</text:p>
      <text:p text:style-name="P7">void problem1();//1st part of Problem1</text:p>
      <text:p text:style-name="P7">void problem2();//Function takes in four character numbers to display stars </text:p>
      <text:p text:style-name="P7">void problem3();//Function to print out a check</text:p>
      <text:p text:style-name="P7">void problem4();//Function for ISP packages </text:p>
      <text:p text:style-name="P7">void problem5();//Function for the total pay depends on hours worked</text:p>
      <text:p text:style-name="P7">void problem6();//Function for a sequence</text:p>
      <text:p text:style-name="P7">//Execution begins here!</text:p>
      <text:p text:style-name="P7">int main(int argv,char *argc[]){</text:p>
      <text:p text:style-name="P7"><text:s text:c="4"/>int inN;</text:p>
      <text:p text:style-name="P7"><text:s text:c="4"/>do{</text:p>
      <text:p text:style-name="P7"><text:s text:c="8"/>Menu();</text:p>
      <text:p text:style-name="P7"><text:s text:c="8"/>inN=getN();</text:p>
      <text:p text:style-name="P7"><text:s text:c="8"/>switch(inN){</text:p>
      <text:p text:style-name="P7"><text:s text:c="8"/>case 1: problem1();break;</text:p>
      <text:p text:style-name="P7"><text:s text:c="8"/>case 2: problem2();break;</text:p>
      <text:p text:style-name="P7"><text:s text:c="8"/>case 3: problem3();break;</text:p>
      <text:p text:style-name="P7"><text:s text:c="8"/>case 4: problem4();break;</text:p>
      <text:p text:style-name="P7"><text:s text:c="8"/>case 5: problem5();break;</text:p>
      <text:p text:style-name="P7"><text:s text:c="8"/>case 6: problem6();break;</text:p>
      <text:p text:style-name="P7"><text:s text:c="12"/>default:;</text:p>
      <text:p text:style-name="P7"><text:s text:c="8"/>};</text:p>
      <text:p text:style-name="P7"><text:s text:c="4"/>}while(inN&lt;7);</text:p>
      <text:p text:style-name="P7"><text:s text:c="4"/>return 0;</text:p>
      <text:p text:style-name="P7">}</text:p>
      <text:p text:style-name="P7">/*********************</text:p>
      <text:p text:style-name="P7"><text:s/>* Menu Function <text:s text:c="4"/>*</text:p>
      <text:p text:style-name="P7"><text:s/>*********************</text:p>
      <text:p text:style-name="P7"><text:s/>* </text:p>
      <text:p text:style-name="P7"><text:s/>*/</text:p>
      <text:p text:style-name="P7">void Menu(){</text:p>
      <text:p text:style-name="P7"><text:s text:c="4"/>cout&lt;&lt;"Type 1 for problem 1"&lt;&lt;endl;</text:p>
      <text:p text:style-name="P7"><text:s text:c="4"/>cout&lt;&lt;"Type 2 for problem 2"&lt;&lt;endl;</text:p>
      <text:p text:style-name="P7"><text:s text:c="4"/>cout&lt;&lt;"Type 3 for problem 3"&lt;&lt;endl;</text:p>
      <text:p text:style-name="P7"><text:s text:c="4"/>cout&lt;&lt;"Type 4 for problem 4"&lt;&lt;endl;</text:p>
      <text:p text:style-name="P7"><text:s text:c="4"/>cout&lt;&lt;"Type 5 for problem 5"&lt;&lt;endl;</text:p>
      <text:p text:style-name="P7"><text:s text:c="4"/>cout&lt;&lt;"Type 6 for problem 6"&lt;&lt;endl;</text:p>
      <text:p text:style-name="P7"><text:s text:c="4"/>cout&lt;&lt;"Type 7 to exit\n"&lt;&lt;endl;</text:p>
      <text:p text:style-name="P7">}</text:p>
      <text:p text:style-name="P7"/>
      <text:p text:style-name="P7">//Choose problem number function</text:p>
      <text:p text:style-name="P7">int getN(){</text:p>
      <text:p text:style-name="P7"><text:s text:c="4"/>int inN;</text:p>
      <text:p text:style-name="P7"><text:s text:c="4"/>cin&gt;&gt;inN;</text:p>
      <text:p text:style-name="P7"><text:s text:c="4"/>return inN;</text:p>
      <text:p text:style-name="P7">}</text:p>
      <text:p text:style-name="P7">/*************************************************</text:p>
      <text:p text:style-name="P7"><text:s/>* Solution to the first part of Problem1 <text:s text:c="7"/>*</text:p>
      <text:p text:style-name="P7"><text:s/>*************************************************</text:p>
      <text:p text:style-name="P7"><text:s/>* <text:s/></text:p>
      <text:p text:style-name="P7"><text:s/>*/</text:p>
      <text:p text:style-name="P7">void problem1()</text:p>
      <text:p text:style-name="P7">{ <text:s text:c="3"/></text:p>
      <text:p text:style-name="P7">cout&lt;&lt;"In problem # 1"&lt;&lt;endl&lt;&lt;endl;</text:p>
      <text:p text:style-name="P7">//It is the 1st part of Problem1 which displays the row side of the solution</text:p>
      <text:p text:style-name="P7">int i,j,n,a=1;</text:p>
      <text:p text:style-name="P7">cout&lt;&lt;"Enter the number of rows : ";</text:p>
      <text:p text:style-name="P7">cin&gt;&gt;n;</text:p>
      <text:p text:style-name="P7">for(i=n;i&gt;=1;i--)</text:p>
      <text:p text:style-name="P7">{</text:p>
      <text:p text:style-name="P7">for(j=1;j&lt;=n;j++)</text:p>
      <text:p text:style-name="P7">{</text:p>
      <text:p text:style-name="P7">if(i==j)</text:p>
      <text:p text:style-name="P7">cout&lt;&lt;a;</text:p>
      <text:p text:style-name="P7">else</text:p>
      <text:p text:style-name="P7">cout&lt;&lt;".";</text:p>
      <text:p text:style-name="P7">}</text:p>
      <text:p text:style-name="P7">a++;</text:p>
      <text:p text:style-name="P7">cout&lt;&lt;endl;</text:p>
      <text:p text:style-name="P7">}</text:p>
      <text:p text:style-name="P7"><text:soft-page-break/>}</text:p>
      <text:p text:style-name="P7">/*********************************</text:p>
      <text:p text:style-name="P7"><text:s/>* Solution to Problem 2 <text:s text:c="8"/>*</text:p>
      <text:p text:style-name="P7"><text:s/>*********************************</text:p>
      <text:p text:style-name="P7"><text:s/>* <text:s/></text:p>
      <text:p text:style-name="P7"><text:s/>*/</text:p>
      <text:p text:style-name="P7">void problem2(){</text:p>
      <text:p text:style-name="P7">cout&lt;&lt;"In problem # 2"&lt;&lt;endl&lt;&lt;endl;</text:p>
      <text:p text:style-name="P7">//Declare the variables</text:p>
      <text:p text:style-name="P7"><text:s text:c="2"/>char g,h,x,z;</text:p>
      <text:p text:style-name="P7"><text:s text:c="2"/>cout&lt;&lt;"Input four characters an example is (1357, or 24a86): "&lt;&lt;endl;</text:p>
      <text:p text:style-name="P7"><text:s text:c="2"/>cin&gt;&gt;g&gt;&gt;h&gt;&gt;x&gt;&gt;z;</text:p>
      <text:p text:style-name="P7"><text:s text:c="6"/>if(g=='1'){</text:p>
      <text:p text:style-name="P7"><text:s text:c="8"/>cout&lt;&lt;"1 *"&lt;&lt;endl;</text:p>
      <text:p text:style-name="P7"><text:s text:c="4"/>}else if(g=='2'){</text:p>
      <text:p text:style-name="P7"><text:s text:c="8"/>cout&lt;&lt;"2 **"&lt;&lt;endl;</text:p>
      <text:p text:style-name="P7"><text:s text:c="4"/>}else if(g=='3'){</text:p>
      <text:p text:style-name="P7"><text:s text:c="8"/>cout&lt;&lt;"3 ***"&lt;&lt;endl;</text:p>
      <text:p text:style-name="P7"><text:s text:c="4"/>}else if(g=='4'){</text:p>
      <text:p text:style-name="P7"><text:s text:c="8"/>cout&lt;&lt;"4 ****"&lt;&lt;endl;</text:p>
      <text:p text:style-name="P7"><text:s text:c="4"/>}else if(g=='5'){</text:p>
      <text:p text:style-name="P7"><text:s text:c="8"/>cout&lt;&lt;"5 *****"&lt;&lt;endl;</text:p>
      <text:p text:style-name="P7"><text:s text:c="4"/>}else if(g=='6'){</text:p>
      <text:p text:style-name="P7"><text:s text:c="8"/>cout&lt;&lt;"6 ******"&lt;&lt;endl;</text:p>
      <text:p text:style-name="P7"><text:s text:c="4"/>}else if(g=='7'){</text:p>
      <text:p text:style-name="P7"><text:s text:c="8"/>cout&lt;&lt;"7 *******"&lt;&lt;endl;</text:p>
      <text:p text:style-name="P7"><text:s text:c="4"/>}else if(g=='8'){</text:p>
      <text:p text:style-name="P7"><text:s text:c="8"/>cout&lt;&lt;"8 ********"&lt;&lt;endl;</text:p>
      <text:p text:style-name="P7"><text:s text:c="4"/>}else if(g=='9'){</text:p>
      <text:p text:style-name="P7"><text:s text:c="8"/>cout&lt;&lt;"9 *********"&lt;&lt;endl;</text:p>
      <text:p text:style-name="P7"><text:s text:c="4"/>}else cout&lt;&lt;g&lt;&lt;" ?"&lt;&lt;endl; <text:s text:c="2"/></text:p>
      <text:p text:style-name="P7"><text:s text:c="4"/>if(h=='1'){</text:p>
      <text:p text:style-name="P7"><text:s text:c="8"/>cout&lt;&lt;"1 *"&lt;&lt;endl;</text:p>
      <text:p text:style-name="P7"><text:s text:c="4"/>}else if(h=='2'){</text:p>
      <text:p text:style-name="P7"><text:s text:c="8"/>cout&lt;&lt;"2 **"&lt;&lt;endl;</text:p>
      <text:p text:style-name="P7"><text:s text:c="4"/>}else if(h=='3'){</text:p>
      <text:p text:style-name="P7"><text:s text:c="8"/>cout&lt;&lt;"3 ***"&lt;&lt;endl;</text:p>
      <text:p text:style-name="P7"><text:s text:c="4"/>}else if(h=='4'){</text:p>
      <text:p text:style-name="P7"><text:s text:c="8"/>cout&lt;&lt;"4 ****"&lt;&lt;endl;</text:p>
      <text:p text:style-name="P7"><text:s text:c="4"/>}else if(h=='5'){</text:p>
      <text:p text:style-name="P7"><text:s text:c="8"/>cout&lt;&lt;"5 *****"&lt;&lt;endl;</text:p>
      <text:p text:style-name="P7"><text:s text:c="4"/>}else if(h=='6'){</text:p>
      <text:p text:style-name="P7"><text:s text:c="8"/>cout&lt;&lt;"6 ******"&lt;&lt;endl;</text:p>
      <text:p text:style-name="P7"><text:s text:c="4"/>}else if(h=='7'){</text:p>
      <text:p text:style-name="P7"><text:s text:c="8"/>cout&lt;&lt;"7 *******"&lt;&lt;endl;</text:p>
      <text:p text:style-name="P7"><text:s text:c="4"/>}else if(h=='8'){</text:p>
      <text:p text:style-name="P7"><text:s text:c="8"/>cout&lt;&lt;"8 ********"&lt;&lt;endl;</text:p>
      <text:p text:style-name="P7"><text:s text:c="4"/>}else if(h=='9'){</text:p>
      <text:p text:style-name="P7"><text:s text:c="8"/>cout&lt;&lt;"9 *********"&lt;&lt;endl;</text:p>
      <text:p text:style-name="P7"><text:s text:c="4"/>}else cout&lt;&lt;h&lt;&lt;" ?"&lt;&lt;endl; <text:s text:c="2"/></text:p>
      <text:p text:style-name="P7"><text:s text:c="4"/>if(x=='1'){</text:p>
      <text:p text:style-name="P7"><text:s text:c="8"/>cout&lt;&lt;"1 *"&lt;&lt;endl;</text:p>
      <text:p text:style-name="P7"><text:s text:c="4"/>}else if(x=='2'){</text:p>
      <text:p text:style-name="P7"><text:s text:c="8"/>cout&lt;&lt;"2 **"&lt;&lt;endl;</text:p>
      <text:p text:style-name="P7"><text:s text:c="4"/>}else if(x=='3'){</text:p>
      <text:p text:style-name="P7"><text:s text:c="8"/>cout&lt;&lt;"3 ***"&lt;&lt;endl;</text:p>
      <text:p text:style-name="P7"><text:s text:c="4"/>}else if(x=='4'){</text:p>
      <text:p text:style-name="P7"><text:s text:c="8"/>cout&lt;&lt;"4 ****"&lt;&lt;endl;</text:p>
      <text:p text:style-name="P7"><text:s text:c="4"/>}else if(x=='5'){</text:p>
      <text:p text:style-name="P7"><text:s text:c="8"/>cout&lt;&lt;"5 *****"&lt;&lt;endl;</text:p>
      <text:p text:style-name="P7"><text:s text:c="4"/>}else if(x=='6'){</text:p>
      <text:p text:style-name="P7"><text:s text:c="8"/>cout&lt;&lt;"6 ******"&lt;&lt;endl;</text:p>
      <text:p text:style-name="P7"><text:s text:c="4"/>}else if(x=='7'){</text:p>
      <text:p text:style-name="P7"><text:s text:c="8"/>cout&lt;&lt;"7 *******"&lt;&lt;endl;</text:p>
      <text:p text:style-name="P7"><text:s text:c="4"/>}else if(x=='8'){</text:p>
      <text:p text:style-name="P7"><text:s text:c="8"/>cout&lt;&lt;"8 ********"&lt;&lt;endl;</text:p>
      <text:p text:style-name="P7"><text:s text:c="4"/>}else if(x=='9'){</text:p>
      <text:p text:style-name="P7"><text:s text:c="8"/>cout&lt;&lt;"9 *********"&lt;&lt;endl;</text:p>
      <text:p text:style-name="P7"><text:s text:c="4"/>}else cout&lt;&lt;x&lt;&lt;" ?"&lt;&lt;endl;</text:p>
      <text:p text:style-name="P7"><text:s text:c="4"/>if(z=='1'){</text:p>
      <text:p text:style-name="P7"><text:s text:c="8"/>cout&lt;&lt;"1 *"&lt;&lt;endl;</text:p>
      <text:p text:style-name="P7"><text:s text:c="4"/>}else if(z=='2'){</text:p>
      <text:p text:style-name="P7"><text:s text:c="8"/>cout&lt;&lt;"2 **"&lt;&lt;endl;</text:p>
      <text:p text:style-name="P7"><text:soft-page-break/><text:s text:c="4"/>}else if(z=='3'){</text:p>
      <text:p text:style-name="P7"><text:s text:c="8"/>cout&lt;&lt;"3 ***"&lt;&lt;endl;</text:p>
      <text:p text:style-name="P7"><text:s text:c="4"/>}else if(z=='4'){</text:p>
      <text:p text:style-name="P7"><text:s text:c="8"/>cout&lt;&lt;"4 ****"&lt;&lt;endl;</text:p>
      <text:p text:style-name="P7"><text:s text:c="4"/>}else if(z=='5'){</text:p>
      <text:p text:style-name="P7"><text:s text:c="8"/>cout&lt;&lt;"5 *****"&lt;&lt;endl;</text:p>
      <text:p text:style-name="P7"><text:s text:c="4"/>}else if(z=='6'){</text:p>
      <text:p text:style-name="P7"><text:s text:c="8"/>cout&lt;&lt;"6 ******"&lt;&lt;endl;</text:p>
      <text:p text:style-name="P7"><text:s text:c="4"/>}else if(z=='7'){</text:p>
      <text:p text:style-name="P7"><text:s text:c="8"/>cout&lt;&lt;"7 *******"&lt;&lt;endl;</text:p>
      <text:p text:style-name="P7"><text:s text:c="4"/>}else if(z=='8'){</text:p>
      <text:p text:style-name="P7"><text:s text:c="8"/>cout&lt;&lt;"8 ********"&lt;&lt;endl;</text:p>
      <text:p text:style-name="P7"><text:s text:c="4"/>}else if(z=='9'){</text:p>
      <text:p text:style-name="P7"><text:s text:c="8"/>cout&lt;&lt;"9 *********"&lt;&lt;endl;</text:p>
      <text:p text:style-name="P7"><text:s text:c="4"/>}else cout&lt;&lt;z&lt;&lt;" ?"&lt;&lt;endl;</text:p>
      <text:p text:style-name="P7">}</text:p>
      <text:p text:style-name="P7">/*****************************************</text:p>
      <text:p text:style-name="P7"><text:s/>* Solution to Problem 3 <text:s text:c="16"/>*</text:p>
      <text:p text:style-name="P7"><text:s/>***************************************** </text:p>
      <text:p text:style-name="P7"><text:s/>* </text:p>
      <text:p text:style-name="P7"><text:s/>*/</text:p>
      <text:p text:style-name="P7">void problem3()</text:p>
      <text:p text:style-name="P7">{</text:p>
      <text:p text:style-name="P7"><text:s text:c="4"/>cout&lt;&lt;"In problem # 3"&lt;&lt;endl&lt;&lt;endl;</text:p>
      <text:p text:style-name="P7">//Declare Variables</text:p>
      <text:p text:style-name="P7"><text:s text:c="4"/>unsigned short amnt, v, f, r, z;</text:p>
      <text:p text:style-name="P7"><text:s text:c="4"/>string date, pFn, pLn, ahFn, ahLn;</text:p>
      <text:p text:style-name="P7"><text:s text:c="4"/>const int SIZE=25;</text:p>
      <text:p text:style-name="P7"><text:s text:c="4"/>cout&lt;&lt;"Enter the following to produce a check: "&lt;&lt;endl;</text:p>
      <text:p text:style-name="P7"><text:s text:c="4"/>cout&lt;&lt;"Date (01/01/15): "&lt;&lt;endl;</text:p>
      <text:p text:style-name="P7"><text:s text:c="4"/>cin&gt;&gt;date;</text:p>
      <text:p text:style-name="P7"><text:s text:c="4"/>cout&lt;&lt;"Payee (first name and last name): "&lt;&lt;endl;</text:p>
      <text:p text:style-name="P7"><text:s text:c="4"/>cin&gt;&gt;pFn&gt;&gt;pLn;</text:p>
      <text:p text:style-name="P7"><text:s text:c="4"/>cout&lt;&lt;"Amount (in dollars ex. 123): "&lt;&lt;endl;</text:p>
      <text:p text:style-name="P7"><text:s text:c="4"/>cin&gt;&gt;amnt;</text:p>
      <text:p text:style-name="P7"><text:s text:c="4"/>cout&lt;&lt;"The account holder (first name and last name): "&lt;&lt;endl;</text:p>
      <text:p text:style-name="P7"><text:s text:c="4"/>cin&gt;&gt;ahFn&gt;&gt;ahLn;</text:p>
      <text:p text:style-name="P7"><text:s text:c="4"/>//To output a check</text:p>
      <text:p text:style-name="P7"><text:s text:c="4"/>cout&lt;&lt;"*********************************************************************"&lt;&lt;endl;</text:p>
      <text:p text:style-name="P7"><text:s text:c="4"/>cout&lt;&lt;" "&lt;&lt;endl;</text:p>
      <text:p text:style-name="P7"><text:s text:c="4"/>cout&lt;&lt;ahFn&lt;&lt;" "&lt;&lt;ahLn&lt;&lt;endl;</text:p>
      <text:p text:style-name="P7"><text:s text:c="4"/>cout&lt;&lt;"STREET ADDRESS"&lt;&lt;endl;</text:p>
      <text:p text:style-name="P7"><text:s text:c="4"/>cout&lt;&lt;"CITY, STATE <text:s/>ZIP <text:s text:c="35"/>"&lt;&lt;date&lt;&lt;endl;</text:p>
      <text:p text:style-name="P7"><text:s text:c="4"/>cout&lt;&lt;" "&lt;&lt;endl;</text:p>
      <text:p text:style-name="P7"><text:s text:c="4"/>cout&lt;&lt;"Pay to the Order of: "&lt;&lt;pFn&lt;&lt;" "&lt;&lt;pLn&lt;&lt;" <text:s text:c="16"/>$"&lt;&lt;amnt&lt;&lt;".0"&lt;&lt;endl;</text:p>
      <text:p text:style-name="P7"><text:s text:c="4"/>cout&lt;&lt;" "&lt;&lt;endl;</text:p>
      <text:p text:style-name="P7"><text:s text:c="4"/>if(amnt&gt;=1000){</text:p>
      <text:p text:style-name="P7"><text:s text:c="8"/>cout&lt;&lt;"That is too much money for the range of this check."&lt;&lt;endl;</text:p>
      <text:p text:style-name="P7"><text:s text:c="4"/>}</text:p>
      <text:p text:style-name="P7"><text:s text:c="4"/>else if(amnt&gt;=100){</text:p>
      <text:p text:style-name="P7"><text:s text:c="8"/>{</text:p>
      <text:p text:style-name="P7"><text:s text:c="8"/>v=amnt/100;</text:p>
      <text:p text:style-name="P7"><text:s text:c="12"/>if(v==9)cout&lt;&lt;"Nine";</text:p>
      <text:p text:style-name="P7"><text:s text:c="12"/>else if(v==8)cout&lt;&lt;"Eight";</text:p>
      <text:p text:style-name="P7"><text:s text:c="12"/>else if(v==7)cout&lt;&lt;"Seven";</text:p>
      <text:p text:style-name="P7"><text:s text:c="12"/>else if(v==6)cout&lt;&lt;"Six";</text:p>
      <text:p text:style-name="P7"><text:s text:c="12"/>else if(v==5)cout&lt;&lt;"Five";</text:p>
      <text:p text:style-name="P7"><text:s text:c="12"/>else if(v==4)cout&lt;&lt;"Four";</text:p>
      <text:p text:style-name="P7"><text:s text:c="12"/>else if(v==3)cout&lt;&lt;"Three";</text:p>
      <text:p text:style-name="P7"><text:s text:c="12"/>else if(v==2)cout&lt;&lt;"Two";</text:p>
      <text:p text:style-name="P7"><text:s text:c="12"/>else if(v==1)cout&lt;&lt;"One";</text:p>
      <text:p text:style-name="P7"><text:tab/> <text:s text:c="3"/>cout&lt;&lt;" Hundred and ";</text:p>
      <text:p text:style-name="P7"><text:s text:c="8"/>}</text:p>
      <text:p text:style-name="P7"><text:s text:c="8"/>amnt=amnt%100;</text:p>
      <text:p text:style-name="P7"><text:s text:c="4"/>}if(amnt&gt;=20){</text:p>
      <text:p text:style-name="P7"><text:s text:c="8"/>{</text:p>
      <text:p text:style-name="P7"><text:s text:c="8"/>f=amnt/10;</text:p>
      <text:p text:style-name="P7"><text:s text:c="12"/>if(f==9)cout&lt;&lt;"Ninety";</text:p>
      <text:p text:style-name="P7"><text:s text:c="12"/>else if(f==8)cout&lt;&lt;"Eighty";</text:p>
      <text:p text:style-name="P7"><text:s text:c="12"/>else if(f==7)cout&lt;&lt;"Seventy";</text:p>
      <text:p text:style-name="P7"><text:s text:c="12"/>else if(f==6)cout&lt;&lt;"Sixty";</text:p>
      <text:p text:style-name="P7"><text:s text:c="12"/>else if(f==5)cout&lt;&lt;"Fifty";</text:p>
      <text:p text:style-name="P7"><text:s text:c="12"/>else if(f==4)cout&lt;&lt;"Forty";</text:p>
      <text:p text:style-name="P7"><text:soft-page-break/><text:s text:c="12"/>else if(f==3)cout&lt;&lt;"Thirty";</text:p>
      <text:p text:style-name="P7"><text:s text:c="12"/>else if(f==2)cout&lt;&lt;"Twenty";</text:p>
      <text:p text:style-name="P7"><text:s text:c="12"/>cout&lt;&lt;"-";</text:p>
      <text:p text:style-name="P7"><text:s text:c="8"/>}</text:p>
      <text:p text:style-name="P7"><text:s text:c="8"/>amnt=amnt%10;</text:p>
      <text:p text:style-name="P7"><text:s text:c="4"/>}if(amnt&gt;=1){</text:p>
      <text:p text:style-name="P7"><text:s text:c="8"/>{</text:p>
      <text:p text:style-name="P7"><text:s text:c="8"/>r=amnt/1;</text:p>
      <text:p text:style-name="P7"><text:s text:c="12"/>if(r==19)cout&lt;&lt;"Nineteen";</text:p>
      <text:p text:style-name="P7"><text:s text:c="12"/>else if(r==18)cout&lt;&lt;"Eighteen";</text:p>
      <text:p text:style-name="P7"><text:s text:c="12"/>else if(r==17)cout&lt;&lt;"Seventeen";</text:p>
      <text:p text:style-name="P7"><text:s text:c="12"/>else if(r==16)cout&lt;&lt;"Sixteen";</text:p>
      <text:p text:style-name="P7"><text:s text:c="12"/>else if(r==15)cout&lt;&lt;"Fifteen";</text:p>
      <text:p text:style-name="P7"><text:s text:c="12"/>else if(r==14)cout&lt;&lt;"Fourteen";</text:p>
      <text:p text:style-name="P7"><text:s text:c="12"/>else if(r==13)cout&lt;&lt;"Thirteen";</text:p>
      <text:p text:style-name="P7"><text:s text:c="12"/>else if(r==12)cout&lt;&lt;"Twelve";</text:p>
      <text:p text:style-name="P7"><text:s text:c="12"/>else if(r==11)cout&lt;&lt;"Eleven";</text:p>
      <text:p text:style-name="P7"><text:s text:c="12"/>else if(r==10)cout&lt;&lt;"Ten";</text:p>
      <text:p text:style-name="P7"><text:s text:c="12"/>else if(r==9)cout&lt;&lt;"Nine";</text:p>
      <text:p text:style-name="P7"><text:s text:c="12"/>else if(r==8)cout&lt;&lt;"Eight";</text:p>
      <text:p text:style-name="P7"><text:s text:c="12"/>else if(r==7)cout&lt;&lt;"Seven";</text:p>
      <text:p text:style-name="P7"><text:s text:c="12"/>else if(r==6)cout&lt;&lt;"Six";</text:p>
      <text:p text:style-name="P7"><text:s text:c="12"/>else if(r==5)cout&lt;&lt;"Five";</text:p>
      <text:p text:style-name="P7"><text:s text:c="12"/>else if(r==4)cout&lt;&lt;"Four";</text:p>
      <text:p text:style-name="P7"><text:s text:c="12"/>else if(r==3)cout&lt;&lt;"Three";</text:p>
      <text:p text:style-name="P7"><text:s text:c="12"/>else if(r==2)cout&lt;&lt;"Two";</text:p>
      <text:p text:style-name="P7"><text:s text:c="12"/>else if(r==1)cout&lt;&lt;"One";</text:p>
      <text:p text:style-name="P7"><text:s text:c="8"/>}</text:p>
      <text:p text:style-name="P7"><text:s text:c="8"/>amnt=amnt%1;</text:p>
      <text:p text:style-name="P7"><text:s text:c="4"/>}</text:p>
      <text:p text:style-name="P7"><text:s text:c="4"/>//A check looks something like this</text:p>
      <text:p text:style-name="P7"><text:s text:c="4"/>cout&lt;&lt;amnt&lt;&lt;" and no/100's Dollars"&lt;&lt;endl;</text:p>
      <text:p text:style-name="P7"><text:s text:c="4"/>cout&lt;&lt;" "&lt;&lt;endl;</text:p>
      <text:p text:style-name="P7"><text:s text:c="4"/>cout&lt;&lt;"BANK OF CSC5"&lt;&lt;endl;</text:p>
      <text:p text:style-name="P7"><text:s text:c="4"/>cout&lt;&lt;" "&lt;&lt;endl;</text:p>
      <text:p text:style-name="P7"><text:s text:c="4"/>cout&lt;&lt;"FOR: GOTTA PAY THE RENT <text:s text:c="23"/>"&lt;&lt;ahFn&lt;&lt;" "&lt;&lt;ahLn&lt;&lt;endl;</text:p>
      <text:p text:style-name="P7"><text:s text:c="4"/>cout&lt;&lt;" "&lt;&lt;endl;</text:p>
      <text:p text:style-name="P7"><text:s text:c="4"/>cout&lt;&lt;"*********************************************************************"&lt;&lt;endl;</text:p>
      <text:p text:style-name="P7">}</text:p>
      <text:p text:style-name="P7">/*********************************************</text:p>
      <text:p text:style-name="P7"><text:s/>* Solution to Problem 4 <text:s text:c="20"/>* </text:p>
      <text:p text:style-name="P7"><text:s/>*********************************************</text:p>
      <text:p text:style-name="P7"><text:s/>* <text:s/></text:p>
      <text:p text:style-name="P7"><text:s/>*/</text:p>
      <text:p text:style-name="P7">void problem4()</text:p>
      <text:p text:style-name="P7">{</text:p>
      <text:p text:style-name="P7"><text:s text:c="2"/>cout&lt;&lt;"In problem # 4"&lt;&lt;endl&lt;&lt;endl;</text:p>
      <text:p text:style-name="P7"><text:s text:c="2"/>char input;//Holds the packages</text:p>
      <text:p text:style-name="P7"><text:s text:c="2"/>unsigned short hours;//Holds the hours of usage </text:p>
      <text:p text:style-name="P7"><text:s text:c="2"/>float totCst;//Holds the total cost customer will pay </text:p>
      <text:p text:style-name="P7"><text:s text:c="2"/>float save;//Holds the saved amount</text:p>
      <text:p text:style-name="P7">//Let the user know about the Internet Service Providers three different package plans <text:s/></text:p>
      <text:p text:style-name="P7"><text:s text:c="5"/>cout&lt;&lt;"An ISP has 3 different subscription packages:\n"</text:p>
      <text:p text:style-name="P7"><text:s text:c="9"/>" <text:s text:c="5"/>a) <text:s/>$16.85 per month, 5 hours access.\n"</text:p>
      <text:p text:style-name="P7"><text:s text:c="9"/>" <text:s text:c="9"/>Additional hours are $0.80 up to 20 hours\n"</text:p>
      <text:p text:style-name="P7"><text:s text:c="9"/>" <text:s text:c="9"/>then $1 for all additional hours.\n"</text:p>
      <text:p text:style-name="P7"><text:s text:c="9"/>" <text:s text:c="5"/>b) <text:s/>$23.85 per month, 15 hours access.\n"</text:p>
      <text:p text:style-name="P7"><text:s text:c="9"/>" <text:s text:c="9"/>Additional hours are $0.65 up to 25 hours\n"</text:p>
      <text:p text:style-name="P7"><text:s text:c="9"/>" <text:s text:c="9"/>then $0.70 for each hour above this limit.\n"</text:p>
      <text:p text:style-name="P7"><text:s text:c="9"/>" <text:s text:c="5"/>c) <text:s/>$29.55 per month unlimited access."&lt;&lt;endl;</text:p>
      <text:p text:style-name="P7"><text:s text:c="3"/>cout&lt;&lt;endl;</text:p>
      <text:p text:style-name="P7">//This is a prompt for the user to input which package they want and the hours they spent on the net!</text:p>
      <text:p text:style-name="P7"><text:s text:c="4"/>cout&lt;&lt;"How many hours would you like to access? ";</text:p>
      <text:p text:style-name="P7"><text:s text:c="4"/>cin&gt;&gt;hours;</text:p>
      <text:p text:style-name="P7"><text:s text:c="4"/>cout&lt;&lt;endl;</text:p>
      <text:p text:style-name="P7"><text:s text:c="4"/>cout&lt;&lt;"Which Package would you like to choose (a,b,or c)? ";</text:p>
      <text:p text:style-name="P7"><text:s text:c="4"/>cin&gt;&gt;input;</text:p>
      <text:p text:style-name="P7"><text:s text:c="4"/>cout&lt;&lt;endl;</text:p>
      <text:p text:style-name="P7">//Results depending of which package</text:p>
      <text:p text:style-name="P7"><text:s text:c="4"/>cout&lt;&lt;fixed&lt;&lt;showpoint&lt;&lt;setprecision(2);</text:p>
      <text:p text:style-name="P7">//Package Plan A </text:p>
      <text:p text:style-name="P7"><text:s text:c="4"/>if(input=='a'||input=='A'){</text:p>
      <text:p text:style-name="P7"><text:s text:c="8"/>float cost=16.85;</text:p>
      <text:p text:style-name="P7"><text:soft-page-break/><text:s text:c="8"/>if(hours&lt;=5){</text:p>
      <text:p text:style-name="P7"><text:s text:c="12"/>totCst=cost;</text:p>
      <text:p text:style-name="P7"><text:s text:c="12"/>cout&lt;&lt;"Your total cost is: $"&lt;&lt;totCst&lt;&lt;" per month"&lt;&lt;endl;</text:p>
      <text:p text:style-name="P7"><text:s text:c="8"/>}else if(hours&gt;5&amp;&amp;hours&lt;=20){</text:p>
      <text:p text:style-name="P7"><text:s text:c="12"/>totCst=cost+(.8*(hours-5));</text:p>
      <text:p text:style-name="P7"><text:s text:c="12"/>cout&lt;&lt;"Your total cost is: $"&lt;&lt;totCst&lt;&lt;" per month"&lt;&lt;endl;</text:p>
      <text:p text:style-name="P7"><text:s text:c="12"/>if(hours&gt;=14&amp;&amp;hours&lt;=15){</text:p>
      <text:p text:style-name="P7"><text:s text:c="16"/>cout&lt;&lt;"You will save money by switching to package b.\n";</text:p>
      <text:p text:style-name="P7"><text:s text:c="16"/>save=totCst-(23.85);</text:p>
      <text:p text:style-name="P7"><text:s text:c="16"/>cout&lt;&lt;"You will save: $"&lt;&lt;save&lt;&lt;endl;</text:p>
      <text:p text:style-name="P7"><text:s text:c="12"/>}</text:p>
      <text:p text:style-name="P7"><text:s text:c="12"/>if(hours&gt;15&amp;&amp;hours&lt;=20){</text:p>
      <text:p text:style-name="P7"><text:s text:c="16"/>cout&lt;&lt;"You will save money by switching to package b.\n";</text:p>
      <text:p text:style-name="P7"><text:s text:c="16"/>save=totCst-(23.85+((hours-15)*.65));</text:p>
      <text:p text:style-name="P7"><text:s text:c="16"/>cout&lt;&lt;"You will save: $"&lt;&lt;save&lt;&lt;endl;</text:p>
      <text:p text:style-name="P7"><text:s text:c="16"/>}</text:p>
      <text:p text:style-name="P7"><text:s text:c="8"/>}else if(hours&gt;20){</text:p>
      <text:p text:style-name="P7"><text:s text:c="12"/>totCst=cost+(.8*(20-5))+(hours-20);</text:p>
      <text:p text:style-name="P7"><text:s text:c="12"/>cout&lt;&lt;"Your total cost is: $"&lt;&lt;totCst&lt;&lt;" per month"&lt;&lt;endl;</text:p>
      <text:p text:style-name="P7"><text:s text:c="12"/>if(hours&gt;=21&amp;&amp;hours&lt;=23){</text:p>
      <text:p text:style-name="P7"><text:s text:c="16"/>cout&lt;&lt;"You will save money by switching to package b.\n";</text:p>
      <text:p text:style-name="P7"><text:s text:c="16"/>save=totCst-(23.85+((hours-15)*.65));</text:p>
      <text:p text:style-name="P7"><text:s text:c="16"/>cout&lt;&lt;"You will save: $"&lt;&lt;save&lt;&lt;endl;</text:p>
      <text:p text:style-name="P7"><text:s text:c="12"/>}else if(hours&gt;=24){</text:p>
      <text:p text:style-name="P7"><text:s text:c="16"/>cout&lt;&lt;"You will save money by switching to package c.\n";</text:p>
      <text:p text:style-name="P7"><text:s text:c="16"/>save=totCst-29.55;</text:p>
      <text:p text:style-name="P7"><text:s text:c="16"/>cout&lt;&lt;"You will save: $"&lt;&lt;save&lt;&lt;endl;</text:p>
      <text:p text:style-name="P7"><text:s text:c="12"/>}</text:p>
      <text:p text:style-name="P7"><text:s text:c="8"/>}</text:p>
      <text:p text:style-name="P7"><text:s text:c="4"/>}</text:p>
      <text:p text:style-name="P7"><text:s text:c="4"/>//Package Plan B</text:p>
      <text:p text:style-name="P7"><text:s text:c="4"/>if(input=='b'||input=='B'){</text:p>
      <text:p text:style-name="P7"><text:s text:c="8"/>float cost=23.85;</text:p>
      <text:p text:style-name="P7"><text:s text:c="8"/>if(hours&lt;=15){</text:p>
      <text:p text:style-name="P7"><text:s text:c="12"/>totCst=cost;</text:p>
      <text:p text:style-name="P7"><text:s text:c="12"/>cout&lt;&lt;"Your total cost is: $"&lt;&lt;totCst&lt;&lt;" per month"&lt;&lt;endl;</text:p>
      <text:p text:style-name="P7"><text:s text:c="12"/>if(hours&lt;=13){</text:p>
      <text:p text:style-name="P7"><text:s text:c="16"/>cout&lt;&lt;"You will save money by switching to package a.\n";</text:p>
      <text:p text:style-name="P7"><text:s text:c="16"/>save=totCst-(16.85+(.8*(hours-5)));</text:p>
      <text:p text:style-name="P7"><text:s text:c="16"/>cout&lt;&lt;"You will save: $"&lt;&lt;save&lt;&lt;endl;</text:p>
      <text:p text:style-name="P7"><text:s text:c="12"/>}</text:p>
      <text:p text:style-name="P7"><text:s text:c="8"/>}else if(hours&gt;15&amp;&amp;hours&lt;=25){</text:p>
      <text:p text:style-name="P7"><text:s text:c="12"/>totCst=cost+((hours-15)*.65);</text:p>
      <text:p text:style-name="P7"><text:s text:c="12"/>cout&lt;&lt;"Your total cost is: $"&lt;&lt;totCst&lt;&lt;" per month"&lt;&lt;endl;</text:p>
      <text:p text:style-name="P7"><text:s text:c="12"/>if(hours&gt;=24&amp;&amp;hours&lt;=25){</text:p>
      <text:p text:style-name="P7"><text:s text:c="16"/>cout&lt;&lt;"You will save money by switching to package c.\n";</text:p>
      <text:p text:style-name="P7"><text:s text:c="16"/>save=totCst-29.55;</text:p>
      <text:p text:style-name="P7"><text:s text:c="16"/>cout&lt;&lt;"You will save: $"&lt;&lt;save&lt;&lt;endl;</text:p>
      <text:p text:style-name="P7"><text:s text:c="12"/>}</text:p>
      <text:p text:style-name="P7"><text:s text:c="8"/>}else if(hours&gt;25){</text:p>
      <text:p text:style-name="P7"><text:s text:c="12"/>totCst=cost+((25-15)*.65)+((hours-25)*.7);</text:p>
      <text:p text:style-name="P7"><text:s text:c="12"/>cout&lt;&lt;"Your total cost is: $"&lt;&lt;totCst&lt;&lt;" per month"&lt;&lt;endl;</text:p>
      <text:p text:style-name="P7"><text:s text:c="12"/>cout&lt;&lt;"You will save money by switching to package c.\n";</text:p>
      <text:p text:style-name="P7"><text:s text:c="12"/>save=totCst-29.55;</text:p>
      <text:p text:style-name="P7"><text:s text:c="12"/>cout&lt;&lt;"You will save: $"&lt;&lt;save&lt;&lt;endl;</text:p>
      <text:p text:style-name="P7"><text:s text:c="8"/>}</text:p>
      <text:p text:style-name="P7"><text:s text:c="4"/>}</text:p>
      <text:p text:style-name="P7"><text:s text:c="4"/>//Package Plan C</text:p>
      <text:p text:style-name="P7"><text:s text:c="4"/>if(input=='c'||input=='C'){</text:p>
      <text:p text:style-name="P7"><text:s text:c="8"/>float cost=29.55;</text:p>
      <text:p text:style-name="P7"><text:s text:c="8"/>cout&lt;&lt;"Your total cost is: $"&lt;&lt;cost&lt;&lt;" per month"&lt;&lt;endl;</text:p>
      <text:p text:style-name="P7"><text:s text:c="8"/>if(hours&lt;=13){</text:p>
      <text:p text:style-name="P7"><text:s text:c="12"/>cout&lt;&lt;"You will save money by switching to package a.\n";</text:p>
      <text:p text:style-name="P7"><text:s text:c="12"/>save=cost-(16.85+(.8*(hours-5)));</text:p>
      <text:p text:style-name="P7"><text:s text:c="12"/>cout&lt;&lt;"You will save: $"&lt;&lt;save&lt;&lt;endl;</text:p>
      <text:p text:style-name="P7"><text:s text:c="8"/>}else if (hours&gt;=14&amp;&amp;hours&lt;=15){</text:p>
      <text:p text:style-name="P7"><text:s text:c="12"/>cout&lt;&lt;"You will save money by switching to package b.\n";</text:p>
      <text:p text:style-name="P7"><text:s text:c="12"/>save=cost-23.85;</text:p>
      <text:p text:style-name="P7"><text:s text:c="12"/>cout&lt;&lt;"You will save: $"&lt;&lt;save&lt;&lt;endl;</text:p>
      <text:p text:style-name="P7"><text:s text:c="8"/>}else if(hours&gt;=16&amp;&amp;hours&lt;=23){</text:p>
      <text:p text:style-name="P7"><text:s text:c="12"/>cout&lt;&lt;"You will save money by switching to package b.\n";</text:p>
      <text:p text:style-name="P7"><text:s text:c="12"/>save=cost-(23.85+((hours-15)*.65));</text:p>
      <text:p text:style-name="P7"><text:s text:c="12"/>cout&lt;&lt;"You will save: $"&lt;&lt;save&lt;&lt;endl;</text:p>
      <text:p text:style-name="P7"><text:soft-page-break/><text:s text:c="8"/>}</text:p>
      <text:p text:style-name="P7"><text:s text:c="4"/>}</text:p>
      <text:p text:style-name="P7">}</text:p>
      <text:p text:style-name="P7">/************************************************</text:p>
      <text:p text:style-name="P7"><text:s/>* Solution to Problem 5 <text:s text:c="23"/>*</text:p>
      <text:p text:style-name="P7"><text:s/>************************************************ </text:p>
      <text:p text:style-name="P7"><text:s/>* </text:p>
      <text:p text:style-name="P7"><text:s/>*/</text:p>
      <text:p text:style-name="P7">void problem5()</text:p>
      <text:p text:style-name="P7">{</text:p>
      <text:p text:style-name="P7"><text:s text:c="4"/>cout&lt;&lt;"In problem # 5"&lt;&lt;endl&lt;&lt;endl;</text:p>
      <text:p text:style-name="P7"><text:s text:c="4"/>//Declare Variables</text:p>
      <text:p text:style-name="P7"><text:s text:c="7"/>float hrs; <text:s text:c="7"/>//Hours worked</text:p>
      <text:p text:style-name="P7"><text:s text:c="7"/>float <text:s/>pay; <text:s text:c="5"/>//Hourly pay</text:p>
      <text:p text:style-name="P7"><text:s text:c="7"/>float <text:s/>grsPay; <text:s/>//Total pay</text:p>
      <text:p text:style-name="P7"><text:s text:c="4"/>//Ask user for their information Hours worked, Pay to return Gross Pay</text:p>
      <text:p text:style-name="P7"><text:s text:c="4"/>cout&lt;&lt;"How many hours did you work this week? ";</text:p>
      <text:p text:style-name="P7"><text:s text:c="4"/>cin&gt;&gt;hrs;</text:p>
      <text:p text:style-name="P7"><text:s text:c="4"/>cout&lt;&lt;endl;</text:p>
      <text:p text:style-name="P7"><text:s text:c="4"/>cout&lt;&lt;"How much do you get payed per hour? $";</text:p>
      <text:p text:style-name="P7"><text:s text:c="4"/>cin&gt;&gt;pay;</text:p>
      <text:p text:style-name="P7"><text:s text:c="4"/>cout&lt;&lt;endl;</text:p>
      <text:p text:style-name="P7"><text:s text:c="4"/>//Find Gross Pay</text:p>
      <text:p text:style-name="P7"><text:s text:c="4"/>if(hrs&lt;=20){</text:p>
      <text:p text:style-name="P7"><text:s text:c="8"/>grsPay=pay*hrs;</text:p>
      <text:p text:style-name="P7"><text:s text:c="8"/>cout&lt;&lt;"Your gross pay is = $"&lt;&lt;grsPay&lt;&lt;endl;</text:p>
      <text:p text:style-name="P7"><text:s text:c="4"/>}else if(hrs&gt;20&amp;&amp;hrs&lt;=40){</text:p>
      <text:p text:style-name="P7"><text:s text:c="8"/>grsPay=((hrs-20)*(pay*1.5))+(20*pay);</text:p>
      <text:p text:style-name="P7"><text:s text:c="8"/>cout&lt;&lt;"Your gross pay is = $"&lt;&lt;grsPay&lt;&lt;endl;</text:p>
      <text:p text:style-name="P7"><text:s text:c="4"/>}else if(hrs&gt;40){</text:p>
      <text:p text:style-name="P7"><text:s text:c="8"/>grsPay=((hrs-40)*(pay*2))+((20)*(pay*1.5))+(20*pay);</text:p>
      <text:p text:style-name="P7"><text:s text:c="8"/>cout&lt;&lt;"Your gross pay is = $"&lt;&lt;grsPay&lt;&lt;endl;</text:p>
      <text:p text:style-name="P7"><text:s text:c="4"/>}</text:p>
      <text:p text:style-name="P7">}</text:p>
      <text:p text:style-name="P7">/************************************</text:p>
      <text:p text:style-name="P7"><text:s/>* Solution to Problem 6 <text:s text:c="11"/>*</text:p>
      <text:p text:style-name="P7"><text:s/>************************************ </text:p>
      <text:p text:style-name="P7"><text:s/>* </text:p>
      <text:p text:style-name="P7"><text:s/>*/</text:p>
      <text:p text:style-name="P7">void problem6()</text:p>
      <text:p text:style-name="P7">{</text:p>
      <text:p text:style-name="P7"><text:s text:c="4"/>cout&lt;&lt;"In problem # 6"&lt;&lt;endl&lt;&lt;endl;</text:p>
      <text:p text:style-name="P7">//Declare Variables</text:p>
      <text:p text:style-name="P7"><text:s text:c="3"/>unsigned short n; <text:s text:c="5"/>//Number of terms that'll be incremented</text:p>
      <text:p text:style-name="P7"><text:s text:c="3"/>unsigned short x; <text:s text:c="4"/>//What x is equal to due to the input of the user</text:p>
      <text:p text:style-name="P7"><text:s text:c="3"/>unsigned short z; <text:s text:c="4"/>//Will replace n in For-Loop</text:p>
      <text:p text:style-name="P7"><text:s text:c="3"/>unsigned short nx=0; //What x will be raised with</text:p>
      <text:p text:style-name="P7"><text:s text:c="12"/>float d=0; <text:s text:c="2"/>//To add on the totals in Loop</text:p>
      <text:p text:style-name="P7"><text:s text:c="12"/>float sum=0; <text:s/>//The total will be equal to it</text:p>
      <text:p text:style-name="P7"><text:s text:c="4"/>//Ask user for what x and n are </text:p>
      <text:p text:style-name="P7"><text:s text:c="4"/>cout&lt;&lt;"How many terms are there? ";</text:p>
      <text:p text:style-name="P7"><text:s text:c="4"/>cin&gt;&gt;n;</text:p>
      <text:p text:style-name="P7"><text:s text:c="4"/>cout&lt;&lt;"What is x equal to? ";</text:p>
      <text:p text:style-name="P7"><text:s text:c="4"/>cin&gt;&gt;x;</text:p>
      <text:p text:style-name="P7"><text:s text:c="4"/>cout&lt;&lt;endl;</text:p>
      <text:p text:style-name="P7"><text:s text:c="4"/>z=n;</text:p>
      <text:p text:style-name="P7"><text:s text:c="4"/>//Loop to find the sum</text:p>
      <text:p text:style-name="P7"><text:s text:c="4"/>for(int i=0;i&lt;z;i++){</text:p>
      <text:p text:style-name="P7"><text:s text:c="8"/>//Find sum</text:p>
      <text:p text:style-name="P7"><text:s text:c="8"/>d=n/(pow(x,d));</text:p>
      <text:p text:style-name="P7"><text:s text:c="8"/>sum+=d;</text:p>
      <text:p text:style-name="P7"><text:s text:c="8"/>d++;</text:p>
      <text:p text:style-name="P7"><text:s text:c="8"/>n--;</text:p>
      <text:p text:style-name="P7"><text:s text:c="4"/>}</text:p>
      <text:p text:style-name="P7"><text:s text:c="4"/>//Output what sum is equal to</text:p>
      <text:p text:style-name="P7"><text:s text:c="4"/>cout&lt;&lt;fixed&lt;&lt;setprecision(2);</text:p>
      <text:p text:style-name="P7"><text:s text:c="4"/>cout&lt;&lt;"Your total sum is = "&lt;&lt;sum&lt;&lt;endl;</text:p>
      <text:p text:style-name="P7">}</text:p>
      <text:p text:style-name="P7">//Exit Comment</text:p>
      <text:p text:style-name="P7">void def(int inN)</text:p>
      <text:p text:style-name="P7">{</text:p>
      <text:p text:style-name="P7"><text:s text:c="4"/>cout&lt;&lt;"You typed "&lt;&lt;inN&lt;&lt;" to exit the program"&lt;&lt;endl;</text:p>
      <text:p text:style-name="P7">}</text:p>
      <text:p text:style-name="P8"><text:soft-page-break/>Input.dat → Has the following.</text:p>
      <text:p text:style-name="P8">Lcekoeddhoffbmc</text:p>
      <text:p text:style-name="P8">Lkcmggjcdhhglif</text:p>
      <text:p text:style-name="P8">Cgldjhcekjigcde</text:p>
      <text:p text:style-name="P8">Cgldjhcekjigcdz</text:p>
      <text:p text:style-name="P8">Bffmdbkcenlafjk</text:p>
      <text:p text:style-name="P8">Fggdijijegfblln</text:p>
      <text:p text:style-name="P8">Jjlncnimjldfedj</text:p>
      <text:p text:style-name="P8">Amliglfohajcdmm</text:p>
      <text:p text:style-name="P8">Balgfcaelhfkgeb</text:p>
      <text:p text:style-name="P8">Kmlhmhcddfoeild</text:p>
      <text:p text:style-name="P8"/>
      <text:p text:style-name="P8">Output.dat → Has the following.</text:p>
      <text:p text:style-name="P8">LcekoeddhoffbmcLkcmggjcdhhglifCgldjhcekjigcdeCgldjhcekjigcdzBffmdbkcenlafjkFggdijijegfbllnJjlncnimjldfedjAmliglfohajcdmmBalgfcaelhfkgebKmlhmhcddfoeild</text:p>
      <text:p text:style-name="P8">/* </text:p>
      <text:p text:style-name="P8"><text:s/>* File: <text:s text:c="2"/>main.cpp</text:p>
      <text:p text:style-name="P8"><text:s/>* Author: AbdulHakim Abbas</text:p>
      <text:p text:style-name="P8"><text:s/>* Purpose: Final Exam Questions</text:p>
      <text:p text:style-name="P8"><text:s/>* For CSC 5 </text:p>
      <text:p text:style-name="P8"><text:s/>* Created on July 30, 2015, 7:05 PM</text:p>
      <text:p text:style-name="P8"><text:s/>*/</text:p>
      <text:p text:style-name="P8">//System Libraries</text:p>
      <text:p text:style-name="P8">#include &lt;cstdlib&gt;</text:p>
      <text:p text:style-name="P8">#include &lt;iostream&gt;</text:p>
      <text:p text:style-name="P8">#include &lt;iomanip&gt;</text:p>
      <text:p text:style-name="P8">#include &lt;cmath&gt;</text:p>
      <text:p text:style-name="P8">#include &lt;ctime&gt;</text:p>
      <text:p text:style-name="P8">#include &lt;vector&gt;</text:p>
      <text:p text:style-name="P8">#include &lt;algorithm&gt;</text:p>
      <text:p text:style-name="P8">#include &lt;fstream&gt;</text:p>
      <text:p text:style-name="P8">#include &lt;string&gt;</text:p>
      <text:p text:style-name="P8">using namespace std;</text:p>
      <text:p text:style-name="P8">//User Libraries</text:p>
      <text:p text:style-name="P8">//Global Constants</text:p>
      <text:p text:style-name="P8">//Function Prototypes</text:p>
      <text:p text:style-name="P8">void Menu();</text:p>
      <text:p text:style-name="P8">int getN();</text:p>
      <text:p text:style-name="P8">void def(int);</text:p>
      <text:p text:style-name="P8">void problem1();</text:p>
      <text:p text:style-name="P8">void problem2();</text:p>
      <text:p text:style-name="P8">void problem3();</text:p>
      <text:p text:style-name="P8">void problem4();</text:p>
      <text:p text:style-name="P8">void problem5();</text:p>
      <text:p text:style-name="P8">void problem6();</text:p>
      <text:p text:style-name="P8">//Function Prototypes for problems</text:p>
      <text:p text:style-name="P8">//Problem 3 </text:p>
      <text:p text:style-name="P8">void prtVec(const vector&lt;int&gt;&amp; , int );</text:p>
      <text:p text:style-name="P8">void filVec(vector&lt;int&gt;&amp; , bool );</text:p>
      <text:p text:style-name="P8">//Problem 5</text:p>
      <text:p text:style-name="P8">void read(string a[], int n, ifstream&amp; in, ofstream&amp; out);//To read from file</text:p>
      <text:p text:style-name="P8">void swap(string&amp; a, string&amp; b);//To swap</text:p>
      <text:p text:style-name="P8">void prtAry(string a[],int n,int perLine);//To print the array</text:p>
      <text:p text:style-name="P8">void ordr(string a[],int n);//Sorts</text:p>
      <text:p text:style-name="P8">void LarSml(string a[],int n,int pos);//To find the largest and smallest</text:p>
      <text:p text:style-name="P8">//Problem 6</text:p>
      <text:p text:style-name="P8">void smdTbl(int [][6], int[], int[]);</text:p>
      <text:p text:style-name="P8">void prtTbl(int [][6], int[], int[]);</text:p>
      <text:p text:style-name="P8">//Execution begins here</text:p>
      <text:p text:style-name="P8">int main(int argv,char *argc[]){</text:p>
      <text:p text:style-name="P8"><text:s text:c="4"/>cout&lt;&lt;"Welcome to this Program which is to answer the Final Exam questions!"&lt;&lt;endl;</text:p>
      <text:p text:style-name="P8"><text:s text:c="4"/>int inN;</text:p>
      <text:p text:style-name="P8"><text:s text:c="4"/>do{</text:p>
      <text:p text:style-name="P8"><text:s text:c="8"/>Menu();</text:p>
      <text:p text:style-name="P8"><text:s text:c="8"/>inN=getN();</text:p>
      <text:p text:style-name="P8"><text:s text:c="8"/>switch(inN){</text:p>
      <text:p text:style-name="P8"><text:s text:c="8"/>case 1: problem1();break;</text:p>
      <text:p text:style-name="P8"><text:s text:c="8"/>case 2: problem2();break;</text:p>
      <text:p text:style-name="P8"><text:s text:c="8"/>case 3: problem3();break;</text:p>
      <text:p text:style-name="P8"><text:s text:c="8"/>case 4: problem4();break;</text:p>
      <text:p text:style-name="P8"><text:s text:c="8"/>case 5: problem5();break;</text:p>
      <text:p text:style-name="P8"><text:s text:c="8"/>case 6: problem6();break;</text:p>
      <text:p text:style-name="P8"><text:s text:c="12"/>default:;</text:p>
      <text:p text:style-name="P8"><text:soft-page-break/><text:s text:c="8"/>};</text:p>
      <text:p text:style-name="P8"><text:s text:c="4"/>}while(inN&lt;7);</text:p>
      <text:p text:style-name="P8"><text:s text:c="4"/>return 0;</text:p>
      <text:p text:style-name="P8">}</text:p>
      <text:p text:style-name="P8">//Menu Function</text:p>
      <text:p text:style-name="P8">void Menu(){</text:p>
      <text:p text:style-name="P8"><text:s text:c="4"/>cout&lt;&lt;"Type 1 for problem 1"&lt;&lt;endl;</text:p>
      <text:p text:style-name="P8"><text:s text:c="4"/>cout&lt;&lt;"Type 2 for problem 2"&lt;&lt;endl;</text:p>
      <text:p text:style-name="P8"><text:s text:c="4"/>cout&lt;&lt;"Type 3 for problem 3"&lt;&lt;endl;</text:p>
      <text:p text:style-name="P8"><text:s text:c="4"/>cout&lt;&lt;"Type 4 for problem 4"&lt;&lt;endl;</text:p>
      <text:p text:style-name="P8"><text:s text:c="4"/>cout&lt;&lt;"Type 5 for problem 5"&lt;&lt;endl;</text:p>
      <text:p text:style-name="P8"><text:s text:c="4"/>cout&lt;&lt;"Type 6 for problem 6"&lt;&lt;endl;</text:p>
      <text:p text:style-name="P8"><text:s text:c="4"/>cout&lt;&lt;"Type 7 to exit \n"&lt;&lt;endl;</text:p>
      <text:p text:style-name="P8">}</text:p>
      <text:p text:style-name="P8">//Choose problem number function</text:p>
      <text:p text:style-name="P8">int getN(){</text:p>
      <text:p text:style-name="P8"><text:s text:c="4"/>int inN;</text:p>
      <text:p text:style-name="P8"><text:s text:c="4"/>cin&gt;&gt;inN;</text:p>
      <text:p text:style-name="P8"><text:s text:c="4"/>return inN;</text:p>
      <text:p text:style-name="P8">}</text:p>
      <text:p text:style-name="P8">//Solution to problem 1</text:p>
      <text:p text:style-name="P8">void problem1(){</text:p>
      <text:p text:style-name="P8"><text:s text:c="4"/>cout&lt;&lt;"In problem # 1"&lt;&lt;endl&lt;&lt;endl;</text:p>
      <text:p text:style-name="P8"><text:s text:c="4"/>//Declare Variables</text:p>
      <text:p text:style-name="P8"><text:s text:c="4"/>unsigned short numb; <text:s text:c="7"/>//number</text:p>
      <text:p text:style-name="P8"><text:s text:c="4"/>signed short rvsr=0; <text:s text:c="7"/>//reverse number</text:p>
      <text:p text:style-name="P8"><text:s text:c="4"/>int fst=1; <text:s text:c="17"/>//one digits number</text:p>
      <text:p text:style-name="P8"><text:s text:c="4"/>int i=0;</text:p>
      <text:p text:style-name="P8"><text:s text:c="4"/>int j=1;</text:p>
      <text:p text:style-name="P8"><text:s text:c="4"/>signed short smd;</text:p>
      <text:p text:style-name="P8"><text:s text:c="4"/>//Input number</text:p>
      <text:p text:style-name="P8"><text:s text:c="4"/>cout&lt;&lt;"Input a number and it will output the reverse"&lt;&lt;endl;</text:p>
      <text:p text:style-name="P8"><text:s text:c="4"/>cin&gt;&gt;numb;</text:p>
      <text:p text:style-name="P8"><text:s text:c="4"/>for(;numb!=0;){</text:p>
      <text:p text:style-name="P8"><text:s text:c="8"/>//Calculations</text:p>
      <text:p text:style-name="P8"><text:s text:c="8"/>rvsr=rvsr*10;</text:p>
      <text:p text:style-name="P8"><text:s text:c="8"/>rvsr=rvsr+numb%10;</text:p>
      <text:p text:style-name="P8"><text:s text:c="8"/>numb=numb/10;</text:p>
      <text:p text:style-name="P8"><text:s text:c="8"/>i++;</text:p>
      <text:p text:style-name="P8"><text:s text:c="4"/>}</text:p>
      <text:p text:style-name="P8"><text:s text:c="4"/>if(rvsr&gt;32767||rvsr&lt;=0){</text:p>
      <text:p text:style-name="P8"><text:s text:c="8"/>cout&lt;&lt;"No conversion possible"&lt;&lt;endl;</text:p>
      <text:p text:style-name="P8"><text:s text:c="4"/>}else{</text:p>
      <text:p text:style-name="P8"><text:s text:c="8"/>cout&lt;&lt;"Reverse number is: "&lt;&lt;rvsr&lt;&lt;endl;</text:p>
      <text:p text:style-name="P8"><text:s text:c="4"/>for(;i!=j;){</text:p>
      <text:p text:style-name="P8"><text:s text:c="8"/>fst=fst*10;</text:p>
      <text:p text:style-name="P8"><text:s text:c="8"/>fst=fst+1;</text:p>
      <text:p text:style-name="P8"><text:s text:c="8"/>j++;</text:p>
      <text:p text:style-name="P8"><text:s text:c="4"/>}</text:p>
      <text:p text:style-name="P8"><text:s text:c="4"/>smd=rvsr-fst;</text:p>
      <text:p text:style-name="P8"><text:s text:c="4"/>cout&lt;&lt;"The sum of "&lt;&lt;rvsr&lt;&lt;" - "&lt;&lt;fst&lt;&lt;" is "&lt;&lt;smd&lt;&lt;endl;</text:p>
      <text:p text:style-name="P8">}</text:p>
      <text:p text:style-name="P8">}</text:p>
      <text:p text:style-name="P8">//Solution to problem 2</text:p>
      <text:p text:style-name="P8">void problem2(){</text:p>
      <text:p text:style-name="P8"><text:s text:c="4"/>cout&lt;&lt;"In problem # 2"&lt;&lt;endl&lt;&lt;endl;</text:p>
      <text:p text:style-name="P8"><text:s text:c="5"/>srand(time(0));</text:p>
      <text:p text:style-name="P8"><text:s text:c="3"/></text:p>
      <text:p text:style-name="P8"><text:s text:c="4"/>//Declare Variables</text:p>
      <text:p text:style-name="P8"><text:s text:c="4"/>int total;</text:p>
      <text:p text:style-name="P8"><text:s text:c="4"/>bool game=false;</text:p>
      <text:p text:style-name="P8"><text:s text:c="4"/>int size;</text:p>
      <text:p text:style-name="P8"><text:s text:c="4"/>int guess; <text:s text:c="21"/>// User guess is stored in here.</text:p>
      <text:p text:style-name="P8"><text:s text:c="4"/>int tries=1; <text:s text:c="19"/>// Number of tries is stored here.</text:p>
      <text:p text:style-name="P8"><text:s text:c="4"/>char answer; <text:s text:c="19"/>// User answer to question is stored here. </text:p>
      <text:p text:style-name="P8"><text:s text:c="4"/>do{</text:p>
      <text:p text:style-name="P8"><text:s text:c="4"/>cout&lt;&lt;"What do you want x to be? x will be the largest number.(1 to 10^x) ";</text:p>
      <text:p text:style-name="P8"><text:s text:c="4"/>cin&gt;&gt;size;</text:p>
      <text:p text:style-name="P8"><text:s text:c="4"/>unsigned short tritotal=log2(pow(10,size));</text:p>
      <text:p text:style-name="P8"><text:s text:c="4"/>int x=tritotal;</text:p>
      <text:p text:style-name="P8"><text:s text:c="4"/>int y=tritotal;</text:p>
      <text:p text:style-name="P8"><text:s text:c="4"/>total=pow(10,size);</text:p>
      <text:p text:style-name="P8"><text:s text:c="4"/>rand()%(total)+1; <text:s text:c="2"/></text:p>
      <text:p text:style-name="P8"><text:soft-page-break/><text:s text:c="4"/>int number= rand()%(total)+1; <text:s text:c="2"/></text:p>
      <text:p text:style-name="P8"><text:s text:c="8"/>for(int i=1;i&lt;=tritotal;i++){</text:p>
      <text:p text:style-name="P8"><text:s text:c="20"/>cout&lt;&lt;"Enter a number between 1 and "&lt;&lt;total&lt;&lt;" you have "&lt;&lt;y&lt;&lt;" tries left): ";</text:p>
      <text:p text:style-name="P8"><text:s text:c="8"/>cin&gt;&gt;guess;</text:p>
      <text:p text:style-name="P8"><text:s text:c="8"/>y--;</text:p>
      <text:p text:style-name="P8"><text:s text:c="8"/>if(i&gt;=x){ <text:s/></text:p>
      <text:p text:style-name="P8"><text:s text:c="8"/>break; </text:p>
      <text:p text:style-name="P8"><text:s text:c="8"/>}</text:p>
      <text:p text:style-name="P8"><text:s text:c="8"/>if(guess&gt;number){</text:p>
      <text:p text:style-name="P8"><text:s text:c="8"/>cout&lt;&lt;"Too high! Try again."&lt;&lt;endl;</text:p>
      <text:p text:style-name="P8"><text:s text:c="10"/>}else if(guess&lt;number){</text:p>
      <text:p text:style-name="P8"><text:s text:c="14"/>cout &lt;&lt; "Too low! Try again."&lt;&lt;endl;</text:p>
      <text:p text:style-name="P8"><text:s text:c="10"/>}else if(guess=number){</text:p>
      <text:p text:style-name="P8"><text:s text:c="10"/>cout&lt;&lt;"Congratulations!! "&lt;&lt;endl;</text:p>
      <text:p text:style-name="P8"><text:s text:c="10"/>cout&lt;&lt;"You got the right number in "&lt;&lt;tries&lt;&lt;" tries!"&lt;&lt;endl;</text:p>
      <text:p text:style-name="P8"><text:s text:c="10"/>break;</text:p>
      <text:p text:style-name="P8"><text:s text:c="9"/>}</text:p>
      <text:p text:style-name="P8"><text:s text:c="8"/>tries=i+1;</text:p>
      <text:p text:style-name="P8"><text:s text:c="8"/>} <text:s/></text:p>
      <text:p text:style-name="P8"><text:s text:c="8"/>if(tries&gt;=x){</text:p>
      <text:p text:style-name="P8"><text:s text:c="14"/>cout&lt;&lt;"You lose!! you used to many tries"&lt;&lt;endl;</text:p>
      <text:p text:style-name="P8"><text:s text:c="10"/>break;</text:p>
      <text:p text:style-name="P8"><text:s text:c="8"/>}</text:p>
      <text:p text:style-name="P8"><text:tab/>cout&lt;&lt;"Would you like to play again? (Y/N)";</text:p>
      <text:p text:style-name="P8"><text:s text:c="16"/>cin&gt;&gt;answer;</text:p>
      <text:p text:style-name="P8">}while(answer=='Y'||answer=='y');</text:p>
      <text:p text:style-name="P8"><text:tab/></text:p>
      <text:p text:style-name="P8">}</text:p>
      <text:p text:style-name="P8">//Solution to problem 3</text:p>
      <text:p text:style-name="P8">void problem3(){</text:p>
      <text:p text:style-name="P8"><text:s text:c="3"/>cout&lt;&lt;"In problem # 3"&lt;&lt;endl&lt;&lt;endl;</text:p>
      <text:p text:style-name="P8"><text:s text:c="3"/>vector&lt;int&gt; even,odd;</text:p>
      <text:p text:style-name="P8"><text:s text:c="3"/>int size;</text:p>
      <text:p text:style-name="P8"><text:s text:c="3"/>int cols;</text:p>
      <text:p text:style-name="P8"><text:s text:c="3"/>//Input the size of these vectors.</text:p>
      <text:p text:style-name="P8"><text:s text:c="3"/>cout &lt;&lt;"Enter vector size: ";</text:p>
      <text:p text:style-name="P8"><text:s text:c="3"/>cin &gt;&gt; size;</text:p>
      <text:p text:style-name="P8"><text:s text:c="3"/>even.resize(size);</text:p>
      <text:p text:style-name="P8"><text:s text:c="3"/>odd.resize(size);</text:p>
      <text:p text:style-name="P8"><text:s text:c="3"/>filVec(even, true);</text:p>
      <text:p text:style-name="P8"><text:s text:c="3"/>filVec(odd, false);</text:p>
      <text:p text:style-name="P8"><text:s text:c="3"/>//Output the columns</text:p>
      <text:p text:style-name="P8"><text:s text:c="3"/>cout&lt;&lt;"How many columns to display: ";</text:p>
      <text:p text:style-name="P8"><text:s text:c="3"/>cin&gt;&gt;cols;</text:p>
      <text:p text:style-name="P8"><text:s text:c="3"/>prtVec(even, cols);</text:p>
      <text:p text:style-name="P8"><text:s text:c="3"/>cout&lt;&lt;endl;</text:p>
      <text:p text:style-name="P8"><text:s text:c="3"/>prtVec(odd, cols);</text:p>
      <text:p text:style-name="P8"><text:s text:c="3"/>cout&lt;&lt;endl;</text:p>
      <text:p text:style-name="P8">}</text:p>
      <text:p text:style-name="P8">//Solution to problem 4</text:p>
      <text:p text:style-name="P8">void problem4(){</text:p>
      <text:p text:style-name="P8"><text:s text:c="4"/>cout&lt;&lt;"In problem # 4"&lt;&lt;endl&lt;&lt;endl;</text:p>
      <text:p text:style-name="P8"><text:s text:c="8"/>srand(time(0));</text:p>
      <text:p text:style-name="P8"><text:s text:c="4"/>//Declare Variables</text:p>
      <text:p text:style-name="P8"><text:s text:c="8"/>const int n=5,ntimes=10000;</text:p>
      <text:p text:style-name="P8"><text:s text:c="8"/>int freq[n]={0};</text:p>
      <text:p text:style-name="P8"><text:s text:c="8"/>short int rndseq[]={9,61,88,101,121};</text:p>
      <text:p text:style-name="P8"><text:s text:c="4"/></text:p>
      <text:p text:style-name="P8"><text:s text:c="8"/>for(int i=0;i&lt;ntimes;i++){</text:p>
      <text:p text:style-name="P8"><text:s text:c="12"/>int number= rand()% 5; <text:s text:c="2"/></text:p>
      <text:p text:style-name="P8"><text:s text:c="12"/>freq[number]+=1;</text:p>
      <text:p text:style-name="P8"><text:s text:c="8"/>}</text:p>
      <text:p text:style-name="P8"><text:s text:c="8"/>//Output the results)</text:p>
      <text:p text:style-name="P8"><text:s text:c="8"/>for(int i=0;i&lt;n;i++){</text:p>
      <text:p text:style-name="P8"><text:s text:c="8"/>cout&lt;&lt;rndseq[i]&lt;&lt;" occurred "&lt;&lt;</text:p>
      <text:p text:style-name="P8"><text:s text:c="8"/>freq[i]&lt;&lt;" times"&lt;&lt;endl;</text:p>
      <text:p text:style-name="P8"><text:s text:c="8"/>}</text:p>
      <text:p text:style-name="P8">}</text:p>
      <text:p text:style-name="P8">//Solution to Problem 5</text:p>
      <text:p text:style-name="P8">void problem5(){</text:p>
      <text:p text:style-name="P8"><text:s text:c="4"/>cout&lt;&lt;"In problem # 5"&lt;&lt;endl&lt;&lt;endl;</text:p>
      <text:p text:style-name="P8"><text:s text:c="4"/>//Declare Variables</text:p>
      <text:p text:style-name="P8"><text:s text:c="4"/>ifstream in;</text:p>
      <text:p text:style-name="P8"><text:soft-page-break/><text:s text:c="4"/>ofstream out;</text:p>
      <text:p text:style-name="P8"><text:s text:c="4"/>int SIZE=10;</text:p>
      <text:p text:style-name="P8"><text:s text:c="4"/>string array[SIZE];</text:p>
      <text:p text:style-name="P8"><text:s text:c="4"/>//Opens Files Being Utilized</text:p>
      <text:p text:style-name="P8"><text:s text:c="4"/>in.open("input.dat");</text:p>
      <text:p text:style-name="P8"><text:s text:c="4"/>out.open("output.dat");</text:p>
      <text:p text:style-name="P8"><text:s text:c="4"/>cout&lt;&lt;endl;</text:p>
      <text:p text:style-name="P8"><text:s text:c="4"/>read(array,SIZE,in,out);</text:p>
      <text:p text:style-name="P8"><text:s text:c="4"/>prtAry(array,SIZE,1);</text:p>
      <text:p text:style-name="P8"><text:s text:c="4"/>ordr(array,SIZE);</text:p>
      <text:p text:style-name="P8"><text:s text:c="4"/>prtAry(array,SIZE,1);</text:p>
      <text:p text:style-name="P8"><text:s text:c="4"/>//Closes Files Being Utilized</text:p>
      <text:p text:style-name="P8"><text:s text:c="4"/>in.close();</text:p>
      <text:p text:style-name="P8"><text:s text:c="4"/>out.close();</text:p>
      <text:p text:style-name="P8"><text:s text:c="4"/>cout&lt;&lt;endl;</text:p>
      <text:p text:style-name="P8"><text:s text:c="4"/>//Exit Stage Right</text:p>
      <text:p text:style-name="P8">}</text:p>
      <text:p text:style-name="P8">//Solution to problem 6</text:p>
      <text:p text:style-name="P8">void problem6(){</text:p>
      <text:p text:style-name="P8"><text:s text:c="4"/>cout&lt;&lt;"In problem # 6"&lt;&lt;endl&lt;&lt;endl;</text:p>
      <text:p text:style-name="P8"><text:s text:c="6"/>//Declare Variables</text:p>
      <text:p text:style-name="P8"><text:s text:c="4"/>int array[5][6]={{100, 101, 102, 103, 104, 105},</text:p>
      <text:p text:style-name="P8"><text:s text:c="23"/>{106, 107, 108, 109, 110, 111},</text:p>
      <text:p text:style-name="P8"><text:s text:c="23"/>{112, 113, 114, 115, 116, 117},</text:p>
      <text:p text:style-name="P8"><text:s text:c="23"/>{118, 119, 120, 121, 122, 123},</text:p>
      <text:p text:style-name="P8"><text:s text:c="23"/>{124, 125, 126, 127, 128, 129}};</text:p>
      <text:p text:style-name="P8"><text:s text:c="4"/>int row[5]={0,0,0,0,0};</text:p>
      <text:p text:style-name="P8"><text:s text:c="4"/>int colm[6]={0,0,0,0,0,0};</text:p>
      <text:p text:style-name="P8"><text:s text:c="4"/>//Initialize array</text:p>
      <text:p text:style-name="P8"><text:s text:c="4"/>smdTbl(array, row, colm);</text:p>
      <text:p text:style-name="P8"><text:s text:c="4"/>//Initialize Print Array</text:p>
      <text:p text:style-name="P8"><text:s text:c="4"/>prtTbl(array, row, colm);</text:p>
      <text:p text:style-name="P8">}</text:p>
      <text:p text:style-name="P8">//Exit Comment</text:p>
      <text:p text:style-name="P8">void def(int inN){</text:p>
      <text:p text:style-name="P8"><text:s text:c="4"/>cout&lt;&lt;"You typed "&lt;&lt;inN&lt;&lt;" to exit the program"&lt;&lt;endl;</text:p>
      <text:p text:style-name="P8">}</text:p>
      <text:p text:style-name="P8">//Problem 3 </text:p>
      <text:p text:style-name="P8">void prtVec(const vector&lt;int&gt;&amp; V, int cols){</text:p>
      <text:p text:style-name="P8"><text:s text:c="3"/>for(int i=0 ;i&lt;V.size(); i++){</text:p>
      <text:p text:style-name="P8"><text:s text:c="7"/>cout &lt;&lt; V[i] &lt;&lt; " ";</text:p>
      <text:p text:style-name="P8"><text:s text:c="7"/>if( (i+1)%cols == 0) cout &lt;&lt; endl;</text:p>
      <text:p text:style-name="P8"><text:s text:c="3"/>}</text:p>
      <text:p text:style-name="P8">}</text:p>
      <text:p text:style-name="P8">void filVec(vector&lt;int&gt;&amp; V, bool isEven){</text:p>
      <text:p text:style-name="P8"><text:s text:c="3"/>for(int i=0; i&lt;V.size(); i++){</text:p>
      <text:p text:style-name="P8"><text:s text:c="3"/>int value =rand()%90+10;</text:p>
      <text:p text:style-name="P8"><text:s text:c="7"/>if(isEven &amp;&amp; value %2==0)</text:p>
      <text:p text:style-name="P8"><text:s text:c="7"/>V[i] = value;</text:p>
      <text:p text:style-name="P8"><text:s text:c="7"/>else if(!isEven &amp;&amp; value%2!=0)</text:p>
      <text:p text:style-name="P8"><text:s text:c="7"/>V[i] = value;</text:p>
      <text:p text:style-name="P8"><text:s text:c="7"/>else</text:p>
      <text:p text:style-name="P8"><text:s text:c="7"/>i--;</text:p>
      <text:p text:style-name="P8"><text:s text:c="3"/>}</text:p>
      <text:p text:style-name="P8">}</text:p>
      <text:p text:style-name="P8">//Problem 5 </text:p>
      <text:p text:style-name="P8">void read(string a[], int n, ifstream&amp; in, ofstream&amp; out){</text:p>
      <text:p text:style-name="P8"><text:s text:c="5"/>for(int i=0;i&lt;10;i++){</text:p>
      <text:p text:style-name="P8"><text:s text:c="8"/>in&gt;&gt;a[i];</text:p>
      <text:p text:style-name="P8"><text:s text:c="8"/>out&lt;&lt;a[i]; <text:s text:c="7"/></text:p>
      <text:p text:style-name="P8"><text:s text:c="4"/>}</text:p>
      <text:p text:style-name="P8">}</text:p>
      <text:p text:style-name="P8">void ordr(string a[],int n){</text:p>
      <text:p text:style-name="P8"><text:s text:c="4"/>for(int i=0;i&lt;n-1;i++){</text:p>
      <text:p text:style-name="P8"><text:s text:c="8"/>LarSml(a,n,i);</text:p>
      <text:p text:style-name="P8"><text:s text:c="4"/>}</text:p>
      <text:p text:style-name="P8">}</text:p>
      <text:p text:style-name="P8">void LarSml(string a[],int n,int pos){</text:p>
      <text:p text:style-name="P8"><text:s text:c="4"/>for(int i=pos+1;i&lt;n;i++){</text:p>
      <text:p text:style-name="P8"><text:s text:c="8"/>if(a[pos]&lt;a[i])swap(a[pos],a[i]);</text:p>
      <text:p text:style-name="P8"><text:s text:c="4"/>}</text:p>
      <text:p text:style-name="P8">}</text:p>
      <text:p text:style-name="P8">void swap(string&amp; a, string&amp; b){</text:p>
      <text:p text:style-name="P8"><text:soft-page-break/><text:s text:c="4"/>string temp=a;</text:p>
      <text:p text:style-name="P8"><text:s text:c="4"/>a=b;</text:p>
      <text:p text:style-name="P8"><text:s text:c="4"/>b=temp;</text:p>
      <text:p text:style-name="P8">}</text:p>
      <text:p text:style-name="P8">void prtAry(string a[],int n,int perLine){</text:p>
      <text:p text:style-name="P8"><text:s text:c="4"/>cout&lt;&lt;endl;</text:p>
      <text:p text:style-name="P8"><text:s text:c="4"/>for(int i=0;i&lt;n;i++){</text:p>
      <text:p text:style-name="P8"><text:s text:c="8"/>cout&lt;&lt;a[i]&lt;&lt;" ";</text:p>
      <text:p text:style-name="P8"><text:s text:c="8"/>if(i%perLine==(perLine-1))cout&lt;&lt;endl;</text:p>
      <text:p text:style-name="P8"><text:s text:c="4"/>}</text:p>
      <text:p text:style-name="P8"><text:s text:c="4"/>cout&lt;&lt;endl;</text:p>
      <text:p text:style-name="P8">}</text:p>
      <text:p text:style-name="P8">//Problem 6</text:p>
      <text:p text:style-name="P8">/*******************************************************************************************************</text:p>
      <text:p text:style-name="P8"><text:s/>**</text:p>
      <text:p text:style-name="P8"><text:s/>** <text:s text:c="10"/>smdTbl</text:p>
      <text:p text:style-name="P8"><text:s/>** Purpose: Sum up the numbers in the table</text:p>
      <text:p text:style-name="P8"><text:s/>** Input: numArry, rowSum, colmSum</text:p>
      <text:p text:style-name="P8"><text:s/>** Output:none</text:p>
      <text:p text:style-name="P8"><text:s/>*******************************************************************************************************</text:p>
      <text:p text:style-name="P8"><text:s/>*/</text:p>
      <text:p text:style-name="P8">void smdTbl(int numArry[][6], int rowSum[], int colmSum[]){</text:p>
      <text:p text:style-name="P8"><text:s text:c="3"/>for(int i=0;i&lt;6;i++){</text:p>
      <text:p text:style-name="P8"><text:s text:c="8"/>rowSum[0]+=numArry[0][i];</text:p>
      <text:p text:style-name="P8"><text:s text:c="8"/>rowSum[1]+=numArry[1][i];</text:p>
      <text:p text:style-name="P8"><text:s text:c="8"/>rowSum[2]+=numArry[2][i];</text:p>
      <text:p text:style-name="P8"><text:s text:c="8"/>rowSum[3]+=numArry[3][i];</text:p>
      <text:p text:style-name="P8"><text:s text:c="8"/>rowSum[4]+=numArry[4][i];</text:p>
      <text:p text:style-name="P8"><text:s text:c="4"/>}</text:p>
      <text:p text:style-name="P8"><text:s text:c="4"/>for(int i=0;i&lt;5;i++){</text:p>
      <text:p text:style-name="P8"><text:s text:c="8"/>colmSum[0]+=numArry[i][0];</text:p>
      <text:p text:style-name="P8"><text:s text:c="8"/>colmSum[1]+=numArry[i][1];</text:p>
      <text:p text:style-name="P8"><text:s text:c="8"/>colmSum[2]+=numArry[i][2];</text:p>
      <text:p text:style-name="P8"><text:s text:c="8"/>colmSum[3]+=numArry[i][3];</text:p>
      <text:p text:style-name="P8"><text:s text:c="8"/>colmSum[4]+=numArry[i][4];</text:p>
      <text:p text:style-name="P8"><text:s text:c="8"/>colmSum[5]+=numArry[i][5];</text:p>
      <text:p text:style-name="P8"><text:s text:c="4"/>} </text:p>
      <text:p text:style-name="P8">}</text:p>
      <text:p text:style-name="P8">/*******************************************************************************************************</text:p>
      <text:p text:style-name="P8"><text:s/>** <text:s text:c="8"/>prtTbl</text:p>
      <text:p text:style-name="P8"><text:s/>** Purpose: Print out the results</text:p>
      <text:p text:style-name="P8"><text:s/>** Input: numAry, rwSum, colSum</text:p>
      <text:p text:style-name="P8"><text:s/>** Output:Original table, rowSum, colmSum, rowTot</text:p>
      <text:p text:style-name="P8"><text:s/>*******************************************************************************************************</text:p>
      <text:p text:style-name="P8"><text:s/>*/</text:p>
      <text:p text:style-name="P8">void prtTbl(int numArry[][6], int rowSum[], int colmSum[]){ </text:p>
      <text:p text:style-name="P8"><text:s text:c="4"/>int rowTot=0;</text:p>
      <text:p text:style-name="P8"><text:s text:c="4"/>for(int i=0;i&lt;=5;i++){</text:p>
      <text:p text:style-name="P8"><text:s text:c="8"/>cout&lt;&lt;setw(6)&lt;&lt;numArry[0][i]&lt;&lt;" ";</text:p>
      <text:p text:style-name="P8"><text:s text:c="4"/>}</text:p>
      <text:p text:style-name="P8"><text:s text:c="4"/>cout&lt;&lt;setw(6)&lt;&lt;rowSum[0]&lt;&lt;endl;</text:p>
      <text:p text:style-name="P8"><text:s text:c="4"/>for(int i=0;i&lt;=5;i++){</text:p>
      <text:p text:style-name="P8"><text:s text:c="8"/>cout&lt;&lt;setw(6)&lt;&lt;numArry[1][i]&lt;&lt;" ";</text:p>
      <text:p text:style-name="P8"><text:s text:c="4"/>}</text:p>
      <text:p text:style-name="P8"><text:s text:c="4"/>cout&lt;&lt;setw(6)&lt;&lt;rowSum[1]&lt;&lt;endl;</text:p>
      <text:p text:style-name="P8"><text:s text:c="4"/>for(int i=0;i&lt;=5;i++){</text:p>
      <text:p text:style-name="P8"><text:s text:c="8"/>cout&lt;&lt;setw(6)&lt;&lt;numArry[2][i]&lt;&lt;" ";</text:p>
      <text:p text:style-name="P8"><text:s text:c="4"/>}</text:p>
      <text:p text:style-name="P8"><text:s text:c="4"/>cout&lt;&lt;setw(6)&lt;&lt;rowSum[2]&lt;&lt;endl;</text:p>
      <text:p text:style-name="P8"><text:s text:c="4"/></text:p>
      <text:p text:style-name="P8"><text:s text:c="4"/>for(int i=0;i&lt;=5;i++){</text:p>
      <text:p text:style-name="P8"><text:s text:c="8"/>cout&lt;&lt;setw(6)&lt;&lt;numArry[3][i]&lt;&lt;" ";</text:p>
      <text:p text:style-name="P8"><text:s text:c="4"/>}</text:p>
      <text:p text:style-name="P8"><text:s text:c="4"/>cout&lt;&lt;setw(6)&lt;&lt;rowSum[3]&lt;&lt;endl;</text:p>
      <text:p text:style-name="P8"><text:s text:c="4"/>for(int i=0;i&lt;=5;i++){</text:p>
      <text:p text:style-name="P8"><text:s text:c="8"/>cout&lt;&lt;setw(6)&lt;&lt;numArry[4][i]&lt;&lt;" ";</text:p>
      <text:p text:style-name="P8"><text:s text:c="4"/>}</text:p>
      <text:p text:style-name="P8"><text:s text:c="4"/>cout&lt;&lt;setw(6)&lt;&lt;rowSum[4]&lt;&lt;endl;</text:p>
      <text:p text:style-name="P8"><text:s text:c="4"/>for(int i=0;i&lt;6;i++){</text:p>
      <text:p text:style-name="P8"><text:s text:c="8"/>cout&lt;&lt;setw(6)&lt;&lt;colmSum[i]&lt;&lt;" ";</text:p>
      <text:p text:style-name="P8"><text:s text:c="4"/>}</text:p>
      <text:p text:style-name="P8"><text:s text:c="4"/>for(int i=0; i&lt;=5;i++){</text:p>
      <text:p text:style-name="P8"><text:s text:c="8"/>rowTot+=rowSum[i];</text:p>
      <text:p text:style-name="P8"><text:soft-page-break/><text:s text:c="4"/>}</text:p>
      <text:p text:style-name="P8"><text:s text:c="4"/>cout&lt;&lt;setw(6)&lt;&lt;rowTot&lt;&lt;endl;</text:p>
      <text:p text:style-name="P8">}</text:p>
      <text:p text:style-name="P8">/* </text:p>
      <text:p text:style-name="P8"><text:s/>* File: <text:s text:c="2"/>main.cpp</text:p>
      <text:p text:style-name="P8"><text:s/>* Author: Abdul Hakim Abbas</text:p>
      <text:p text:style-name="P8"><text:s/>* Purpose: Take in values then return a total</text:p>
      <text:p text:style-name="P8"><text:s/>* Created on June 27, 2015, 7:09 PM</text:p>
      <text:p text:style-name="P8"><text:s/>*/</text:p>
      <text:p text:style-name="P8">#include &lt;iostream&gt;//File I/O</text:p>
      <text:p text:style-name="P8">using namespace std;//std name space --&gt; iostream</text:p>
      <text:p text:style-name="P8">//User Libraries</text:p>
      <text:p text:style-name="P8">//Global constants</text:p>
      <text:p text:style-name="P8">//Function Prototypes</text:p>
      <text:p text:style-name="P8">//Execution Begins here!</text:p>
      <text:p text:style-name="P8">int main(int argc, char** argv) {</text:p>
      <text:p text:style-name="P8">//Declare variables</text:p>
      <text:p text:style-name="P8"><text:s text:c="4"/>int quarter;</text:p>
      <text:p text:style-name="P8"><text:s text:c="4"/>int dime;</text:p>
      <text:p text:style-name="P8"><text:s text:c="4"/>int nickel;</text:p>
      <text:p text:style-name="P8"><text:s text:c="4"/>int q;</text:p>
      <text:p text:style-name="P8"><text:s text:c="4"/>int d;</text:p>
      <text:p text:style-name="P8"><text:s text:c="4"/>int n;</text:p>
      <text:p text:style-name="P8"><text:s text:c="4"/>int num1;</text:p>
      <text:p text:style-name="P8"><text:s text:c="4"/>int num2;</text:p>
      <text:p text:style-name="P8"><text:s text:c="4"/>int num3;</text:p>
      <text:p text:style-name="P8"><text:s text:c="4"/>int total;</text:p>
      <text:p text:style-name="P8">//Process input here</text:p>
      <text:p text:style-name="P8"><text:s text:c="4"/>q = 25;</text:p>
      <text:p text:style-name="P8"><text:s text:c="4"/>d = 10;</text:p>
      <text:p text:style-name="P8"><text:s text:c="4"/>n = 5;</text:p>
      <text:p text:style-name="P8">//Output here</text:p>
      <text:p text:style-name="P8">cout&lt;&lt;"Press return after entering a number.\n";</text:p>
      <text:p text:style-name="P8">cout&lt;&lt;"Enter the number of quarters:\n";</text:p>
      <text:p text:style-name="P8">cin&gt;&gt;num1;</text:p>
      <text:p text:style-name="P8">quarter = q * num1;</text:p>
      <text:p text:style-name="P8">cout&lt;&lt;"Press return after entering a number.\n";</text:p>
      <text:p text:style-name="P8">cout&lt;&lt;"Enter the number of dimes:\n";</text:p>
      <text:p text:style-name="P8">cin&gt;&gt;num2;</text:p>
      <text:p text:style-name="P8">dime = d * num2;</text:p>
      <text:p text:style-name="P8">cout&lt;&lt;"Press return after entering a number.\n";</text:p>
      <text:p text:style-name="P8">cout&lt;&lt;"Enter the number of nickels:\n";</text:p>
      <text:p text:style-name="P8">cin&gt;&gt;num3;</text:p>
      <text:p text:style-name="P8">nickel = n * num3;</text:p>
      <text:p text:style-name="P8">total = quarter + dime + nickel;</text:p>
      <text:p text:style-name="P8">cout&lt;&lt;"The total is "&lt;&lt;total&lt;&lt;" cents."&lt;&lt;endl;</text:p>
      <text:p text:style-name="P8">//Exit stage right!</text:p>
      <text:p text:style-name="P8"><text:s text:c="4"/>return 0;</text:p>
      <text:p text:style-name="P8">}</text:p>
      <text:p text:style-name="P8"/>
      <text:p text:style-name="P9">bmr.dat → It has the following.</text:p>
      <text:p text:style-name="P9">F 100 64 25</text:p>
      <text:p text:style-name="P9">F 100 69 20</text:p>
      <text:p text:style-name="P9">M 130 68 21</text:p>
      <text:p text:style-name="P9">M 154 65 22</text:p>
      <text:p text:style-name="P9">F 150 66 23</text:p>
      <text:p text:style-name="P9">F 120 62 24</text:p>
      <text:p text:style-name="P9">M 100 64 45</text:p>
      <text:p text:style-name="P9">F 100 69 40</text:p>
      <text:p text:style-name="P9">F 130 68 50</text:p>
      <text:p text:style-name="P9">M 154 65 62</text:p>
      <text:p text:style-name="P9">F 150 66 73</text:p>
      <text:p text:style-name="P9">F 120 62 54</text:p>
      <text:p text:style-name="P9">M 115 67 24</text:p>
      <text:p text:style-name="P9">F 100 69 30</text:p>
      <text:p text:style-name="P9">F 125 68 22</text:p>
      <text:p text:style-name="P9">M 154 65 28</text:p>
      <text:p text:style-name="P9">F 150 66 29</text:p>
      <text:p text:style-name="P9">M 120 65 18</text:p>
      <text:p text:style-name="P9">/* </text:p>
      <text:p text:style-name="P9"><text:s/>* File: <text:s text:c="2"/>main.cpp</text:p>
      <text:p text:style-name="P9"><text:s/>* Author: Abdul Hakim Abbas</text:p>
      <text:p text:style-name="P9"><text:s/>* Purpose: How many bars can some eat with out gaining weight</text:p>
      <text:p text:style-name="P9"><text:soft-page-break/><text:s/>* Created on June 30, 2015, 12:12 PM</text:p>
      <text:p text:style-name="P9"><text:s/>*/</text:p>
      <text:p text:style-name="P9">//System Libraries</text:p>
      <text:p text:style-name="P9">#include &lt;fstream&gt;</text:p>
      <text:p text:style-name="P9">#include &lt;iostream&gt;</text:p>
      <text:p text:style-name="P9">using namespace std;</text:p>
      <text:p text:style-name="P9">//User Libraries</text:p>
      <text:p text:style-name="P9">//Global Constants</text:p>
      <text:p text:style-name="P9">//Function Prototypes</text:p>
      <text:p text:style-name="P9">//Execution Begins Here!</text:p>
      <text:p text:style-name="P9">int main(int argc, char** argv) {</text:p>
      <text:p text:style-name="P9"><text:s text:c="4"/>//Declare variables</text:p>
      <text:p text:style-name="P9"><text:s text:c="4"/>unsigned short wtLbs, htInch, ageYrs, bmr;</text:p>
      <text:p text:style-name="P9"><text:s text:c="4"/>unsigned char <text:s/>nChcBar,calChoc=230;</text:p>
      <text:p text:style-name="P9"><text:s text:c="4"/>char sex;</text:p>
      <text:p text:style-name="P9"><text:s text:c="4"/>ifstream input;</text:p>
      <text:p text:style-name="P9"><text:s text:c="4"/>//Loop as long as we have data</text:p>
      <text:p text:style-name="P9"><text:s text:c="4"/>input.open("bmr.dat");</text:p>
      <text:p text:style-name="P9"><text:s text:c="4"/>//Exhaust the data in the file</text:p>
      <text:p text:style-name="P9"><text:s text:c="4"/>//while(!input.eof()){</text:p>
      <text:p text:style-name="P9"><text:s text:c="4"/>while(input&gt;&gt;sex&gt;&gt;wtLbs&gt;&gt;htInch&gt;&gt;ageYrs){</text:p>
      <text:p text:style-name="P9"><text:s text:c="8"/>//Read from file</text:p>
      <text:p text:style-name="P9"><text:s text:c="8"/>//input&gt;&gt;sex&gt;&gt;wtLbs&gt;&gt;htInch&gt;&gt;ageYrs;</text:p>
      <text:p text:style-name="P9"><text:s text:c="8"/>//Calculate BMR due to Sex</text:p>
      <text:p text:style-name="P9"><text:s text:c="8"/>if(sex=='F'){</text:p>
      <text:p text:style-name="P9"><text:s text:c="12"/>bmr=655+4.3*wtLbs+4.7*htInch-4.7*ageYrs;</text:p>
      <text:p text:style-name="P9"><text:s text:c="8"/>}else{</text:p>
      <text:p text:style-name="P9"><text:s text:c="12"/>bmr=66+6.3*wtLbs+12.9*htInch-6.8*ageYrs;</text:p>
      <text:p text:style-name="P9"><text:s text:c="8"/>}</text:p>
      <text:p text:style-name="P9"><text:s text:c="8"/>//What is the equivalent number of chocolate bars</text:p>
      <text:p text:style-name="P9"><text:s text:c="8"/>nChcBar=bmr/calChoc;</text:p>
      <text:p text:style-name="P9"><text:s text:c="8"/>//Output the results</text:p>
      <text:p text:style-name="P9"><text:s text:c="8"/>cout&lt;&lt;"Sex = "&lt;&lt;sex&lt;&lt;endl;</text:p>
      <text:p text:style-name="P9"><text:s text:c="8"/>cout&lt;&lt;"Wt <text:s/>= "&lt;&lt;wtLbs&lt;&lt;"(lbs)"&lt;&lt;endl;</text:p>
      <text:p text:style-name="P9"><text:s text:c="8"/>cout&lt;&lt;"Ht <text:s/>= "&lt;&lt;htInch&lt;&lt;"(inches)"&lt;&lt;endl;</text:p>
      <text:p text:style-name="P9"><text:s text:c="8"/>cout&lt;&lt;"Age = "&lt;&lt;ageYrs&lt;&lt;"(years)"&lt;&lt;endl;</text:p>
      <text:p text:style-name="P9"><text:s text:c="8"/>cout&lt;&lt;"Your BMR = "&lt;&lt;bmr&lt;&lt;"(cal)"&lt;&lt;endl;</text:p>
      <text:p text:style-name="P9"><text:s text:c="8"/>cout&lt;&lt;"Number of candy bars you may consume = "</text:p>
      <text:p text:style-name="P9"><text:s text:c="16"/>&lt;&lt;static_cast&lt;int&gt;(nChcBar)&lt;&lt;endl;</text:p>
      <text:p text:style-name="P9"><text:s text:c="8"/>cout&lt;&lt;endl&lt;&lt;endl;</text:p>
      <text:p text:style-name="P9"><text:s text:c="4"/>}</text:p>
      <text:p text:style-name="P9"><text:s text:c="4"/>//Exit stage right!</text:p>
      <text:p text:style-name="P9"><text:s text:c="4"/>return 0;</text:p>
      <text:p text:style-name="P9">}</text:p>
      <text:p text:style-name="P9">/* </text:p>
      <text:p text:style-name="P9"><text:s/>* File: <text:s text:c="2"/>main.cpp</text:p>
      <text:p text:style-name="P9"><text:s/>* Author: Abdul Hakim Abbas</text:p>
      <text:p text:style-name="P9"><text:s/>* Purpose: Savitch-8thEd-Chap2-Prob3</text:p>
      <text:p text:style-name="P9"><text:s/>* Created on July 4, 2015, 11:29 PM</text:p>
      <text:p text:style-name="P9"><text:s/>*/</text:p>
      <text:p text:style-name="P9">//System Libraries</text:p>
      <text:p text:style-name="P9">#include &lt;iostream&gt;</text:p>
      <text:p text:style-name="P9">using namespace std;</text:p>
      <text:p text:style-name="P9">//User Libraries</text:p>
      <text:p text:style-name="P9">//Global Constants </text:p>
      <text:p text:style-name="P9">const float pyInc=7.6e-2, mths=12.0;</text:p>
      <text:p text:style-name="P9">//Function Prototypes</text:p>
      <text:p text:style-name="P9">//Execution Begins Here!</text:p>
      <text:p text:style-name="P9">int main(int argc, char** argv) {</text:p>
      <text:p text:style-name="P9">//Declare Variables</text:p>
      <text:p text:style-name="P9"><text:s text:c="8"/>float ansal, nusal, nuMthpy, retPy;</text:p>
      <text:p text:style-name="P9"><text:s text:c="8"/>char ans; <text:s text:c="6"/></text:p>
      <text:p text:style-name="P9"><text:s text:c="8"/>do{</text:p>
      <text:p text:style-name="P9"><text:s text:c="11"/>//Input variables</text:p>
      <text:p text:style-name="P9"><text:s text:c="11"/>cout&lt;&lt;"Your company is willingly giving you a 7.6% "&lt;&lt;endl;</text:p>
      <text:p text:style-name="P9"><text:s text:c="11"/>cout&lt;&lt;"increment to your salary for the past six months."&lt;&lt;endl;</text:p>
      <text:p text:style-name="P9"><text:s text:c="11"/>cout&lt;&lt;"To calculate your new annual salary"&lt;&lt;endl;</text:p>
      <text:p text:style-name="P9"><text:s text:c="11"/>cout&lt;&lt;endl;</text:p>
      <text:p text:style-name="P9"><text:s text:c="11"/>cout&lt;&lt;"Input you current annual salary: $";</text:p>
      <text:p text:style-name="P9"><text:s text:c="11"/>cin&gt;&gt;ansal;</text:p>
      <text:p text:style-name="P9"><text:s text:c="11"/>cout&lt;&lt;endl;</text:p>
      <text:p text:style-name="P9"><text:s text:c="11"/>//Calculate </text:p>
      <text:p text:style-name="P9"><text:s text:c="11"/>nusal=ansal+(ansal*pyInc); //New Annual Salary</text:p>
      <text:p text:style-name="P9"><text:soft-page-break/><text:s text:c="11"/>nuMthpy=nusal/mths; //New Monthly Salary</text:p>
      <text:p text:style-name="P9"><text:s text:c="11"/>retPy=((ansal*pyInc)/mths)*6; //Retroactive Pay</text:p>
      <text:p text:style-name="P9"><text:s text:c="11"/>//Output Salary</text:p>
      <text:p text:style-name="P9"><text:s text:c="11"/>cout&lt;&lt;"Your new annual salary is: $"&lt;&lt;nusal&lt;&lt;endl;</text:p>
      <text:p text:style-name="P9"><text:s text:c="11"/>cout&lt;&lt;"and your new monthly salary is: $"&lt;&lt;nuMthpy&lt;&lt;endl;</text:p>
      <text:p text:style-name="P9"><text:s text:c="11"/>cout&lt;&lt;"Your bonus pay for the last six months is: $"&lt;&lt;retPy&lt;&lt;endl; </text:p>
      <text:p text:style-name="P9"><text:s text:c="11"/>cout&lt;&lt;endl;</text:p>
      <text:p text:style-name="P9"><text:s text:c="11"/>cout&lt;&lt;"If you would like to restart the process, "&lt;&lt;endl;</text:p>
      <text:p text:style-name="P9"><text:s text:c="11"/>cout&lt;&lt;"Either Press (Y) for yes or (N) for no, then press return:";</text:p>
      <text:p text:style-name="P9"><text:s text:c="11"/>cin&gt;&gt;ans;</text:p>
      <text:p text:style-name="P9"><text:s text:c="11"/>cout&lt;&lt;endl;</text:p>
      <text:p text:style-name="P9"><text:s text:c="3"/>}while (ans == 'y' || ans =='Y');</text:p>
      <text:p text:style-name="P9"><text:s text:c="4"/>//Exit Stage Right!</text:p>
      <text:p text:style-name="P9"><text:s text:c="4"/>return 0;</text:p>
      <text:p text:style-name="P9">}</text:p>
      <text:p text:style-name="P9">/* </text:p>
      <text:p text:style-name="P9"><text:s/>* File: <text:s text:c="2"/>main.cpp</text:p>
      <text:p text:style-name="P9"><text:s/>* Author: Abdul-Hakim</text:p>
      <text:p text:style-name="P9"><text:s/>* Purpose: How many years,months,etc</text:p>
      <text:p text:style-name="P9"><text:s/>* Created on July 2, 2015, 1:25 PM</text:p>
      <text:p text:style-name="P9"><text:s/>*/</text:p>
      <text:p text:style-name="P9">//System Libraries</text:p>
      <text:p text:style-name="P9">#include &lt;iostream&gt;</text:p>
      <text:p text:style-name="P9">#include &lt;iomanip&gt;</text:p>
      <text:p text:style-name="P9">using namespace std;</text:p>
      <text:p text:style-name="P9">//User Libraries</text:p>
      <text:p text:style-name="P9">//Global Constants</text:p>
      <text:p text:style-name="P9">//Function Prototypes</text:p>
      <text:p text:style-name="P9">//Execution Begins Here!</text:p>
      <text:p text:style-name="P9">int main(int argc, char** argv) {</text:p>
      <text:p text:style-name="P9"><text:s text:c="4"/>//Declare variables</text:p>
      <text:p text:style-name="P9"><text:s text:c="4"/>int nSecs;</text:p>
      <text:p text:style-name="P9"><text:s text:c="4"/>int yrs,mnths,weeks,days,hrs,min,secs;</text:p>
      <text:p text:style-name="P9"><text:s text:c="4"/>//Prompt for the number of seconds</text:p>
      <text:p text:style-name="P9"><text:s text:c="4"/>cout&lt;&lt;"How many seconds to convert?"&lt;&lt;endl;</text:p>
      <text:p text:style-name="P9"><text:s text:c="4"/>cin&gt;&gt;nSecs;</text:p>
      <text:p text:style-name="P9"><text:s text:c="4"/>cout&lt;&lt;"The number of seconds to convert = "&lt;&lt;nSecs&lt;&lt;"(secs)"&lt;&lt;endl;</text:p>
      <text:p text:style-name="P9"><text:s text:c="4"/>//Calculate the values</text:p>
      <text:p text:style-name="P9"><text:s text:c="4"/>secs=nSecs%60; //How many seconds</text:p>
      <text:p text:style-name="P9"><text:s text:c="4"/>nSecs/=60; <text:s text:c="4"/>//Now determine minutes</text:p>
      <text:p text:style-name="P9"><text:s text:c="4"/>min=nSecs%60; <text:s/>//How many minutes</text:p>
      <text:p text:style-name="P9"><text:s text:c="4"/>nSecs/=60; <text:s text:c="4"/>//Now determine hours</text:p>
      <text:p text:style-name="P9"><text:s text:c="4"/>hrs=nSecs%24; <text:s/>//How many hours</text:p>
      <text:p text:style-name="P9"><text:s text:c="4"/>nSecs/=24; <text:s text:c="4"/>//Now determine days</text:p>
      <text:p text:style-name="P9"><text:s text:c="4"/>days=nSecs%7; <text:s/>//How many days</text:p>
      <text:p text:style-name="P9"><text:s text:c="4"/>nSecs/=7; <text:s text:c="5"/>//Now determine weeks</text:p>
      <text:p text:style-name="P9"><text:s text:c="4"/>weeks=nSecs%4; //How many weeks</text:p>
      <text:p text:style-name="P9"><text:s text:c="4"/>nSecs/=4; <text:s text:c="5"/>//Now determine months</text:p>
      <text:p text:style-name="P9"><text:s text:c="4"/>mnths=nSecs%12;//How many months</text:p>
      <text:p text:style-name="P9"><text:s text:c="4"/>yrs=nSecs/12; <text:s/>//How many years</text:p>
      <text:p text:style-name="P9"><text:s text:c="4"/>//Output the results</text:p>
      <text:p text:style-name="P9"><text:s text:c="4"/>cout&lt;&lt;"The number of years <text:s text:c="2"/>= "&lt;&lt;yrs&lt;&lt;endl;</text:p>
      <text:p text:style-name="P9"><text:s text:c="4"/>cout&lt;&lt;"The number of months <text:s/>= "&lt;&lt;mnths&lt;&lt;endl;</text:p>
      <text:p text:style-name="P9"><text:s text:c="4"/>cout&lt;&lt;"The number of weeks <text:s text:c="2"/>= "&lt;&lt;weeks&lt;&lt;endl;</text:p>
      <text:p text:style-name="P9"><text:s text:c="4"/>cout&lt;&lt;"The number of days <text:s text:c="3"/>= "&lt;&lt;days&lt;&lt;endl;</text:p>
      <text:p text:style-name="P9"><text:s text:c="4"/>cout&lt;&lt;"The number of hours <text:s text:c="2"/>= "&lt;&lt;hrs&lt;&lt;endl;</text:p>
      <text:p text:style-name="P9"><text:s text:c="4"/>cout&lt;&lt;"The number of minutes = "&lt;&lt;min&lt;&lt;endl;</text:p>
      <text:p text:style-name="P9"><text:s text:c="4"/>cout&lt;&lt;"The number of seconds = "&lt;&lt;secs&lt;&lt;endl;</text:p>
      <text:p text:style-name="P9"><text:s text:c="4"/>//Check result</text:p>
      <text:p text:style-name="P9"><text:s text:c="4"/>cout&lt;&lt;endl&lt;&lt;"As a check = ";</text:p>
      <text:p text:style-name="P9"><text:s text:c="4"/>cout&lt;&lt;((((((yrs*12+mnths)*4+weeks)*7+days)*24+hrs)*60+min)*60+secs);</text:p>
      <text:p text:style-name="P9"><text:s text:c="4"/>cout&lt;&lt;"(secs)";</text:p>
      <text:p text:style-name="P9"><text:s text:c="4"/>//Exit stage right!</text:p>
      <text:p text:style-name="P9"><text:s text:c="4"/>return 0;</text:p>
      <text:p text:style-name="P9">}</text:p>
      <text:p text:style-name="P9">/* </text:p>
      <text:p text:style-name="P9"><text:s/>* File: <text:s text:c="2"/>main.cpp</text:p>
      <text:p text:style-name="P9"><text:s/>* Author: AbdulHakim Abbas</text:p>
      <text:p text:style-name="P9"><text:s/>* Purpose: To Calculate the Occupancy rate of a Hotel</text:p>
      <text:p text:style-name="P9"><text:s/>* Created on July 11, 2015, 12:48 PM</text:p>
      <text:p text:style-name="P9"><text:s/>*/</text:p>
      <text:p text:style-name="P9">// System Libraries</text:p>
      <text:p text:style-name="P9">#include &lt;iostream&gt;</text:p>
      <text:p text:style-name="P9"><text:soft-page-break/>using namespace std;</text:p>
      <text:p text:style-name="P9">//User Libraries</text:p>
      <text:p text:style-name="P9">//Global Functions</text:p>
      <text:p text:style-name="P9">//Function Prototypes</text:p>
      <text:p text:style-name="P9">//Execution Begins Here!</text:p>
      <text:p text:style-name="P9">int main(int argc, char** argv) {</text:p>
      <text:p text:style-name="P9">//Declare and initialize the variables</text:p>
      <text:p text:style-name="P9">//User input variables</text:p>
      <text:p text:style-name="P9"><text:tab/>unsigned short uSh_nFloor = 0; //Holds the number of floors the hotel has</text:p>
      <text:p text:style-name="P9"><text:tab/>unsigned short uSh_nRoom = 0; //Holds the number of rooms the hotel has</text:p>
      <text:p text:style-name="P9"><text:tab/>unsigned short uSh_nRmOcup = 0; //Holds the number of rooms occupied</text:p>
      <text:p text:style-name="P9"><text:tab/>unsigned short uSh_nRmUocp = 0; //Holds the number of rooms unoccupied</text:p>
      <text:p text:style-name="P9">//The programmer declares this variable to hold the percentage</text:p>
      <text:p text:style-name="P9"><text:tab/>float f_ocpRate = 0.0f; //The percentage of rooms that are occupied</text:p>
      <text:p text:style-name="P9">//Prompt the user input the number of floors the hotel has</text:p>
      <text:p text:style-name="P9"><text:tab/>cout &lt;&lt; "Enter the number of floors the hotel has: ";</text:p>
      <text:p text:style-name="P9"><text:tab/>cin &gt;&gt; uSh_nFloor;</text:p>
      <text:p text:style-name="P9">//Iterate through each floor</text:p>
      <text:p text:style-name="P9"><text:tab/>for(int i = 0, total = 0, totOccu = 0; i &lt; uSh_nFloor; ++i) {</text:p>
      <text:p text:style-name="P9">//Prompt for the number of rooms and occupancy</text:p>
      <text:p text:style-name="P9"><text:tab/><text:tab/>cout &lt;&lt; "Enter the number of rooms on the floor " &lt;&lt; i+1 &lt;&lt; ": ";</text:p>
      <text:p text:style-name="P9"><text:tab/><text:tab/>cin &gt;&gt; uSh_nRoom;</text:p>
      <text:p text:style-name="P9"><text:tab/><text:tab/>cout &lt;&lt; "How many rooms are occupied in floor " &lt;&lt; i+1 &lt;&lt; "? ";</text:p>
      <text:p text:style-name="P9"><text:tab/><text:tab/>cin &gt;&gt; uSh_nRmOcup;</text:p>
      <text:p text:style-name="P9">//Record the total number of rooms in the hotel</text:p>
      <text:p text:style-name="P9"><text:tab/><text:tab/>total += uSh_nRoom;</text:p>
      <text:p text:style-name="P9">//Record the number of rooms that are occupied</text:p>
      <text:p text:style-name="P9"><text:tab/><text:tab/>totOccu += uSh_nRmOcup;</text:p>
      <text:p text:style-name="P9"><text:tab/><text:tab/>uSh_nRoom = total;</text:p>
      <text:p text:style-name="P9"><text:tab/><text:tab/>uSh_nRmOcup = totOccu;</text:p>
      <text:p text:style-name="P9"><text:tab/>}//The end of the for loop</text:p>
      <text:p text:style-name="P9">//Calculate the number of Unoccupied rooms</text:p>
      <text:p text:style-name="P9"><text:tab/>uSh_nRmUocp = uSh_nRoom - uSh_nRmOcup;</text:p>
      <text:p text:style-name="P9">//Output the results</text:p>
      <text:p text:style-name="P9"><text:tab/>cout &lt;&lt; "The hotel has total of " &lt;&lt; uSh_nRoom &lt;&lt; " rooms\n";</text:p>
      <text:p text:style-name="P9"><text:tab/>cout &lt;&lt; "Out of " &lt;&lt; uSh_nRoom &lt;&lt; " rooms, " &lt;&lt; uSh_nRmOcup</text:p>
      <text:p text:style-name="P9"><text:tab/><text:tab/> &lt;&lt; " rooms are occupied.\n";</text:p>
      <text:p text:style-name="P9"><text:tab/>cout &lt;&lt; "Out of " &lt;&lt; uSh_nRoom &lt;&lt; " rooms, " &lt;&lt; uSh_nRmUocp </text:p>
      <text:p text:style-name="P9"><text:tab/><text:tab/> &lt;&lt; " rooms are unoccupied.\n";</text:p>
      <text:p text:style-name="P9"><text:tab/>cout &lt;&lt; "The percentage of rooms that are occupied: "</text:p>
      <text:p text:style-name="P9"><text:tab/><text:tab/> &lt;&lt; (static_cast&lt;float&gt;(uSh_nRmOcup) / uSh_nRoom) * 100 &lt;&lt; "%\n";</text:p>
      <text:p text:style-name="P9">//Exit stage right! <text:s text:c="7"/></text:p>
      <text:p text:style-name="P9"><text:tab/>return 0;</text:p>
      <text:p text:style-name="P9">}//The end of the main function</text:p>
      <text:p text:style-name="P9">/* </text:p>
      <text:p text:style-name="P9"><text:s/>* File: <text:s text:c="2"/>main.cpp</text:p>
      <text:p text:style-name="P9"><text:s/>* Author: AbdulHakim Abbas</text:p>
      <text:p text:style-name="P9"><text:s/>* Purpose: To display the characters for the ASCII codes of 0 to 127</text:p>
      <text:p text:style-name="P9"><text:s/>* Created on July 11, 2015, 11:32 AM</text:p>
      <text:p text:style-name="P9"><text:s/>*/</text:p>
      <text:p text:style-name="P9">//System Libraries</text:p>
      <text:p text:style-name="P9">#include &lt;iostream&gt;</text:p>
      <text:p text:style-name="P9">using namespace std;</text:p>
      <text:p text:style-name="P9">//User Libraries</text:p>
      <text:p text:style-name="P9">//Global Constants</text:p>
      <text:p text:style-name="P9">//Function Prototypes</text:p>
      <text:p text:style-name="P9">//Execution Begins Here</text:p>
      <text:p text:style-name="P9">int main(int argc, char** argv) {</text:p>
      <text:p text:style-name="P9">// Declare and initialize variables</text:p>
      <text:p text:style-name="P9"><text:s text:c="4"/>const unsigned char UCH_MIN = 32;</text:p>
      <text:p text:style-name="P9"><text:s text:c="4"/>const unsigned char UCH_MAX = 127;</text:p>
      <text:p text:style-name="P9">//Output ASCII code 32 to 127</text:p>
      <text:p text:style-name="P9"><text:s text:c="4"/>for(int i = UCH_MIN, cnt = 0; i &lt;= UCH_MAX; ++cnt, ++i) {</text:p>
      <text:p text:style-name="P9"><text:s text:c="8"/>cout &lt;&lt; (char)i &lt;&lt; " ";</text:p>
      <text:p text:style-name="P9"><text:s text:c="8"/>if(cnt % 16 == 0)</text:p>
      <text:p text:style-name="P9"><text:s text:c="12"/>cout &lt;&lt; endl;</text:p>
      <text:p text:style-name="P9"><text:s text:c="4"/>}//The end of the for loop</text:p>
      <text:p text:style-name="P9"><text:s text:c="4"/>cout &lt;&lt; endl;</text:p>
      <text:p text:style-name="P9">//Exit stage right! <text:s text:c="3"/></text:p>
      <text:p text:style-name="P9"><text:s text:c="4"/>return 0;</text:p>
      <text:p text:style-name="P9">}//The end of the main Function</text:p>
      <text:p text:style-name="P10">/* </text:p>
      <text:p text:style-name="P10"><text:s/>* File: <text:s text:c="2"/>main.cpp</text:p>
      <text:p text:style-name="P10"><text:soft-page-break/><text:s/>* Author: Abdul Hakim Abbas</text:p>
      <text:p text:style-name="P10"><text:s/>* Purpose: Circular Prime Question number 35 on projecteuler.net</text:p>
      <text:p text:style-name="P10"><text:s/>*/</text:p>
      <text:p text:style-name="P10">//system libraries</text:p>
      <text:p text:style-name="P10">#include &lt;cstdlib&gt;</text:p>
      <text:p text:style-name="P10">#include&lt;iostream&gt;</text:p>
      <text:p text:style-name="P10">#include&lt;vector&gt;</text:p>
      <text:p text:style-name="P10">#include&lt;bitset&gt;</text:p>
      <text:p text:style-name="P10">#include&lt;sstream&gt;</text:p>
      <text:p text:style-name="P10">#include&lt;algorithm&gt;</text:p>
      <text:p text:style-name="P10">#include&lt;cmath&gt;</text:p>
      <text:p text:style-name="P10">//user libraries</text:p>
      <text:p text:style-name="P10">using namespace std;</text:p>
      <text:p text:style-name="P10">//Global constants</text:p>
      <text:p text:style-name="P10">const int MAX = 1000000;</text:p>
      <text:p text:style-name="P10">//Functions</text:p>
      <text:p text:style-name="P10">void output(bitset&lt;MAX&gt; primes) {</text:p>
      <text:p text:style-name="P10"><text:s text:c="4"/>for(int i = 0; i &lt; MAX; i++) {</text:p>
      <text:p text:style-name="P10"><text:s text:c="8"/>if(primes[i] == 1) {</text:p>
      <text:p text:style-name="P10"><text:s text:c="11"/>cout &lt;&lt; i &lt;&lt; " "; </text:p>
      <text:p text:style-name="P10"><text:s text:c="8"/>}</text:p>
      <text:p text:style-name="P10"><text:s text:c="4"/>}</text:p>
      <text:p text:style-name="P10">}</text:p>
      <text:p text:style-name="P10">int get_nth_prime(int n, bitset&lt;MAX&gt; primes) {</text:p>
      <text:p text:style-name="P10"><text:s text:c="4"/>int count = 0;</text:p>
      <text:p text:style-name="P10"><text:s text:c="4"/>for(int i = 2; i &lt; MAX; i++) {</text:p>
      <text:p text:style-name="P10"><text:s text:c="8"/>if(primes[i]) {</text:p>
      <text:p text:style-name="P10"><text:s text:c="12"/>count++;</text:p>
      <text:p text:style-name="P10"><text:s text:c="8"/>} if(count == n) {</text:p>
      <text:p text:style-name="P10"><text:s text:c="12"/>return i;</text:p>
      <text:p text:style-name="P10"><text:s text:c="8"/>}</text:p>
      <text:p text:style-name="P10"><text:s text:c="4"/>}</text:p>
      <text:p text:style-name="P10">return 0;</text:p>
      <text:p text:style-name="P10">}int rotate_int(int x, int rotations) {</text:p>
      <text:p text:style-name="P10"><text:tab/> <text:s text:c="3"/>vector&lt;int&gt; vec;</text:p>
      <text:p text:style-name="P10"><text:tab/> <text:s text:c="3"/>ostringstream ostr;</text:p>
      <text:p text:style-name="P10"><text:tab/> <text:s text:c="3"/>ostr &lt;&lt; x;</text:p>
      <text:p text:style-name="P10"><text:tab/> <text:s text:c="3"/>string str = ostr.str();</text:p>
      <text:p text:style-name="P10"><text:tab/> <text:s text:c="3"/>for(unsigned int i = 0; i &lt; str.length(); i++) {</text:p>
      <text:p text:style-name="P10"><text:tab/> <text:s text:c="7"/>vec.push_back(str[i]-48);</text:p>
      <text:p text:style-name="P10"><text:tab/> <text:s text:c="3"/>}</text:p>
      <text:p text:style-name="P10"><text:tab/> <text:s text:c="3"/>rotate(vec.begin(), vec.begin()+rotations, vec.end());</text:p>
      <text:p text:style-name="P10"><text:tab/> <text:s text:c="3"/>int mul = 1;</text:p>
      <text:p text:style-name="P10"><text:tab/> <text:s text:c="3"/>for(unsigned int i = 1; i &lt; vec.size(); i++) {</text:p>
      <text:p text:style-name="P10"><text:tab/> <text:s text:c="7"/>mul *= 10;</text:p>
      <text:p text:style-name="P10"><text:tab/> <text:s text:c="3"/>}</text:p>
      <text:p text:style-name="P10"><text:tab/> <text:s text:c="3"/>x = 0;</text:p>
      <text:p text:style-name="P10"><text:tab/> <text:s text:c="3"/>for(unsigned int i = 0; i &lt; vec.size(); i++) {</text:p>
      <text:p text:style-name="P10"><text:tab/> <text:s text:c="7"/>x += vec[i] * mul;</text:p>
      <text:p text:style-name="P10"><text:tab/> <text:s text:c="7"/>mul /= 10;</text:p>
      <text:p text:style-name="P10"><text:tab/> <text:s text:c="3"/>}</text:p>
      <text:p text:style-name="P10"><text:tab/> <text:s text:c="3"/>return x;</text:p>
      <text:p text:style-name="P10"><text:tab/>}</text:p>
      <text:p text:style-name="P10"><text:tab/>//Execution begins here! </text:p>
      <text:p text:style-name="P10"><text:tab/>int main(int argc, char** argv) {</text:p>
      <text:p text:style-name="P10"><text:tab/> <text:s text:c="3"/>bitset &lt;MAX&gt; primes;</text:p>
      <text:p text:style-name="P10"><text:tab/> <text:s text:c="3"/>for(int i = 2; i &lt; MAX; i++) {</text:p>
      <text:p text:style-name="P10"><text:tab/> <text:s text:c="7"/>primes[i] = 1;</text:p>
      <text:p text:style-name="P10"><text:tab/> <text:s text:c="3"/>}</text:p>
      <text:p text:style-name="P10"><text:tab/> <text:s text:c="3"/>// quick sieve of eratosthenes -- start it off</text:p>
      <text:p text:style-name="P10"><text:tab/> <text:s text:c="3"/>int sieve[] = {2,3,5,7}; // give it a few primes to start with</text:p>
      <text:p text:style-name="P10"><text:tab/> <text:s text:c="3"/>for(int mul = 0; mul &lt; 4; mul++) {</text:p>
      <text:p text:style-name="P10"><text:tab/> <text:s text:c="7"/>for(int i = 1; i &lt; MAX; i++) {</text:p>
      <text:p text:style-name="P10"><text:tab/> <text:s text:c="11"/>if(i % sieve[mul] == 0 &amp;&amp; i != sieve[mul]) {</text:p>
      <text:p text:style-name="P10"><text:tab/> <text:s text:c="15"/>primes[i] = 0;</text:p>
      <text:p text:style-name="P10"><text:tab/> <text:s text:c="11"/>}</text:p>
      <text:p text:style-name="P10"><text:tab/> <text:s text:c="7"/>}</text:p>
      <text:p text:style-name="P10"><text:tab/> <text:s text:c="3"/>}</text:p>
      <text:p text:style-name="P10"><text:tab/> <text:s text:c="3"/>// by now, we have a list of primes with some larger numbers still left</text:p>
      <text:p text:style-name="P10"><text:tab/> <text:s text:c="3"/>// in order to remove those, we now need to run through primes and</text:p>
      <text:p text:style-name="P10"><text:tab/> <text:s text:c="3"/>// make sure to remove multiples of primes up to sqrt(MAX)</text:p>
      <text:p text:style-name="P10"><text:tab/> <text:s text:c="3"/>for(int i = 2; i &lt; sqrt(MAX); i++) {</text:p>
      <text:p text:style-name="P10"><text:tab/> <text:s text:c="7"/>if(primes[i]) {</text:p>
      <text:p text:style-name="P10"><text:soft-page-break/><text:tab/> <text:s text:c="11"/>for(int j = i+1; j &lt; MAX; j++) {</text:p>
      <text:p text:style-name="P10"/>
      <text:p text:style-name="P10"><text:tab/> <text:s text:c="15"/>if(j % i == 0) {</text:p>
      <text:p text:style-name="P10"><text:tab/> <text:s text:c="19"/>primes[j] = 0;</text:p>
      <text:p text:style-name="P10"/>
      <text:p text:style-name="P10"><text:tab/> <text:s text:c="15"/>}</text:p>
      <text:p text:style-name="P10"><text:tab/> <text:s text:c="11"/>}</text:p>
      <text:p text:style-name="P10"><text:tab/> <text:s text:c="7"/>}</text:p>
      <text:p text:style-name="P10"><text:tab/> <text:s text:c="3"/>}</text:p>
      <text:p text:style-name="P10"><text:tab/> <text:s text:c="3"/>ostringstream ostr;</text:p>
      <text:p text:style-name="P10"><text:tab/> <text:s text:c="3"/>int len;</text:p>
      <text:p text:style-name="P10"><text:tab/> <text:s text:c="3"/>bool t = 0;</text:p>
      <text:p text:style-name="P10"><text:tab/> <text:s text:c="3"/>int count = 0;</text:p>
      <text:p text:style-name="P10"><text:tab/> <text:s text:c="3"/>int x;</text:p>
      <text:p text:style-name="P10"><text:tab/> <text:s text:c="3"/>for(int i = 1; i &lt; MAX; i++) {</text:p>
      <text:p text:style-name="P10"><text:tab/> <text:s text:c="7"/>if(primes[i]) {</text:p>
      <text:p text:style-name="P10"><text:tab/> <text:s text:c="11"/>ostr.str("");</text:p>
      <text:p text:style-name="P10"><text:tab/> <text:s text:c="11"/>ostr &lt;&lt; i;</text:p>
      <text:p text:style-name="P10"><text:tab/> <text:s text:c="11"/>len = ostr.str().length();</text:p>
      <text:p text:style-name="P10"><text:tab/> <text:s text:c="11"/>for(int j = 0; j &lt; len; j++) {</text:p>
      <text:p text:style-name="P10"><text:tab/> <text:s text:c="15"/>x = rotate_int(i, j);</text:p>
      <text:p text:style-name="P10"><text:tab/> <text:s text:c="15"/>t = primes[x];</text:p>
      <text:p text:style-name="P10"><text:tab/> <text:s text:c="15"/>if(!t) break;</text:p>
      <text:p text:style-name="P10"><text:tab/> <text:s text:c="11"/>}</text:p>
      <text:p text:style-name="P10"><text:tab/> <text:s text:c="11"/>if(t) {</text:p>
      <text:p text:style-name="P10"><text:tab/> <text:s text:c="15"/>count++;</text:p>
      <text:p text:style-name="P10"><text:tab/> <text:s text:c="11"/>}</text:p>
      <text:p text:style-name="P10"><text:tab/> <text:s text:c="7"/>}</text:p>
      <text:p text:style-name="P10"><text:tab/> <text:s text:c="3"/>}cout &lt;&lt; count;</text:p>
      <text:p text:style-name="P10"><text:tab/> <text:s text:c="3"/>return 0;</text:p>
      <text:p text:style-name="P10"><text:tab/>}</text:p>
      <text:p text:style-name="P10">/* </text:p>
      <text:p text:style-name="P10"><text:s/>* File: <text:s text:c="2"/>main.cpp</text:p>
      <text:p text:style-name="P10"><text:s/>* Author: Abdul-Hakim </text:p>
      <text:p text:style-name="P10"><text:s/>* Created on October 31, 2015, 3:56 PM </text:p>
      <text:p text:style-name="P10"><text:s/>* Purpose: 2013 ACM Questions </text:p>
      <text:p text:style-name="P10"><text:s/>* 6 light bulbs Question </text:p>
      <text:p text:style-name="P10"><text:s/>*/</text:p>
      <text:p text:style-name="P10">//System Libraries</text:p>
      <text:p text:style-name="P10">#include &lt;cstdlib&gt;</text:p>
      <text:p text:style-name="P10">#include&lt;iostream&gt;</text:p>
      <text:p text:style-name="P10">#include&lt;cmath&gt;</text:p>
      <text:p text:style-name="P10">//User Libraries</text:p>
      <text:p text:style-name="P10">using namespace std;</text:p>
      <text:p text:style-name="P10">//Global constants</text:p>
      <text:p text:style-name="P10">//Function Prototypes</text:p>
      <text:p text:style-name="P10">//Execution begins here!</text:p>
      <text:p text:style-name="P10">int main(int argc, char** argv) {</text:p>
      <text:p text:style-name="P10"><text:s text:c="4"/>long index;</text:p>
      <text:p text:style-name="P10"><text:s text:c="4"/>long n;</text:p>
      <text:p text:style-name="P10"><text:s text:c="4"/>cin&gt;&gt;n;</text:p>
      <text:p text:style-name="P10"><text:s text:c="4"/>long t;</text:p>
      <text:p text:style-name="P10"><text:s text:c="4"/>cin&gt;&gt;t;</text:p>
      <text:p text:style-name="P10"><text:s text:c="4"/>cin&gt;&gt;index;</text:p>
      <text:p text:style-name="P10"><text:s text:c="4"/>int count = 0;</text:p>
      <text:p text:style-name="P10"><text:s text:c="4"/>if (t &gt;= (n + 1))</text:p>
      <text:p text:style-name="P10"><text:s text:c="8"/>t = t % (n + 1);</text:p>
      <text:p text:style-name="P10"><text:s text:c="4"/>for ( long i = 1; i &lt;= sqrt(index); i++) {</text:p>
      <text:p text:style-name="P10"><text:s text:c="8"/>if (index % i == 0 &amp;&amp; i &lt;= t) {</text:p>
      <text:p text:style-name="P10"><text:s text:c="12"/>count++;</text:p>
      <text:p text:style-name="P10"><text:s text:c="7"/>//cout &lt;&lt; "i is "&lt;&lt;i&lt;&lt;"\t~~ count " &lt;&lt; count &lt;&lt; endl;</text:p>
      <text:p text:style-name="P10"><text:s text:c="6"/>//cout&lt;&lt;"t is "&lt;&lt;t&lt;&lt; " <text:s/>and (index/i) is "&lt;&lt;index/i&lt;&lt;endl;</text:p>
      <text:p text:style-name="P10"><text:s text:c="12"/>if(index/i&lt;=t)</text:p>
      <text:p text:style-name="P10"><text:s text:c="16"/>count++;</text:p>
      <text:p text:style-name="P10"><text:s text:c="8"/>} <text:s text:c="6"/></text:p>
      <text:p text:style-name="P10"><text:s text:c="4"/>}</text:p>
      <text:p text:style-name="P10"><text:s text:c="4"/>if (sqrt(index) == (int) sqrt(index)) {</text:p>
      <text:p text:style-name="P10"><text:s text:c="8"/>count--;</text:p>
      <text:p text:style-name="P10"><text:s text:c="6"/>//cout &lt;&lt; "3 count " &lt;&lt; count &lt;&lt; endl;</text:p>
      <text:p text:style-name="P10"><text:s text:c="4"/>}</text:p>
      <text:p text:style-name="P10"><text:s text:c="4"/>if (count % 2 == 0)</text:p>
      <text:p text:style-name="P10"><text:s text:c="8"/>cout &lt;&lt; "off";</text:p>
      <text:p text:style-name="P10"><text:s text:c="4"/>else</text:p>
      <text:p text:style-name="P10"><text:soft-page-break/><text:s text:c="8"/>cout &lt;&lt; "on";</text:p>
      <text:p text:style-name="P10"><text:s text:c="4"/>return 0;</text:p>
      <text:p text:style-name="P10">}</text:p>
      <text:p text:style-name="P10"/>
      <text:p text:style-name="P10">/* </text:p>
      <text:p text:style-name="P10"><text:s/>* File: <text:s text:c="2"/>main.cpp</text:p>
      <text:p text:style-name="P10"><text:s/>* Author: Abdul-Hakim</text:p>
      <text:p text:style-name="P10"><text:s/>* Purpose: Project Euler Problem 1</text:p>
      <text:p text:style-name="P10"><text:s/>* Created on November 8, 2015, 10:13 PM</text:p>
      <text:p text:style-name="P10"><text:s/>*/</text:p>
      <text:p text:style-name="P10">//System &amp; User</text:p>
      <text:p text:style-name="P10">//Libraries</text:p>
      <text:p text:style-name="P10">#include &lt;cstdlib&gt;</text:p>
      <text:p text:style-name="P10">#include &lt;iostream&gt;</text:p>
      <text:p text:style-name="P10">using namespace std;</text:p>
      <text:p text:style-name="P10">// Execution begins here</text:p>
      <text:p text:style-name="P10">int main(int argc, char** argv) { <text:s text:c="3"/></text:p>
      <text:p text:style-name="P10"><text:s text:c="4"/>// Integer variable to hold the sum</text:p>
      <text:p text:style-name="P10"><text:s text:c="4"/>int sum = 0;</text:p>
      <text:p text:style-name="P10"><text:s text:c="4"/>// Calculate the sum</text:p>
      <text:p text:style-name="P10"><text:s text:c="4"/>for(int i=3;i&lt;1000;i+=3){ <text:s/>// Add multiples of 3 to the sum</text:p>
      <text:p text:style-name="P10"><text:s text:c="8"/>sum += i;</text:p>
      <text:p text:style-name="P10"><text:s text:c="4"/>}</text:p>
      <text:p text:style-name="P10"><text:s text:c="4"/>for(int i=5;i&lt;1000;i+=5){ <text:s/>// Add multiples of 5 to the sum</text:p>
      <text:p text:style-name="P10"><text:s text:c="8"/>sum += i;</text:p>
      <text:p text:style-name="P10"><text:s text:c="4"/>}</text:p>
      <text:p text:style-name="P10"><text:s text:c="4"/>for(int i=15;i&lt;1000;i+=15){ // Subtract the numbers included twice, the </text:p>
      <text:p text:style-name="P10"><text:s text:c="8"/>sum -= i; <text:s text:c="14"/>// multiples of both 3 and 5 (aka multiples of 15)</text:p>
      <text:p text:style-name="P10"><text:s text:c="4"/>}</text:p>
      <text:p text:style-name="P10"><text:s text:c="4"/>// Output the result</text:p>
      <text:p text:style-name="P10"><text:s text:c="4"/>cout&lt;&lt;sum&lt;&lt;endl; </text:p>
      <text:p text:style-name="P10"><text:s text:c="4"/>// End of program</text:p>
      <text:p text:style-name="P10"><text:s text:c="4"/>return 0;</text:p>
      <text:p text:style-name="P10">}</text:p>
      <text:p text:style-name="P11">/* </text:p>
      <text:p text:style-name="P11"><text:s/>* File: <text:s text:c="2"/>main.cpp</text:p>
      <text:p text:style-name="P11"><text:s/>* Author: Abdul-Hakim</text:p>
      <text:p text:style-name="P11"><text:s/>* Purpose: Project Euler Problem 2 Even Fibonacci Numbers</text:p>
      <text:p text:style-name="P11"><text:s/>* Created on November 8, 2015, 10:04 PM</text:p>
      <text:p text:style-name="P11"><text:s/>*/</text:p>
      <text:p text:style-name="P11">//System &amp; User</text:p>
      <text:p text:style-name="P11">//Libraries</text:p>
      <text:p text:style-name="P11">#include &lt;cstdlib&gt;</text:p>
      <text:p text:style-name="P11">#include &lt;iostream&gt;</text:p>
      <text:p text:style-name="P11">using namespace std;</text:p>
      <text:p text:style-name="P11">// Execution begins here</text:p>
      <text:p text:style-name="P11">int main(int argc, char** argv) { <text:s text:c="3"/></text:p>
      <text:p text:style-name="P11"><text:s text:c="4"/>// Declare variables</text:p>
      <text:p text:style-name="P11"><text:s text:c="4"/>int sum = 0, <text:s text:c="2"/>// Integer variable to hold the sum</text:p>
      <text:p text:style-name="P11"><text:s text:c="8"/>fib_0 = 0, // Base case 0</text:p>
      <text:p text:style-name="P11"><text:s text:c="8"/>fib_1 = 1, // Base case 1</text:p>
      <text:p text:style-name="P11"><text:s text:c="8"/>fib_n = 0; // Nth fibonacci number</text:p>
      <text:p text:style-name="P11"><text:s text:c="4"/>// Calculate the sum</text:p>
      <text:p text:style-name="P11"><text:s text:c="4"/>while(fib_n&lt;4000000){</text:p>
      <text:p text:style-name="P11"><text:s text:c="8"/>fib_0 = fib_1;</text:p>
      <text:p text:style-name="P11"><text:s text:c="8"/>fib_1 = fib_n;</text:p>
      <text:p text:style-name="P11"><text:s text:c="8"/>fib_n = fib_0 + fib_1; <text:s text:c="2"/></text:p>
      <text:p text:style-name="P11"><text:s text:c="8"/>if(fib_n%2==0){</text:p>
      <text:p text:style-name="P11"><text:s text:c="12"/>sum += fib_n;</text:p>
      <text:p text:style-name="P11"><text:s text:c="8"/>}</text:p>
      <text:p text:style-name="P11"><text:s text:c="4"/>}</text:p>
      <text:p text:style-name="P11"><text:s text:c="4"/>// Output the result</text:p>
      <text:p text:style-name="P11"><text:s text:c="4"/>cout&lt;&lt;sum&lt;&lt;endl;</text:p>
      <text:p text:style-name="P11"><text:s text:c="4"/>// End of program</text:p>
      <text:p text:style-name="P11"><text:s text:c="4"/>return 0; <text:s/></text:p>
      <text:p text:style-name="P11">}</text:p>
      <text:p text:style-name="P11">/* </text:p>
      <text:p text:style-name="P11"><text:s/>* File: <text:s text:c="2"/>main.cpp</text:p>
      <text:p text:style-name="P11"><text:s/>* Author: Abdul-Hakim</text:p>
      <text:p text:style-name="P11"><text:s/>* ACM Question</text:p>
      <text:p text:style-name="P11"><text:s/>* Counter for Sundays</text:p>
      <text:p text:style-name="P11"><text:s/>* Created on October 16, 2015, 11:35 AM</text:p>
      <text:p text:style-name="P11"><text:s/>*/</text:p>
      <text:p text:style-name="P11"><text:soft-page-break/>//System libraries</text:p>
      <text:p text:style-name="P11">#include &lt;cstdlib&gt;</text:p>
      <text:p text:style-name="P11">#include &lt;iostream&gt;</text:p>
      <text:p text:style-name="P11">//User libraries</text:p>
      <text:p text:style-name="P11">using namespace std;</text:p>
      <text:p text:style-name="P11">//Global constants</text:p>
      <text:p text:style-name="P11">//Function prototypes</text:p>
      <text:p text:style-name="P11">//Execution Begins here!</text:p>
      <text:p text:style-name="P11">int main(int argc, char** argv) {</text:p>
      <text:p text:style-name="P11"><text:s text:c="3"/>//declare some variables</text:p>
      <text:p text:style-name="P11"><text:s text:c="4"/>int begin=1901;</text:p>
      <text:p text:style-name="P11"><text:s text:c="4"/>int mon[12]={31,28,31,30,31,30,31,31,30,31,30,31}; <text:s text:c="3"/></text:p>
      <text:p text:style-name="P11"><text:s text:c="4"/>int sundayCount=0;</text:p>
      <text:p text:style-name="P11"><text:s text:c="4"/>int beginNumber=367;</text:p>
      <text:p text:style-name="P11"><text:s text:c="4"/>while(begin&lt;2001){</text:p>
      <text:p text:style-name="P11"><text:s text:c="8"/>if(begin%4==0){</text:p>
      <text:p text:style-name="P11"><text:s text:c="12"/>mon[1]=29;</text:p>
      <text:p text:style-name="P11"><text:s text:c="11"/>for(int i=0;i&lt;12;i++){</text:p>
      <text:p text:style-name="P11"><text:s text:c="15"/>beginNumber+=mon[i];</text:p>
      <text:p text:style-name="P11"><text:s text:c="15"/>if(beginNumber%7==0)</text:p>
      <text:p text:style-name="P11"><text:s text:c="19"/>sundayCount++;</text:p>
      <text:p text:style-name="P11"><text:s text:c="11"/>}</text:p>
      <text:p text:style-name="P11"><text:s text:c="11"/>begin++;</text:p>
      <text:p text:style-name="P11"><text:s text:c="8"/>}</text:p>
      <text:p text:style-name="P11"><text:s text:c="8"/>else{</text:p>
      <text:p text:style-name="P11"><text:s text:c="12"/>mon[1]=28;</text:p>
      <text:p text:style-name="P11"><text:s text:c="12"/>for(int i=0;i&lt;12;i++){</text:p>
      <text:p text:style-name="P11"><text:s text:c="16"/>beginNumber+=mon[i];</text:p>
      <text:p text:style-name="P11"><text:s text:c="16"/>if(beginNumber%7==0)</text:p>
      <text:p text:style-name="P11"><text:s text:c="20"/>sundayCount++;</text:p>
      <text:p text:style-name="P11"><text:s text:c="12"/>}</text:p>
      <text:p text:style-name="P11"><text:s text:c="12"/>begin++; </text:p>
      <text:p text:style-name="P11"><text:s text:c="8"/>} <text:s text:c="5"/></text:p>
      <text:p text:style-name="P11"><text:s text:c="4"/>}</text:p>
      <text:p text:style-name="P11"><text:s text:c="4"/>if (beginNumber%7==0)//2001</text:p>
      <text:p text:style-name="P11"><text:s text:c="8"/>sundayCount--;</text:p>
      <text:p text:style-name="P11"><text:s text:c="4"/>if(367%7==0)//1901</text:p>
      <text:p text:style-name="P11"><text:s text:c="5"/>sundayCount++;</text:p>
      <text:p text:style-name="P11"><text:s text:c="4"/>cout&lt;&lt;sundayCount;</text:p>
      <text:p text:style-name="P11"><text:s text:c="4"/>return 0;</text:p>
      <text:p text:style-name="P11">}</text:p>
      <text:p text:style-name="P11">/* </text:p>
      <text:p text:style-name="P11"><text:s/>* File: <text:s text:c="2"/>main.cpp</text:p>
      <text:p text:style-name="P11"><text:s/>* Author: Abdul-Hakim </text:p>
      <text:p text:style-name="P11"><text:s/>* Blood types</text:p>
      <text:p text:style-name="P11"><text:s/>* Created on October 31, 2015, 4:04 PM</text:p>
      <text:p text:style-name="P11"><text:s/>*/</text:p>
      <text:p text:style-name="P11">//System libraries</text:p>
      <text:p text:style-name="P11">#include &lt;cstdio&gt;</text:p>
      <text:p text:style-name="P11">#include &lt;cstdlib&gt;</text:p>
      <text:p text:style-name="P11">#include &lt;cmath&gt;</text:p>
      <text:p text:style-name="P11">#include &lt;cctype&gt;</text:p>
      <text:p text:style-name="P11">#include &lt;algorithm&gt;</text:p>
      <text:p text:style-name="P11">#include &lt;vector&gt;</text:p>
      <text:p text:style-name="P11">#include &lt;sstream&gt;</text:p>
      <text:p text:style-name="P11">#include &lt;iostream&gt;</text:p>
      <text:p text:style-name="P11">//User libraries</text:p>
      <text:p text:style-name="P11">using namespace std;</text:p>
      <text:p text:style-name="P11">//Functions</text:p>
      <text:p text:style-name="P11">enum { A=1, B=2, AB=4, O=8};</text:p>
      <text:p text:style-name="P11">int tab[4][4] = {</text:p>
      <text:p text:style-name="P11"><text:s text:c="8"/>/* <text:s text:c="6"/>A <text:s text:c="8"/>B <text:s text:c="6"/>AB <text:s text:c="4"/>O */</text:p>
      <text:p text:style-name="P11">/*A*/ <text:s text:c="2"/>{ <text:s text:c="5"/>A|O, A|B|AB|O, <text:s/>A|B|AB, <text:s/>A|O },</text:p>
      <text:p text:style-name="P11">/*B*/ <text:s text:c="2"/>{ A|B|AB|O, <text:s text:c="5"/>B|O, <text:s/>A|B|AB, <text:s/>B|O },</text:p>
      <text:p text:style-name="P11">/*AB*/ <text:s/>{ <text:s text:c="2"/>A|B|AB, <text:s text:c="2"/>A|B|AB, <text:s/>A|B|AB, <text:s/>A|B },</text:p>
      <text:p text:style-name="P11">/*O*/ <text:s text:c="2"/>{ <text:s text:c="5"/>A|O, <text:s text:c="5"/>B|O, <text:s text:c="4"/>A|B, <text:s text:c="3"/>O }</text:p>
      <text:p text:style-name="P11">};</text:p>
      <text:p text:style-name="P11">int index(const string &amp;s) {</text:p>
      <text:p text:style-name="P11"><text:tab/>if (s == "A") return 0;</text:p>
      <text:p text:style-name="P11"><text:tab/>if (s == "B") return 1;</text:p>
      <text:p text:style-name="P11"><text:tab/>if (s == "AB") return 2;</text:p>
      <text:p text:style-name="P11"><text:tab/>return 3;</text:p>
      <text:p text:style-name="P11">}</text:p>
      <text:p text:style-name="P11"><text:soft-page-break/>bool valid(string p, string q, string c) {</text:p>
      <text:p text:style-name="P11"><text:tab/>if (c[c.size()-1] == '+' &amp;&amp; p[p.size()-1] == '-' &amp;&amp; q[q.size()-1] == '-') return false;</text:p>
      <text:p text:style-name="P11"><text:tab/>p.resize(p.size()-1); q.resize(q.size()-1); c.resize(c.size()-1);</text:p>
      <text:p text:style-name="P11"/>
      <text:p text:style-name="P11"><text:tab/>return (tab[index(p)][index(q)] &amp; (1 &lt;&lt; index(c))) != 0;</text:p>
      <text:p text:style-name="P11">}</text:p>
      <text:p text:style-name="P11">string bloods[] = { "A+", "A-", "AB+", "AB-", "B+", "B-", "O+", "O-" };</text:p>
      <text:p text:style-name="P11">vector&lt;string&gt; oneParent(string p, string c) {</text:p>
      <text:p text:style-name="P11"><text:tab/>vector&lt;string&gt; res;</text:p>
      <text:p text:style-name="P11"><text:tab/>for (int i = 0; i &lt; 8; i++)</text:p>
      <text:p text:style-name="P11"><text:tab/><text:tab/>if (valid(p, bloods[i], c)) res.push_back(bloods[i]);</text:p>
      <text:p text:style-name="P11"><text:tab/>return res;</text:p>
      <text:p text:style-name="P11">}</text:p>
      <text:p text:style-name="P11">vector&lt;string&gt; twoParents(string p, string q) {</text:p>
      <text:p text:style-name="P11"><text:tab/>vector&lt;string&gt; res;</text:p>
      <text:p text:style-name="P11"><text:tab/>for (int i = 0; i &lt; 8; i++)</text:p>
      <text:p text:style-name="P11"><text:tab/><text:tab/>if (valid(p, q, bloods[i])) res.push_back(bloods[i]);</text:p>
      <text:p text:style-name="P11"><text:tab/>return res;</text:p>
      <text:p text:style-name="P11">}</text:p>
      <text:p text:style-name="P11">ostream &amp;operator &lt;&lt;(ostream &amp;o, const vector&lt;string&gt; &amp;v) {</text:p>
      <text:p text:style-name="P11"><text:tab/>if (v.size() == 0) {</text:p>
      <text:p text:style-name="P11"><text:tab/><text:tab/>o &lt;&lt; "IMPOSSIBLE";</text:p>
      <text:p text:style-name="P11"><text:tab/>} else if (v.size() == 1) {</text:p>
      <text:p text:style-name="P11"><text:tab/><text:tab/>o &lt;&lt; v[0];</text:p>
      <text:p text:style-name="P11"><text:tab/>} else {</text:p>
      <text:p text:style-name="P11"><text:tab/><text:tab/>for (int i = 0; i &lt; (int)v.size(); i++)</text:p>
      <text:p text:style-name="P11"><text:tab/><text:tab/><text:tab/>o &lt;&lt; (i == 0 ? "{" : ", ") &lt;&lt; v[i];</text:p>
      <text:p text:style-name="P11"><text:tab/><text:tab/>o &lt;&lt; "}";</text:p>
      <text:p text:style-name="P11"><text:tab/>}</text:p>
      <text:p text:style-name="P11"><text:tab/>return o;</text:p>
      <text:p text:style-name="P11">}</text:p>
      <text:p text:style-name="P11">//Execution begins here! </text:p>
      <text:p text:style-name="P11">int main()</text:p>
      <text:p text:style-name="P11">{</text:p>
      <text:p text:style-name="P11"><text:tab/>string p1, p2, ch;</text:p>
      <text:p text:style-name="P11"><text:tab/>for (int cs = 1; cin &gt;&gt; p1 &gt;&gt; p2 &gt;&gt; ch; cs++) {</text:p>
      <text:p text:style-name="P11"><text:tab/><text:tab/>if (p1 == "E") break;</text:p>
      <text:p text:style-name="P11"><text:tab/><text:tab/>cout &lt;&lt; "Case " &lt;&lt; cs &lt;&lt; ":";</text:p>
      <text:p text:style-name="P11"><text:tab/><text:tab/>if (p1 == "?")</text:p>
      <text:p text:style-name="P11"><text:tab/><text:tab/><text:tab/>cout &lt;&lt; " " &lt;&lt; oneParent(p2, ch) &lt;&lt; " " &lt;&lt; p2 &lt;&lt; " " &lt;&lt; ch &lt;&lt; endl;</text:p>
      <text:p text:style-name="P11"><text:tab/><text:tab/>else if (p2 == "?")</text:p>
      <text:p text:style-name="P11"><text:tab/><text:tab/><text:tab/>cout &lt;&lt; " " &lt;&lt; p1 &lt;&lt; " " &lt;&lt; oneParent(p1, ch) &lt;&lt; " " &lt;&lt; ch &lt;&lt; endl;</text:p>
      <text:p text:style-name="P11"><text:tab/><text:tab/>else</text:p>
      <text:p text:style-name="P11"><text:tab/><text:tab/><text:tab/>cout &lt;&lt; " " &lt;&lt; p1 &lt;&lt; " " &lt;&lt; p2 &lt;&lt; " " &lt;&lt; twoParents(p1, p2) &lt;&lt; endl;</text:p>
      <text:p text:style-name="P11"><text:tab/>}</text:p>
      <text:p text:style-name="P11">}</text:p>
      <text:p text:style-name="P11">/* </text:p>
      <text:p text:style-name="P11"><text:s/>* File: <text:s text:c="2"/>main.cpp</text:p>
      <text:p text:style-name="P11"><text:s/>* Author: Abdul-Hakim</text:p>
      <text:p text:style-name="P11"><text:s/>* Purpose: Project Euler Problem 4 Largest Palindrome Product</text:p>
      <text:p text:style-name="P11"><text:s/>* Created on November 8, 2015, 9:13 PM</text:p>
      <text:p text:style-name="P11"><text:s/>*/</text:p>
      <text:p text:style-name="P11">//System &amp; User </text:p>
      <text:p text:style-name="P11">//Libraries</text:p>
      <text:p text:style-name="P11">#include &lt;cstdlib&gt;</text:p>
      <text:p text:style-name="P11">#include &lt;iostream&gt;</text:p>
      <text:p text:style-name="P11">#include &lt;string&gt;</text:p>
      <text:p text:style-name="P11">#include &lt;sstream&gt;</text:p>
      <text:p text:style-name="P11">using namespace std;</text:p>
      <text:p text:style-name="P11">// Execution begins here</text:p>
      <text:p text:style-name="P11">int main(int argc, char** argv) { <text:s text:c="3"/></text:p>
      <text:p text:style-name="P11"><text:s text:c="4"/>// Declare variables</text:p>
      <text:p text:style-name="P11"><text:s text:c="4"/>int int_product = 0,</text:p>
      <text:p text:style-name="P11"><text:s text:c="8"/>product_size = 0;</text:p>
      <text:p text:style-name="P11"><text:s text:c="4"/>string str_product,</text:p>
      <text:p text:style-name="P11"><text:s text:c="11"/>max = "1";</text:p>
      <text:p text:style-name="P11"><text:s text:c="4"/>bool is_palindrome;</text:p>
      <text:p text:style-name="P11"><text:s text:c="4"/>// Loop through all combinations of three digit numbers while avoiding</text:p>
      <text:p text:style-name="P11"><text:s text:c="4"/>// duplicates by incrementing two counters</text:p>
      <text:p text:style-name="P11"><text:s text:c="4"/>for(int i=100,j=100;i&lt;1000;i++,j++){</text:p>
      <text:p text:style-name="P11"><text:s text:c="8"/>for(int k=j;k&lt;1000;k++){</text:p>
      <text:p text:style-name="P11"><text:s text:c="12"/>stringstream converter;</text:p>
      <text:p text:style-name="P11"><text:s text:c="12"/>is_palindrome = true;</text:p>
      <text:p text:style-name="P11"><text:soft-page-break/><text:s text:c="12"/>// Get the product, store it in a string, and find the num digits</text:p>
      <text:p text:style-name="P11"><text:s text:c="12"/>int_product = i * k;</text:p>
      <text:p text:style-name="P11"><text:s text:c="12"/>converter&lt;&lt;int_product;</text:p>
      <text:p text:style-name="P11"><text:s text:c="12"/>str_product = converter.str();</text:p>
      <text:p text:style-name="P11"><text:s text:c="12"/>product_size = str_product.size();</text:p>
      <text:p text:style-name="P11"><text:s text:c="12"/>// Check to see if the product is a palindrome</text:p>
      <text:p text:style-name="P11"><text:s text:c="12"/>int loop_size = product_size/2;</text:p>
      <text:p text:style-name="P11"><text:s text:c="12"/>for(int k=0;k&lt;loop_size;k++){</text:p>
      <text:p text:style-name="P11"><text:s text:c="16"/>if(!(str_product[k]==str_product[product_size-1])){</text:p>
      <text:p text:style-name="P11"><text:s text:c="20"/>is_palindrome = false;</text:p>
      <text:p text:style-name="P11"><text:s text:c="20"/>break;</text:p>
      <text:p text:style-name="P11"><text:s text:c="16"/>}</text:p>
      <text:p text:style-name="P11"><text:s text:c="16"/>else{</text:p>
      <text:p text:style-name="P11"><text:s text:c="20"/>product_size--;</text:p>
      <text:p text:style-name="P11"><text:s text:c="16"/>}</text:p>
      <text:p text:style-name="P11"><text:s text:c="12"/>}</text:p>
      <text:p text:style-name="P11"><text:s text:c="12"/>// If the product is a palindrome greater than the current max, make </text:p>
      <text:p text:style-name="P11"><text:s text:c="12"/>// it the new max.</text:p>
      <text:p text:style-name="P11"><text:s text:c="12"/>if(is_palindrome&amp;&amp;(str_product&gt;max||str_product.size()&gt;max.size())){</text:p>
      <text:p text:style-name="P11"><text:s text:c="16"/>max = str_product;</text:p>
      <text:p text:style-name="P11"><text:s text:c="12"/>} <text:s text:c="3"/></text:p>
      <text:p text:style-name="P11"><text:s text:c="8"/>} <text:s text:c="7"/></text:p>
      <text:p text:style-name="P11"><text:s text:c="4"/>}</text:p>
      <text:p text:style-name="P11"><text:s text:c="4"/>// Output the result</text:p>
      <text:p text:style-name="P11"><text:s text:c="4"/>cout&lt;&lt;max&lt;&lt;endl;</text:p>
      <text:p text:style-name="P11"><text:s text:c="4"/>// End of program</text:p>
      <text:p text:style-name="P11"><text:s text:c="4"/>return 0;</text:p>
      <text:p text:style-name="P11">}</text:p>
      <text:p text:style-name="P11">input.txt --&gt; Has the following.</text:p>
      <text:p text:style-name="P11">4 3 8 6 2</text:p>
      <text:p text:style-name="P11">15 37 17 3</text:p>
      <text:p text:style-name="P11">8 80 60 40 20 10 30 50 70 160 100 120 80</text:p>
      <text:p text:style-name="P11">20 60 90 135</text:p>
      <text:p text:style-name="P11"/>
      <text:p text:style-name="P11">/* </text:p>
      <text:p text:style-name="P11"><text:s/>* File: <text:s text:c="2"/>main.cpp</text:p>
      <text:p text:style-name="P11"><text:s/>* Author: Abdul-Hakim</text:p>
      <text:p text:style-name="P11"><text:s/>* Purpose: To solve 4th problem which deals with</text:p>
      <text:p text:style-name="P11"><text:s/>* Rank Order it came from the 2014 ACM Questions</text:p>
      <text:p text:style-name="P11"><text:s/>* Created on September 18, 2015, 9:48 AM</text:p>
      <text:p text:style-name="P11"><text:s/>*/</text:p>
      <text:p text:style-name="P11">//System libraries</text:p>
      <text:p text:style-name="P11">#include &lt;cstdlib&gt;</text:p>
      <text:p text:style-name="P11">#include &lt;iostream&gt;</text:p>
      <text:p text:style-name="P11">#include &lt;iterator&gt;</text:p>
      <text:p text:style-name="P11">#include &lt;vector&gt;</text:p>
      <text:p text:style-name="P11">#include &lt;fstream&gt;</text:p>
      <text:p text:style-name="P11">using namespace std;</text:p>
      <text:p text:style-name="P11">//User libraries</text:p>
      <text:p text:style-name="P11">//Global constants</text:p>
      <text:p text:style-name="P11">//Function Prototypes</text:p>
      <text:p text:style-name="P11">//Execution begins here!</text:p>
      <text:p text:style-name="P11">int main() {</text:p>
      <text:p text:style-name="P11"><text:s text:c="4"/>ifstream ifs;</text:p>
      <text:p text:style-name="P11"><text:s text:c="4"/>vector&lt; pair&lt;int, int&gt; &gt;vP;</text:p>
      <text:p text:style-name="P11"><text:s text:c="4"/>vector&lt;int &gt;v;</text:p>
      <text:p text:style-name="P11"><text:s text:c="4"/>ifs.open("input.txt");</text:p>
      <text:p text:style-name="P11"><text:s text:c="4"/>try {</text:p>
      <text:p text:style-name="P11"><text:s text:c="8"/>if (ifs) {</text:p>
      <text:p text:style-name="P11"><text:s text:c="12"/>int count = 0;</text:p>
      <text:p text:style-name="P11"><text:s text:c="12"/>int save;</text:p>
      <text:p text:style-name="P11"><text:s text:c="12"/>int k = 0;</text:p>
      <text:p text:style-name="P11"><text:s text:c="12"/>while (ifs &gt;&gt; save) {</text:p>
      <text:p text:style-name="P11"><text:s text:c="16"/>v.push_back(save);</text:p>
      <text:p text:style-name="P11"><text:s text:c="16"/>int inP;</text:p>
      <text:p text:style-name="P11"><text:s text:c="16"/>for (int i = 0 + k; i &lt; k + save; i++) {//save_vP_1st</text:p>
      <text:p text:style-name="P11"><text:s text:c="20"/>ifs&gt;&gt;inP;</text:p>
      <text:p text:style-name="P11"><text:s text:c="20"/>vP.push_back(make_pair(inP, 0));</text:p>
      <text:p text:style-name="P11"><text:s text:c="16"/>}</text:p>
      <text:p text:style-name="P11"><text:s text:c="16"/>for (int i = 0 + k; i &lt; k + save; i++) {//2nd </text:p>
      <text:p text:style-name="P11"><text:s text:c="20"/>ifs&gt;&gt;inP;</text:p>
      <text:p text:style-name="P11"><text:s text:c="20"/>vP[i].second = inP;</text:p>
      <text:p text:style-name="P11"><text:s text:c="16"/>}</text:p>
      <text:p text:style-name="P11"><text:soft-page-break/><text:s text:c="16"/>k = save + k;</text:p>
      <text:p text:style-name="P11"><text:s text:c="12"/>}</text:p>
      <text:p text:style-name="P11"><text:s text:c="12"/>cout &lt;&lt; v[0];</text:p>
      <text:p text:style-name="P11"><text:s text:c="12"/>int temp[2];</text:p>
      <text:p text:style-name="P11"><text:s text:c="12"/>while (v.size() &gt; 0) {</text:p>
      <text:p text:style-name="P11"><text:s text:c="16"/>for (int i = 0; i &lt; v[0]; i++) {</text:p>
      <text:p text:style-name="P11"><text:s text:c="20"/>for (int j = 0; j &lt; v[0] - 1; j++) {</text:p>
      <text:p text:style-name="P11"><text:s text:c="24"/>if (vP[j].second &lt; vP[j + 1].second) {</text:p>
      <text:p text:style-name="P11"><text:s text:c="28"/>temp[0] = vP[j].first;</text:p>
      <text:p text:style-name="P11"><text:s text:c="28"/>temp[1] = vP[j].second;</text:p>
      <text:p text:style-name="P11"><text:s text:c="28"/>vP[j].first = vP[j + 1].first;</text:p>
      <text:p text:style-name="P11"><text:s text:c="28"/>vP[j].second = vP[j + 1].second;</text:p>
      <text:p text:style-name="P11"><text:s text:c="28"/>vP[j + 1].first = temp[0];</text:p>
      <text:p text:style-name="P11"><text:s text:c="28"/>vP[j + 1].second = temp[1];</text:p>
      <text:p text:style-name="P11"><text:s text:c="24"/>}</text:p>
      <text:p text:style-name="P11"><text:s text:c="20"/>}</text:p>
      <text:p text:style-name="P11"><text:s text:c="16"/>}</text:p>
      <text:p text:style-name="P11"><text:s text:c="16"/>bool out = true;</text:p>
      <text:p text:style-name="P11"><text:s text:c="16"/>for (int i = 0; i &lt; v[0] - 1; i++) {</text:p>
      <text:p text:style-name="P11"><text:s text:c="20"/>if (vP[i].first &lt; vP[i + 1].first) {</text:p>
      <text:p text:style-name="P11"><text:s text:c="24"/>cout &lt;&lt; i + 1 &lt;&lt; endl;</text:p>
      <text:p text:style-name="P11"><text:s text:c="24"/>out = false;</text:p>
      <text:p text:style-name="P11"><text:s text:c="24"/>break;</text:p>
      <text:p text:style-name="P11"><text:s text:c="16"/>}</text:p>
      <text:p text:style-name="P11"><text:s text:c="16"/>if (out)</text:p>
      <text:p text:style-name="P11"><text:s text:c="20"/>cout &lt;&lt; " Agree" &lt;&lt; endl;</text:p>
      <text:p text:style-name="P11"><text:s text:c="16"/>//vector</text:p>
      <text:p text:style-name="P11"><text:s text:c="16"/>vP.erase(vP.begin(), vP.begin() + v[0]);</text:p>
      <text:p text:style-name="P11"><text:s text:c="16"/>v.erase(v.begin());</text:p>
      <text:p text:style-name="P11"><text:s text:c="12"/>}</text:p>
      <text:p text:style-name="P11"><text:s text:c="8"/>} else throw "no this file";</text:p>
      <text:p text:style-name="P11"><text:s text:c="4"/>} catch (const char* e) {</text:p>
      <text:p text:style-name="P11"><text:s text:c="8"/>cout &lt;&lt; e &lt;&lt; endl;</text:p>
      <text:p text:style-name="P11"><text:s text:c="4"/>}</text:p>
      <text:p text:style-name="P11"><text:s text:c="4"/>ifs.close();</text:p>
      <text:p text:style-name="P11"><text:s text:c="4"/>return 0;</text:p>
      <text:p text:style-name="P11">}</text:p>
      <text:p text:style-name="P12">/* </text:p>
      <text:p text:style-name="P12"><text:s/>* File: <text:s text:c="2"/>main.cpp</text:p>
      <text:p text:style-name="P12"><text:s/>* Author: Abdul-Hakim</text:p>
      <text:p text:style-name="P12"><text:s/>* Purpose : To modify the Array to use (*) and (.) notations</text:p>
      <text:p text:style-name="P12"><text:s/>* Created on October 8, 2015, 9:44 PM</text:p>
      <text:p text:style-name="P12"><text:s/>*/</text:p>
      <text:p text:style-name="P12">//System Libraries</text:p>
      <text:p text:style-name="P12">#include &lt;iostream&gt;</text:p>
      <text:p text:style-name="P12">#include &lt;cstdlib&gt;</text:p>
      <text:p text:style-name="P12">#include &lt;ctime&gt;</text:p>
      <text:p text:style-name="P12">//User Library</text:p>
      <text:p text:style-name="P12">#include "IndexedColumn.h"</text:p>
      <text:p text:style-name="P12">using namespace std;</text:p>
      <text:p text:style-name="P12">//Global Constants</text:p>
      <text:p text:style-name="P12">//Function Prototypes</text:p>
      <text:p text:style-name="P12">IndxCol *fill(int);</text:p>
      <text:p text:style-name="P12">void prntStr(IndxCol *,int);</text:p>
      <text:p text:style-name="P12">void prntAry(int *,int,int);</text:p>
      <text:p text:style-name="P12">void mrkSort(IndxCol *);</text:p>
      <text:p text:style-name="P12">int main(int argc, char** argv) {</text:p>
      <text:p text:style-name="P12"><text:s text:c="4"/>//Call random number generate seed function</text:p>
      <text:p text:style-name="P12"><text:s text:c="4"/>srand(static_cast&lt;unsigned int&gt;(time(0)));</text:p>
      <text:p text:style-name="P12"><text:s text:c="4"/>//Allocate the memory for the structure</text:p>
      <text:p text:style-name="P12"><text:s text:c="4"/>int n=100,col=10;</text:p>
      <text:p text:style-name="P12"><text:s text:c="4"/>IndxCol *str=fill(n);</text:p>
      <text:p text:style-name="P12"><text:s text:c="4"/>//Print the structure</text:p>
      <text:p text:style-name="P12"><text:s text:c="4"/>cout&lt;&lt;"The original index array"&lt;&lt;endl;</text:p>
      <text:p text:style-name="P12"><text:s text:c="4"/>prntAry((*str).indx,(*str).size,col);</text:p>
      <text:p text:style-name="P12"><text:s text:c="4"/>cout&lt;&lt;"The original data array"&lt;&lt;endl;</text:p>
      <text:p text:style-name="P12"><text:s text:c="4"/>prntAry((*str).array,(*str).size,col);</text:p>
      <text:p text:style-name="P12"><text:s text:c="4"/>cout&lt;&lt;"The original data array using the indexed array"&lt;&lt;endl;</text:p>
      <text:p text:style-name="P12"><text:s text:c="4"/>prntStr(str,col);</text:p>
      <text:p text:style-name="P12"><text:s text:c="4"/>//Sort the data using an index, hence data base sort</text:p>
      <text:p text:style-name="P12"><text:s text:c="4"/>mrkSort(str);</text:p>
      <text:p text:style-name="P12"><text:s text:c="4"/>//Print the structure</text:p>
      <text:p text:style-name="P12"><text:s text:c="4"/>cout&lt;&lt;"The index array after sorting"&lt;&lt;endl;</text:p>
      <text:p text:style-name="P12"><text:soft-page-break/><text:s text:c="4"/>prntAry((*str).indx,(*str).size,col);</text:p>
      <text:p text:style-name="P12"><text:s text:c="4"/>cout&lt;&lt;"The data array after sorting"&lt;&lt;endl;</text:p>
      <text:p text:style-name="P12"><text:s text:c="4"/>prntAry((*str).array,(*str).size,col);</text:p>
      <text:p text:style-name="P12"><text:s text:c="4"/>cout&lt;&lt;"The data array using the indexed array after sorting"&lt;&lt;endl;</text:p>
      <text:p text:style-name="P12"><text:s text:c="4"/>prntStr(str,col);</text:p>
      <text:p text:style-name="P12"><text:s text:c="4"/>//Exit stage right</text:p>
      <text:p text:style-name="P12"><text:s text:c="4"/>return 0;</text:p>
      <text:p text:style-name="P12">}</text:p>
      <text:p text:style-name="P12">void mrkSort(IndxCol *a){</text:p>
      <text:p text:style-name="P12"><text:s text:c="4"/>//Pick a position to sort</text:p>
      <text:p text:style-name="P12"><text:s text:c="4"/>for(int pos=0;pos&lt;(*a).size-1;pos++){</text:p>
      <text:p text:style-name="P12"><text:s text:c="8"/>//Sort a list by the position</text:p>
      <text:p text:style-name="P12"><text:s text:c="8"/>for(int lst=pos+1;lst&lt;(*a).size;lst++){</text:p>
      <text:p text:style-name="P12"><text:s text:c="12"/>if((*a).array[(*a).indx[pos]]&gt;(*a).array[(*a).indx[lst]]){</text:p>
      <text:p text:style-name="P12"><text:s text:c="16"/>int temp=(*a).indx[pos];</text:p>
      <text:p text:style-name="P12"><text:s text:c="16"/>(*a).indx[pos]=(*a).indx[lst];</text:p>
      <text:p text:style-name="P12"><text:s text:c="16"/>(*a).indx[lst]=temp;</text:p>
      <text:p text:style-name="P12"><text:s text:c="12"/>}</text:p>
      <text:p text:style-name="P12"><text:s text:c="8"/>}</text:p>
      <text:p text:style-name="P12"><text:s text:c="4"/>}</text:p>
      <text:p text:style-name="P12">}</text:p>
      <text:p text:style-name="P12">void prntAry(int *a,int size,int perLine){</text:p>
      <text:p text:style-name="P12"><text:s text:c="4"/>cout&lt;&lt;endl;</text:p>
      <text:p text:style-name="P12"><text:s text:c="4"/>for(int i=0;i&lt;size;i++){</text:p>
      <text:p text:style-name="P12"><text:s text:c="8"/>cout&lt;&lt;a[i]&lt;&lt;" ";</text:p>
      <text:p text:style-name="P12"><text:s text:c="8"/>if(i%perLine==(perLine-1))cout&lt;&lt;endl;</text:p>
      <text:p text:style-name="P12"><text:s text:c="4"/>}</text:p>
      <text:p text:style-name="P12"><text:s text:c="4"/>cout&lt;&lt;endl;</text:p>
      <text:p text:style-name="P12">}</text:p>
      <text:p text:style-name="P12">void prntStr(IndxCol *a,int perLine){</text:p>
      <text:p text:style-name="P12"><text:s text:c="4"/>cout&lt;&lt;endl;</text:p>
      <text:p text:style-name="P12"><text:s text:c="4"/>for(int i=0;i&lt;(*a).size;i++){</text:p>
      <text:p text:style-name="P12"><text:s text:c="8"/>cout&lt;&lt;(*a).array[(*a).indx[i]]&lt;&lt;" ";</text:p>
      <text:p text:style-name="P12"><text:s text:c="8"/>if(i%perLine==(perLine-1))cout&lt;&lt;endl;</text:p>
      <text:p text:style-name="P12"><text:s text:c="4"/>}</text:p>
      <text:p text:style-name="P12"><text:s text:c="4"/>cout&lt;&lt;endl;</text:p>
      <text:p text:style-name="P12">}</text:p>
      <text:p text:style-name="P12">IndxCol *fill(int n){</text:p>
      <text:p text:style-name="P12"><text:s text:c="4"/>//Allocate memory</text:p>
      <text:p text:style-name="P12"><text:s text:c="4"/>IndxCol *col=new IndxCol;</text:p>
      <text:p text:style-name="P12"><text:s text:c="4"/>if(n&lt;=1)n=2;</text:p>
      <text:p text:style-name="P12"><text:s text:c="4"/>(*col).size=n;</text:p>
      <text:p text:style-name="P12"><text:s text:c="4"/>(*col).array=new int[n];</text:p>
      <text:p text:style-name="P12"><text:s text:c="4"/>(*col).indx=new int[n];</text:p>
      <text:p text:style-name="P12"><text:s text:c="4"/>//Fill the array</text:p>
      <text:p text:style-name="P12"><text:s text:c="4"/>for(int i=0;i&lt;n;i++){</text:p>
      <text:p text:style-name="P12"><text:s text:c="8"/>(*col).indx[i]=i;</text:p>
      <text:p text:style-name="P12"><text:s text:c="8"/>(*col).array[i]=rand()%90+10;</text:p>
      <text:p text:style-name="P12"><text:s text:c="4"/>}</text:p>
      <text:p text:style-name="P12"><text:s text:c="4"/>//Return the allocated and filled structure</text:p>
      <text:p text:style-name="P12"><text:s text:c="4"/>return col;</text:p>
      <text:p text:style-name="P12">}</text:p>
      <text:p text:style-name="P14">HowToPlay.txt → During user turn, the user repeatedly rolls a die until either a 1 is rolled or the player holds and scores the sum of the rolls (i.e. the turn total). </text:p>
      <text:p text:style-name="P14">At any time during a user turn, the user is faced with two options:* roll * If the user rolls a* 1: the user scores nothing and computer turn begins. </text:p>
      <text:p text:style-name="P14">2,3,4,5,6: the number is added to the user turn total and the user turn continues.* hold * The turn total is added to the user score and computer turn begins. </text:p>
      <text:p text:style-name="P14">Once computer turn begins all the user has to do is press [enter] to see the outcome of the computer turn.</text:p>
      <text:p text:style-name="P14">The first to score 100 or more points wins.EXAMPLE: the first player begins a turn with a roll of 5. </text:p>
      <text:p text:style-name="P14">They could hold and score 5 points, but choose to roll again. </text:p>
      <text:p text:style-name="P14">They roll a 2, and can hold with a turn total of 7 points, but choose to roll again. </text:p>
      <text:p text:style-name="P14">They roll a 1, and must end their turn without scoring. </text:p>
      <text:p text:style-name="P14">The next player rolls the sequence 4-5-3-5-5, after which they choose to hold, and adds their turn total of 22 points to their score.</text:p>
      <text:p text:style-name="P14">Receipt.txt → Is empty, but may look like.</text:p>
      <text:p text:style-name="P14">Game: 1 <text:s text:c="6"/>Money won: $ 244 ------------ 244</text:p>
      <text:p text:style-name="P14">test.txt → Empty.</text:p>
      <text:p text:style-name="P14"><text:span text:style-name="T3"/></text:p>
      <text:p text:style-name="P14"><text:span text:style-name="T3">/* </text:span></text:p>
      <text:p text:style-name="P16"><text:span text:style-name="T3"><text:s/>* File: <text:s text:c="2"/>main.cpp</text:span></text:p>
      <text:p text:style-name="P16"><text:span text:style-name="T3"><text:s/>* Author: Abdul-Hakim</text:span></text:p>
      <text:p text:style-name="P16"><text:span text:style-name="T3"><text:s/>* Purpose: Project Two</text:span></text:p>
      <text:p text:style-name="P16"><text:span text:style-name="T3"><text:s/>* PIG DICE GAME_V2 </text:span></text:p>
      <text:p text:style-name="P16"><text:soft-page-break/><text:span text:style-name="T3"><text:s/>* Created on October 14, 2015, 4:09 PM </text:span></text:p>
      <text:p text:style-name="P16"><text:span text:style-name="T3"><text:s/>*/</text:span></text:p>
      <text:p text:style-name="P16"><text:span text:style-name="T3">//System Level Libraries</text:span></text:p>
      <text:p text:style-name="P16"><text:span text:style-name="T6">#include</text:span><text:span text:style-name="T7"> </text:span><text:span text:style-name="T8">&lt;iostream&gt;</text:span></text:p>
      <text:p text:style-name="P16"><text:span text:style-name="T6">#include</text:span><text:span text:style-name="T7"> </text:span><text:span text:style-name="T8">&lt;iomanip&gt;</text:span></text:p>
      <text:p text:style-name="P16"><text:span text:style-name="T6">#include</text:span><text:span text:style-name="T7"> </text:span><text:span text:style-name="T8">&lt;cstdlib&gt;</text:span></text:p>
      <text:p text:style-name="P16"><text:span text:style-name="T6">#include</text:span><text:span text:style-name="T7"> </text:span><text:span text:style-name="T8">&lt;ctime&gt;</text:span></text:p>
      <text:p text:style-name="P16"><text:span text:style-name="T6">#include</text:span><text:span text:style-name="T7"> </text:span><text:span text:style-name="T8">&lt;fstream&gt;</text:span></text:p>
      <text:p text:style-name="P16"><text:span text:style-name="T6">#include</text:span><text:span text:style-name="T7"> </text:span><text:span text:style-name="T8">&lt;cctype&gt;</text:span></text:p>
      <text:p text:style-name="P16"><text:span text:style-name="T6">#include</text:span><text:span text:style-name="T7"> </text:span><text:span text:style-name="T8">&lt;cstring&gt;</text:span></text:p>
      <text:p text:style-name="P16"><text:span text:style-name="T6">#include</text:span><text:span text:style-name="T7"> </text:span><text:span text:style-name="T8">&lt;string&gt;</text:span></text:p>
      <text:p text:style-name="P16"><text:span text:style-name="T9">using</text:span><text:span text:style-name="T7"> </text:span><text:span text:style-name="T9">namespace</text:span><text:span text:style-name="T7"> std;</text:span></text:p>
      <text:p text:style-name="P16"><text:span text:style-name="T3">//User Level Libraries</text:span></text:p>
      <text:p text:style-name="P16"><text:span text:style-name="T6">#include</text:span><text:span text:style-name="T7"> </text:span><text:span text:style-name="T8">"Dice.h"</text:span></text:p>
      <text:p text:style-name="P16"><text:span text:style-name="T6">#include</text:span><text:span text:style-name="T7"> </text:span><text:span text:style-name="T8">"Score.h"</text:span></text:p>
      <text:p text:style-name="P16"><text:span text:style-name="T3">//Global Constants</text:span></text:p>
      <text:p text:style-name="P16"><text:span text:style-name="T9">const</text:span><text:span text:style-name="T7"> </text:span><text:span text:style-name="T9">int</text:span><text:span text:style-name="T7"> COLS = 2;</text:span></text:p>
      <text:p text:style-name="P16"><text:span text:style-name="T9">const</text:span><text:span text:style-name="T7"> </text:span><text:span text:style-name="T9">float</text:span><text:span text:style-name="T7"> initbet = 0.0;</text:span></text:p>
      <text:p text:style-name="P16"><text:span text:style-name="T3">//Function Prototype</text:span></text:p>
      <text:p text:style-name="P16"><text:span text:style-name="T9">void</text:span><text:span text:style-name="T7"> rolling();</text:span></text:p>
      <text:p text:style-name="P16"><text:span text:style-name="T9">void</text:span><text:span text:style-name="T7"> diceArt1();</text:span></text:p>
      <text:p text:style-name="P16"><text:span text:style-name="T9">void</text:span><text:span text:style-name="T7"> diceArt2();</text:span></text:p>
      <text:p text:style-name="P16"><text:span text:style-name="T9">void</text:span><text:span text:style-name="T7"> diceArt3();</text:span></text:p>
      <text:p text:style-name="P16"><text:span text:style-name="T9">void</text:span><text:span text:style-name="T7"> diceArt4();</text:span></text:p>
      <text:p text:style-name="P16"><text:span text:style-name="T9">void</text:span><text:span text:style-name="T7"> diceArt5();</text:span></text:p>
      <text:p text:style-name="P16"><text:span text:style-name="T9">void</text:span><text:span text:style-name="T7"> diceArt6();</text:span></text:p>
      <text:p text:style-name="P16"><text:span text:style-name="T9">void</text:span><text:span text:style-name="T7"> holding();</text:span></text:p>
      <text:p text:style-name="P16"><text:span text:style-name="T9">struct</text:span><text:span text:style-name="T7"> ThrowResults {</text:span></text:p>
      <text:p text:style-name="P16"><text:span text:style-name="T7"><text:s text:c="4"/></text:span><text:span text:style-name="T9">float</text:span><text:span text:style-name="T7"> avg;</text:span></text:p>
      <text:p text:style-name="P16"><text:span text:style-name="T7"><text:s text:c="4"/></text:span><text:span text:style-name="T9">float</text:span><text:span text:style-name="T7"> median;</text:span></text:p>
      <text:p text:style-name="P16"><text:span text:style-name="T7"><text:s text:c="4"/></text:span><text:span text:style-name="T9">int</text:span><text:span text:style-name="T7"> *mode; <text:s text:c="2"/></text:span><text:span text:style-name="T3">//array containing the modes</text:span></text:p>
      <text:p text:style-name="P16"><text:span text:style-name="T7"><text:s text:c="4"/></text:span><text:span text:style-name="T9">int</text:span><text:span text:style-name="T7"> nModes; <text:s/></text:span><text:span text:style-name="T3">//number of modes in the array</text:span></text:p>
      <text:p text:style-name="P16"><text:span text:style-name="T7"><text:s text:c="4"/></text:span><text:span text:style-name="T9">int</text:span><text:span text:style-name="T7"> maxFreq; </text:span><text:span text:style-name="T3">//max frequency of modes</text:span></text:p>
      <text:p text:style-name="P16"><text:span text:style-name="T7">};</text:span></text:p>
      <text:p text:style-name="P16"><text:span text:style-name="T7">ThrowResults *avgMedMode(</text:span><text:span text:style-name="T9">int</text:span><text:span text:style-name="T7"> *,</text:span><text:span text:style-name="T9">int</text:span><text:span text:style-name="T7">);</text:span></text:p>
      <text:p text:style-name="P16"><text:span text:style-name="T9">int</text:span><text:span text:style-name="T7"> *fillArray(</text:span><text:span text:style-name="T9">int</text:span><text:span text:style-name="T7">, </text:span><text:span text:style-name="T9">int</text:span><text:span text:style-name="T7">);</text:span></text:p>
      <text:p text:style-name="P16"><text:span text:style-name="T9">int</text:span><text:span text:style-name="T7"> *sortArray(</text:span><text:span text:style-name="T9">int</text:span><text:span text:style-name="T7"> *, </text:span><text:span text:style-name="T9">int</text:span><text:span text:style-name="T7">);</text:span></text:p>
      <text:p text:style-name="P16"><text:span text:style-name="T9">void</text:span><text:span text:style-name="T7"> printStat(ThrowResults);</text:span></text:p>
      <text:p text:style-name="P16"><text:span text:style-name="T9">enum</text:span><text:span text:style-name="T7"> Day {FRIDAY, SATURDAY, SUNDAY, THURSDAY, WEDNESDAY, TUEDSAY, MONDAY};</text:span></text:p>
      <text:p text:style-name="P16"><text:span text:style-name="T9">struct</text:span><text:span text:style-name="T7"> User {</text:span></text:p>
      <text:p text:style-name="P16"><text:span text:style-name="T7"><text:s text:c="4"/>string name;</text:span></text:p>
      <text:p text:style-name="P16"><text:span text:style-name="T7"><text:s text:c="4"/></text:span><text:span text:style-name="T9">int</text:span><text:span text:style-name="T7"> age;</text:span></text:p>
      <text:p text:style-name="P16"><text:span text:style-name="T7"><text:s text:c="4"/>string race;</text:span></text:p>
      <text:p text:style-name="P16"><text:span text:style-name="T7"><text:s text:c="4"/>string gender;</text:span></text:p>
      <text:p text:style-name="P16"><text:span text:style-name="T7"><text:s text:c="4"/>Day favoriteDay;</text:span></text:p>
      <text:p text:style-name="P16"><text:span text:style-name="T7"><text:s text:c="4"/></text:span><text:span text:style-name="T9">bool</text:span><text:span text:style-name="T7"> pass;</text:span></text:p>
      <text:p text:style-name="P16"><text:span text:style-name="T7">};</text:span></text:p>
      <text:p text:style-name="P16"><text:span text:style-name="T9">bool</text:span><text:span text:style-name="T7"> checkWin(</text:span><text:span text:style-name="T9">const</text:span><text:span text:style-name="T7"> </text:span><text:span text:style-name="T9">int</text:span><text:span text:style-name="T7">, </text:span><text:span text:style-name="T9">int</text:span><text:span text:style-name="T7">, </text:span><text:span text:style-name="T9">int</text:span><text:span text:style-name="T7">, </text:span><text:span text:style-name="T9">bool</text:span><text:span text:style-name="T7">&amp;, </text:span><text:span text:style-name="T9">float</text:span><text:span text:style-name="T7"> = initbet);</text:span></text:p>
      <text:p text:style-name="P16"><text:span text:style-name="T9">bool</text:span><text:span text:style-name="T7"> checkLoss(</text:span><text:span text:style-name="T9">const</text:span><text:span text:style-name="T7"> </text:span><text:span text:style-name="T9">int</text:span><text:span text:style-name="T7">, </text:span><text:span text:style-name="T9">int</text:span><text:span text:style-name="T7">, </text:span><text:span text:style-name="T9">int</text:span><text:span text:style-name="T7">, </text:span><text:span text:style-name="T9">bool</text:span><text:span text:style-name="T7">&amp;, </text:span><text:span text:style-name="T9">float</text:span><text:span text:style-name="T7"> = initbet);</text:span></text:p>
      <text:p text:style-name="P16"><text:span text:style-name="T9">void</text:span><text:span text:style-name="T7"> scoreBoard(</text:span><text:span text:style-name="T9">int</text:span><text:span text:style-name="T7">, </text:span><text:span text:style-name="T9">int</text:span><text:span text:style-name="T7">);</text:span></text:p>
      <text:p text:style-name="P16"><text:span text:style-name="T9">void</text:span><text:span text:style-name="T7"> compScoreBoard(</text:span><text:span text:style-name="T9">int</text:span><text:span text:style-name="T7">,</text:span><text:span text:style-name="T9">int</text:span><text:span text:style-name="T7">);</text:span></text:p>
      <text:p text:style-name="P16"><text:span text:style-name="T9">void</text:span><text:span text:style-name="T7"> clearScreen(</text:span><text:span text:style-name="T9">int</text:span><text:span text:style-name="T7">, </text:span><text:span text:style-name="T9">int</text:span><text:span text:style-name="T7">, </text:span><text:span text:style-name="T9">int</text:span><text:span text:style-name="T7">);</text:span></text:p>
      <text:p text:style-name="P16"><text:span text:style-name="T9">void</text:span><text:span text:style-name="T7"> compClearScreen(</text:span><text:span text:style-name="T9">int</text:span><text:span text:style-name="T7">,</text:span><text:span text:style-name="T9">int</text:span><text:span text:style-name="T7">, </text:span><text:span text:style-name="T9">int</text:span><text:span text:style-name="T7">);</text:span></text:p>
      <text:p text:style-name="P16"><text:span text:style-name="T9">float</text:span><text:span text:style-name="T7"> earnings(</text:span><text:span text:style-name="T9">bool</text:span><text:span text:style-name="T7">, </text:span><text:span text:style-name="T9">float</text:span><text:span text:style-name="T7">);</text:span></text:p>
      <text:p text:style-name="P16"><text:span text:style-name="T9">void</text:span><text:span text:style-name="T7"> sortArray(</text:span><text:span text:style-name="T9">char</text:span><text:span text:style-name="T7"> [][COLS], </text:span><text:span text:style-name="T9">int</text:span><text:span text:style-name="T7">);</text:span></text:p>
      <text:p text:style-name="P20"/>
      <text:p text:style-name="P16"><text:span text:style-name="T9">template</text:span><text:span text:style-name="T7"> &lt;</text:span><text:span text:style-name="T9">class</text:span><text:span text:style-name="T7"> T&gt;</text:span></text:p>
      <text:p text:style-name="P16"><text:span text:style-name="T9">void</text:span><text:span text:style-name="T7"> totale(T num, T &amp;ttl){</text:span></text:p>
      <text:p text:style-name="P16"><text:span text:style-name="T7"><text:s text:c="4"/>ttl += num;</text:span></text:p>
      <text:p text:style-name="P16"><text:span text:style-name="T7">}</text:span></text:p>
      <text:p text:style-name="P16"><text:span text:style-name="T3">//Execution Begins Here!</text:span></text:p>
      <text:p text:style-name="P16"><text:span text:style-name="T9">int</text:span><text:span text:style-name="T7"> main(</text:span><text:span text:style-name="T9">int</text:span><text:span text:style-name="T7"> argc, </text:span><text:span text:style-name="T9">char</text:span><text:span text:style-name="T7">** argv) {</text:span></text:p>
      <text:p text:style-name="P16"><text:span text:style-name="T7"><text:s text:c="4"/></text:span><text:span text:style-name="T3">//declare main menu variables</text:span></text:p>
      <text:p text:style-name="P16"><text:span text:style-name="T7"><text:s text:c="4"/></text:span><text:span text:style-name="T9">int</text:span><text:span text:style-name="T7"> choice;</text:span></text:p>
      <text:p text:style-name="P16"><text:span text:style-name="T7"><text:s text:c="4"/>FancyDice diceIs;</text:span></text:p>
      <text:p text:style-name="P16"><text:span text:style-name="T7"><text:s text:c="4"/>Score print;</text:span></text:p>
      <text:p text:style-name="P16"><text:span text:style-name="T7"><text:s text:c="4"/></text:span><text:span text:style-name="T3">//main menu output</text:span></text:p>
      <text:p text:style-name="P16"><text:span text:style-name="T7"><text:s text:c="4"/>cout &lt;&lt; </text:span><text:span text:style-name="T8">" ========================="</text:span><text:span text:style-name="T7"> &lt;&lt; endl;</text:span></text:p>
      <text:p text:style-name="P16"><text:span text:style-name="T7"><text:s text:c="4"/>cout &lt;&lt; </text:span><text:span text:style-name="T8">"|| <text:s text:c="2"/>PIG: THE DICE GAME <text:s/>||"</text:span><text:span text:style-name="T7"> &lt;&lt; endl;</text:span></text:p>
      <text:p text:style-name="P16"><text:span text:style-name="T7"><text:s text:c="4"/>cout &lt;&lt; </text:span><text:span text:style-name="T8">"|| <text:s text:c="8"/>PROGRAM <text:s text:c="6"/>||"</text:span><text:span text:style-name="T7"> &lt;&lt; endl;</text:span></text:p>
      <text:p text:style-name="P16"><text:span text:style-name="T7"><text:s text:c="4"/>cout &lt;&lt; </text:span><text:span text:style-name="T8">" ========================="</text:span><text:span text:style-name="T7"> &lt;&lt; endl &lt;&lt; endl &lt;&lt; endl;</text:span></text:p>
      <text:p text:style-name="P16"><text:span text:style-name="T7"><text:s text:c="4"/>cout &lt;&lt; </text:span><text:span text:style-name="T8">"1. Play Pig"</text:span><text:span text:style-name="T7"> &lt;&lt; endl;</text:span></text:p>
      <text:p text:style-name="P16"><text:span text:style-name="T7"><text:s text:c="4"/>cout &lt;&lt; </text:span><text:span text:style-name="T8">"2. How to Play"</text:span><text:span text:style-name="T7"> &lt;&lt; endl;</text:span></text:p>
      <text:p text:style-name="P16"><text:soft-page-break/><text:span text:style-name="T7"><text:s text:c="4"/>cout &lt;&lt; </text:span><text:span text:style-name="T8">"3. Dice Probability Checker"</text:span><text:span text:style-name="T7"> &lt;&lt; endl;</text:span></text:p>
      <text:p text:style-name="P16"><text:span text:style-name="T7"><text:s text:c="4"/>cout &lt;&lt; </text:span><text:span text:style-name="T8">"4. Are You Competant Enough to Run This Program? <text:s/>Found Out! "</text:span><text:span text:style-name="T7"> &lt;&lt; endl;</text:span></text:p>
      <text:p text:style-name="P16"><text:span text:style-name="T7"><text:s text:c="4"/>cout &lt;&lt; </text:span><text:span text:style-name="T8">"5. Quit Program"</text:span><text:span text:style-name="T7"> &lt;&lt; endl &lt;&lt; endl &lt;&lt; endl;</text:span></text:p>
      <text:p text:style-name="P16"><text:span text:style-name="T7"><text:s text:c="4"/>cout &lt;&lt; </text:span><text:span text:style-name="T8">"Enter choice number and press [enter]."</text:span><text:span text:style-name="T7">;</text:span></text:p>
      <text:p text:style-name="P16"><text:span text:style-name="T7"><text:s text:c="4"/>cin &gt;&gt; choice;</text:span></text:p>
      <text:p text:style-name="P16"><text:span text:style-name="T7"><text:s text:c="4"/></text:span><text:span text:style-name="T3">//main menu w/ input validation</text:span></text:p>
      <text:p text:style-name="P16"><text:span text:style-name="T7"><text:s text:c="4"/></text:span><text:span text:style-name="T9">switch</text:span><text:span text:style-name="T7"> (choice) {</text:span></text:p>
      <text:p text:style-name="P16"><text:span text:style-name="T7"><text:s text:c="12"/></text:span><text:span text:style-name="T3">//Play the game</text:span></text:p>
      <text:p text:style-name="P16"><text:span text:style-name="T7"><text:s text:c="8"/></text:span><text:span text:style-name="T9">case</text:span><text:span text:style-name="T7"> 1: {</text:span></text:p>
      <text:p text:style-name="P16"><text:span text:style-name="T7"><text:s text:c="12"/></text:span><text:span text:style-name="T9">char</text:span><text:span text:style-name="T7"> playAgain; </text:span><text:span text:style-name="T3">//for multiple games</text:span></text:p>
      <text:p text:style-name="P16"><text:span text:style-name="T7"><text:s text:c="12"/></text:span><text:span text:style-name="T9">float</text:span><text:span text:style-name="T7"> moneyWon; </text:span><text:span text:style-name="T3">//will be either positive/negative if win/lose</text:span></text:p>
      <text:p text:style-name="P16"><text:span text:style-name="T7"><text:s text:c="12"/></text:span><text:span text:style-name="T9">int</text:span><text:span text:style-name="T7"> gamesPlayed = 0; <text:s text:c="3"/></text:span><text:span text:style-name="T3">//keeps track of total games played</text:span></text:p>
      <text:p text:style-name="P16"><text:span text:style-name="T7"><text:s text:c="12"/></text:span><text:span text:style-name="T9">float</text:span><text:span text:style-name="T7"> betHistory[10]; <text:s text:c="2"/></text:span><text:span text:style-name="T3">//holds all moneyWon values across games</text:span></text:p>
      <text:p text:style-name="P16"><text:span text:style-name="T7"><text:s text:c="12"/></text:span><text:span text:style-name="T9">const</text:span><text:span text:style-name="T7"> </text:span><text:span text:style-name="T9">int</text:span><text:span text:style-name="T7"> ROWS = 50; <text:s text:c="3"/></text:span><text:span text:style-name="T3">//number of user turns (most likely will not exceed 50)</text:span></text:p>
      <text:p text:style-name="P16"><text:span text:style-name="T7"><text:s text:c="12"/></text:span><text:span text:style-name="T9">char</text:span><text:span text:style-name="T7"> rollHistory[ROWS][COLS]; </text:span><text:span text:style-name="T3">//array for displaying action ('R' or 'H') and dice value (1-6)</text:span></text:p>
      <text:p text:style-name="P16"><text:span text:style-name="T7"><text:s text:c="12"/></text:span><text:span text:style-name="T9">int</text:span><text:span text:style-name="T7"> i = 0; <text:s/></text:span><text:span text:style-name="T3">//counter for betHistory</text:span></text:p>
      <text:p text:style-name="P16"><text:span text:style-name="T7"><text:s text:c="12"/></text:span><text:span text:style-name="T9">float</text:span><text:span text:style-name="T7"> total; <text:s text:c="3"/></text:span><text:span text:style-name="T3">//will calculate sum of all moneyWon across games</text:span></text:p>
      <text:p text:style-name="P16"><text:span text:style-name="T7"><text:s text:c="12"/></text:span><text:span text:style-name="T9">do</text:span><text:span text:style-name="T7"> {</text:span></text:p>
      <text:p text:style-name="P16"><text:span text:style-name="T7"><text:s text:c="16"/></text:span><text:span text:style-name="T3">//declare variables</text:span></text:p>
      <text:p text:style-name="P16"><text:span text:style-name="T7"><text:s text:c="16"/></text:span><text:span text:style-name="T9">float</text:span><text:span text:style-name="T7"> bet; <text:s/></text:span><text:span text:style-name="T3">//will be positive value if user wins, negative if lose</text:span></text:p>
      <text:p text:style-name="P16"><text:span text:style-name="T7"><text:s text:c="16"/></text:span><text:span text:style-name="T9">int</text:span><text:span text:style-name="T7"> dice; <text:s text:c="6"/></text:span><text:span text:style-name="T3">//6-sided die</text:span></text:p>
      <text:p text:style-name="P16"><text:span text:style-name="T7"><text:s text:c="16"/></text:span><text:span text:style-name="T9">short</text:span><text:span text:style-name="T7"> action; <text:s text:c="4"/></text:span><text:span text:style-name="T3">//variable for roll or hold</text:span></text:p>
      <text:p text:style-name="P16"><text:span text:style-name="T7"><text:s text:c="16"/></text:span><text:span text:style-name="T9">bool</text:span><text:span text:style-name="T7"> userTurn = </text:span><text:span text:style-name="T9">true</text:span><text:span text:style-name="T7">; <text:s text:c="2"/></text:span><text:span text:style-name="T3">//user always gets first turn</text:span></text:p>
      <text:p text:style-name="P16"><text:span text:style-name="T7"><text:s text:c="16"/></text:span><text:span text:style-name="T9">int</text:span><text:span text:style-name="T7"> compScore = 0; <text:s text:c="5"/></text:span><text:span text:style-name="T3">//score of computer</text:span></text:p>
      <text:p text:style-name="P16"><text:span text:style-name="T7"><text:s text:c="16"/></text:span><text:span text:style-name="T9">int</text:span><text:span text:style-name="T7"> userScore = 0; <text:s text:c="5"/></text:span><text:span text:style-name="T3">//score of user</text:span></text:p>
      <text:p text:style-name="P16"><text:span text:style-name="T7"><text:s text:c="16"/></text:span><text:span text:style-name="T9">const</text:span><text:span text:style-name="T7"> </text:span><text:span text:style-name="T9">int</text:span><text:span text:style-name="T7"> GOAL = 5; <text:s text:c="2"/></text:span><text:span text:style-name="T3">//whoever surpasses this score wins</text:span></text:p>
      <text:p text:style-name="P16"><text:span text:style-name="T7"><text:s text:c="16"/></text:span><text:span text:style-name="T9">bool</text:span><text:span text:style-name="T7"> win = </text:span><text:span text:style-name="T9">false</text:span><text:span text:style-name="T7">; <text:s/></text:span><text:span text:style-name="T3">//if true user won, game ends</text:span></text:p>
      <text:p text:style-name="P16"><text:span text:style-name="T7"><text:s text:c="16"/></text:span><text:span text:style-name="T9">bool</text:span><text:span text:style-name="T7"> loss = </text:span><text:span text:style-name="T9">false</text:span><text:span text:style-name="T7">; <text:s/></text:span><text:span text:style-name="T3">//if true user lost, game ends</text:span></text:p>
      <text:p text:style-name="P16"><text:span text:style-name="T7"><text:s text:c="16"/>srand(</text:span><text:span text:style-name="T9">static_cast</text:span><text:span text:style-name="T7">&lt;</text:span><text:span text:style-name="T9">unsigned</text:span><text:span text:style-name="T7"> </text:span><text:span text:style-name="T9">int</text:span><text:span text:style-name="T7">&gt;(time(0))); <text:s/></text:span><text:span text:style-name="T3">//set rand() seed</text:span></text:p>
      <text:p text:style-name="P16"><text:span text:style-name="T7"><text:s text:c="16"/></text:span><text:span text:style-name="T9">unsigned</text:span><text:span text:style-name="T7"> </text:span><text:span text:style-name="T9">int</text:span><text:span text:style-name="T7"> sleep(</text:span><text:span text:style-name="T9">unsigned</text:span><text:span text:style-name="T7"> </text:span><text:span text:style-name="T9">int</text:span><text:span text:style-name="T7"> seconds); <text:s text:c="2"/></text:span><text:span text:style-name="T3">//sleep() function setup</text:span></text:p>
      <text:p text:style-name="P16"><text:span text:style-name="T7"><text:s text:c="16"/></text:span><text:span text:style-name="T9">int</text:span><text:span text:style-name="T7"> j = 0; <text:s/></text:span><text:span text:style-name="T3">//counter for rollHistory</text:span></text:p>
      <text:p text:style-name="P16"><text:span text:style-name="T7"><text:s text:c="16"/></text:span><text:span text:style-name="T3">//gamble</text:span></text:p>
      <text:p text:style-name="P16"><text:span text:style-name="T7"><text:s text:c="16"/>cout &lt;&lt; </text:span><text:span text:style-name="T8">"Type how much money you want to bet: $"</text:span><text:span text:style-name="T7">;</text:span></text:p>
      <text:p text:style-name="P16"><text:span text:style-name="T7"><text:s text:c="16"/>cin &gt;&gt; bet;</text:span></text:p>
      <text:p text:style-name="P16"><text:span text:style-name="T7"><text:s text:c="16"/></text:span><text:span text:style-name="T9">try</text:span><text:span text:style-name="T7"> {</text:span></text:p>
      <text:p text:style-name="P16"><text:span text:style-name="T7"><text:s text:c="20"/></text:span><text:span text:style-name="T9">if</text:span><text:span text:style-name="T7">(bet &lt; 0){</text:span></text:p>
      <text:p text:style-name="P16"><text:span text:style-name="T7"><text:s text:c="24"/></text:span><text:span text:style-name="T9">throw</text:span><text:span text:style-name="T7"> 1;</text:span></text:p>
      <text:p text:style-name="P16"><text:span text:style-name="T7"><text:s text:c="20"/>}</text:span></text:p>
      <text:p text:style-name="P16"><text:span text:style-name="T7"><text:s text:c="16"/>}</text:span></text:p>
      <text:p text:style-name="P16"><text:span text:style-name="T7"><text:s text:c="16"/></text:span><text:span text:style-name="T9">catch</text:span><text:span text:style-name="T7"> (</text:span><text:span text:style-name="T9">int</text:span><text:span text:style-name="T7"> e) {</text:span></text:p>
      <text:p text:style-name="P16"><text:span text:style-name="T7"><text:s text:c="20"/>cout &lt;&lt; </text:span><text:span text:style-name="T8">"Error number: "</text:span><text:span text:style-name="T7"> &lt;&lt; e &lt;&lt; endl;</text:span></text:p>
      <text:p text:style-name="P16"><text:span text:style-name="T7"><text:s text:c="16"/>}</text:span></text:p>
      <text:p text:style-name="P16"><text:span text:style-name="T7"><text:s text:c="16"/></text:span><text:span text:style-name="T3">//Game begins and turns proceed until game has ended</text:span></text:p>
      <text:p text:style-name="P16"><text:span text:style-name="T7"><text:s text:c="16"/></text:span><text:span text:style-name="T9">while</text:span><text:span text:style-name="T7"> (win == </text:span><text:span text:style-name="T9">false</text:span><text:span text:style-name="T7"> &amp;&amp; loss == </text:span><text:span text:style-name="T9">false</text:span><text:span text:style-name="T7">) {</text:span></text:p>
      <text:p text:style-name="P16"><text:span text:style-name="T7"><text:s text:c="20"/></text:span><text:span text:style-name="T3">//when userTurn == true, it is user's turn to roll or hold</text:span></text:p>
      <text:p text:style-name="P16"><text:span text:style-name="T7"><text:s text:c="20"/></text:span><text:span text:style-name="T9">if</text:span><text:span text:style-name="T7"> (userTurn == </text:span><text:span text:style-name="T9">true</text:span><text:span text:style-name="T7">) {</text:span></text:p>
      <text:p text:style-name="P16"><text:span text:style-name="T7"><text:s text:c="24"/></text:span><text:span text:style-name="T3">//must reset turn total</text:span></text:p>
      <text:p text:style-name="P16"><text:span text:style-name="T7"><text:s text:c="24"/></text:span><text:span text:style-name="T9">int</text:span><text:span text:style-name="T7"> turnTotal = 0;</text:span></text:p>
      <text:p text:style-name="P16"><text:span text:style-name="T7"><text:s text:c="24"/></text:span><text:span text:style-name="T3">//must reset roll number</text:span></text:p>
      <text:p text:style-name="P16"><text:span text:style-name="T7"><text:s text:c="24"/></text:span><text:span text:style-name="T9">bool</text:span><text:span text:style-name="T7"> rolled = </text:span><text:span text:style-name="T9">false</text:span><text:span text:style-name="T7">; <text:s text:c="3"/></text:span><text:span text:style-name="T3">//sees if user rolled at least one time (only used for "hold" input validation)</text:span></text:p>
      <text:p text:style-name="P16"><text:span text:style-name="T7"><text:s text:c="24"/></text:span><text:span text:style-name="T9">do</text:span><text:span text:style-name="T7"> {</text:span></text:p>
      <text:p text:style-name="P16"><text:span text:style-name="T7"><text:s text:c="28"/>dice = rand() % 6 + 1; <text:s/></text:span><text:span text:style-name="T3">//[1,6]</text:span></text:p>
      <text:p text:style-name="P16"><text:span text:style-name="T7"><text:s text:c="28"/>cout &lt;&lt; endl;</text:span></text:p>
      <text:p text:style-name="P16"><text:span text:style-name="T7"><text:s text:c="28"/>cout &lt;&lt; </text:span><text:span text:style-name="T8">"Your turn: Type \"1\" to roll and \"2\" to hold: "</text:span><text:span text:style-name="T7">;</text:span></text:p>
      <text:p text:style-name="P16"><text:span text:style-name="T7"><text:s text:c="28"/>cin &gt;&gt; action;</text:span></text:p>
      <text:p text:style-name="P16"><text:span text:style-name="T7"><text:s text:c="28"/></text:span><text:span text:style-name="T9">try</text:span><text:span text:style-name="T7"> {</text:span></text:p>
      <text:p text:style-name="P16"><text:span text:style-name="T7"><text:s text:c="32"/></text:span><text:span text:style-name="T9">if</text:span><text:span text:style-name="T7">(action &lt; 0){</text:span></text:p>
      <text:p text:style-name="P16"><text:span text:style-name="T7"><text:s text:c="36"/></text:span><text:span text:style-name="T9">throw</text:span><text:span text:style-name="T7"> 2;</text:span></text:p>
      <text:p text:style-name="P16"><text:span text:style-name="T7"><text:s text:c="32"/>}</text:span></text:p>
      <text:p text:style-name="P16"><text:span text:style-name="T7"><text:s text:c="28"/>}</text:span></text:p>
      <text:p text:style-name="P16"><text:span text:style-name="T7"><text:s text:c="28"/></text:span><text:span text:style-name="T9">catch</text:span><text:span text:style-name="T7"> (</text:span><text:span text:style-name="T9">int</text:span><text:span text:style-name="T7"> e) {</text:span></text:p>
      <text:p text:style-name="P16"><text:span text:style-name="T7"><text:s text:c="32"/>cout &lt;&lt; </text:span><text:span text:style-name="T8">"Error number: "</text:span><text:span text:style-name="T7"> &lt;&lt; e &lt;&lt; endl;</text:span></text:p>
      <text:p text:style-name="P16"><text:span text:style-name="T7"><text:s text:c="28"/>}</text:span></text:p>
      <text:p text:style-name="P16"><text:span text:style-name="T7"><text:s text:c="28"/>print.scoreBoard(turnTotal, userScore);</text:span></text:p>
      <text:p text:style-name="P16"><text:span text:style-name="T7"><text:s text:c="28"/></text:span><text:span text:style-name="T3">//if user picks "roll"</text:span></text:p>
      <text:p text:style-name="P16"><text:span text:style-name="T7"><text:s text:c="28"/></text:span><text:span text:style-name="T9">if</text:span><text:span text:style-name="T7"> (action == 1) {</text:span></text:p>
      <text:p text:style-name="P17"><text:span text:style-name="T7"><text:s text:c="32"/>diceIs.rolling();</text:span><text:span text:style-name="T3">//rolling();</text:span></text:p>
      <text:p text:style-name="P17"><text:span text:style-name="T3">//if dice lands on 1, no value is banked and userTurn becomes false, meaning computer's turn starts</text:span></text:p>
      <text:p text:style-name="P16"><text:span text:style-name="T7"><text:s text:c="18"/></text:span><text:span text:style-name="T9">if</text:span><text:span text:style-name="T7"> (dice == 1){</text:span></text:p>
      <text:p text:style-name="P16"><text:span text:style-name="T7"><text:s text:c="18"/>cout &lt;&lt; string( 15, </text:span><text:span text:style-name="T8">'\n'</text:span><text:span text:style-name="T7"> );</text:span></text:p>
      <text:p text:style-name="P16"><text:span text:style-name="T7"><text:s text:c="18"/>cout &lt;&lt; </text:span><text:span text:style-name="T8">" <text:s text:c="19"/>|User|"</text:span><text:span text:style-name="T7"> &lt;&lt; endl &lt;&lt; endl;</text:span></text:p>
      <text:p text:style-name="P16"><text:span text:style-name="T7"><text:s text:c="18"/>cout &lt;&lt; </text:span><text:span text:style-name="T8">"Turn Total: 0 <text:s text:c="24"/>Score: "</text:span><text:span text:style-name="T7"> &lt;&lt; userScore &lt;&lt; endl;</text:span></text:p>
      <text:p text:style-name="P16"><text:span text:style-name="T7"><text:s text:c="36"/>diceIs.face1();</text:span><text:span text:style-name="T3">//diceArt1();</text:span></text:p>
      <text:p text:style-name="P16"><text:soft-page-break/><text:span text:style-name="T7"><text:s text:c="36"/>userTurn = </text:span><text:span text:style-name="T9">false</text:span><text:span text:style-name="T7">;</text:span></text:p>
      <text:p text:style-name="P16"><text:span text:style-name="T7"><text:s text:c="36"/>cout &lt;&lt; endl;</text:span></text:p>
      <text:p text:style-name="P16"><text:span text:style-name="T7"><text:s text:c="32"/>}</text:span></text:p>
      <text:p text:style-name="P16"><text:span text:style-name="T7"><text:s text:c="5"/></text:span><text:span text:style-name="T3">//if dice lands on value other than 1, that value is added to turn total</text:span></text:p>
      <text:p text:style-name="P16"><text:span text:style-name="T7"><text:s text:c="32"/></text:span><text:span text:style-name="T9">else</text:span><text:span text:style-name="T7"> </text:span><text:span text:style-name="T9">if</text:span><text:span text:style-name="T7"> (dice == 2) {</text:span></text:p>
      <text:p text:style-name="P16"><text:span text:style-name="T7"><text:s text:c="36"/>print.clearScreen(turnTotal, dice, userScore);</text:span></text:p>
      <text:p text:style-name="P16"><text:span text:style-name="T7"><text:s text:c="36"/>diceIs.face2();</text:span><text:span text:style-name="T3">//diceArt2();</text:span></text:p>
      <text:p text:style-name="P16"><text:span text:style-name="T7"><text:s text:c="36"/></text:span><text:span text:style-name="T3">//turnTotal += dice;</text:span></text:p>
      <text:p text:style-name="P16"><text:span text:style-name="T7"><text:s text:c="36"/>totale(dice, turnTotal);</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3) {</text:span></text:p>
      <text:p text:style-name="P16"><text:span text:style-name="T7"><text:s text:c="36"/>print.clearScreen(turnTotal, dice, userScore);</text:span></text:p>
      <text:p text:style-name="P16"><text:span text:style-name="T7"><text:s text:c="36"/>diceIs.face3();</text:span><text:span text:style-name="T3">//diceArt3();</text:span></text:p>
      <text:p text:style-name="P16"><text:span text:style-name="T7"><text:s text:c="36"/>totale(dice, turnTotal);</text:span></text:p>
      <text:p text:style-name="P16"><text:span text:style-name="T7"><text:s text:c="36"/></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4) {</text:span></text:p>
      <text:p text:style-name="P16"><text:span text:style-name="T7"><text:s text:c="36"/>print.clearScreen(turnTotal, dice, userScore);</text:span></text:p>
      <text:p text:style-name="P16"><text:span text:style-name="T7"><text:s text:c="36"/>diceIs.face4();</text:span><text:span text:style-name="T3">//diceArt4();</text:span></text:p>
      <text:p text:style-name="P16"><text:span text:style-name="T7"><text:s text:c="36"/>totale(dice, turnTotal);</text:span></text:p>
      <text:p text:style-name="P16"><text:span text:style-name="T7"><text:s text:c="36"/></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5) {</text:span></text:p>
      <text:p text:style-name="P16"><text:span text:style-name="T7"><text:s text:c="36"/>print.clearScreen(turnTotal, dice, userScore);</text:span></text:p>
      <text:p text:style-name="P16"><text:span text:style-name="T7"><text:s text:c="36"/>diceIs.face5();</text:span><text:span text:style-name="T3">//diceArt5();</text:span></text:p>
      <text:p text:style-name="P16"><text:span text:style-name="T7"><text:s text:c="36"/>totale(dice, turnTotal);</text:span></text:p>
      <text:p text:style-name="P16"><text:span text:style-name="T7"><text:s text:c="36"/></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6) {</text:span></text:p>
      <text:p text:style-name="P16"><text:span text:style-name="T7"><text:s text:c="36"/>print.clearScreen(turnTotal, dice, userScore);</text:span></text:p>
      <text:p text:style-name="P16"><text:span text:style-name="T7"><text:s text:c="36"/>diceIs.face6();</text:span><text:span text:style-name="T3">//diceArt6();</text:span></text:p>
      <text:p text:style-name="P16"><text:span text:style-name="T7"><text:s text:c="36"/>totale(dice, turnTotal);</text:span></text:p>
      <text:p text:style-name="P16"><text:span text:style-name="T7"><text:s text:c="36"/></text:span></text:p>
      <text:p text:style-name="P16"><text:span text:style-name="T7"><text:s text:c="32"/>}</text:span></text:p>
      <text:p text:style-name="P16"><text:span text:style-name="T7"><text:s text:c="32"/>checkWin(GOAL, turnTotal, userScore, win, bet);</text:span></text:p>
      <text:p text:style-name="P16"><text:span text:style-name="T7"><text:s text:c="32"/>rolled = </text:span><text:span text:style-name="T9">true</text:span><text:span text:style-name="T7">;</text:span></text:p>
      <text:p text:style-name="P16"><text:span text:style-name="T7"><text:s text:c="32"/>rollHistory[j][0] = </text:span><text:span text:style-name="T8">'R'</text:span><text:span text:style-name="T7">;</text:span></text:p>
      <text:p text:style-name="P16"><text:span text:style-name="T7"><text:s text:c="32"/>rollHistory[j][1] = dice + 48;</text:span></text:p>
      <text:p text:style-name="P16"><text:span text:style-name="T7"><text:s text:c="32"/>j++;</text:span></text:p>
      <text:p text:style-name="P16"><text:span text:style-name="T7"><text:s text:c="28"/>}</text:span></text:p>
      <text:p text:style-name="P16"><text:span text:style-name="T7"><text:s text:c="28"/></text:span><text:span text:style-name="T3">//if user picks "2"</text:span></text:p>
      <text:p text:style-name="P16"><text:span text:style-name="T7"><text:s text:c="28"/></text:span><text:span text:style-name="T9">else</text:span><text:span text:style-name="T7"> </text:span><text:span text:style-name="T9">if</text:span><text:span text:style-name="T7"> (action == 2) {</text:span></text:p>
      <text:p text:style-name="P16"><text:span text:style-name="T7"><text:s text:c="10"/></text:span><text:span text:style-name="T3">//player must have rolled once before "hold" banks the turn total</text:span></text:p>
      <text:p text:style-name="P16"><text:span text:style-name="T7"><text:s text:c="32"/></text:span><text:span text:style-name="T9">if</text:span><text:span text:style-name="T7"> (rolled == </text:span><text:span text:style-name="T9">true</text:span><text:span text:style-name="T7">) {</text:span></text:p>
      <text:p text:style-name="P16"><text:span text:style-name="T7"><text:s text:c="36"/>diceIs.holding();</text:span><text:span text:style-name="T3">//holding();</text:span></text:p>
      <text:p text:style-name="P16"><text:span text:style-name="T7"><text:s text:c="4"/></text:span><text:span text:style-name="T3">//turn total is banked and added to the overall score of user</text:span></text:p>
      <text:p text:style-name="P16"><text:span text:style-name="T7"><text:s text:c="36"/>userScore += turnTotal;</text:span></text:p>
      <text:p text:style-name="P16"><text:span text:style-name="T7"><text:s text:c="36"/>turnTotal = 0;</text:span></text:p>
      <text:p text:style-name="P16"><text:span text:style-name="T7"><text:s text:c="36"/>print.scoreBoard(turnTotal, userScore);</text:span></text:p>
      <text:p text:style-name="P16"><text:span text:style-name="T7"><text:s text:c="36"/>userTurn = </text:span><text:span text:style-name="T9">false</text:span><text:span text:style-name="T7">;</text:span></text:p>
      <text:p text:style-name="P16"><text:span text:style-name="T7"><text:s text:c="36"/>cout &lt;&lt; </text:span><text:span text:style-name="T8">"Banked your total. <text:s/>"</text:span><text:span text:style-name="T7"> &lt;&lt; endl;</text:span></text:p>
      <text:p text:style-name="P16"><text:span text:style-name="T7"><text:s text:c="32"/>}</text:span></text:p>
      <text:p text:style-name="P16"><text:span text:style-name="T3">//if player has not rolled once before selecting "hold," the program automatically rolls and similar if else statements from above activate</text:span></text:p>
      <text:p text:style-name="P16"><text:span text:style-name="T7"><text:s text:c="32"/></text:span><text:span text:style-name="T9">else</text:span><text:span text:style-name="T7"> </text:span><text:span text:style-name="T9">if</text:span><text:span text:style-name="T7"> (rolled == </text:span><text:span text:style-name="T9">false</text:span><text:span text:style-name="T7">) {</text:span></text:p>
      <text:p text:style-name="P16"><text:span text:style-name="T7"><text:s text:c="36"/>cout &lt;&lt; </text:span><text:span text:style-name="T8">"Cannot hold yet."</text:span><text:span text:style-name="T7"> &lt;&lt; endl;</text:span></text:p>
      <text:p text:style-name="P16"><text:span text:style-name="T7"><text:s text:c="32"/>}</text:span></text:p>
      <text:p text:style-name="P16"><text:span text:style-name="T7"><text:s text:c="32"/>rollHistory[j][0] = </text:span><text:span text:style-name="T8">'H'</text:span><text:span text:style-name="T7">;</text:span></text:p>
      <text:p text:style-name="P16"><text:span text:style-name="T7"><text:s text:c="32"/>rollHistory[j][1] = </text:span><text:span text:style-name="T8">'-'</text:span><text:span text:style-name="T7">;</text:span></text:p>
      <text:p text:style-name="P16"><text:span text:style-name="T7"><text:s text:c="32"/>j++;</text:span></text:p>
      <text:p text:style-name="P16"><text:span text:style-name="T7"><text:s text:c="28"/>}</text:span></text:p>
      <text:p text:style-name="P16"><text:span text:style-name="T7"><text:s text:c="28"/></text:span><text:span text:style-name="T9">else</text:span><text:span text:style-name="T7"> {</text:span></text:p>
      <text:p text:style-name="P16"><text:span text:style-name="T7"><text:s text:c="28"/>cout &lt;&lt; </text:span><text:span text:style-name="T8">"Please type a valid action of \"1\" or \"2.\""</text:span><text:span text:style-name="T7"> &lt;&lt; endl;</text:span></text:p>
      <text:p text:style-name="P16"><text:span text:style-name="T7"><text:s text:c="28"/>}</text:span></text:p>
      <text:p text:style-name="P16"><text:span text:style-name="T3">//user must have picked valid action, it must be the users turn, and the game must still be active (userScore &lt; GOAL)</text:span></text:p>
      <text:p text:style-name="P16"><text:span text:style-name="T7"><text:s text:c="24"/>} </text:span><text:span text:style-name="T9">while</text:span><text:span text:style-name="T7"> ((action == 1 || action == 2) &amp;&amp; userTurn == </text:span><text:span text:style-name="T9">true</text:span><text:span text:style-name="T7"> &amp;&amp; win == </text:span><text:span text:style-name="T9">false</text:span><text:span text:style-name="T7"> &amp;&amp; loss == </text:span><text:span text:style-name="T9">false</text:span><text:span text:style-name="T7">);</text:span></text:p>
      <text:p text:style-name="P16"><text:span text:style-name="T7"><text:s text:c="20"/>}</text:span></text:p>
      <text:p text:style-name="P16"><text:span text:style-name="T7"><text:s text:c="20"/></text:span><text:span text:style-name="T3">//computer's turn (only input user does is pressing [enter])</text:span></text:p>
      <text:p text:style-name="P16"><text:span text:style-name="T7"><text:s text:c="20"/></text:span><text:span text:style-name="T9">else</text:span><text:span text:style-name="T7"> </text:span><text:span text:style-name="T9">if</text:span><text:span text:style-name="T7"> (userTurn == </text:span><text:span text:style-name="T9">false</text:span><text:span text:style-name="T7">) { <text:s text:c="16"/></text:span></text:p>
      <text:p text:style-name="P16"><text:span text:style-name="T7"><text:s text:c="24"/></text:span><text:span text:style-name="T9">int</text:span><text:span text:style-name="T7"> turnTotal = 0; <text:s/></text:span><text:span text:style-name="T3">//turnTotal is reset for computer</text:span></text:p>
      <text:p text:style-name="P16"><text:span text:style-name="T7"><text:s text:c="24"/></text:span><text:span text:style-name="T9">bool</text:span><text:span text:style-name="T7"> rolled = </text:span><text:span text:style-name="T9">false</text:span><text:span text:style-name="T7">; <text:s text:c="2"/></text:span><text:span text:style-name="T3">//reset roll number</text:span></text:p>
      <text:p text:style-name="P16"><text:span text:style-name="T7"><text:s text:c="24"/>cout &lt;&lt; </text:span><text:span text:style-name="T8">"Hit [enter] once to progress through the computer's turn."</text:span><text:span text:style-name="T7">;</text:span></text:p>
      <text:p text:style-name="P16"><text:span text:style-name="T7"><text:s text:c="24"/>cin.ignore(2);</text:span></text:p>
      <text:p text:style-name="P16"><text:span text:style-name="T7"><text:s text:c="24"/></text:span><text:span text:style-name="T9">do</text:span><text:span text:style-name="T7"> {</text:span></text:p>
      <text:p text:style-name="P16"><text:soft-page-break/><text:span text:style-name="T7"><text:s text:c="23"/>dice = rand() % 6 + 1; <text:s text:c="3"/></text:span><text:span text:style-name="T3">//same dice and probability as user</text:span></text:p>
      <text:p text:style-name="P16"><text:span text:style-name="T7"><text:s text:c="23"/></text:span><text:span text:style-name="T9">int</text:span><text:span text:style-name="T7"> compAction = rand() % 4 + 1; </text:span><text:span text:style-name="T3">//computer will roll 3 out of 4 times</text:span></text:p>
      <text:p text:style-name="P16"><text:span text:style-name="T7"><text:s text:c="23"/>print.compScoreBoard(turnTotal, compScore);</text:span></text:p>
      <text:p text:style-name="P16"><text:span text:style-name="T7"><text:s text:c="23"/></text:span><text:span text:style-name="T3">//roll action should happen 3 out of 4 times</text:span></text:p>
      <text:p text:style-name="P16"><text:span text:style-name="T7"><text:s text:c="28"/></text:span><text:span text:style-name="T9">if</text:span><text:span text:style-name="T7"> (compAction == 1 || compAction == 2 || compAction == 3) {</text:span></text:p>
      <text:p text:style-name="P16"><text:span text:style-name="T7"><text:s text:c="32"/>diceIs.rolling();</text:span><text:span text:style-name="T3">//rolling();</text:span></text:p>
      <text:p text:style-name="P16"><text:span text:style-name="T7"><text:s text:c="32"/></text:span><text:span text:style-name="T9">if</text:span><text:span text:style-name="T7"> (dice == 1){</text:span></text:p>
      <text:p text:style-name="P16"><text:span text:style-name="T7"><text:s text:c="36"/>cout &lt;&lt; string( 15, </text:span><text:span text:style-name="T8">'\n'</text:span><text:span text:style-name="T7"> );</text:span></text:p>
      <text:p text:style-name="P16"><text:span text:style-name="T7"><text:s text:c="36"/>cout &lt;&lt; </text:span><text:span text:style-name="T8">" <text:s text:c="17"/>|Computer|"</text:span><text:span text:style-name="T7"> &lt;&lt; endl &lt;&lt; endl;</text:span></text:p>
      <text:p text:style-name="P16"><text:span text:style-name="T7"><text:s text:c="18"/>cout &lt;&lt; </text:span><text:span text:style-name="T8">"Turn Total: 0 <text:s text:c="24"/>Score: "</text:span><text:span text:style-name="T7"> &lt;&lt; compScore &lt;&lt; endl;</text:span></text:p>
      <text:p text:style-name="P16"><text:span text:style-name="T7"><text:s text:c="36"/>diceIs.face1();</text:span><text:span text:style-name="T3">//diceArt1();</text:span></text:p>
      <text:p text:style-name="P16"><text:span text:style-name="T7"><text:s text:c="36"/>userTurn = </text:span><text:span text:style-name="T9">true</text:span><text:span text:style-name="T7">;</text:span></text:p>
      <text:p text:style-name="P16"><text:span text:style-name="T7"><text:s text:c="36"/>cout &lt;&lt; endl;</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2) {</text:span></text:p>
      <text:p text:style-name="P16"><text:span text:style-name="T7"><text:s text:c="36"/>print.compClearScreen(turnTotal, dice, compScore);</text:span></text:p>
      <text:p text:style-name="P16"><text:span text:style-name="T7"><text:s text:c="36"/>diceIs.face3();</text:span><text:span text:style-name="T3">//diceArt2();</text:span></text:p>
      <text:p text:style-name="P16"><text:span text:style-name="T7"><text:s text:c="36"/>turnTotal += dice;</text:span></text:p>
      <text:p text:style-name="P16"><text:span text:style-name="T7"><text:s text:c="36"/>cout &lt;&lt; endl; <text:s text:c="2"/></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3) {</text:span></text:p>
      <text:p text:style-name="P16"><text:span text:style-name="T7"><text:s text:c="36"/>print.compClearScreen(turnTotal, dice, compScore);</text:span></text:p>
      <text:p text:style-name="P16"><text:span text:style-name="T7"><text:s text:c="36"/>diceIs.face3();</text:span><text:span text:style-name="T3">//diceArt3();</text:span></text:p>
      <text:p text:style-name="P16"><text:span text:style-name="T7"><text:s text:c="36"/>turnTotal += dice;</text:span></text:p>
      <text:p text:style-name="P16"><text:span text:style-name="T7"><text:s text:c="36"/>cout &lt;&lt; endl;</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4) {</text:span></text:p>
      <text:p text:style-name="P16"><text:span text:style-name="T7"><text:s text:c="36"/>print.compClearScreen(turnTotal, dice, compScore);</text:span></text:p>
      <text:p text:style-name="P16"><text:span text:style-name="T7"><text:s text:c="36"/>diceIs.face4();</text:span><text:span text:style-name="T3">//diceArt4();</text:span></text:p>
      <text:p text:style-name="P16"><text:span text:style-name="T7"><text:s text:c="36"/>turnTotal += dice;</text:span></text:p>
      <text:p text:style-name="P16"><text:span text:style-name="T7"><text:s text:c="36"/>cout &lt;&lt; endl;</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5) {</text:span></text:p>
      <text:p text:style-name="P16"><text:span text:style-name="T7"><text:s text:c="36"/>print.compClearScreen(turnTotal, dice, compScore);</text:span></text:p>
      <text:p text:style-name="P16"><text:span text:style-name="T7"><text:s text:c="36"/>diceIs.face5();</text:span><text:span text:style-name="T3">//diceArt5();</text:span></text:p>
      <text:p text:style-name="P16"><text:span text:style-name="T7"><text:s text:c="36"/>turnTotal += dice;</text:span></text:p>
      <text:p text:style-name="P16"><text:span text:style-name="T7"><text:s text:c="36"/>cout &lt;&lt; endl;</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dice == 6) {</text:span></text:p>
      <text:p text:style-name="P16"><text:span text:style-name="T7"><text:s text:c="36"/>print.compClearScreen(turnTotal, dice, compScore);</text:span></text:p>
      <text:p text:style-name="P16"><text:span text:style-name="T7"><text:s text:c="36"/>diceIs.face6();</text:span><text:span text:style-name="T3">//diceArt6();</text:span></text:p>
      <text:p text:style-name="P16"><text:span text:style-name="T7"><text:s text:c="36"/>turnTotal += dice;</text:span></text:p>
      <text:p text:style-name="P16"><text:span text:style-name="T7"><text:s text:c="36"/>cout &lt;&lt; endl;</text:span></text:p>
      <text:p text:style-name="P16"><text:span text:style-name="T7"><text:s text:c="32"/>}</text:span></text:p>
      <text:p text:style-name="P16"><text:span text:style-name="T7"><text:s text:c="32"/>checkLoss(GOAL, turnTotal, compScore, loss, bet);</text:span></text:p>
      <text:p text:style-name="P16"><text:span text:style-name="T7"><text:s text:c="32"/>rolled = </text:span><text:span text:style-name="T9">true</text:span><text:span text:style-name="T7">;</text:span></text:p>
      <text:p text:style-name="P16"><text:span text:style-name="T7"><text:s text:c="28"/>}</text:span></text:p>
      <text:p text:style-name="P16"><text:span text:style-name="T7"><text:s text:c="28"/></text:span><text:span text:style-name="T3">//hold action should happen 1 out of 4 times</text:span></text:p>
      <text:p text:style-name="P16"><text:span text:style-name="T7"><text:s text:c="28"/></text:span><text:span text:style-name="T9">else</text:span><text:span text:style-name="T7"> </text:span><text:span text:style-name="T9">if</text:span><text:span text:style-name="T7"> (compAction == 4) {</text:span></text:p>
      <text:p text:style-name="P16"><text:span text:style-name="T7"><text:s text:c="32"/></text:span><text:span text:style-name="T9">if</text:span><text:span text:style-name="T7"> (rolled == </text:span><text:span text:style-name="T9">true</text:span><text:span text:style-name="T7">) {</text:span></text:p>
      <text:p text:style-name="P16"><text:span text:style-name="T7"><text:s text:c="36"/>diceIs.holding();</text:span><text:span text:style-name="T3">//holding();</text:span></text:p>
      <text:p text:style-name="P16"><text:span text:style-name="T7"><text:s text:c="36"/>compScore += turnTotal;</text:span></text:p>
      <text:p text:style-name="P16"><text:span text:style-name="T7"><text:s text:c="36"/>turnTotal = 0;</text:span></text:p>
      <text:p text:style-name="P16"><text:span text:style-name="T7"><text:s text:c="36"/>print.compScoreBoard(turnTotal, compScore);</text:span></text:p>
      <text:p text:style-name="P16"><text:span text:style-name="T7"><text:s text:c="36"/>cout &lt;&lt; </text:span><text:span text:style-name="T8">"The computer has banked its turn total."</text:span><text:span text:style-name="T7"> &lt;&lt; endl;</text:span></text:p>
      <text:p text:style-name="P16"><text:span text:style-name="T7"><text:s text:c="36"/>userTurn = </text:span><text:span text:style-name="T9">true</text:span><text:span text:style-name="T7">;</text:span></text:p>
      <text:p text:style-name="P16"><text:span text:style-name="T7"><text:s text:c="32"/>}</text:span></text:p>
      <text:p text:style-name="P16"><text:span text:style-name="T7"><text:s text:c="32"/></text:span><text:span text:style-name="T9">else</text:span><text:span text:style-name="T7"> </text:span><text:span text:style-name="T9">if</text:span><text:span text:style-name="T7"> (rolled == </text:span><text:span text:style-name="T9">false</text:span><text:span text:style-name="T7">) {</text:span></text:p>
      <text:p text:style-name="P16"><text:span text:style-name="T7"><text:s text:c="36"/>diceIs.rolling();</text:span><text:span text:style-name="T3">//rolling();</text:span></text:p>
      <text:p text:style-name="P16"><text:span text:style-name="T7"><text:s text:c="36"/></text:span><text:span text:style-name="T3">//roll will happen automatically</text:span></text:p>
      <text:p text:style-name="P16"><text:span text:style-name="T7"><text:s text:c="36"/></text:span><text:span text:style-name="T9">if</text:span><text:span text:style-name="T7"> (dice == 1){</text:span></text:p>
      <text:p text:style-name="P16"><text:span text:style-name="T7"><text:s text:c="40"/>cout &lt;&lt; string( 15, </text:span><text:span text:style-name="T8">'\n'</text:span><text:span text:style-name="T7"> );</text:span></text:p>
      <text:p text:style-name="P16"><text:span text:style-name="T7"><text:s text:c="40"/>cout &lt;&lt; </text:span><text:span text:style-name="T8">" <text:s text:c="17"/>|Computer|"</text:span><text:span text:style-name="T7"> &lt;&lt; endl &lt;&lt; endl;</text:span></text:p>
      <text:p text:style-name="P16"><text:span text:style-name="T7"><text:s text:c="13"/>cout &lt;&lt; </text:span><text:span text:style-name="T8">"Turn Total: 0 <text:s text:c="24"/>Score: "</text:span><text:span text:style-name="T7"> &lt;&lt; compScore &lt;&lt; endl;</text:span></text:p>
      <text:p text:style-name="P16"><text:span text:style-name="T7"><text:s text:c="40"/>diceIs.face1();</text:span><text:span text:style-name="T3">//diceArt1();</text:span></text:p>
      <text:p text:style-name="P16"><text:span text:style-name="T7"><text:s text:c="40"/>userTurn = </text:span><text:span text:style-name="T9">true</text:span><text:span text:style-name="T7">;</text:span></text:p>
      <text:p text:style-name="P16"><text:span text:style-name="T7"><text:s text:c="40"/>cout &lt;&lt; endl; <text:s text:c="3"/></text:span></text:p>
      <text:p text:style-name="P16"><text:span text:style-name="T7"><text:s text:c="36"/>}</text:span></text:p>
      <text:p text:style-name="P16"><text:span text:style-name="T7"><text:s text:c="36"/></text:span><text:span text:style-name="T9">else</text:span><text:span text:style-name="T7"> </text:span><text:span text:style-name="T9">if</text:span><text:span text:style-name="T7"> (dice == 2) {</text:span></text:p>
      <text:p text:style-name="P16"><text:span text:style-name="T7"><text:s text:c="36"/>print.compClearScreen(turnTotal, dice, compScore);</text:span></text:p>
      <text:p text:style-name="P16"><text:span text:style-name="T7"><text:s text:c="40"/>diceIs.face2();</text:span><text:span text:style-name="T3">//diceArt2();</text:span></text:p>
      <text:p text:style-name="P16"><text:span text:style-name="T7"><text:s text:c="40"/>turnTotal += dice;</text:span></text:p>
      <text:p text:style-name="P16"><text:span text:style-name="T7"><text:s text:c="40"/>cout &lt;&lt; endl;</text:span></text:p>
      <text:p text:style-name="P16"><text:soft-page-break/><text:span text:style-name="T7"><text:s text:c="36"/>}</text:span></text:p>
      <text:p text:style-name="P16"><text:span text:style-name="T7"><text:s text:c="36"/></text:span><text:span text:style-name="T9">else</text:span><text:span text:style-name="T7"> </text:span><text:span text:style-name="T9">if</text:span><text:span text:style-name="T7"> (dice == 3) {</text:span></text:p>
      <text:p text:style-name="P16"><text:span text:style-name="T7"><text:s text:c="40"/>print.compClearScreen(turnTotal, dice, compScore);</text:span></text:p>
      <text:p text:style-name="P16"><text:span text:style-name="T7"><text:s text:c="40"/>diceIs.face3();</text:span><text:span text:style-name="T3">//diceArt3();</text:span></text:p>
      <text:p text:style-name="P16"><text:span text:style-name="T7"><text:s text:c="40"/>turnTotal += dice;</text:span></text:p>
      <text:p text:style-name="P16"><text:span text:style-name="T7"><text:s text:c="40"/>cout &lt;&lt; endl;</text:span></text:p>
      <text:p text:style-name="P16"><text:span text:style-name="T7"><text:s text:c="36"/>}</text:span></text:p>
      <text:p text:style-name="P16"><text:span text:style-name="T7"><text:s text:c="36"/></text:span><text:span text:style-name="T9">else</text:span><text:span text:style-name="T7"> </text:span><text:span text:style-name="T9">if</text:span><text:span text:style-name="T7"> (dice == 4) {</text:span></text:p>
      <text:p text:style-name="P16"><text:span text:style-name="T7"><text:s text:c="40"/>print.compClearScreen(turnTotal, dice, compScore);</text:span></text:p>
      <text:p text:style-name="P16"><text:span text:style-name="T7"><text:s text:c="40"/>diceIs.face4();</text:span><text:span text:style-name="T3">//diceArt4();</text:span></text:p>
      <text:p text:style-name="P16"><text:span text:style-name="T7"><text:s text:c="40"/>turnTotal += dice;</text:span></text:p>
      <text:p text:style-name="P16"><text:span text:style-name="T7"><text:s text:c="40"/>cout &lt;&lt; endl;</text:span></text:p>
      <text:p text:style-name="P16"><text:span text:style-name="T7"><text:s text:c="36"/>}</text:span></text:p>
      <text:p text:style-name="P16"><text:span text:style-name="T7"><text:s text:c="36"/></text:span><text:span text:style-name="T9">else</text:span><text:span text:style-name="T7"> </text:span><text:span text:style-name="T9">if</text:span><text:span text:style-name="T7"> (dice == 5) {</text:span></text:p>
      <text:p text:style-name="P16"><text:span text:style-name="T7"><text:s text:c="40"/>print.compClearScreen(turnTotal, dice, compScore);</text:span></text:p>
      <text:p text:style-name="P16"><text:span text:style-name="T7"><text:s text:c="40"/>diceIs.face5();</text:span><text:span text:style-name="T3">//diceArt5();</text:span></text:p>
      <text:p text:style-name="P16"><text:span text:style-name="T7"><text:s text:c="40"/>turnTotal += dice;</text:span></text:p>
      <text:p text:style-name="P16"><text:span text:style-name="T7"><text:s text:c="40"/>cout &lt;&lt; endl;</text:span></text:p>
      <text:p text:style-name="P16"><text:span text:style-name="T7"><text:s text:c="36"/>}</text:span></text:p>
      <text:p text:style-name="P16"><text:span text:style-name="T7"><text:s text:c="36"/></text:span><text:span text:style-name="T9">else</text:span><text:span text:style-name="T7"> </text:span><text:span text:style-name="T9">if</text:span><text:span text:style-name="T7"> (dice == 6) {</text:span></text:p>
      <text:p text:style-name="P16"><text:span text:style-name="T7"><text:s text:c="40"/>print.compClearScreen(turnTotal, dice, compScore);</text:span></text:p>
      <text:p text:style-name="P16"><text:span text:style-name="T7"><text:s text:c="40"/>diceIs.face6();</text:span><text:span text:style-name="T3">//diceArt6();</text:span></text:p>
      <text:p text:style-name="P16"><text:span text:style-name="T7"><text:s text:c="40"/>turnTotal += dice;</text:span></text:p>
      <text:p text:style-name="P16"><text:span text:style-name="T7"><text:s text:c="40"/>cout &lt;&lt; endl;</text:span></text:p>
      <text:p text:style-name="P16"><text:span text:style-name="T7"><text:s text:c="36"/>}</text:span></text:p>
      <text:p text:style-name="P16"><text:span text:style-name="T7"><text:s text:c="36"/>checkLoss(GOAL, turnTotal, compScore, loss, bet);</text:span></text:p>
      <text:p text:style-name="P16"><text:span text:style-name="T7"><text:s text:c="36"/>rolled = </text:span><text:span text:style-name="T9">true</text:span><text:span text:style-name="T7">;</text:span></text:p>
      <text:p text:style-name="P16"><text:span text:style-name="T7"><text:s text:c="32"/>}</text:span></text:p>
      <text:p text:style-name="P16"><text:span text:style-name="T7"><text:s text:c="32"/></text:span><text:span text:style-name="T9">else</text:span><text:span text:style-name="T7"> {</text:span></text:p>
      <text:p text:style-name="P16"><text:span text:style-name="T7"><text:s text:c="7"/>cout &lt;&lt; </text:span><text:span text:style-name="T8">"If you are seeing this, then something horribly wrong has happened."</text:span><text:span text:style-name="T7">;</text:span></text:p>
      <text:p text:style-name="P16"><text:span text:style-name="T7"><text:s text:c="32"/>}</text:span></text:p>
      <text:p text:style-name="P16"><text:span text:style-name="T7"><text:s text:c="32"/></text:span></text:p>
      <text:p text:style-name="P16"><text:span text:style-name="T7"><text:s text:c="28"/>}</text:span></text:p>
      <text:p text:style-name="P16"><text:span text:style-name="T7"><text:s text:c="28"/></text:span><text:span text:style-name="T9">else</text:span><text:span text:style-name="T7"> {</text:span></text:p>
      <text:p text:style-name="P16"><text:span text:style-name="T7"><text:s text:c="7"/>cout &lt;&lt; </text:span><text:span text:style-name="T8">"If you are seeing this, then something horribly wrong has happened."</text:span><text:span text:style-name="T7"> &lt;&lt; endl;</text:span></text:p>
      <text:p text:style-name="P16"><text:span text:style-name="T7"><text:s text:c="28"/>}</text:span></text:p>
      <text:p text:style-name="P16"><text:span text:style-name="T7"><text:s text:c="28"/></text:span><text:span text:style-name="T3">//computer delay between turns</text:span></text:p>
      <text:p text:style-name="P16"><text:span text:style-name="T7"><text:s text:c="28"/></text:span><text:span text:style-name="T9">for</text:span><text:span text:style-name="T7"> (</text:span><text:span text:style-name="T9">int</text:span><text:span text:style-name="T7"> x = 0; x &lt; 2; x++) {</text:span></text:p>
      <text:p text:style-name="P16"><text:span text:style-name="T7"><text:s text:c="32"/>time_t t1, t2;</text:span></text:p>
      <text:p text:style-name="P16"><text:span text:style-name="T7"><text:s text:c="32"/>t1 = time(0);</text:span></text:p>
      <text:p text:style-name="P16"><text:span text:style-name="T7"><text:s text:c="32"/></text:span><text:span text:style-name="T9">do</text:span><text:span text:style-name="T7"> {</text:span></text:p>
      <text:p text:style-name="P16"><text:span text:style-name="T7"><text:s text:c="36"/>t2 = time(0);</text:span></text:p>
      <text:p text:style-name="P16"><text:span text:style-name="T7"><text:s text:c="32"/>} </text:span><text:span text:style-name="T9">while</text:span><text:span text:style-name="T7"> (difftime (t2, t1) &lt; 1);</text:span></text:p>
      <text:p text:style-name="P16"><text:span text:style-name="T7"><text:s text:c="28"/>}</text:span></text:p>
      <text:p text:style-name="P16"><text:span text:style-name="T7"><text:s text:c="24"/>} </text:span><text:span text:style-name="T9">while</text:span><text:span text:style-name="T7"> (userTurn == </text:span><text:span text:style-name="T9">false</text:span><text:span text:style-name="T7"> &amp;&amp; win == </text:span><text:span text:style-name="T9">false</text:span><text:span text:style-name="T7"> &amp;&amp; loss == </text:span><text:span text:style-name="T9">false</text:span><text:span text:style-name="T7">);</text:span></text:p>
      <text:p text:style-name="P16"><text:span text:style-name="T7"><text:s text:c="20"/>}</text:span></text:p>
      <text:p text:style-name="P16"><text:span text:style-name="T7"><text:s text:c="16"/>}</text:span></text:p>
      <text:p text:style-name="P16"><text:span text:style-name="T7"><text:s text:c="16"/>gamesPlayed++;</text:span></text:p>
      <text:p text:style-name="P16"><text:span text:style-name="T7"><text:s text:c="16"/>cout &lt;&lt; endl &lt;&lt; </text:span><text:span text:style-name="T8">"Rolls Stats:"</text:span><text:span text:style-name="T7"> &lt;&lt; endl;</text:span></text:p>
      <text:p text:style-name="P16"><text:span text:style-name="T7"><text:s text:c="16"/>cout &lt;&lt; endl;</text:span></text:p>
      <text:p text:style-name="P16"><text:span text:style-name="T7"><text:s text:c="16"/>sortArray(rollHistory, j);</text:span></text:p>
      <text:p text:style-name="P16"><text:span text:style-name="T7"><text:s text:c="16"/>moneyWon = earnings(win, bet);</text:span></text:p>
      <text:p text:style-name="P16"><text:span text:style-name="T7"><text:s text:c="16"/>betHistory[i] = moneyWon;</text:span></text:p>
      <text:p text:style-name="P16"><text:span text:style-name="T7"><text:s text:c="16"/>i++;</text:span></text:p>
      <text:p text:style-name="P16"><text:span text:style-name="T7"><text:s text:c="16"/>cout &lt;&lt; </text:span><text:span text:style-name="T8">"Play again?"</text:span><text:span text:style-name="T7">;</text:span></text:p>
      <text:p text:style-name="P16"><text:span text:style-name="T7"><text:s text:c="16"/>cin &gt;&gt; playAgain;</text:span></text:p>
      <text:p text:style-name="P16"><text:span text:style-name="T7"><text:s text:c="16"/></text:span></text:p>
      <text:p text:style-name="P16"><text:span text:style-name="T7"><text:s text:c="16"/></text:span></text:p>
      <text:p text:style-name="P16"><text:span text:style-name="T7"><text:s text:c="16"/></text:span><text:span text:style-name="T9">try</text:span><text:span text:style-name="T7"> {</text:span></text:p>
      <text:p text:style-name="P16"><text:span text:style-name="T7"><text:s text:c="20"/></text:span><text:span text:style-name="T9">if</text:span><text:span text:style-name="T7">(playAgain != </text:span><text:span text:style-name="T8">'y'</text:span><text:span text:style-name="T7"> || playAgain != </text:span><text:span text:style-name="T8">'n'</text:span><text:span text:style-name="T7">){</text:span></text:p>
      <text:p text:style-name="P16"><text:span text:style-name="T7"><text:s text:c="24"/></text:span><text:span text:style-name="T9">throw</text:span><text:span text:style-name="T7"> 3;</text:span></text:p>
      <text:p text:style-name="P16"><text:span text:style-name="T7"><text:s text:c="20"/>}</text:span></text:p>
      <text:p text:style-name="P16"><text:span text:style-name="T7"><text:s text:c="16"/>}</text:span></text:p>
      <text:p text:style-name="P16"><text:span text:style-name="T7"><text:s text:c="16"/></text:span></text:p>
      <text:p text:style-name="P16"><text:span text:style-name="T7"><text:s text:c="16"/></text:span></text:p>
      <text:p text:style-name="P16"><text:span text:style-name="T7"><text:s text:c="16"/></text:span><text:span text:style-name="T9">catch</text:span><text:span text:style-name="T7"> (</text:span><text:span text:style-name="T9">int</text:span><text:span text:style-name="T7"> e) {</text:span></text:p>
      <text:p text:style-name="P16"><text:span text:style-name="T7"><text:s text:c="20"/>cout &lt;&lt; </text:span><text:span text:style-name="T8">"Error number: "</text:span><text:span text:style-name="T7"> &lt;&lt; e &lt;&lt; endl;</text:span></text:p>
      <text:p text:style-name="P16"><text:span text:style-name="T7"><text:s text:c="16"/>}</text:span></text:p>
      <text:p text:style-name="P16"><text:span text:style-name="T7"><text:s text:c="16"/></text:span></text:p>
      <text:p text:style-name="P16"><text:span text:style-name="T7"><text:s text:c="16"/></text:span></text:p>
      <text:p text:style-name="P16"><text:span text:style-name="T7"><text:s text:c="12"/>} </text:span><text:span text:style-name="T9">while</text:span><text:span text:style-name="T7"> (toupper(playAgain) == </text:span><text:span text:style-name="T8">'Y'</text:span><text:span text:style-name="T7">);</text:span></text:p>
      <text:p text:style-name="P16"><text:span text:style-name="T7"><text:s text:c="12"/></text:span><text:span text:style-name="T3">//writing all the money won and lost and total across games</text:span></text:p>
      <text:p text:style-name="P16"><text:span text:style-name="T7"><text:s text:c="12"/>cout &lt;&lt; </text:span><text:span text:style-name="T8">"Gambling receipt has been printed to a file."</text:span><text:span text:style-name="T7">;</text:span></text:p>
      <text:p text:style-name="P16"><text:soft-page-break/><text:span text:style-name="T7"><text:s text:c="12"/>ofstream outputFile;</text:span></text:p>
      <text:p text:style-name="P16"><text:span text:style-name="T7"><text:s text:c="12"/>outputFile.open(</text:span><text:span text:style-name="T8">"receipt.txt"</text:span><text:span text:style-name="T7">);</text:span></text:p>
      <text:p text:style-name="P16"><text:span text:style-name="T7"><text:s text:c="12"/></text:span><text:span text:style-name="T9">for</text:span><text:span text:style-name="T7"> (</text:span><text:span text:style-name="T9">int</text:span><text:span text:style-name="T7"> j = 0; j &lt; gamesPlayed; j++) {</text:span></text:p>
      <text:p text:style-name="P16"><text:span text:style-name="T7"><text:s text:c="16"/>outputFile &lt;&lt; </text:span><text:span text:style-name="T8">"Game: "</text:span><text:span text:style-name="T7"> &lt;&lt; j + 1 &lt;&lt; </text:span><text:span text:style-name="T8">" <text:s text:c="6"/>Money won: $ "</text:span><text:span text:style-name="T7"> &lt;&lt; setw(8) &lt;&lt; betHistory[j] &lt;&lt; endl;</text:span></text:p>
      <text:p text:style-name="P16"><text:span text:style-name="T7"><text:s text:c="16"/>total += betHistory[j];</text:span></text:p>
      <text:p text:style-name="P16"><text:span text:style-name="T7"><text:s text:c="12"/>}</text:span></text:p>
      <text:p text:style-name="P16"><text:span text:style-name="T7"><text:s text:c="12"/>outputFile &lt;&lt; </text:span><text:span text:style-name="T8">" <text:s text:c="23"/>------------"</text:span><text:span text:style-name="T7"> &lt;&lt; endl;</text:span></text:p>
      <text:p text:style-name="P16"><text:span text:style-name="T7"><text:s text:c="12"/>outputFile &lt;&lt; </text:span><text:span text:style-name="T8">" <text:s text:c="25"/>"</text:span><text:span text:style-name="T7"> &lt;&lt; setw(9) &lt;&lt; total;</text:span></text:p>
      <text:p text:style-name="P16"><text:span text:style-name="T7"><text:s text:c="12"/>outputFile.close();</text:span></text:p>
      <text:p text:style-name="P16"><text:span text:style-name="T7"><text:s text:c="8"/>}</text:span></text:p>
      <text:p text:style-name="P16"><text:span text:style-name="T7"><text:s text:c="12"/></text:span><text:span text:style-name="T9">break</text:span><text:span text:style-name="T7">;</text:span></text:p>
      <text:p text:style-name="P16"><text:span text:style-name="T7"><text:s text:c="12"/></text:span></text:p>
      <text:p text:style-name="P16"><text:span text:style-name="T7"><text:s text:c="12"/></text:span><text:span text:style-name="T3">//How to play</text:span></text:p>
      <text:p text:style-name="P16"><text:span text:style-name="T7"><text:s text:c="8"/></text:span><text:span text:style-name="T9">case</text:span><text:span text:style-name="T7"> 2: {</text:span></text:p>
      <text:p text:style-name="P16"><text:span text:style-name="T7"><text:s text:c="12"/></text:span><text:span text:style-name="T3">//Declare file to be read from</text:span></text:p>
      <text:p text:style-name="P16"><text:span text:style-name="T7"><text:s text:c="12"/>fstream inFile;</text:span></text:p>
      <text:p text:style-name="P16"><text:span text:style-name="T7"><text:s text:c="12"/>string word;</text:span></text:p>
      <text:p text:style-name="P16"><text:span text:style-name="T7">cout &lt;&lt; </text:span><text:span text:style-name="T8">"============================================================="</text:span><text:span text:style-name="T7"> &lt;&lt; endl;</text:span></text:p>
      <text:p text:style-name="P16"><text:span text:style-name="T7"><text:s text:c="12"/>inFile.open(</text:span><text:span text:style-name="T8">"HowToPlay.txt"</text:span><text:span text:style-name="T7">, ios::in);</text:span></text:p>
      <text:p text:style-name="P16"><text:span text:style-name="T7"><text:s text:c="12"/></text:span><text:span text:style-name="T9">if</text:span><text:span text:style-name="T7"> (inFile) {</text:span></text:p>
      <text:p text:style-name="P16"><text:span text:style-name="T7"><text:s text:c="16"/>getline(inFile, word);</text:span></text:p>
      <text:p text:style-name="P16"><text:span text:style-name="T7"><text:s text:c="16"/></text:span><text:span text:style-name="T9">while</text:span><text:span text:style-name="T7">(inFile){</text:span></text:p>
      <text:p text:style-name="P16"><text:span text:style-name="T7"><text:s text:c="20"/>cout &lt;&lt; word;</text:span></text:p>
      <text:p text:style-name="P16"><text:span text:style-name="T7"><text:s text:c="20"/>getline(inFile, word);</text:span></text:p>
      <text:p text:style-name="P16"><text:span text:style-name="T7"><text:s text:c="16"/>}</text:span></text:p>
      <text:p text:style-name="P16"><text:span text:style-name="T7"><text:s text:c="16"/>inFile.close();</text:span></text:p>
      <text:p text:style-name="P16"><text:span text:style-name="T7"><text:s text:c="12"/>}</text:span></text:p>
      <text:p text:style-name="P16"><text:span text:style-name="T7"><text:s text:c="12"/></text:span><text:span text:style-name="T9">else</text:span><text:span text:style-name="T7"> {</text:span></text:p>
      <text:p text:style-name="P16"><text:span text:style-name="T7"><text:s text:c="16"/>cout &lt;&lt; </text:span><text:span text:style-name="T8">"error"</text:span><text:span text:style-name="T7">;</text:span></text:p>
      <text:p text:style-name="P16"><text:span text:style-name="T7"><text:s text:c="12"/>}</text:span></text:p>
      <text:p text:style-name="P16"><text:span text:style-name="T7"><text:s text:c="12"/>cout &lt;&lt; endl &lt;&lt; </text:span><text:span text:style-name="T8">"=============================================="</text:span><text:span text:style-name="T7"> &lt;&lt; endl;</text:span></text:p>
      <text:p text:style-name="P16"><text:span text:style-name="T7"><text:s text:c="12"/>cout &lt;&lt; endl;</text:span></text:p>
      <text:p text:style-name="P16"><text:span text:style-name="T7"><text:s text:c="8"/>}</text:span></text:p>
      <text:p text:style-name="P16"><text:span text:style-name="T7"><text:s text:c="12"/></text:span><text:span text:style-name="T9">break</text:span><text:span text:style-name="T7">;</text:span></text:p>
      <text:p text:style-name="P16"><text:span text:style-name="T3">//Dice throw checker (for users who are unsure of the probability of computer dice)</text:span></text:p>
      <text:p text:style-name="P16"><text:span text:style-name="T7"><text:s text:c="8"/></text:span><text:span text:style-name="T9">case</text:span><text:span text:style-name="T7"> 3: {</text:span></text:p>
      <text:p text:style-name="P16"><text:span text:style-name="T7"><text:s text:c="12"/>cout &lt;&lt; endl;</text:span></text:p>
      <text:p text:style-name="P16"><text:span text:style-name="T7"><text:s text:c="12"/></text:span><text:span text:style-name="T3">//Declare Variables</text:span></text:p>
      <text:p text:style-name="P16"><text:span text:style-name="T7"><text:s text:c="12"/></text:span><text:span text:style-name="T9">char</text:span><text:span text:style-name="T7"> dice;</text:span></text:p>
      <text:p text:style-name="P16"><text:span text:style-name="T7"><text:s text:c="12"/></text:span><text:span text:style-name="T9">int</text:span><text:span text:style-name="T7"> throws;</text:span></text:p>
      <text:p text:style-name="P16"><text:span text:style-name="T7"><text:s text:c="12"/></text:span><text:span text:style-name="T9">char</text:span><text:span text:style-name="T7"> throwAgain;</text:span></text:p>
      <text:p text:style-name="P16"><text:span text:style-name="T7"><text:s text:c="12"/></text:span><text:span text:style-name="T9">char</text:span><text:span text:style-name="T7"> throwAgain2;</text:span></text:p>
      <text:p text:style-name="P16"><text:span text:style-name="T7"><text:s text:c="12"/>fstream binaryFile;</text:span></text:p>
      <text:p text:style-name="P16"><text:span text:style-name="T7"><text:s text:c="12"/></text:span><text:span text:style-name="T3">//Set our random number seed</text:span></text:p>
      <text:p text:style-name="P16"><text:span text:style-name="T7"><text:s text:c="12"/>srand(</text:span><text:span text:style-name="T9">static_cast</text:span><text:span text:style-name="T7">&lt;</text:span><text:span text:style-name="T9">unsigned</text:span><text:span text:style-name="T7"> </text:span><text:span text:style-name="T9">int</text:span><text:span text:style-name="T7">&gt;(time(0)));</text:span></text:p>
      <text:p text:style-name="P16"><text:span text:style-name="T7"><text:s text:c="12"/></text:span><text:span text:style-name="T3">//Repeat program?</text:span></text:p>
      <text:p text:style-name="P16"><text:span text:style-name="T7"><text:s text:c="12"/></text:span><text:span text:style-name="T9">do</text:span><text:span text:style-name="T7"> {</text:span></text:p>
      <text:p text:style-name="P16"><text:span text:style-name="T7"><text:s text:c="16"/></text:span><text:span text:style-name="T3">//Initialize each outcome</text:span></text:p>
      <text:p text:style-name="P16"><text:span text:style-name="T7"><text:s text:c="16"/></text:span><text:span text:style-name="T9">int</text:span><text:span text:style-name="T7"> c[6] = {0,0,0,0,0,0};</text:span></text:p>
      <text:p text:style-name="P16"><text:span text:style-name="T7"><text:s text:c="16"/></text:span><text:span text:style-name="T3">//Input the number of throws</text:span></text:p>
      <text:p text:style-name="P16"><text:span text:style-name="T7"><text:s text:c="16"/></text:span><text:span text:style-name="T9">do</text:span><text:span text:style-name="T7"> {</text:span></text:p>
      <text:p text:style-name="P16"><text:span text:style-name="T7"><text:s text:c="20"/>cout &lt;&lt; </text:span><text:span text:style-name="T8">"How many times do you want to throw the 6-sides dice? "</text:span><text:span text:style-name="T7">;</text:span></text:p>
      <text:p text:style-name="P16"><text:span text:style-name="T7"><text:s text:c="20"/>cin &gt;&gt; throws; </text:span></text:p>
      <text:p text:style-name="P16"><text:span text:style-name="T7"><text:s text:c="16"/>} </text:span><text:span text:style-name="T9">while</text:span><text:span text:style-name="T7"> (!(throws &gt; 0 &amp;&amp; throws &lt; 1e9));</text:span></text:p>
      <text:p text:style-name="P16"><text:span text:style-name="T7"><text:s text:c="16"/></text:span><text:span text:style-name="T3">//Loop the number of times to throw the dice</text:span></text:p>
      <text:p text:style-name="P16"><text:span text:style-name="T7"><text:s text:c="16"/></text:span><text:span text:style-name="T9">for</text:span><text:span text:style-name="T7">(</text:span><text:span text:style-name="T9">int</text:span><text:span text:style-name="T7"> roll = 1; roll &lt;= throws; roll++) {</text:span></text:p>
      <text:p text:style-name="P16"><text:span text:style-name="T7"><text:s text:c="20"/></text:span><text:span text:style-name="T3">//Roll the dice</text:span></text:p>
      <text:p text:style-name="P16"><text:span text:style-name="T7"><text:s text:c="20"/>dice = rand() % 6 + 1; <text:s text:c="3"/></text:span><text:span text:style-name="T3">//[1,6]</text:span></text:p>
      <text:p text:style-name="P16"><text:span text:style-name="T7"><text:s text:c="20"/></text:span><text:span text:style-name="T3">//Determine occurrence of each throw</text:span></text:p>
      <text:p text:style-name="P16"><text:span text:style-name="T7"><text:s text:c="20"/>c[dice - 1]++;</text:span></text:p>
      <text:p text:style-name="P16"><text:span text:style-name="T7"><text:s text:c="16"/>}</text:span></text:p>
      <text:p text:style-name="P16"><text:span text:style-name="T7"><text:s text:c="16"/></text:span><text:span text:style-name="T3">//Write and Read to Binary File</text:span></text:p>
      <text:p text:style-name="P16"><text:span text:style-name="T7"><text:s text:c="16"/>binaryFile.open(</text:span><text:span text:style-name="T8">"test.txt"</text:span><text:span text:style-name="T7">, ios::out | ios::binary);</text:span></text:p>
      <text:p text:style-name="P16"><text:span text:style-name="T7"><text:s text:c="16"/>binaryFile.write(</text:span><text:span text:style-name="T9">reinterpret_cast</text:span><text:span text:style-name="T7">&lt;</text:span><text:span text:style-name="T9">char</text:span><text:span text:style-name="T7"> *&gt;(c), </text:span><text:span text:style-name="T9">sizeof</text:span><text:span text:style-name="T7">(c));</text:span></text:p>
      <text:p text:style-name="P16"><text:span text:style-name="T7"><text:s text:c="16"/>binaryFile.close();</text:span></text:p>
      <text:p text:style-name="P16"><text:span text:style-name="T7"><text:s text:c="16"/>binaryFile.open(</text:span><text:span text:style-name="T8">"test.txt"</text:span><text:span text:style-name="T7">, ios::in | ios::binary);</text:span></text:p>
      <text:p text:style-name="P16"><text:span text:style-name="T7"><text:s text:c="16"/>binaryFile.read(</text:span><text:span text:style-name="T9">reinterpret_cast</text:span><text:span text:style-name="T7">&lt;</text:span><text:span text:style-name="T9">char</text:span><text:span text:style-name="T7"> *&gt;(c), </text:span><text:span text:style-name="T9">sizeof</text:span><text:span text:style-name="T7">(c));</text:span></text:p>
      <text:p text:style-name="P16"><text:span text:style-name="T7"><text:s text:c="16"/>binaryFile.close();</text:span></text:p>
      <text:p text:style-name="P16"><text:span text:style-name="T7"><text:s text:c="16"/></text:span><text:span text:style-name="T3">//Output the results</text:span></text:p>
      <text:p text:style-name="P16"><text:span text:style-name="T7"><text:s text:c="16"/></text:span><text:span text:style-name="T9">for</text:span><text:span text:style-name="T7"> (</text:span><text:span text:style-name="T9">int</text:span><text:span text:style-name="T7"> j = 0; j &lt;= 5; j++) {</text:span></text:p>
      <text:p text:style-name="P16"><text:span text:style-name="T7"><text:s text:c="20"/>cout &lt;&lt; j + 1 &lt;&lt; </text:span><text:span text:style-name="T8">" occurred "</text:span><text:span text:style-name="T7"> &lt;&lt; c[j] &lt;&lt; </text:span><text:span text:style-name="T8">" times."</text:span><text:span text:style-name="T7"> &lt;&lt; endl;</text:span></text:p>
      <text:p text:style-name="P16"><text:span text:style-name="T7"><text:s text:c="16"/>}</text:span></text:p>
      <text:p text:style-name="P16"><text:span text:style-name="T7"><text:s text:c="16"/>cout &lt;&lt; </text:span><text:span text:style-name="T8">"Would you like to roll again? "</text:span><text:span text:style-name="T7">;</text:span></text:p>
      <text:p text:style-name="P16"><text:soft-page-break/><text:span text:style-name="T7"><text:s text:c="16"/>cout &lt;&lt; </text:span><text:span text:style-name="T8">"Type Y for yes or N for no"</text:span><text:span text:style-name="T7"> &lt;&lt; endl;</text:span></text:p>
      <text:p text:style-name="P16"><text:span text:style-name="T7"><text:s text:c="16"/>cin &gt;&gt; throwAgain;</text:span></text:p>
      <text:p text:style-name="P16"><text:span text:style-name="T7"><text:s text:c="12"/>} </text:span><text:span text:style-name="T9">while</text:span><text:span text:style-name="T7"> (toupper(throwAgain) == </text:span><text:span text:style-name="T8">'Y'</text:span><text:span text:style-name="T7">);</text:span></text:p>
      <text:p text:style-name="P16"><text:span text:style-name="T7"><text:s text:c="12"/></text:span><text:span text:style-name="T9">do</text:span><text:span text:style-name="T7"> {</text:span></text:p>
      <text:p text:style-name="P16"><text:span text:style-name="T7"><text:s text:c="16"/></text:span><text:span text:style-name="T9">int</text:span><text:span text:style-name="T7"> sides;</text:span></text:p>
      <text:p text:style-name="P16"><text:span text:style-name="T7"><text:s text:c="16"/></text:span><text:span text:style-name="T9">int</text:span><text:span text:style-name="T7"> throws = 0;</text:span></text:p>
      <text:p text:style-name="P16"><text:span text:style-name="T7"><text:s text:c="16"/>cout &lt;&lt; </text:span><text:span text:style-name="T8">"Input number of sides on the randomly-sided dice: "</text:span><text:span text:style-name="T7">;</text:span></text:p>
      <text:p text:style-name="P16"><text:span text:style-name="T7"><text:s text:c="16"/>cin &gt;&gt; sides;</text:span></text:p>
      <text:p text:style-name="P16"><text:span text:style-name="T7"><text:s text:c="16"/></text:span><text:span text:style-name="T9">do</text:span><text:span text:style-name="T7"> {</text:span></text:p>
      <text:p text:style-name="P16"><text:span text:style-name="T7"><text:s text:c="20"/>cout &lt;&lt; </text:span><text:span text:style-name="T8">"How many times do you want to throw the randomly-sided dice? "</text:span><text:span text:style-name="T7">;</text:span></text:p>
      <text:p text:style-name="P16"><text:span text:style-name="T7"><text:s text:c="20"/>cin &gt;&gt; throws;</text:span></text:p>
      <text:p text:style-name="P16"><text:span text:style-name="T7"><text:s text:c="16"/>} </text:span><text:span text:style-name="T9">while</text:span><text:span text:style-name="T7"> (!(throws &gt; 0 &amp;&amp; throws &lt; 1e9));</text:span></text:p>
      <text:p text:style-name="P16"><text:span text:style-name="T7"><text:s text:c="16"/></text:span><text:span text:style-name="T9">int</text:span><text:span text:style-name="T7"> *a = fillArray(throws, sides);</text:span></text:p>
      <text:p text:style-name="P16"><text:span text:style-name="T7"><text:s text:c="16"/>ThrowResults *pointer = avgMedMode(a, throws);</text:span></text:p>
      <text:p text:style-name="P16"><text:span text:style-name="T7"><text:s text:c="16"/>ThrowResults throwResults = *pointer;</text:span></text:p>
      <text:p text:style-name="P16"><text:span text:style-name="T7"><text:s text:c="16"/>printStat(throwResults);</text:span></text:p>
      <text:p text:style-name="P16"><text:span text:style-name="T7"><text:s text:c="16"/></text:span><text:span text:style-name="T9">delete</text:span><text:span text:style-name="T7"> []a;</text:span></text:p>
      <text:p text:style-name="P16"><text:span text:style-name="T7"><text:s text:c="16"/>cout &lt;&lt; </text:span><text:span text:style-name="T8">"Would you like to roll again? "</text:span><text:span text:style-name="T7">;</text:span></text:p>
      <text:p text:style-name="P16"><text:span text:style-name="T7"><text:s text:c="16"/>cout &lt;&lt; </text:span><text:span text:style-name="T8">"Type Y for yes or N for no"</text:span><text:span text:style-name="T7"> &lt;&lt; endl;</text:span></text:p>
      <text:p text:style-name="P16"><text:span text:style-name="T7"><text:s text:c="16"/>cin &gt;&gt; throwAgain2;</text:span></text:p>
      <text:p text:style-name="P16"><text:span text:style-name="T7"><text:s text:c="12"/>} </text:span><text:span text:style-name="T9">while</text:span><text:span text:style-name="T7"> (toupper(throwAgain2) == </text:span><text:span text:style-name="T8">'Y'</text:span><text:span text:style-name="T7">);</text:span></text:p>
      <text:p text:style-name="P16"><text:span text:style-name="T7"><text:s text:c="12"/></text:span><text:span text:style-name="T9">break</text:span><text:span text:style-name="T7">;</text:span></text:p>
      <text:p text:style-name="P16"><text:span text:style-name="T7"><text:s text:c="8"/>}</text:span></text:p>
      <text:p text:style-name="P16"><text:span text:style-name="T7"><text:s text:c="12"/></text:span><text:span text:style-name="T3">//Competence tester</text:span></text:p>
      <text:p text:style-name="P16"><text:span text:style-name="T7"><text:s text:c="8"/></text:span><text:span text:style-name="T9">case</text:span><text:span text:style-name="T7"> 4: {</text:span></text:p>
      <text:p text:style-name="P16"><text:span text:style-name="T7"><text:s text:c="12"/></text:span><text:span text:style-name="T9">int</text:span><text:span text:style-name="T7"> numUsers;</text:span></text:p>
      <text:p text:style-name="P16"><text:span text:style-name="T7"><text:s text:c="12"/></text:span><text:span text:style-name="T9">const</text:span><text:span text:style-name="T7"> </text:span><text:span text:style-name="T9">int</text:span><text:span text:style-name="T7"> SERIES_SIZE = 3;</text:span></text:p>
      <text:p text:style-name="P16"><text:span text:style-name="T7"><text:s text:c="12"/></text:span><text:span text:style-name="T9">char</text:span><text:span text:style-name="T7"> series[SERIES_SIZE];</text:span></text:p>
      <text:p text:style-name="P16"><text:span text:style-name="T7"><text:s text:c="12"/>cout &lt;&lt; </text:span><text:span text:style-name="T8">"How many users will be particpating? :"</text:span><text:span text:style-name="T7">;</text:span></text:p>
      <text:p text:style-name="P16"><text:span text:style-name="T7"><text:s text:c="12"/>cin &gt;&gt; numUsers;</text:span></text:p>
      <text:p text:style-name="P16"><text:span text:style-name="T7"><text:s text:c="12"/>User *user;</text:span></text:p>
      <text:p text:style-name="P16"><text:span text:style-name="T7"><text:s text:c="12"/>user = </text:span><text:span text:style-name="T9">new</text:span><text:span text:style-name="T7"> User[numUsers];</text:span></text:p>
      <text:p text:style-name="P16"><text:span text:style-name="T7"><text:s text:c="12"/></text:span><text:span text:style-name="T9">for</text:span><text:span text:style-name="T7"> (</text:span><text:span text:style-name="T9">int</text:span><text:span text:style-name="T7"> i = 0; i &lt; numUsers; i++) {</text:span></text:p>
      <text:p text:style-name="P16"><text:span text:style-name="T7"><text:s text:c="16"/></text:span><text:span text:style-name="T9">bool</text:span><text:span text:style-name="T7"> competent = </text:span><text:span text:style-name="T9">true</text:span><text:span text:style-name="T7">;</text:span></text:p>
      <text:p text:style-name="P16"><text:span text:style-name="T7"><text:s text:c="16"/></text:span><text:span text:style-name="T9">bool</text:span><text:span text:style-name="T7"> next = </text:span><text:span text:style-name="T9">false</text:span><text:span text:style-name="T7">;</text:span></text:p>
      <text:p text:style-name="P16"><text:span text:style-name="T7"><text:s text:c="16"/>cin.ignore();</text:span></text:p>
      <text:p text:style-name="P16"><text:span text:style-name="T7"><text:s text:c="16"/>cout &lt;&lt; </text:span><text:span text:style-name="T8">"Test for user "</text:span><text:span text:style-name="T7"> &lt;&lt; i + 1 &lt;&lt; </text:span><text:span text:style-name="T8">": "</text:span><text:span text:style-name="T7"> &lt;&lt; endl;</text:span></text:p>
      <text:p text:style-name="P16"><text:span text:style-name="T7"><text:s text:c="16"/>cout &lt;&lt; </text:span><text:span text:style-name="T8">"Input your name: "</text:span><text:span text:style-name="T7">;</text:span></text:p>
      <text:p text:style-name="P16"><text:span text:style-name="T7"><text:s text:c="16"/>getline(cin, user[i].name);</text:span></text:p>
      <text:p text:style-name="P16"><text:span text:style-name="T7"><text:s text:c="16"/>cout &lt;&lt; </text:span><text:span text:style-name="T8">"Input your age: "</text:span><text:span text:style-name="T7">;</text:span></text:p>
      <text:p text:style-name="P16"><text:span text:style-name="T7"><text:s text:c="16"/>cin &gt;&gt; user[i].age;</text:span></text:p>
      <text:p text:style-name="P16"><text:span text:style-name="T7"><text:s text:c="16"/>cin.ignore();</text:span></text:p>
      <text:p text:style-name="P16"><text:span text:style-name="T7"><text:s text:c="16"/>cout &lt;&lt; </text:span><text:span text:style-name="T8">"Input your race: "</text:span><text:span text:style-name="T7">;</text:span></text:p>
      <text:p text:style-name="P16"><text:span text:style-name="T7"><text:s text:c="16"/>getline(cin, user[i].race);</text:span></text:p>
      <text:p text:style-name="P16"><text:span text:style-name="T7"><text:s text:c="16"/>cout &lt;&lt; </text:span><text:span text:style-name="T8">"Input your gender: "</text:span><text:span text:style-name="T7">;</text:span></text:p>
      <text:p text:style-name="P16"><text:span text:style-name="T7"><text:s text:c="16"/>cin &gt;&gt; user[i].gender;</text:span></text:p>
      <text:p text:style-name="P16"><text:span text:style-name="T7"><text:s text:c="16"/>cout &lt;&lt; </text:span><text:span text:style-name="T8">"Thank you. Now to start."</text:span><text:span text:style-name="T7"> &lt;&lt; endl;</text:span></text:p>
      <text:p text:style-name="P16"><text:span text:style-name="T7">cout &lt;&lt; </text:span><text:span text:style-name="T8">"If you can follow simple instructions than you should be able to run this program. <text:s/>Let's give you a little test."</text:span><text:span text:style-name="T7"> &lt;&lt; endl;</text:span></text:p>
      <text:p text:style-name="P18"><text:span text:style-name="T7"><text:s text:c="16"/></text:span><text:span text:style-name="T9">while</text:span><text:span text:style-name="T7"> (competent == </text:span><text:span text:style-name="T9">true</text:span><text:span text:style-name="T7"> &amp;&amp; next == </text:span><text:span text:style-name="T9">false</text:span><text:span text:style-name="T7">) {</text:span></text:p>
      <text:p text:style-name="P18"><text:span text:style-name="T7"><text:s text:c="10"/>cout &lt;&lt; </text:span><text:span text:style-name="T8">"The first test is a simple question: What is your favorite day? <text:s/>(Enter number)"</text:span><text:span text:style-name="T7">&lt;&lt; endl;</text:span></text:p>
      <text:p text:style-name="P16"><text:span text:style-name="T7"><text:s/>cout &lt;&lt; </text:span><text:span text:style-name="T8">"1)FRIDAY 2)SATURDAY 3)SUNDAY 4)THURSDAY 5)WEDNESDAY 6)TUEDSAY 7)MONDAY"</text:span><text:span text:style-name="T7">;</text:span></text:p>
      <text:p text:style-name="P16"><text:span text:style-name="T7"><text:s text:c="20"/></text:span><text:span text:style-name="T9">int</text:span><text:span text:style-name="T7"> x;</text:span></text:p>
      <text:p text:style-name="P16"><text:span text:style-name="T7"><text:s text:c="20"/>cin &gt;&gt; x;</text:span></text:p>
      <text:p text:style-name="P16"><text:span text:style-name="T7"><text:s text:c="20"/>user[i].favoriteDay = </text:span><text:span text:style-name="T9">static_cast</text:span><text:span text:style-name="T7">&lt;Day&gt;(x);</text:span></text:p>
      <text:p text:style-name="P16"><text:span text:style-name="T7"><text:s text:c="20"/></text:span><text:span text:style-name="T9">if</text:span><text:span text:style-name="T7"> (x &gt; THURSDAY) {</text:span></text:p>
      <text:p text:style-name="P16"><text:span text:style-name="T7"><text:s text:c="24"/>competent = </text:span><text:span text:style-name="T9">false</text:span><text:span text:style-name="T7">;</text:span></text:p>
      <text:p text:style-name="P16"><text:span text:style-name="T7"><text:s text:c="12"/>cout &lt;&lt; </text:span><text:span text:style-name="T8">"No person likes weekdays over the weekend. You have failed."</text:span><text:span text:style-name="T7"> &lt;&lt; endl;</text:span></text:p>
      <text:p text:style-name="P16"><text:span text:style-name="T7"><text:s text:c="24"/></text:span><text:span text:style-name="T9">break</text:span><text:span text:style-name="T7">;</text:span></text:p>
      <text:p text:style-name="P16"><text:span text:style-name="T7"><text:s text:c="20"/>}</text:span></text:p>
      <text:p text:style-name="P16"><text:span text:style-name="T7"><text:s text:c="20"/></text:span><text:span text:style-name="T9">else</text:span><text:span text:style-name="T7"> {</text:span></text:p>
      <text:p text:style-name="P16"><text:span text:style-name="T7">cout &lt;&lt; </text:span><text:span text:style-name="T8">"Good. Now type a series without spaces. Type a symbol, followed by a digit, followed by an upper-case letter: "</text:span><text:span text:style-name="T7">;</text:span></text:p>
      <text:p text:style-name="P16"><text:span text:style-name="T7"><text:s text:c="24"/>cin &gt;&gt; series;</text:span></text:p>
      <text:p text:style-name="P16"><text:span text:style-name="T7"><text:s text:c="24"/>cin.getline(series, SERIES_SIZE);</text:span></text:p>
      <text:p text:style-name="P16"><text:span text:style-name="T7"><text:s text:c="24"/>cout &lt;&lt; endl;</text:span></text:p>
      <text:p text:style-name="P16"><text:span text:style-name="T7"><text:s text:c="24"/></text:span><text:span text:style-name="T9">if</text:span><text:span text:style-name="T7">(!ispunct(series[0]) &amp;&amp; !isdigit(series[1]) &amp;&amp; !isupper(series[2])) {</text:span></text:p>
      <text:p text:style-name="P16"><text:span text:style-name="T7"><text:s text:c="28"/>competent = </text:span><text:span text:style-name="T9">false</text:span><text:span text:style-name="T7">;</text:span></text:p>
      <text:p text:style-name="P16"><text:span text:style-name="T7"><text:s text:c="28"/>cout &lt;&lt; </text:span><text:span text:style-name="T8">"You have failed"</text:span><text:span text:style-name="T7"> &lt;&lt; endl;</text:span></text:p>
      <text:p text:style-name="P16"><text:span text:style-name="T7"><text:s text:c="28"/></text:span><text:span text:style-name="T9">break</text:span><text:span text:style-name="T7">;</text:span></text:p>
      <text:p text:style-name="P16"><text:span text:style-name="T7"><text:s text:c="24"/>}</text:span></text:p>
      <text:p text:style-name="P16"><text:span text:style-name="T7"><text:s text:c="24"/></text:span><text:span text:style-name="T9">else</text:span><text:span text:style-name="T7"> {</text:span></text:p>
      <text:p text:style-name="P16"><text:span text:style-name="T7"><text:s text:c="28"/>user[i].pass = </text:span><text:span text:style-name="T9">true</text:span><text:span text:style-name="T7">;</text:span></text:p>
      <text:p text:style-name="P16"><text:span text:style-name="T7"><text:s text:c="28"/>cout &lt;&lt; </text:span><text:span text:style-name="T8">"Congratulations you have passed the test, you may move onto the program."</text:span><text:span text:style-name="T7"> &lt;&lt; endl;</text:span></text:p>
      <text:p text:style-name="P16"><text:span text:style-name="T7"><text:s text:c="28"/>cout &lt;&lt; </text:span><text:span text:style-name="T8">" ===================================="</text:span><text:span text:style-name="T7"> &lt;&lt; endl;</text:span></text:p>
      <text:p text:style-name="P16"><text:soft-page-break/><text:span text:style-name="T7"><text:s text:c="28"/>cout &lt;&lt; </text:span><text:span text:style-name="T8">"| <text:s text:c="6"/>Certificate of Competence <text:s text:c="3"/>|"</text:span><text:span text:style-name="T7"> &lt;&lt; endl;</text:span></text:p>
      <text:p text:style-name="P16"><text:span text:style-name="T7"><text:s text:c="28"/>cout &lt;&lt; </text:span><text:span text:style-name="T8">"| <text:s text:c="9"/>"</text:span><text:span text:style-name="T7"> &lt;&lt; user[i].name &lt;&lt; endl;</text:span></text:p>
      <text:p text:style-name="P16"><text:span text:style-name="T7"><text:s text:c="28"/>cout &lt;&lt; </text:span><text:span text:style-name="T8">"| <text:s text:c="13"/>Great Job! <text:s text:c="11"/>|"</text:span><text:span text:style-name="T7"> &lt;&lt; endl;</text:span></text:p>
      <text:p text:style-name="P16"><text:span text:style-name="T7"><text:s text:c="28"/>cout &lt;&lt; </text:span><text:span text:style-name="T8">" ===================================="</text:span><text:span text:style-name="T7"> &lt;&lt; endl;</text:span></text:p>
      <text:p text:style-name="P16"><text:span text:style-name="T7"><text:s text:c="28"/>next = </text:span><text:span text:style-name="T9">true</text:span><text:span text:style-name="T7">;</text:span></text:p>
      <text:p text:style-name="P16"><text:span text:style-name="T7"><text:s text:c="24"/>}</text:span></text:p>
      <text:p text:style-name="P16"><text:span text:style-name="T7"><text:s text:c="20"/>}</text:span></text:p>
      <text:p text:style-name="P16"><text:span text:style-name="T7"><text:s text:c="20"/></text:span></text:p>
      <text:p text:style-name="P16"><text:span text:style-name="T7"><text:s text:c="16"/>}</text:span></text:p>
      <text:p text:style-name="P16"><text:span text:style-name="T7"><text:s text:c="12"/>}</text:span></text:p>
      <text:p text:style-name="P16"><text:span text:style-name="T7"><text:s text:c="12"/></text:span><text:span text:style-name="T9">break</text:span><text:span text:style-name="T7">;</text:span></text:p>
      <text:p text:style-name="P16"><text:span text:style-name="T7"><text:s text:c="8"/>}</text:span><text:span text:style-name="T3">//Quit program</text:span></text:p>
      <text:p text:style-name="P16"><text:span text:style-name="T7"><text:s text:c="8"/></text:span><text:span text:style-name="T9">case</text:span><text:span text:style-name="T7"> 5: {</text:span></text:p>
      <text:p text:style-name="P16"><text:span text:style-name="T7"><text:s text:c="12"/>cout &lt;&lt; endl;</text:span></text:p>
      <text:p text:style-name="P16"><text:span text:style-name="T7"><text:s text:c="12"/>cout &lt;&lt; </text:span><text:span text:style-name="T8">"Program ending."</text:span><text:span text:style-name="T7"> &lt;&lt; endl;</text:span></text:p>
      <text:p text:style-name="P16"><text:span text:style-name="T7"><text:s text:c="8"/>}</text:span></text:p>
      <text:p text:style-name="P16"><text:span text:style-name="T7"><text:s text:c="12"/></text:span><text:span text:style-name="T9">break</text:span><text:span text:style-name="T7">;</text:span></text:p>
      <text:p text:style-name="P18"><text:span text:style-name="T7"><text:s text:c="8"/></text:span><text:span text:style-name="T3">//Input re-entry</text:span></text:p>
      <text:p text:style-name="P16"><text:span text:style-name="T7"><text:s text:c="8"/></text:span><text:span text:style-name="T9">default</text:span><text:span text:style-name="T7">: {</text:span></text:p>
      <text:p text:style-name="P16"><text:span text:style-name="T7"><text:s text:c="12"/>cout &lt;&lt; endl;</text:span></text:p>
      <text:p text:style-name="P16"><text:span text:style-name="T7"><text:s text:c="12"/>cout &lt;&lt; </text:span><text:span text:style-name="T8">"Invalid entry. Restart program and enter (1-4)."</text:span><text:span text:style-name="T7"> &lt;&lt; endl;</text:span></text:p>
      <text:p text:style-name="P16"><text:span text:style-name="T7"><text:s text:c="12"/></text:span></text:p>
      <text:p text:style-name="P16"><text:span text:style-name="T7"><text:s text:c="8"/>}</text:span></text:p>
      <text:p text:style-name="P16"><text:span text:style-name="T7"><text:s text:c="4"/>}</text:span></text:p>
      <text:p text:style-name="P16"><text:span text:style-name="T7"><text:s text:c="4"/></text:span><text:span text:style-name="T9">return</text:span><text:span text:style-name="T7"> 0;</text:span></text:p>
      <text:p text:style-name="P16"><text:span text:style-name="T7">}</text:span></text:p>
      <text:p text:style-name="P16"><text:span text:style-name="T3">//delay in between rolls</text:span></text:p>
      <text:p text:style-name="P16"><text:span text:style-name="T9">void</text:span><text:span text:style-name="T7"> rolling() {</text:span></text:p>
      <text:p text:style-name="P16"><text:span text:style-name="T7"><text:s text:c="4"/>time_t t1, t2;</text:span></text:p>
      <text:p text:style-name="P16"><text:span text:style-name="T7"><text:s text:c="4"/>cout &lt;&lt; endl &lt;&lt; </text:span><text:span text:style-name="T8">"rolling."</text:span><text:span text:style-name="T7"> &lt;&lt; flush;</text:span></text:p>
      <text:p text:style-name="P16"><text:span text:style-name="T7"><text:s text:c="4"/></text:span><text:span text:style-name="T9">for</text:span><text:span text:style-name="T7"> (</text:span><text:span text:style-name="T9">int</text:span><text:span text:style-name="T7"> x = 0; x &lt; 3; x++) {</text:span></text:p>
      <text:p text:style-name="P16"><text:span text:style-name="T7"><text:s text:c="8"/>t1 = time(0);</text:span></text:p>
      <text:p text:style-name="P16"><text:span text:style-name="T7"><text:s text:c="8"/></text:span><text:span text:style-name="T9">do</text:span><text:span text:style-name="T7"> {</text:span></text:p>
      <text:p text:style-name="P16"><text:span text:style-name="T7"><text:s text:c="12"/>t2 = time(0);</text:span></text:p>
      <text:p text:style-name="P16"><text:span text:style-name="T7"><text:s text:c="8"/>} </text:span><text:span text:style-name="T9">while</text:span><text:span text:style-name="T7"> (difftime (t2, t1) &lt; 1);</text:span></text:p>
      <text:p text:style-name="P16"><text:span text:style-name="T7"><text:s text:c="8"/>cout &lt;&lt; </text:span><text:span text:style-name="T8">"."</text:span><text:span text:style-name="T7"> &lt;&lt; flush;</text:span></text:p>
      <text:p text:style-name="P16"><text:span text:style-name="T7"><text:s text:c="4"/>}</text:span></text:p>
      <text:p text:style-name="P16"><text:span text:style-name="T7">}</text:span></text:p>
      <text:p text:style-name="P16"><text:span text:style-name="T9">void</text:span><text:span text:style-name="T7"> diceArt1()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diceArt2()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diceArt3()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4"/>@ |"</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 <text:s text:c="4"/>|"</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diceArt4()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 text:c="4"/></text:span></text:p>
      <text:p text:style-name="P16"><text:span text:style-name="T7">}</text:span></text:p>
      <text:p text:style-name="P16"><text:span text:style-name="T9">void</text:span><text:span text:style-name="T7"> diceArt5() {</text:span></text:p>
      <text:p text:style-name="P16"><text:span text:style-name="T7"><text:s text:c="4"/>cout &lt;&lt; </text:span><text:span text:style-name="T8">" <text:s text:c="19"/>------- "</text:span><text:span text:style-name="T7"> &lt;&lt;endl;</text:span></text:p>
      <text:p text:style-name="P16"><text:soft-page-break/><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diceArt6()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3">//just like "rolling" delay</text:span></text:p>
      <text:p text:style-name="P16"><text:span text:style-name="T9">void</text:span><text:span text:style-name="T7"> holding() {</text:span></text:p>
      <text:p text:style-name="P16"><text:span text:style-name="T7"><text:s text:c="4"/>time_t t1, t2;</text:span></text:p>
      <text:p text:style-name="P16"><text:span text:style-name="T7"><text:s text:c="4"/>cout &lt;&lt; endl &lt;&lt; </text:span><text:span text:style-name="T8">"holding."</text:span><text:span text:style-name="T7"> &lt;&lt; flush;</text:span></text:p>
      <text:p text:style-name="P16"><text:span text:style-name="T7"><text:s text:c="4"/></text:span><text:span text:style-name="T9">for</text:span><text:span text:style-name="T7"> (</text:span><text:span text:style-name="T9">int</text:span><text:span text:style-name="T7"> x = 0; x &lt; 3; x++) {</text:span></text:p>
      <text:p text:style-name="P16"><text:span text:style-name="T7"><text:s text:c="8"/>t1 = time(0);</text:span></text:p>
      <text:p text:style-name="P16"><text:span text:style-name="T7"><text:s text:c="8"/></text:span><text:span text:style-name="T9">do</text:span><text:span text:style-name="T7"> {</text:span></text:p>
      <text:p text:style-name="P16"><text:span text:style-name="T7"><text:s text:c="12"/>t2 = time(0);</text:span></text:p>
      <text:p text:style-name="P16"><text:span text:style-name="T7"><text:s text:c="8"/>} </text:span><text:span text:style-name="T9">while</text:span><text:span text:style-name="T7"> (difftime (t2, t1) &lt; 1);</text:span></text:p>
      <text:p text:style-name="P16"><text:span text:style-name="T7"><text:s text:c="8"/>cout &lt;&lt; </text:span><text:span text:style-name="T8">"."</text:span><text:span text:style-name="T7"> &lt;&lt; flush;</text:span></text:p>
      <text:p text:style-name="P16"><text:span text:style-name="T7"><text:s text:c="4"/>}</text:span></text:p>
      <text:p text:style-name="P16"><text:span text:style-name="T7">}</text:span></text:p>
      <text:p text:style-name="P16"><text:span text:style-name="T9">bool</text:span><text:span text:style-name="T7"> checkWin(</text:span><text:span text:style-name="T9">const</text:span><text:span text:style-name="T7"> </text:span><text:span text:style-name="T9">int</text:span><text:span text:style-name="T7"> pointCap, </text:span><text:span text:style-name="T9">int</text:span><text:span text:style-name="T7"> potentialScore, </text:span><text:span text:style-name="T9">int</text:span><text:span text:style-name="T7"> overallScore, </text:span><text:span text:style-name="T9">bool</text:span><text:span text:style-name="T7">&amp; win, </text:span><text:span text:style-name="T9">float</text:span><text:span text:style-name="T7"> wager) {</text:span></text:p>
      <text:p text:style-name="P16"><text:span text:style-name="T7"><text:s text:c="4"/></text:span><text:span text:style-name="T9">if</text:span><text:span text:style-name="T7"> (potentialScore + overallScore &gt; pointCap) {</text:span></text:p>
      <text:p text:style-name="P16"><text:span text:style-name="T7"><text:s text:c="8"/></text:span><text:span text:style-name="T3">//set display for monetary value</text:span></text:p>
      <text:p text:style-name="P16"><text:span text:style-name="T7"><text:s text:c="8"/>cout &lt;&lt; setprecision(2) &lt;&lt; fixed &lt;&lt; showpoint;</text:span></text:p>
      <text:p text:style-name="P16"><text:span text:style-name="T7"><text:s text:c="8"/>cout &lt;&lt; </text:span><text:span text:style-name="T8">"You win! You take the pot and walk with $"</text:span><text:span text:style-name="T7"> &lt;&lt; wager * 2 &lt;&lt; </text:span><text:span text:style-name="T8">" dollars."</text:span><text:span text:style-name="T7"> &lt;&lt; endl;</text:span></text:p>
      <text:p text:style-name="P16"><text:span text:style-name="T7"><text:s text:c="8"/>win = </text:span><text:span text:style-name="T9">true</text:span><text:span text:style-name="T7">;</text:span></text:p>
      <text:p text:style-name="P16"><text:span text:style-name="T7"><text:s text:c="8"/></text:span><text:span text:style-name="T9">return</text:span><text:span text:style-name="T7"> win;</text:span></text:p>
      <text:p text:style-name="P16"><text:span text:style-name="T7"><text:s text:c="4"/>}</text:span></text:p>
      <text:p text:style-name="P16"><text:span text:style-name="T7"><text:s text:c="4"/></text:span><text:span text:style-name="T9">else</text:span><text:span text:style-name="T7"> {</text:span></text:p>
      <text:p text:style-name="P16"><text:span text:style-name="T7"><text:s text:c="8"/>win = </text:span><text:span text:style-name="T9">false</text:span><text:span text:style-name="T7">;</text:span></text:p>
      <text:p text:style-name="P16"><text:span text:style-name="T7"><text:s text:c="8"/></text:span><text:span text:style-name="T9">return</text:span><text:span text:style-name="T7"> win;</text:span></text:p>
      <text:p text:style-name="P16"><text:span text:style-name="T7"><text:s text:c="4"/>}</text:span></text:p>
      <text:p text:style-name="P16"><text:span text:style-name="T7">}</text:span></text:p>
      <text:p text:style-name="P16"><text:span text:style-name="T9">bool</text:span><text:span text:style-name="T7"> checkLoss(</text:span><text:span text:style-name="T9">const</text:span><text:span text:style-name="T7"> </text:span><text:span text:style-name="T9">int</text:span><text:span text:style-name="T7"> pointCap, </text:span><text:span text:style-name="T9">int</text:span><text:span text:style-name="T7"> potentialScore, </text:span><text:span text:style-name="T9">int</text:span><text:span text:style-name="T7"> overallScore, </text:span><text:span text:style-name="T9">bool</text:span><text:span text:style-name="T7">&amp; loss, </text:span><text:span text:style-name="T9">float</text:span><text:span text:style-name="T7"> wager) {</text:span></text:p>
      <text:p text:style-name="P16"><text:span text:style-name="T7"><text:s text:c="4"/></text:span><text:span text:style-name="T9">if</text:span><text:span text:style-name="T7"> (potentialScore + overallScore &gt; pointCap) {</text:span></text:p>
      <text:p text:style-name="P16"><text:span text:style-name="T7"><text:s text:c="8"/></text:span><text:span text:style-name="T3">//set display for monetary value</text:span></text:p>
      <text:p text:style-name="P16"><text:span text:style-name="T7"><text:s text:c="8"/>cout &lt;&lt; setprecision(2) &lt;&lt; fixed &lt;&lt; showpoint;</text:span></text:p>
      <text:p text:style-name="P16"><text:span text:style-name="T7"><text:s text:c="8"/>cout &lt;&lt; </text:span><text:span text:style-name="T8">"The computer beat you! <text:s/>You lose $"</text:span><text:span text:style-name="T7"> &lt;&lt; wager &lt;&lt; </text:span><text:span text:style-name="T8">" dollars."</text:span><text:span text:style-name="T7"> &lt;&lt; endl;</text:span></text:p>
      <text:p text:style-name="P16"><text:span text:style-name="T7"><text:s text:c="8"/>loss = </text:span><text:span text:style-name="T9">true</text:span><text:span text:style-name="T7">;</text:span></text:p>
      <text:p text:style-name="P16"><text:span text:style-name="T7"><text:s text:c="8"/></text:span><text:span text:style-name="T9">return</text:span><text:span text:style-name="T7"> loss;</text:span></text:p>
      <text:p text:style-name="P16"><text:span text:style-name="T7"><text:s text:c="4"/>}</text:span></text:p>
      <text:p text:style-name="P16"><text:span text:style-name="T7"><text:s text:c="4"/></text:span><text:span text:style-name="T9">else</text:span><text:span text:style-name="T7"> {</text:span></text:p>
      <text:p text:style-name="P16"><text:span text:style-name="T7"><text:s text:c="8"/>loss = </text:span><text:span text:style-name="T9">false</text:span><text:span text:style-name="T7">;</text:span></text:p>
      <text:p text:style-name="P16"><text:span text:style-name="T7"><text:s text:c="8"/></text:span><text:span text:style-name="T9">return</text:span><text:span text:style-name="T7"> loss;</text:span></text:p>
      <text:p text:style-name="P16"><text:span text:style-name="T7"><text:s text:c="4"/>}</text:span></text:p>
      <text:p text:style-name="P16"><text:span text:style-name="T7">}</text:span></text:p>
      <text:p text:style-name="P16"><text:span text:style-name="T3">//scoreBoard, compScoreBoard, clearScreen, compclearScreen and the diceArts all make sure</text:span></text:p>
      <text:p text:style-name="P16"><text:span text:style-name="T3">//screen is new and updated for each turn</text:span></text:p>
      <text:p text:style-name="P16"><text:span text:style-name="T9">void</text:span><text:span text:style-name="T7"> scoreBoard(</text:span><text:span text:style-name="T9">int</text:span><text:span text:style-name="T7"> potentialScore, </text:span><text:span text:style-name="T9">int</text:span><text:span text:style-name="T7"> overallScore) {</text:span></text:p>
      <text:p text:style-name="P16"><text:span text:style-name="T7"><text:s text:c="4"/>cout &lt;&lt; string( 32, </text:span><text:span text:style-name="T8">'\n'</text:span><text:span text:style-name="T7"> );</text:span></text:p>
      <text:p text:style-name="P16"><text:span text:style-name="T7"><text:s text:c="4"/>cout &lt;&lt; </text:span><text:span text:style-name="T8">" <text:s text:c="19"/>|User|"</text:span><text:span text:style-name="T7"> &lt;&lt; endl &lt;&lt; endl;</text:span></text:p>
      <text:p text:style-name="P16"><text:span text:style-name="T7"><text:s text:c="4"/>cout &lt;&lt; </text:span><text:span text:style-name="T8">"Turn Total: "</text:span><text:span text:style-name="T7"> &lt;&lt; potentialScore &lt;&lt; </text:span><text:span text:style-name="T8">" <text:s text:c="24"/>Score: "</text:span><text:span text:style-name="T7"> &lt;&lt; overallScore &lt;&lt; endl;</text:span></text:p>
      <text:p text:style-name="P16"><text:span text:style-name="T7"><text:s text:c="4"/>cout &lt;&lt; string( 26, </text:span><text:span text:style-name="T8">'\n'</text:span><text:span text:style-name="T7"> );</text:span></text:p>
      <text:p text:style-name="P16"><text:span text:style-name="T7">}</text:span></text:p>
      <text:p text:style-name="P16"><text:span text:style-name="T9">void</text:span><text:span text:style-name="T7"> compScoreBoard(</text:span><text:span text:style-name="T9">int</text:span><text:span text:style-name="T7"> potentialScore, </text:span><text:span text:style-name="T9">int</text:span><text:span text:style-name="T7"> compOverallScore) {</text:span></text:p>
      <text:p text:style-name="P16"><text:span text:style-name="T7"><text:s text:c="4"/>cout &lt;&lt; string( 32, </text:span><text:span text:style-name="T8">'\n'</text:span><text:span text:style-name="T7"> );</text:span></text:p>
      <text:p text:style-name="P16"><text:span text:style-name="T7"><text:s text:c="4"/>cout &lt;&lt; </text:span><text:span text:style-name="T8">" <text:s text:c="17"/>|Computer|"</text:span><text:span text:style-name="T7"> &lt;&lt; endl &lt;&lt; endl;</text:span></text:p>
      <text:p text:style-name="P16"><text:span text:style-name="T7"><text:s text:c="4"/>cout &lt;&lt; </text:span><text:span text:style-name="T8">"Turn Total: "</text:span><text:span text:style-name="T7"> &lt;&lt; potentialScore &lt;&lt; </text:span><text:span text:style-name="T8">" <text:s text:c="24"/>Score: "</text:span><text:span text:style-name="T7"> &lt;&lt; compOverallScore &lt;&lt; endl;</text:span></text:p>
      <text:p text:style-name="P16"><text:span text:style-name="T7"><text:s text:c="4"/>cout &lt;&lt; string( 26, </text:span><text:span text:style-name="T8">'\n'</text:span><text:span text:style-name="T7"> );</text:span></text:p>
      <text:p text:style-name="P16"><text:span text:style-name="T7">}</text:span></text:p>
      <text:p text:style-name="P16"><text:span text:style-name="T9">void</text:span><text:span text:style-name="T7"> clearScreen(</text:span><text:span text:style-name="T9">int</text:span><text:span text:style-name="T7"> potenitalScore, </text:span><text:span text:style-name="T9">int</text:span><text:span text:style-name="T7"> diceScore, </text:span><text:span text:style-name="T9">int</text:span><text:span text:style-name="T7"> overallScore) {</text:span></text:p>
      <text:p text:style-name="P16"><text:span text:style-name="T7"><text:s text:c="4"/>cout &lt;&lt; string( 15, </text:span><text:span text:style-name="T8">'\n'</text:span><text:span text:style-name="T7"> );</text:span></text:p>
      <text:p text:style-name="P16"><text:span text:style-name="T7"><text:s text:c="4"/>cout &lt;&lt; </text:span><text:span text:style-name="T8">" <text:s text:c="19"/>|User|"</text:span><text:span text:style-name="T7"> &lt;&lt; endl &lt;&lt; endl;</text:span></text:p>
      <text:p text:style-name="P16"><text:span text:style-name="T7"><text:s text:c="4"/>cout &lt;&lt; </text:span><text:span text:style-name="T8">"Turn Total: "</text:span><text:span text:style-name="T7"> &lt;&lt; potenitalScore + diceScore &lt;&lt; </text:span><text:span text:style-name="T8">" <text:s text:c="24"/>Score: "</text:span><text:span text:style-name="T7"> &lt;&lt; overallScore &lt;&lt; endl;</text:span></text:p>
      <text:p text:style-name="P16"><text:span text:style-name="T7">}</text:span></text:p>
      <text:p text:style-name="P16"><text:span text:style-name="T9">void</text:span><text:span text:style-name="T7"> compClearScreen(</text:span><text:span text:style-name="T9">int</text:span><text:span text:style-name="T7"> potenitalScore, </text:span><text:span text:style-name="T9">int</text:span><text:span text:style-name="T7"> diceScore, </text:span><text:span text:style-name="T9">int</text:span><text:span text:style-name="T7"> compOverallScore){</text:span></text:p>
      <text:p text:style-name="P16"><text:span text:style-name="T7"><text:s text:c="4"/>cout &lt;&lt; string( 15, </text:span><text:span text:style-name="T8">'\n'</text:span><text:span text:style-name="T7"> );</text:span></text:p>
      <text:p text:style-name="P16"><text:soft-page-break/><text:span text:style-name="T7"><text:s text:c="4"/>cout &lt;&lt; </text:span><text:span text:style-name="T8">" <text:s text:c="17"/>|Computer|"</text:span><text:span text:style-name="T7"> &lt;&lt; endl &lt;&lt; endl;</text:span></text:p>
      <text:p text:style-name="P16"><text:span text:style-name="T7"><text:s text:c="4"/>cout &lt;&lt; </text:span><text:span text:style-name="T8">"Turn Total: "</text:span><text:span text:style-name="T7"> &lt;&lt; potenitalScore + diceScore &lt;&lt; </text:span><text:span text:style-name="T8">" <text:s text:c="24"/>Score: "</text:span><text:span text:style-name="T7"> &lt;&lt; compOverallScore &lt;&lt; endl;</text:span></text:p>
      <text:p text:style-name="P16"><text:span text:style-name="T7">}</text:span></text:p>
      <text:p text:style-name="P16"><text:span text:style-name="T9">float</text:span><text:span text:style-name="T7"> earnings(</text:span><text:span text:style-name="T9">bool</text:span><text:span text:style-name="T7"> win, </text:span><text:span text:style-name="T9">float</text:span><text:span text:style-name="T7"> initialBet) {</text:span></text:p>
      <text:p text:style-name="P16"><text:span text:style-name="T7"><text:s text:c="4"/></text:span><text:span text:style-name="T9">float</text:span><text:span text:style-name="T7"> moneyWon;</text:span></text:p>
      <text:p text:style-name="P16"><text:span text:style-name="T7"><text:s text:c="4"/></text:span><text:span text:style-name="T9">if</text:span><text:span text:style-name="T7"> (win) {</text:span></text:p>
      <text:p text:style-name="P16"><text:span text:style-name="T7"><text:s text:c="8"/>moneyWon = initialBet;</text:span></text:p>
      <text:p text:style-name="P16"><text:span text:style-name="T7"><text:s text:c="4"/>}</text:span></text:p>
      <text:p text:style-name="P16"><text:span text:style-name="T7"><text:s text:c="4"/></text:span><text:span text:style-name="T9">else</text:span><text:span text:style-name="T7"> {</text:span></text:p>
      <text:p text:style-name="P16"><text:span text:style-name="T7"><text:s text:c="8"/>moneyWon = (-initialBet);</text:span></text:p>
      <text:p text:style-name="P16"><text:span text:style-name="T7"><text:s text:c="4"/>}</text:span></text:p>
      <text:p text:style-name="P16"><text:span text:style-name="T7"><text:s text:c="4"/></text:span><text:span text:style-name="T9">return</text:span><text:span text:style-name="T7"> moneyWon;</text:span></text:p>
      <text:p text:style-name="P16"><text:span text:style-name="T7">}</text:span></text:p>
      <text:p text:style-name="P16"><text:span text:style-name="T3">//sorts the 2D array, descending order '6' -&gt; '-' and 'R' -&gt; 'H'</text:span></text:p>
      <text:p text:style-name="P16"><text:span text:style-name="T9">void</text:span><text:span text:style-name="T7"> sortArray(</text:span><text:span text:style-name="T9">char</text:span><text:span text:style-name="T7"> rollHistory[][COLS], </text:span><text:span text:style-name="T9">int</text:span><text:span text:style-name="T7"> turns) {</text:span></text:p>
      <text:p text:style-name="P16"><text:span text:style-name="T7"><text:s text:c="4"/></text:span><text:span text:style-name="T9">bool</text:span><text:span text:style-name="T7"> swap;</text:span></text:p>
      <text:p text:style-name="P16"><text:span text:style-name="T7"><text:s text:c="4"/></text:span><text:span text:style-name="T9">int</text:span><text:span text:style-name="T7"> temp;</text:span></text:p>
      <text:p text:style-name="P16"><text:span text:style-name="T7"><text:s text:c="4"/></text:span><text:span text:style-name="T9">do</text:span><text:span text:style-name="T7"> {</text:span></text:p>
      <text:p text:style-name="P16"><text:span text:style-name="T7"><text:s text:c="8"/>swap = </text:span><text:span text:style-name="T9">false</text:span><text:span text:style-name="T7">;</text:span></text:p>
      <text:p text:style-name="P16"><text:span text:style-name="T7"><text:s text:c="8"/></text:span><text:span text:style-name="T9">for</text:span><text:span text:style-name="T7"> (</text:span><text:span text:style-name="T9">int</text:span><text:span text:style-name="T7"> i = 0; i &lt; turns; i++) {</text:span></text:p>
      <text:p text:style-name="P16"><text:span text:style-name="T7"><text:s text:c="12"/></text:span><text:span text:style-name="T9">if</text:span><text:span text:style-name="T7"> (rollHistory[i][0] &lt; rollHistory[i + 1][0]) {</text:span></text:p>
      <text:p text:style-name="P16"><text:span text:style-name="T7"><text:s text:c="16"/>temp = rollHistory[i][0];</text:span></text:p>
      <text:p text:style-name="P16"><text:span text:style-name="T7"><text:s text:c="16"/>rollHistory[i][0] = rollHistory[i + 1][0];</text:span></text:p>
      <text:p text:style-name="P16"><text:span text:style-name="T7"><text:s text:c="16"/>rollHistory[i + 1][0] = temp;</text:span></text:p>
      <text:p text:style-name="P16"><text:span text:style-name="T7"><text:s text:c="16"/>swap = </text:span><text:span text:style-name="T9">true</text:span><text:span text:style-name="T7">;</text:span></text:p>
      <text:p text:style-name="P16"><text:span text:style-name="T7"><text:s text:c="12"/>}</text:span></text:p>
      <text:p text:style-name="P16"><text:span text:style-name="T7"><text:s text:c="8"/>}</text:span></text:p>
      <text:p text:style-name="P16"><text:span text:style-name="T7"><text:s text:c="4"/>} </text:span><text:span text:style-name="T9">while</text:span><text:span text:style-name="T7"> (swap);</text:span></text:p>
      <text:p text:style-name="P16"><text:span text:style-name="T7"><text:s text:c="4"/></text:span><text:span text:style-name="T9">do</text:span><text:span text:style-name="T7"> {</text:span></text:p>
      <text:p text:style-name="P16"><text:span text:style-name="T7"><text:s text:c="8"/>swap = </text:span><text:span text:style-name="T9">false</text:span><text:span text:style-name="T7">;</text:span></text:p>
      <text:p text:style-name="P16"><text:span text:style-name="T7"><text:s text:c="8"/></text:span><text:span text:style-name="T9">for</text:span><text:span text:style-name="T7"> (</text:span><text:span text:style-name="T9">int</text:span><text:span text:style-name="T7"> i = 0; i &lt; turns; i++) {</text:span></text:p>
      <text:p text:style-name="P16"><text:span text:style-name="T7"><text:s text:c="12"/></text:span><text:span text:style-name="T9">if</text:span><text:span text:style-name="T7"> (rollHistory[i][1] &lt; rollHistory[i + 1][1]) {</text:span></text:p>
      <text:p text:style-name="P16"><text:span text:style-name="T7"><text:s text:c="16"/>temp = rollHistory[i][1];</text:span></text:p>
      <text:p text:style-name="P16"><text:span text:style-name="T7"><text:s text:c="16"/>rollHistory[i][1] = rollHistory[i + 1][1];</text:span></text:p>
      <text:p text:style-name="P16"><text:span text:style-name="T7"><text:s text:c="16"/>rollHistory[i + 1][1] = temp;</text:span></text:p>
      <text:p text:style-name="P16"><text:span text:style-name="T7"><text:s text:c="16"/>swap = </text:span><text:span text:style-name="T9">true</text:span><text:span text:style-name="T7">;</text:span></text:p>
      <text:p text:style-name="P16"><text:span text:style-name="T7"><text:s text:c="12"/>}</text:span></text:p>
      <text:p text:style-name="P16"><text:span text:style-name="T7"><text:s text:c="8"/>}</text:span></text:p>
      <text:p text:style-name="P16"><text:span text:style-name="T7"><text:s text:c="4"/>} </text:span><text:span text:style-name="T9">while</text:span><text:span text:style-name="T7"> (swap);</text:span></text:p>
      <text:p text:style-name="P16"><text:span text:style-name="T7"><text:s text:c="4"/>cout &lt;&lt; </text:span><text:span text:style-name="T8">"Action <text:s text:c="8"/>Roll"</text:span><text:span text:style-name="T7"> &lt;&lt; endl;</text:span></text:p>
      <text:p text:style-name="P16"><text:span text:style-name="T7"><text:s text:c="4"/></text:span><text:span text:style-name="T9">for</text:span><text:span text:style-name="T7"> (</text:span><text:span text:style-name="T9">int</text:span><text:span text:style-name="T7"> k = 0; k &lt;= turns; k++) {</text:span></text:p>
      <text:p text:style-name="P16"><text:span text:style-name="T7"><text:s text:c="8"/>cout &lt;&lt; </text:span><text:span text:style-name="T8">" <text:s/>"</text:span><text:span text:style-name="T7"> &lt;&lt; rollHistory[k][0] &lt;&lt; </text:span><text:span text:style-name="T8">" <text:s text:c="12"/>"</text:span><text:span text:style-name="T7"> &lt;&lt; rollHistory[k][1] &lt;&lt; endl;</text:span></text:p>
      <text:p text:style-name="P16"><text:span text:style-name="T7"><text:s text:c="8"/></text:span></text:p>
      <text:p text:style-name="P16"><text:span text:style-name="T7"><text:s text:c="4"/>}</text:span></text:p>
      <text:p text:style-name="P16"><text:span text:style-name="T7">}</text:span></text:p>
      <text:p text:style-name="P20"/>
      <text:p text:style-name="P16"><text:span text:style-name="T9">int</text:span><text:span text:style-name="T7"> *fillArray(</text:span><text:span text:style-name="T9">int</text:span><text:span text:style-name="T7"> throws, </text:span><text:span text:style-name="T9">int</text:span><text:span text:style-name="T7"> sides) {</text:span></text:p>
      <text:p text:style-name="P16"><text:span text:style-name="T7"><text:s text:c="4"/></text:span><text:span text:style-name="T9">int</text:span><text:span text:style-name="T7"> *d = </text:span><text:span text:style-name="T9">new</text:span><text:span text:style-name="T7"> </text:span><text:span text:style-name="T9">int</text:span><text:span text:style-name="T7">[throws];</text:span></text:p>
      <text:p text:style-name="P16"><text:span text:style-name="T7"><text:s text:c="4"/></text:span><text:span text:style-name="T3">//Loop the number of times to throw the dice</text:span></text:p>
      <text:p text:style-name="P16"><text:span text:style-name="T7"><text:s text:c="4"/></text:span><text:span text:style-name="T9">for</text:span><text:span text:style-name="T7">(</text:span><text:span text:style-name="T9">int</text:span><text:span text:style-name="T7"> roll = 0; roll &lt; throws; roll++) {</text:span></text:p>
      <text:p text:style-name="P16"><text:span text:style-name="T7"><text:s text:c="8"/>*(d + roll) = rand() % sides + 1;</text:span></text:p>
      <text:p text:style-name="P16"><text:span text:style-name="T7"><text:s text:c="4"/>}</text:span></text:p>
      <text:p text:style-name="P16"><text:span text:style-name="T7"><text:s text:c="4"/></text:span><text:span text:style-name="T9">for</text:span><text:span text:style-name="T7">(</text:span><text:span text:style-name="T9">int</text:span><text:span text:style-name="T7"> roll = 0; roll &lt; throws; roll++) {</text:span></text:p>
      <text:p text:style-name="P16"><text:span text:style-name="T7"><text:s text:c="8"/>cout &lt;&lt; *(d + roll) &lt;&lt; endl;</text:span></text:p>
      <text:p text:style-name="P16"><text:span text:style-name="T7"><text:s text:c="4"/>}</text:span></text:p>
      <text:p text:style-name="P16"><text:span text:style-name="T7"><text:s text:c="4"/></text:span><text:span text:style-name="T9">return</text:span><text:span text:style-name="T7"> d;</text:span></text:p>
      <text:p text:style-name="P16"><text:span text:style-name="T7">}</text:span></text:p>
      <text:p text:style-name="P16"><text:span text:style-name="T9">int</text:span><text:span text:style-name="T7"> *sortArray(</text:span><text:span text:style-name="T9">int</text:span><text:span text:style-name="T7"> *</text:span><text:span text:style-name="T9">array</text:span><text:span text:style-name="T7">, </text:span><text:span text:style-name="T9">int</text:span><text:span text:style-name="T7"> size) {</text:span></text:p>
      <text:p text:style-name="P16"><text:span text:style-name="T7"><text:s text:c="4"/></text:span><text:span text:style-name="T3">//Allocate a sortable array</text:span></text:p>
      <text:p text:style-name="P16"><text:span text:style-name="T7"><text:s text:c="4"/></text:span><text:span text:style-name="T9">int</text:span><text:span text:style-name="T7"> *b = </text:span><text:span text:style-name="T9">new</text:span><text:span text:style-name="T7"> </text:span><text:span text:style-name="T9">int</text:span><text:span text:style-name="T7">[size];</text:span></text:p>
      <text:p text:style-name="P16"><text:span text:style-name="T7"><text:s text:c="4"/></text:span><text:span text:style-name="T3">//Copy the array</text:span></text:p>
      <text:p text:style-name="P16"><text:span text:style-name="T7"><text:s text:c="4"/></text:span><text:span text:style-name="T9">for</text:span><text:span text:style-name="T7">(</text:span><text:span text:style-name="T9">int</text:span><text:span text:style-name="T7"> i = 0; i &lt; size; i++){</text:span></text:p>
      <text:p text:style-name="P16"><text:span text:style-name="T7"><text:s text:c="8"/>b[i] = <text:s/></text:span><text:span text:style-name="T9">array</text:span><text:span text:style-name="T7">[i];</text:span></text:p>
      <text:p text:style-name="P16"><text:span text:style-name="T7"><text:s text:c="4"/>}</text:span></text:p>
      <text:p text:style-name="P16"><text:span text:style-name="T7"><text:s text:c="4"/></text:span><text:span text:style-name="T3">//Sort the array</text:span></text:p>
      <text:p text:style-name="P16"><text:span text:style-name="T7"><text:s text:c="4"/></text:span><text:span text:style-name="T9">for</text:span><text:span text:style-name="T7">(</text:span><text:span text:style-name="T9">int</text:span><text:span text:style-name="T7"> i = 0;i &lt; size - 1; i++){</text:span></text:p>
      <text:p text:style-name="P16"><text:span text:style-name="T7"><text:s text:c="8"/></text:span><text:span text:style-name="T9">for</text:span><text:span text:style-name="T7">(</text:span><text:span text:style-name="T9">int</text:span><text:span text:style-name="T7"> j = i + 1;j &lt; size; j++){</text:span></text:p>
      <text:p text:style-name="P16"><text:span text:style-name="T7"><text:s text:c="12"/></text:span><text:span text:style-name="T9">if</text:span><text:span text:style-name="T7">(b[i] &gt; b[j]){</text:span></text:p>
      <text:p text:style-name="P16"><text:span text:style-name="T7"><text:s text:c="16"/>b[i] = b[i]^b[j];</text:span></text:p>
      <text:p text:style-name="P16"><text:span text:style-name="T7"><text:s text:c="16"/>b[j] = b[i]^b[j];</text:span></text:p>
      <text:p text:style-name="P16"><text:span text:style-name="T7"><text:s text:c="16"/>b[i] = b[i]^b[j];</text:span></text:p>
      <text:p text:style-name="P16"><text:span text:style-name="T7"><text:s text:c="12"/>}</text:span></text:p>
      <text:p text:style-name="P16"><text:span text:style-name="T7"><text:s text:c="8"/>}</text:span></text:p>
      <text:p text:style-name="P16"><text:soft-page-break/><text:span text:style-name="T7"><text:s text:c="4"/>}</text:span></text:p>
      <text:p text:style-name="P16"><text:span text:style-name="T7"><text:s text:c="4"/>cout &lt;&lt; </text:span><text:span text:style-name="T8">"Sorted Array: "</text:span><text:span text:style-name="T7"> &lt;&lt; endl;</text:span></text:p>
      <text:p text:style-name="P16"><text:span text:style-name="T7"><text:s text:c="4"/></text:span><text:span text:style-name="T9">for</text:span><text:span text:style-name="T7"> (</text:span><text:span text:style-name="T9">int</text:span><text:span text:style-name="T7"> j = 0; j &lt; size; j++) {</text:span></text:p>
      <text:p text:style-name="P16"><text:span text:style-name="T7"><text:s text:c="8"/>cout &lt;&lt; b[j] &lt;&lt; </text:span><text:span text:style-name="T8">" "</text:span><text:span text:style-name="T7">;</text:span></text:p>
      <text:p text:style-name="P16"><text:span text:style-name="T7"><text:s text:c="4"/>}</text:span></text:p>
      <text:p text:style-name="P16"><text:span text:style-name="T7"><text:s text:c="4"/>cout &lt;&lt; endl;</text:span></text:p>
      <text:p text:style-name="P16"><text:span text:style-name="T7"><text:s text:c="4"/></text:span><text:span text:style-name="T9">return</text:span><text:span text:style-name="T7"> b;</text:span></text:p>
      <text:p text:style-name="P16"><text:span text:style-name="T7">}</text:span></text:p>
      <text:p text:style-name="P16"><text:span text:style-name="T7">ThrowResults *avgMedMode(</text:span><text:span text:style-name="T9">int</text:span><text:span text:style-name="T7"> *a,</text:span><text:span text:style-name="T9">int</text:span><text:span text:style-name="T7"> n) {</text:span></text:p>
      <text:p text:style-name="P16"><text:span text:style-name="T7"><text:s text:c="4"/>ThrowResults temp;</text:span></text:p>
      <text:p text:style-name="P16"><text:span text:style-name="T7"><text:s text:c="4"/></text:span><text:span text:style-name="T3">//Create a parallel array to sort</text:span></text:p>
      <text:p text:style-name="P16"><text:span text:style-name="T7"><text:s text:c="4"/></text:span><text:span text:style-name="T9">int</text:span><text:span text:style-name="T7"> *b=sortArray(a,n);</text:span></text:p>
      <text:p text:style-name="P16"><text:span text:style-name="T7"><text:s text:c="4"/></text:span><text:span text:style-name="T3">//Count to max frequency</text:span></text:p>
      <text:p text:style-name="P16"><text:span text:style-name="T7"><text:s text:c="4"/></text:span><text:span text:style-name="T9">int</text:span><text:span text:style-name="T7"> count=0,maxFreq=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lt;count)maxFreq=count;</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temp.maxFreq = maxFreq+1;</text:span></text:p>
      <text:p text:style-name="P16"><text:span text:style-name="T7"><text:s text:c="4"/></text:span><text:span text:style-name="T3">//Count number of modes</text:span></text:p>
      <text:p text:style-name="P16"><text:span text:style-name="T7"><text:s text:c="4"/>count=0;</text:span></text:p>
      <text:p text:style-name="P16"><text:span text:style-name="T7"><text:s text:c="4"/></text:span><text:span text:style-name="T9">int</text:span><text:span text:style-name="T7"> nmodes=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count)nmodes++;</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temp.nModes = nmodes;</text:span></text:p>
      <text:p text:style-name="P16"><text:span text:style-name="T7"><text:s text:c="4"/></text:span><text:span text:style-name="T3">//Declare and fill the mode array</text:span></text:p>
      <text:p text:style-name="P16"><text:span text:style-name="T7"><text:s text:c="4"/></text:span><text:span text:style-name="T9">int</text:span><text:span text:style-name="T7"> *mode=</text:span><text:span text:style-name="T9">new</text:span><text:span text:style-name="T7"> </text:span><text:span text:style-name="T9">int</text:span><text:span text:style-name="T7">[nmodes];</text:span></text:p>
      <text:p text:style-name="P16"><text:span text:style-name="T7"><text:s text:c="4"/>nmodes=0;</text:span></text:p>
      <text:p text:style-name="P16"><text:span text:style-name="T7"><text:s text:c="4"/>count=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count)mode[nmodes++]=b[i];</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temp.mode = mode;</text:span></text:p>
      <text:p text:style-name="P16"><text:span text:style-name="T7"><text:s text:c="4"/></text:span><text:span text:style-name="T3">//avg</text:span></text:p>
      <text:p text:style-name="P16"><text:span text:style-name="T7"><text:s text:c="4"/></text:span><text:span text:style-name="T9">int</text:span><text:span text:style-name="T7"> total = 0;</text:span></text:p>
      <text:p text:style-name="P16"><text:span text:style-name="T7"><text:s text:c="4"/></text:span><text:span text:style-name="T9">for</text:span><text:span text:style-name="T7"> (</text:span><text:span text:style-name="T9">int</text:span><text:span text:style-name="T7"> i = 0; i &lt; n; i++) {</text:span></text:p>
      <text:p text:style-name="P16"><text:span text:style-name="T7"><text:s text:c="8"/>total += b[i];</text:span></text:p>
      <text:p text:style-name="P16"><text:span text:style-name="T7"><text:s text:c="4"/>}</text:span></text:p>
      <text:p text:style-name="P16"><text:span text:style-name="T7"><text:s text:c="4"/>temp.avg = </text:span><text:span text:style-name="T9">static_cast</text:span><text:span text:style-name="T7">&lt;</text:span><text:span text:style-name="T9">float</text:span><text:span text:style-name="T7">&gt;(total)/</text:span><text:span text:style-name="T9">static_cast</text:span><text:span text:style-name="T7">&lt;</text:span><text:span text:style-name="T9">float</text:span><text:span text:style-name="T7">&gt;(n);</text:span></text:p>
      <text:p text:style-name="P16"><text:span text:style-name="T7"><text:s text:c="4"/></text:span><text:span text:style-name="T3">//median</text:span></text:p>
      <text:p text:style-name="P16"><text:span text:style-name="T7"><text:s text:c="4"/></text:span><text:span text:style-name="T9">if</text:span><text:span text:style-name="T7"> ((n % 2) != 0) {</text:span></text:p>
      <text:p text:style-name="P16"><text:span text:style-name="T7"><text:s text:c="8"/>temp.median = b[((n - 1) / 2)];</text:span></text:p>
      <text:p text:style-name="P16"><text:span text:style-name="T7"><text:s text:c="4"/>}</text:span></text:p>
      <text:p text:style-name="P16"><text:span text:style-name="T7"><text:s text:c="4"/></text:span><text:span text:style-name="T9">else</text:span><text:span text:style-name="T7"> </text:span><text:span text:style-name="T9">if</text:span><text:span text:style-name="T7"> ((n % 2) == 0) {</text:span></text:p>
      <text:p text:style-name="P16"><text:span text:style-name="T7"><text:s text:c="8"/>temp.median = (</text:span><text:span text:style-name="T9">static_cast</text:span><text:span text:style-name="T7">&lt;</text:span><text:span text:style-name="T9">float</text:span><text:span text:style-name="T7">&gt;(b[(n/2) - 1]) + </text:span><text:span text:style-name="T9">static_cast</text:span><text:span text:style-name="T7">&lt;</text:span><text:span text:style-name="T9">float</text:span><text:span text:style-name="T7">&gt;(b[(n / 2)]))/2.0;</text:span></text:p>
      <text:p text:style-name="P16"><text:span text:style-name="T7"><text:s text:c="4"/>}</text:span></text:p>
      <text:p text:style-name="P16"><text:span text:style-name="T7"><text:s text:c="4"/></text:span><text:span text:style-name="T3">//Clean up and return</text:span></text:p>
      <text:p text:style-name="P16"><text:span text:style-name="T7"><text:s text:c="4"/></text:span><text:span text:style-name="T9">delete</text:span><text:span text:style-name="T7"> []b;</text:span></text:p>
      <text:p text:style-name="P16"><text:span text:style-name="T7"><text:s text:c="4"/>ThrowResults *pointer = &amp;temp;</text:span></text:p>
      <text:p text:style-name="P16"><text:span text:style-name="T7"><text:s text:c="4"/></text:span><text:span text:style-name="T9">return</text:span><text:span text:style-name="T7"> pointer;</text:span></text:p>
      <text:p text:style-name="P16"><text:span text:style-name="T7">}</text:span></text:p>
      <text:p text:style-name="P16"><text:span text:style-name="T9">void</text:span><text:span text:style-name="T7"> printStat(ThrowResults throwResults) {</text:span></text:p>
      <text:p text:style-name="P16"><text:span text:style-name="T7"><text:s text:c="4"/>cout &lt;&lt; </text:span><text:span text:style-name="T8">"Average: "</text:span><text:span text:style-name="T7"> &lt;&lt; throwResults.avg &lt;&lt; endl;</text:span></text:p>
      <text:p text:style-name="P16"><text:span text:style-name="T7"><text:s text:c="4"/>cout &lt;&lt; </text:span><text:span text:style-name="T8">"Median: "</text:span><text:span text:style-name="T7"> &lt;&lt; throwResults.median &lt;&lt; endl;</text:span></text:p>
      <text:p text:style-name="P16"><text:span text:style-name="T7"><text:s text:c="4"/>cout &lt;&lt; </text:span><text:span text:style-name="T8">"Number of Modes: "</text:span><text:span text:style-name="T7"> &lt;&lt; throwResults.nModes &lt;&lt; endl;</text:span></text:p>
      <text:p text:style-name="P16"><text:span text:style-name="T7"><text:s text:c="4"/>cout &lt;&lt; </text:span><text:span text:style-name="T8">"Maximum Frequency: "</text:span><text:span text:style-name="T7"> &lt;&lt; throwResults.maxFreq &lt;&lt; endl;</text:span></text:p>
      <text:p text:style-name="P16"><text:span text:style-name="T7"><text:s text:c="4"/></text:span><text:span text:style-name="T9">for</text:span><text:span text:style-name="T7"> (</text:span><text:span text:style-name="T9">int</text:span><text:span text:style-name="T7"> i = 0; i &lt; throwResults.nModes; i++){</text:span></text:p>
      <text:p text:style-name="P16"><text:span text:style-name="T7"><text:s text:c="8"/>cout &lt;&lt; </text:span><text:span text:style-name="T8">"Mode: "</text:span><text:span text:style-name="T7"> &lt;&lt; throwResults.mode[i] &lt;&lt; </text:span><text:span text:style-name="T8">" "</text:span><text:span text:style-name="T7">;</text:span></text:p>
      <text:p text:style-name="P16"><text:soft-page-break/><text:span text:style-name="T7"><text:s text:c="4"/>}</text:span></text:p>
      <text:p text:style-name="P16"><text:span text:style-name="T7"><text:s text:c="4"/>cout &lt;&lt; endl;</text:span></text:p>
      <text:p text:style-name="P16"><text:span text:style-name="T7">}</text:span></text:p>
      <text:p text:style-name="P14"><text:span text:style-name="T3">/* </text:span></text:p>
      <text:p text:style-name="P16"><text:span text:style-name="T3"><text:s/>* File: <text:s text:c="2"/>main.cpp</text:span></text:p>
      <text:p text:style-name="P16"><text:span text:style-name="T3"><text:s/>* Author: Abdul-Hakim</text:span></text:p>
      <text:p text:style-name="P16"><text:span text:style-name="T3"><text:s/>* Purpose: Project Two </text:span></text:p>
      <text:p text:style-name="P16"><text:span text:style-name="T3"><text:s/>* PIG DICE GAME</text:span></text:p>
      <text:p text:style-name="P16"><text:span text:style-name="T3"><text:s/>* 3rd Edition</text:span></text:p>
      <text:p text:style-name="P16"><text:span text:style-name="T3"><text:s/>* Created on October 14, 2015, 1:09 PM</text:span></text:p>
      <text:p text:style-name="P16"><text:span text:style-name="T3"><text:s/>*/</text:span></text:p>
      <text:p text:style-name="P16"><text:span text:style-name="T6">#include</text:span><text:span text:style-name="T7"> </text:span><text:span text:style-name="T8">"Dice.h"</text:span></text:p>
      <text:p text:style-name="P16"><text:span text:style-name="T6">#include</text:span><text:span text:style-name="T7"> </text:span><text:span text:style-name="T8">&lt;iostream&gt;</text:span></text:p>
      <text:p text:style-name="P16"><text:span text:style-name="T6">#include</text:span><text:span text:style-name="T7"> </text:span><text:span text:style-name="T8">&lt;cstdlib&gt;</text:span></text:p>
      <text:p text:style-name="P16"><text:span text:style-name="T6">#include</text:span><text:span text:style-name="T7"> </text:span><text:span text:style-name="T8">&lt;ctime&gt;</text:span></text:p>
      <text:p text:style-name="P16"><text:span text:style-name="T6">#include</text:span><text:span text:style-name="T7"> </text:span><text:span text:style-name="T8">&lt;fstream&gt;</text:span></text:p>
      <text:p text:style-name="P16"><text:span text:style-name="T9">using</text:span><text:span text:style-name="T7"> </text:span><text:span text:style-name="T9">namespace</text:span><text:span text:style-name="T7"> std;</text:span></text:p>
      <text:p text:style-name="P20"/>
      <text:p text:style-name="P16"><text:span text:style-name="T9">void</text:span><text:span text:style-name="T7"> Dice::rolling() {</text:span></text:p>
      <text:p text:style-name="P16"><text:span text:style-name="T7"><text:s text:c="4"/>time_t t1, t2;</text:span></text:p>
      <text:p text:style-name="P16"><text:span text:style-name="T7"><text:s text:c="4"/>cout &lt;&lt; endl &lt;&lt; </text:span><text:span text:style-name="T8">"rolling."</text:span><text:span text:style-name="T7"> &lt;&lt; flush;</text:span></text:p>
      <text:p text:style-name="P16"><text:span text:style-name="T7"><text:s text:c="4"/></text:span><text:span text:style-name="T9">for</text:span><text:span text:style-name="T7"> (</text:span><text:span text:style-name="T9">int</text:span><text:span text:style-name="T7"> x = 0; x &lt; 3; x++) {</text:span></text:p>
      <text:p text:style-name="P16"><text:span text:style-name="T7"><text:s text:c="8"/>t1 = time(0);</text:span></text:p>
      <text:p text:style-name="P16"><text:span text:style-name="T7"><text:s text:c="8"/></text:span><text:span text:style-name="T9">do</text:span><text:span text:style-name="T7"> {</text:span></text:p>
      <text:p text:style-name="P16"><text:span text:style-name="T7"><text:s text:c="12"/>t2 = time(0);</text:span></text:p>
      <text:p text:style-name="P16"><text:span text:style-name="T7"><text:s text:c="8"/>} </text:span><text:span text:style-name="T9">while</text:span><text:span text:style-name="T7"> (difftime (t2, t1) &lt; 1);</text:span></text:p>
      <text:p text:style-name="P16"><text:span text:style-name="T7"><text:s text:c="8"/>cout &lt;&lt; </text:span><text:span text:style-name="T8">"."</text:span><text:span text:style-name="T7"> &lt;&lt; flush;</text:span></text:p>
      <text:p text:style-name="P16"><text:span text:style-name="T7"><text:s text:c="4"/>}</text:span></text:p>
      <text:p text:style-name="P16"><text:span text:style-name="T7">}</text:span></text:p>
      <text:p text:style-name="P16"><text:span text:style-name="T9">void</text:span><text:span text:style-name="T7"> Dice::holding() {</text:span></text:p>
      <text:p text:style-name="P16"><text:span text:style-name="T7"><text:s text:c="4"/>time_t t1, t2;</text:span></text:p>
      <text:p text:style-name="P16"><text:span text:style-name="T7"><text:s text:c="4"/>cout &lt;&lt; endl &lt;&lt; </text:span><text:span text:style-name="T8">"holding."</text:span><text:span text:style-name="T7"> &lt;&lt; flush;</text:span></text:p>
      <text:p text:style-name="P16"><text:span text:style-name="T7"><text:s text:c="4"/></text:span><text:span text:style-name="T9">for</text:span><text:span text:style-name="T7"> (</text:span><text:span text:style-name="T9">int</text:span><text:span text:style-name="T7"> x = 0; x &lt; 3; x++) {</text:span></text:p>
      <text:p text:style-name="P16"><text:span text:style-name="T7"><text:s text:c="8"/>t1 = time(0);</text:span></text:p>
      <text:p text:style-name="P16"><text:span text:style-name="T7"><text:s text:c="8"/></text:span><text:span text:style-name="T9">do</text:span><text:span text:style-name="T7"> {</text:span></text:p>
      <text:p text:style-name="P16"><text:span text:style-name="T7"><text:s text:c="12"/>t2 = time(0);</text:span></text:p>
      <text:p text:style-name="P16"><text:span text:style-name="T7"><text:s text:c="8"/>} </text:span><text:span text:style-name="T9">while</text:span><text:span text:style-name="T7"> (difftime (t2, t1) &lt; 1);</text:span></text:p>
      <text:p text:style-name="P16"><text:span text:style-name="T7"><text:s text:c="8"/>cout &lt;&lt; </text:span><text:span text:style-name="T8">"."</text:span><text:span text:style-name="T7"> &lt;&lt; flush;</text:span></text:p>
      <text:p text:style-name="P16"><text:span text:style-name="T7"><text:s text:c="4"/>}</text:span></text:p>
      <text:p text:style-name="P16"><text:span text:style-name="T7">}</text:span></text:p>
      <text:p text:style-name="P16"><text:span text:style-name="T9">void</text:span><text:span text:style-name="T7"> FancyDice::face1()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FancyDice::face2()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FancyDice::face3()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text:s text:c="4"/>@ |"</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 <text:s text:c="4"/>|"</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FancyDice::face4()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6"/>|"</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FancyDice::face5() {</text:span></text:p>
      <text:p text:style-name="P16"><text:soft-page-break/><text:span text:style-name="T7"><text:s text:c="4"/>cout &lt;&lt; </text:span><text:span text:style-name="T8">" <text:s text:c="19"/>-------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text:s text:c="2"/>@ <text:s text:c="2"/>|"</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6"><text:span text:style-name="T9">void</text:span><text:span text:style-name="T7"> FancyDice::face6() {</text:span></text:p>
      <text:p text:style-name="P16"><text:span text:style-name="T7"><text:s text:c="4"/>cout &lt;&lt; </text:span><text:span text:style-name="T8">" <text:s text:c="19"/>-------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8"/>| @ <text:s text:c="2"/>@ |"</text:span><text:span text:style-name="T7"> &lt;&lt;endl;</text:span></text:p>
      <text:p text:style-name="P16"><text:span text:style-name="T7"><text:s text:c="4"/>cout &lt;&lt; </text:span><text:span text:style-name="T8">" <text:s text:c="19"/>------- "</text:span><text:span text:style-name="T7"> &lt;&lt;endl &lt;&lt; endl;</text:span></text:p>
      <text:p text:style-name="P16"><text:span text:style-name="T7"><text:s text:c="4"/>cout &lt;&lt; string( 20, </text:span><text:span text:style-name="T8">'\n'</text:span><text:span text:style-name="T7"> );</text:span></text:p>
      <text:p text:style-name="P16"><text:span text:style-name="T7">}</text:span></text:p>
      <text:p text:style-name="P14"><text:span text:style-name="T3">/* </text:span></text:p>
      <text:p text:style-name="P16"><text:span text:style-name="T3"><text:s/>* File: <text:s text:c="2"/>Dice.h</text:span></text:p>
      <text:p text:style-name="P16"><text:span text:style-name="T3"><text:s/>* Author: Abdul-Hakim</text:span></text:p>
      <text:p text:style-name="P16"><text:span text:style-name="T3"><text:s/>* Created on October 16, 2015, 10:51 AM</text:span></text:p>
      <text:p text:style-name="P16"><text:span text:style-name="T3"><text:s/>*/</text:span></text:p>
      <text:p text:style-name="P20"/>
      <text:p text:style-name="P16"><text:span text:style-name="T6">#ifndef</text:span><text:span text:style-name="T7"> DICE_H</text:span></text:p>
      <text:p text:style-name="P16"><text:span text:style-name="T6">#define</text:span><text:span text:style-name="T7"><text:tab/>DICE_H</text:span></text:p>
      <text:p text:style-name="P16"><text:span text:style-name="T9">class</text:span><text:span text:style-name="T7"> Dice {</text:span></text:p>
      <text:p text:style-name="P16"><text:span text:style-name="T9">public</text:span><text:span text:style-name="T7">:</text:span></text:p>
      <text:p text:style-name="P16"><text:span text:style-name="T7"><text:s text:c="4"/></text:span><text:span text:style-name="T9">void</text:span><text:span text:style-name="T7"> rolling();</text:span></text:p>
      <text:p text:style-name="P16"><text:span text:style-name="T7"><text:s text:c="4"/></text:span><text:span text:style-name="T9">void</text:span><text:span text:style-name="T7"> holding();</text:span></text:p>
      <text:p text:style-name="P16"><text:span text:style-name="T7">};</text:span></text:p>
      <text:p text:style-name="P16"><text:span text:style-name="T9">class</text:span><text:span text:style-name="T7"> FancyDice: </text:span><text:span text:style-name="T9">public</text:span><text:span text:style-name="T7"> Dice{</text:span></text:p>
      <text:p text:style-name="P16"><text:span text:style-name="T9">public</text:span><text:span text:style-name="T7">:</text:span></text:p>
      <text:p text:style-name="P16"><text:span text:style-name="T7"><text:s text:c="4"/></text:span><text:span text:style-name="T9">void</text:span><text:span text:style-name="T7"> face1();</text:span></text:p>
      <text:p text:style-name="P16"><text:span text:style-name="T7"><text:s text:c="4"/></text:span><text:span text:style-name="T9">void</text:span><text:span text:style-name="T7"> face2();</text:span></text:p>
      <text:p text:style-name="P16"><text:span text:style-name="T7"><text:s text:c="4"/></text:span><text:span text:style-name="T9">void</text:span><text:span text:style-name="T7"> face3();</text:span></text:p>
      <text:p text:style-name="P16"><text:span text:style-name="T7"><text:s text:c="4"/></text:span><text:span text:style-name="T9">void</text:span><text:span text:style-name="T7"> face4();</text:span></text:p>
      <text:p text:style-name="P16"><text:span text:style-name="T7"><text:s text:c="4"/></text:span><text:span text:style-name="T9">void</text:span><text:span text:style-name="T7"> face5();</text:span></text:p>
      <text:p text:style-name="P16"><text:span text:style-name="T7"><text:s text:c="4"/></text:span><text:span text:style-name="T9">void</text:span><text:span text:style-name="T7"> face6();</text:span></text:p>
      <text:p text:style-name="P16"><text:span text:style-name="T7">};</text:span></text:p>
      <text:p text:style-name="P16"><text:span text:style-name="T6">#endif</text:span><text:span text:style-name="T7"><text:tab/></text:span><text:span text:style-name="T3">/* DICE_H */</text:span></text:p>
      <text:p text:style-name="P20"><text:span text:style-name="T2">/* </text:span></text:p>
      <text:p text:style-name="P16"><text:span text:style-name="T3"><text:s/>* File: <text:s text:c="2"/>main.cpp</text:span></text:p>
      <text:p text:style-name="P16"><text:span text:style-name="T3"><text:s/>* Author: Abdul-Hakim</text:span></text:p>
      <text:p text:style-name="P16"><text:span text:style-name="T3"><text:s/>* Purpose: Project Two </text:span></text:p>
      <text:p text:style-name="P16"><text:span text:style-name="T3"><text:s/>* PIG DICE GAME</text:span></text:p>
      <text:p text:style-name="P16"><text:span text:style-name="T3"><text:s/>* 3rd Edition</text:span></text:p>
      <text:p text:style-name="P16"><text:span text:style-name="T3"><text:s/>* Created on October 14, 2015, 1:09 PM</text:span></text:p>
      <text:p text:style-name="P16"><text:span text:style-name="T3"><text:s/>*/</text:span></text:p>
      <text:p text:style-name="P16"><text:span text:style-name="T6">#include</text:span><text:span text:style-name="T7"> </text:span><text:span text:style-name="T8">"Score.h"</text:span></text:p>
      <text:p text:style-name="P16"><text:span text:style-name="T6">#include</text:span><text:span text:style-name="T7"> </text:span><text:span text:style-name="T8">&lt;iostream&gt;</text:span></text:p>
      <text:p text:style-name="P16"><text:span text:style-name="T6">#include</text:span><text:span text:style-name="T7"> </text:span><text:span text:style-name="T8">&lt;cstdlib&gt;</text:span></text:p>
      <text:p text:style-name="P16"><text:span text:style-name="T9">using</text:span><text:span text:style-name="T7"> </text:span><text:span text:style-name="T9">namespace</text:span><text:span text:style-name="T7"> std;</text:span></text:p>
      <text:p text:style-name="P20"/>
      <text:p text:style-name="P16"><text:span text:style-name="T9">void</text:span><text:span text:style-name="T7"> Score::scoreBoard(</text:span><text:span text:style-name="T9">int</text:span><text:span text:style-name="T7"> ps, </text:span><text:span text:style-name="T9">int</text:span><text:span text:style-name="T7"> os) {</text:span></text:p>
      <text:p text:style-name="P16"><text:span text:style-name="T7"><text:s text:c="4"/>potentialScore = ps;</text:span></text:p>
      <text:p text:style-name="P16"><text:span text:style-name="T7"><text:s text:c="4"/>overallScore = os;</text:span></text:p>
      <text:p text:style-name="P16"><text:span text:style-name="T7"><text:s text:c="4"/>cout &lt;&lt; string( 32, </text:span><text:span text:style-name="T8">'\n'</text:span><text:span text:style-name="T7"> );</text:span></text:p>
      <text:p text:style-name="P16"><text:span text:style-name="T7"><text:s text:c="4"/>cout &lt;&lt; </text:span><text:span text:style-name="T8">" <text:s text:c="19"/>|User|"</text:span><text:span text:style-name="T7"> &lt;&lt; endl &lt;&lt; endl;</text:span></text:p>
      <text:p text:style-name="P16"><text:span text:style-name="T7"><text:s text:c="4"/>cout &lt;&lt; </text:span><text:span text:style-name="T8">"Turn Total: "</text:span><text:span text:style-name="T7"> &lt;&lt; potentialScore &lt;&lt; </text:span><text:span text:style-name="T8">" Score: "</text:span><text:span text:style-name="T7"> &lt;&lt; overallScore &lt;&lt; endl;</text:span></text:p>
      <text:p text:style-name="P16"><text:span text:style-name="T7"><text:s text:c="4"/>cout &lt;&lt; string( 26, </text:span><text:span text:style-name="T8">'\n'</text:span><text:span text:style-name="T7"> );</text:span></text:p>
      <text:p text:style-name="P16"><text:span text:style-name="T7">}</text:span></text:p>
      <text:p text:style-name="P16"><text:span text:style-name="T9">void</text:span><text:span text:style-name="T7"> Score::compScoreBoard(</text:span><text:span text:style-name="T9">int</text:span><text:span text:style-name="T7"> ps, </text:span><text:span text:style-name="T9">int</text:span><text:span text:style-name="T7"> cos) {</text:span></text:p>
      <text:p text:style-name="P16"><text:span text:style-name="T7"><text:s text:c="4"/>potentialScore = ps;</text:span></text:p>
      <text:p text:style-name="P16"><text:span text:style-name="T7"><text:s text:c="4"/>compOverallScore = cos;</text:span></text:p>
      <text:p text:style-name="P16"><text:span text:style-name="T7"><text:s text:c="4"/>cout &lt;&lt; string( 32, </text:span><text:span text:style-name="T8">'\n'</text:span><text:span text:style-name="T7"> );</text:span></text:p>
      <text:p text:style-name="P16"><text:span text:style-name="T7"><text:s text:c="4"/>cout &lt;&lt; </text:span><text:span text:style-name="T8">" <text:s text:c="17"/>|Computer|"</text:span><text:span text:style-name="T7"> &lt;&lt; endl &lt;&lt; endl;</text:span></text:p>
      <text:p text:style-name="P16"><text:span text:style-name="T7"><text:s text:c="4"/>cout &lt;&lt; </text:span><text:span text:style-name="T8">"Turn Total: "</text:span><text:span text:style-name="T7"> &lt;&lt; potentialScore &lt;&lt; </text:span><text:span text:style-name="T8">" Score: "</text:span><text:span text:style-name="T7"> &lt;&lt; compOverallScore &lt;&lt; endl;</text:span></text:p>
      <text:p text:style-name="P16"><text:span text:style-name="T7"><text:s text:c="4"/>cout &lt;&lt; string( 26, </text:span><text:span text:style-name="T8">'\n'</text:span><text:span text:style-name="T7"> );</text:span></text:p>
      <text:p text:style-name="P16"><text:span text:style-name="T7">}</text:span></text:p>
      <text:p text:style-name="P16"><text:span text:style-name="T9">void</text:span><text:span text:style-name="T7"> Score::clearScreen(</text:span><text:span text:style-name="T9">int</text:span><text:span text:style-name="T7"> ps, </text:span><text:span text:style-name="T9">int</text:span><text:span text:style-name="T7"> ds, </text:span><text:span text:style-name="T9">int</text:span><text:span text:style-name="T7"> os) {</text:span></text:p>
      <text:p text:style-name="P16"><text:span text:style-name="T7"><text:s text:c="4"/>potentialScore = ps;</text:span></text:p>
      <text:p text:style-name="P16"><text:span text:style-name="T7"><text:s text:c="4"/>diceScore = ds;</text:span></text:p>
      <text:p text:style-name="P16"><text:span text:style-name="T7"><text:s text:c="4"/>overallScore = os;</text:span></text:p>
      <text:p text:style-name="P16"><text:span text:style-name="T7"><text:s text:c="4"/>cout &lt;&lt; string( 15, </text:span><text:span text:style-name="T8">'\n'</text:span><text:span text:style-name="T7"> );</text:span></text:p>
      <text:p text:style-name="P16"><text:span text:style-name="T7"><text:s text:c="4"/>cout &lt;&lt; </text:span><text:span text:style-name="T8">" <text:s text:c="19"/>|User|"</text:span><text:span text:style-name="T7"> &lt;&lt; endl &lt;&lt; endl;</text:span></text:p>
      <text:p text:style-name="P16"><text:soft-page-break/><text:span text:style-name="T7"><text:s text:c="4"/>cout &lt;&lt; </text:span><text:span text:style-name="T8">"Turn Total: "</text:span><text:span text:style-name="T7"> &lt;&lt; potentialScore + diceScore &lt;&lt; </text:span><text:span text:style-name="T8">" Score: "</text:span><text:span text:style-name="T7"> &lt;&lt; overallScore &lt;&lt; endl;</text:span></text:p>
      <text:p text:style-name="P16"><text:span text:style-name="T7">}</text:span></text:p>
      <text:p text:style-name="P16"><text:span text:style-name="T9">void</text:span><text:span text:style-name="T7"> Score::compClearScreen(</text:span><text:span text:style-name="T9">int</text:span><text:span text:style-name="T7"> ps, </text:span><text:span text:style-name="T9">int</text:span><text:span text:style-name="T7"> ds, </text:span><text:span text:style-name="T9">int</text:span><text:span text:style-name="T7"> cos) {</text:span></text:p>
      <text:p text:style-name="P16"><text:span text:style-name="T7"><text:s text:c="4"/>potentialScore = ps;</text:span></text:p>
      <text:p text:style-name="P16"><text:span text:style-name="T7"><text:s text:c="4"/>diceScore = ds;</text:span></text:p>
      <text:p text:style-name="P16"><text:span text:style-name="T7"><text:s text:c="4"/>compOverallScore = cos;</text:span></text:p>
      <text:p text:style-name="P16"><text:span text:style-name="T7"><text:s text:c="4"/>cout &lt;&lt; string( 15, </text:span><text:span text:style-name="T8">'\n'</text:span><text:span text:style-name="T7"> );</text:span></text:p>
      <text:p text:style-name="P16"><text:span text:style-name="T7"><text:s text:c="4"/>cout &lt;&lt; </text:span><text:span text:style-name="T8">" <text:s text:c="17"/>|Computer|"</text:span><text:span text:style-name="T7"> &lt;&lt; endl &lt;&lt; endl;</text:span></text:p>
      <text:p text:style-name="P16"><text:span text:style-name="T7"><text:s text:c="4"/>cout &lt;&lt; </text:span><text:span text:style-name="T8">"Turn Total: "</text:span><text:span text:style-name="T7"> &lt;&lt; potentialScore + diceScore &lt;&lt; </text:span><text:span text:style-name="T8">" Score: "</text:span><text:span text:style-name="T7"> &lt;&lt; compOverallScore &lt;&lt; endl;</text:span></text:p>
      <text:p text:style-name="P20">}</text:p>
      <text:p text:style-name="P20"><text:span text:style-name="T2">/* </text:span></text:p>
      <text:p text:style-name="P16"><text:span text:style-name="T3"><text:s/>* File: <text:s text:c="2"/>Score.h</text:span></text:p>
      <text:p text:style-name="P16"><text:span text:style-name="T3"><text:s/>* Author: Abdul-Hakim</text:span></text:p>
      <text:p text:style-name="P16"><text:span text:style-name="T3"><text:s/>* Created on October 16, 2015, 10:53 AM</text:span></text:p>
      <text:p text:style-name="P16"><text:span text:style-name="T3"><text:s/>*/</text:span></text:p>
      <text:p text:style-name="P20"/>
      <text:p text:style-name="P16"><text:span text:style-name="T6">#ifndef</text:span><text:span text:style-name="T7"> SCORE_H</text:span></text:p>
      <text:p text:style-name="P16"><text:span text:style-name="T6">#define</text:span><text:span text:style-name="T7"><text:tab/>SCORE_H</text:span></text:p>
      <text:p text:style-name="P16"><text:span text:style-name="T9">class</text:span><text:span text:style-name="T7"> VirtualScore {</text:span></text:p>
      <text:p text:style-name="P16"><text:span text:style-name="T7"><text:s text:c="4"/></text:span><text:span text:style-name="T9">virtual</text:span><text:span text:style-name="T7"> </text:span><text:span text:style-name="T9">void</text:span><text:span text:style-name="T7"> scoreBoard(</text:span><text:span text:style-name="T9">int</text:span><text:span text:style-name="T7"> potentialScore, </text:span><text:span text:style-name="T9">int</text:span><text:span text:style-name="T7"> overAllScore) = 0;</text:span></text:p>
      <text:p text:style-name="P16"><text:span text:style-name="T7"><text:s text:c="4"/></text:span><text:span text:style-name="T9">virtual</text:span><text:span text:style-name="T7"> </text:span><text:span text:style-name="T9">void</text:span><text:span text:style-name="T7"> compScoreBoard(</text:span><text:span text:style-name="T9">int</text:span><text:span text:style-name="T7"> potenitalScore, </text:span><text:span text:style-name="T9">int</text:span><text:span text:style-name="T7"> compOverallScore) = 0;</text:span></text:p>
      <text:p text:style-name="P16"><text:span text:style-name="T7"><text:s text:c="4"/></text:span><text:span text:style-name="T9">virtual</text:span><text:span text:style-name="T7"> </text:span><text:span text:style-name="T9">void</text:span><text:span text:style-name="T7"> clearScreen(</text:span><text:span text:style-name="T9">int</text:span><text:span text:style-name="T7"> potenitalScore, </text:span><text:span text:style-name="T9">int</text:span><text:span text:style-name="T7"> diceScore, </text:span><text:span text:style-name="T9">int</text:span><text:span text:style-name="T7"> overAllScore) = 0;</text:span></text:p>
      <text:p text:style-name="P16"><text:span text:style-name="T7"><text:s text:c="4"/></text:span><text:span text:style-name="T9">virtual</text:span><text:span text:style-name="T7"> </text:span><text:span text:style-name="T9">void</text:span><text:span text:style-name="T7"> compClearScreen(</text:span><text:span text:style-name="T9">int</text:span><text:span text:style-name="T7"> potentialScore, </text:span><text:span text:style-name="T9">int</text:span><text:span text:style-name="T7"> diceScore, </text:span><text:span text:style-name="T9">int</text:span><text:span text:style-name="T7"> compOverallScore) = 0;</text:span></text:p>
      <text:p text:style-name="P16"><text:span text:style-name="T7">};</text:span></text:p>
      <text:p text:style-name="P16"><text:span text:style-name="T9">class</text:span><text:span text:style-name="T7"> Score : </text:span><text:span text:style-name="T9">public</text:span><text:span text:style-name="T7"> VirtualScore {</text:span></text:p>
      <text:p text:style-name="P16"><text:span text:style-name="T9">private</text:span><text:span text:style-name="T7">:</text:span></text:p>
      <text:p text:style-name="P16"><text:span text:style-name="T7"><text:s text:c="4"/></text:span><text:span text:style-name="T9">int</text:span><text:span text:style-name="T7"> potentialScore;</text:span></text:p>
      <text:p text:style-name="P16"><text:span text:style-name="T7"><text:s text:c="4"/></text:span><text:span text:style-name="T9">int</text:span><text:span text:style-name="T7"> overallScore;</text:span></text:p>
      <text:p text:style-name="P16"><text:span text:style-name="T7"><text:s text:c="4"/></text:span><text:span text:style-name="T9">int</text:span><text:span text:style-name="T7"> diceScore;</text:span></text:p>
      <text:p text:style-name="P16"><text:span text:style-name="T7"><text:s text:c="4"/></text:span><text:span text:style-name="T9">int</text:span><text:span text:style-name="T7"> compOverallScore;</text:span></text:p>
      <text:p text:style-name="P16"><text:span text:style-name="T9">public</text:span><text:span text:style-name="T7">:</text:span></text:p>
      <text:p text:style-name="P16"><text:span text:style-name="T7"><text:s text:c="4"/></text:span><text:span text:style-name="T9">void</text:span><text:span text:style-name="T7"> scoreBoard(</text:span><text:span text:style-name="T9">int</text:span><text:span text:style-name="T7"> potentialScore, </text:span><text:span text:style-name="T9">int</text:span><text:span text:style-name="T7"> overAllScore);</text:span></text:p>
      <text:p text:style-name="P16"><text:span text:style-name="T7"><text:s text:c="4"/></text:span><text:span text:style-name="T9">void</text:span><text:span text:style-name="T7"> compScoreBoard(</text:span><text:span text:style-name="T9">int</text:span><text:span text:style-name="T7"> potenitalScore, </text:span><text:span text:style-name="T9">int</text:span><text:span text:style-name="T7"> compOverallScore);</text:span></text:p>
      <text:p text:style-name="P16"><text:span text:style-name="T7"><text:s text:c="4"/></text:span><text:span text:style-name="T9">void</text:span><text:span text:style-name="T7"> clearScreen(</text:span><text:span text:style-name="T9">int</text:span><text:span text:style-name="T7"> potenitalScore, </text:span><text:span text:style-name="T9">int</text:span><text:span text:style-name="T7"> diceScore, </text:span><text:span text:style-name="T9">int</text:span><text:span text:style-name="T7"> overAllScore);</text:span></text:p>
      <text:p text:style-name="P16"><text:span text:style-name="T7"><text:s text:c="4"/></text:span><text:span text:style-name="T9">void</text:span><text:span text:style-name="T7"> compClearScreen(</text:span><text:span text:style-name="T9">int</text:span><text:span text:style-name="T7"> potentialScore, </text:span><text:span text:style-name="T9">int</text:span><text:span text:style-name="T7"> diceScore, </text:span><text:span text:style-name="T9">int</text:span><text:span text:style-name="T7"> compOverallScore);</text:span></text:p>
      <text:p text:style-name="P16"><text:span text:style-name="T7">};</text:span></text:p>
      <text:p text:style-name="P16"><text:span text:style-name="T6">#endif</text:span><text:span text:style-name="T7"><text:tab/></text:span><text:span text:style-name="T3">/* SCORE_H */</text:span></text:p>
      <text:p text:style-name="P20"/>
      <text:p text:style-name="P14"><text:span text:style-name="T3">/* </text:span></text:p>
      <text:p text:style-name="P16"><text:span text:style-name="T3"><text:s/>* File: <text:s text:c="2"/>main.cpp</text:span></text:p>
      <text:p text:style-name="P16"><text:span text:style-name="T3"><text:s/>* Author: Abdul Hakim Abbas</text:span></text:p>
      <text:p text:style-name="P16"><text:span text:style-name="T3"><text:s/>* Purpose: Midterm CSC 17 A</text:span></text:p>
      <text:p text:style-name="P16"><text:span text:style-name="T3"><text:s/>* Course Code: 48983 </text:span></text:p>
      <text:p text:style-name="P16"><text:span text:style-name="T3"><text:s/>* Created on October 28, 2015, 8:06 AM</text:span></text:p>
      <text:p text:style-name="P16"><text:span text:style-name="T3"><text:s/>*/</text:span></text:p>
      <text:p text:style-name="P20"/>
      <text:p text:style-name="P16"><text:span text:style-name="T3">//System libraries</text:span></text:p>
      <text:p text:style-name="P20"/>
      <text:p text:style-name="P16"><text:span text:style-name="T6">#include</text:span><text:span text:style-name="T7"> </text:span><text:span text:style-name="T8">&lt;algorithm&gt;</text:span><text:span text:style-name="T7"> </text:span><text:span text:style-name="T3">//for sort function </text:span></text:p>
      <text:p text:style-name="P16"><text:span text:style-name="T6">#include</text:span><text:span text:style-name="T7"> </text:span><text:span text:style-name="T8">&lt;iostream&gt;</text:span></text:p>
      <text:p text:style-name="P16"><text:span text:style-name="T6">#include</text:span><text:span text:style-name="T7"> </text:span><text:span text:style-name="T8">&lt;string&gt;</text:span></text:p>
      <text:p text:style-name="P16"><text:span text:style-name="T6">#include</text:span><text:span text:style-name="T7"> </text:span><text:span text:style-name="T8">&lt;iomanip&gt;</text:span></text:p>
      <text:p text:style-name="P20"/>
      <text:p text:style-name="P16"><text:span text:style-name="T3">//User libraries</text:span></text:p>
      <text:p text:style-name="P16"><text:span text:style-name="T6">#include</text:span><text:span text:style-name="T8">"Bank.h"</text:span></text:p>
      <text:p text:style-name="P16"><text:span text:style-name="T9">using</text:span><text:span text:style-name="T7"> </text:span><text:span text:style-name="T9">namespace</text:span><text:span text:style-name="T7"> std;</text:span></text:p>
      <text:p text:style-name="P20"/>
      <text:p text:style-name="P16"><text:span text:style-name="T3">/*</text:span></text:p>
      <text:p text:style-name="P16"><text:span text:style-name="T3"><text:s/>* Structures go here</text:span></text:p>
      <text:p text:style-name="P16"><text:span text:style-name="T3">*/</text:span></text:p>
      <text:p text:style-name="P20"/>
      <text:p text:style-name="P16"><text:span text:style-name="T9">struct</text:span><text:span text:style-name="T7"> Employee {</text:span></text:p>
      <text:p text:style-name="P16"><text:span text:style-name="T7"><text:s text:c="4"/>string name;</text:span></text:p>
      <text:p text:style-name="P16"><text:span text:style-name="T7"><text:s text:c="4"/></text:span><text:span text:style-name="T9">int</text:span><text:span text:style-name="T7"> hours;</text:span></text:p>
      <text:p text:style-name="P16"><text:span text:style-name="T7"><text:s text:c="4"/></text:span><text:span text:style-name="T9">int</text:span><text:span text:style-name="T7"> rate;</text:span></text:p>
      <text:p text:style-name="P16"><text:span text:style-name="T7">};</text:span></text:p>
      <text:p text:style-name="P20"/>
      <text:p text:style-name="P16"><text:span text:style-name="T9">struct</text:span><text:span text:style-name="T7"> statsResult {</text:span></text:p>
      <text:p text:style-name="P16"><text:span text:style-name="T7"><text:s text:c="4"/></text:span><text:span text:style-name="T9">float</text:span><text:span text:style-name="T7"> avg;</text:span></text:p>
      <text:p text:style-name="P16"><text:span text:style-name="T7"><text:s text:c="4"/></text:span><text:span text:style-name="T9">float</text:span><text:span text:style-name="T7"> median;</text:span></text:p>
      <text:p text:style-name="P16"><text:span text:style-name="T7"><text:s text:c="4"/></text:span><text:span text:style-name="T9">int</text:span><text:span text:style-name="T7"> *mode; <text:s text:c="2"/></text:span><text:span text:style-name="T3">//array containing the modes</text:span></text:p>
      <text:p text:style-name="P16"><text:span text:style-name="T7"><text:s text:c="4"/></text:span><text:span text:style-name="T9">int</text:span><text:span text:style-name="T7"> nModes; <text:s/></text:span><text:span text:style-name="T3">//number of modes in the array</text:span></text:p>
      <text:p text:style-name="P16"><text:span text:style-name="T7"><text:s text:c="4"/></text:span><text:span text:style-name="T9">int</text:span><text:span text:style-name="T7"> maxFreq; </text:span><text:span text:style-name="T3">//max frequency of modes</text:span></text:p>
      <text:p text:style-name="P16"><text:soft-page-break/><text:span text:style-name="T7">};</text:span></text:p>
      <text:p text:style-name="P20"/>
      <text:p text:style-name="P16"><text:span text:style-name="T9">void</text:span><text:span text:style-name="T7"> print(</text:span><text:span text:style-name="T9">int</text:span><text:span text:style-name="T7">*, </text:span><text:span text:style-name="T9">int</text:span><text:span text:style-name="T7">, string =</text:span><text:span text:style-name="T8">""</text:span><text:span text:style-name="T7">);</text:span></text:p>
      <text:p text:style-name="P20"/>
      <text:p text:style-name="P16"><text:span text:style-name="T3">/*</text:span></text:p>
      <text:p text:style-name="P16"><text:span text:style-name="T3"><text:s/>* <text:s/>Menu and problem prototypes</text:span></text:p>
      <text:p text:style-name="P16"><text:span text:style-name="T3"><text:s/>*/</text:span></text:p>
      <text:p text:style-name="P16"><text:span text:style-name="T9">void</text:span><text:span text:style-name="T7"> Menu();</text:span></text:p>
      <text:p text:style-name="P16"><text:span text:style-name="T9">int</text:span><text:span text:style-name="T7"> getN();</text:span></text:p>
      <text:p text:style-name="P16"><text:span text:style-name="T9">void</text:span><text:span text:style-name="T7"> def(</text:span><text:span text:style-name="T9">int</text:span><text:span text:style-name="T7">);</text:span></text:p>
      <text:p text:style-name="P20"/>
      <text:p text:style-name="P16"><text:span text:style-name="T9">void</text:span><text:span text:style-name="T7"> problem1();</text:span></text:p>
      <text:p text:style-name="P16"><text:span text:style-name="T9">void</text:span><text:span text:style-name="T7"> problem2();</text:span></text:p>
      <text:p text:style-name="P16"><text:span text:style-name="T9">void</text:span><text:span text:style-name="T7"> problem3();</text:span></text:p>
      <text:p text:style-name="P16"><text:span text:style-name="T9">void</text:span><text:span text:style-name="T7"> problem4();</text:span></text:p>
      <text:p text:style-name="P16"><text:span text:style-name="T9">void</text:span><text:span text:style-name="T7"> problem5();</text:span></text:p>
      <text:p text:style-name="P16"><text:span text:style-name="T9">void</text:span><text:span text:style-name="T7"> problem6();</text:span></text:p>
      <text:p text:style-name="P20"/>
      <text:p text:style-name="P16"><text:span text:style-name="T3">//Function Prototypes</text:span></text:p>
      <text:p text:style-name="P16"><text:span text:style-name="T3">/*</text:span></text:p>
      <text:p text:style-name="P16"><text:span text:style-name="T3"><text:s/>* Functions for problem 2</text:span></text:p>
      <text:p text:style-name="P16"><text:span text:style-name="T3"><text:s/>*/</text:span></text:p>
      <text:p text:style-name="P16"><text:span text:style-name="T9">int</text:span><text:span text:style-name="T7"> pay(Employee*);</text:span></text:p>
      <text:p text:style-name="P16"><text:span text:style-name="T9">void</text:span><text:span text:style-name="T7"> getEmpInfo(Employee*);</text:span></text:p>
      <text:p text:style-name="P16"><text:span text:style-name="T9">void</text:span><text:span text:style-name="T7"> formatCheck(Employee*, string);</text:span></text:p>
      <text:p text:style-name="P16"><text:span text:style-name="T9">bool</text:span><text:span text:style-name="T7"> validEmp(Employee *);</text:span></text:p>
      <text:p text:style-name="P20"/>
      <text:p text:style-name="P16"><text:span text:style-name="T3">/*</text:span></text:p>
      <text:p text:style-name="P16"><text:span text:style-name="T3"><text:s/>* Functions for problem 3</text:span></text:p>
      <text:p text:style-name="P16"><text:span text:style-name="T3"><text:s/>*/</text:span></text:p>
      <text:p text:style-name="P16"><text:span text:style-name="T7">statsResult *avgMedMode(</text:span><text:span text:style-name="T9">int</text:span><text:span text:style-name="T7"> *,</text:span><text:span text:style-name="T9">int</text:span><text:span text:style-name="T7">);</text:span></text:p>
      <text:p text:style-name="P16"><text:span text:style-name="T9">void</text:span><text:span text:style-name="T7"> mode(statsResult*, </text:span><text:span text:style-name="T9">int</text:span><text:span text:style-name="T7"> *,</text:span><text:span text:style-name="T9">int</text:span><text:span text:style-name="T7"> );</text:span></text:p>
      <text:p text:style-name="P16"><text:span text:style-name="T9">void</text:span><text:span text:style-name="T7"> printSR(statsResult *);</text:span></text:p>
      <text:p text:style-name="P20"><text:span text:style-name="T2">/* </text:span></text:p>
      <text:p text:style-name="P16"><text:span text:style-name="T3"><text:s/>* File: <text:s text:c="2"/>Bank.h</text:span></text:p>
      <text:p text:style-name="P16"><text:span text:style-name="T3"><text:s/>* Author: Abdul-Hakim</text:span></text:p>
      <text:p text:style-name="P16"><text:span text:style-name="T3"><text:s/>* Created on October 30, 2015, 1:26 AM</text:span></text:p>
      <text:p text:style-name="P16"><text:span text:style-name="T3"><text:s/>*/</text:span></text:p>
      <text:p text:style-name="P20"/>
      <text:p text:style-name="P16"><text:span text:style-name="T6">#ifndef</text:span><text:span text:style-name="T7"> BANK_H </text:span></text:p>
      <text:p text:style-name="P16"><text:span text:style-name="T6">#define</text:span><text:span text:style-name="T7"><text:tab/>BANK_H</text:span></text:p>
      <text:p text:style-name="P20"/>
      <text:p text:style-name="P16"><text:span text:style-name="T9">struct</text:span><text:span text:style-name="T7"> Customer{</text:span></text:p>
      <text:p text:style-name="P16"><text:span text:style-name="T7"><text:s text:c="4"/></text:span><text:span text:style-name="T9">int</text:span><text:span text:style-name="T7"> account; </text:span><text:span text:style-name="T3">//holds account number</text:span></text:p>
      <text:p text:style-name="P16"><text:span text:style-name="T7"><text:s text:c="4"/></text:span><text:span text:style-name="T9">int</text:span><text:span text:style-name="T7"> start; </text:span><text:span text:style-name="T3">//holds balance at beginning of month</text:span></text:p>
      <text:p text:style-name="P16"><text:span text:style-name="T7"><text:s text:c="4"/></text:span><text:span text:style-name="T9">int</text:span><text:span text:style-name="T7"> checks; </text:span><text:span text:style-name="T3">//total of all checks written this month</text:span></text:p>
      <text:p text:style-name="P16"><text:span text:style-name="T7"><text:s text:c="4"/></text:span><text:span text:style-name="T9">int</text:span><text:span text:style-name="T7"> deposits; </text:span><text:span text:style-name="T3">//total of all deposits credited this month</text:span></text:p>
      <text:p text:style-name="P16"><text:span text:style-name="T7">};</text:span></text:p>
      <text:p text:style-name="P16"><text:span text:style-name="T6">#endif</text:span><text:span text:style-name="T7"><text:tab/></text:span><text:span text:style-name="T3">/* BANK_H */</text:span></text:p>
      <text:p text:style-name="P13"><text:span text:style-name="T3">/* </text:span></text:p>
      <text:p text:style-name="P16"><text:span text:style-name="T3"><text:s/>* File: <text:s text:c="2"/>main.cpp</text:span></text:p>
      <text:p text:style-name="P16"><text:span text:style-name="T3"><text:s/>* Author: Abdul Hakim Abbas</text:span></text:p>
      <text:p text:style-name="P16"><text:span text:style-name="T3"><text:s/>* Purpose: Midterm CSC 17 A</text:span></text:p>
      <text:p text:style-name="P16"><text:span text:style-name="T3"><text:s/>* Course Code: 48983 </text:span></text:p>
      <text:p text:style-name="P16"><text:span text:style-name="T3"><text:s/>* Created on October 28, 2015, 8:06 AM</text:span></text:p>
      <text:p text:style-name="P16"><text:span text:style-name="T3"><text:s/>*/</text:span></text:p>
      <text:p text:style-name="P16"><text:span text:style-name="T3">//System libraries</text:span></text:p>
      <text:p text:style-name="P16"><text:span text:style-name="T6">#include</text:span><text:span text:style-name="T7"> </text:span><text:span text:style-name="T8">&lt;algorithm&gt;</text:span><text:span text:style-name="T7"> </text:span><text:span text:style-name="T3">//for sort function </text:span></text:p>
      <text:p text:style-name="P16"><text:span text:style-name="T6">#include</text:span><text:span text:style-name="T7"> </text:span><text:span text:style-name="T8">&lt;iostream&gt;</text:span></text:p>
      <text:p text:style-name="P16"><text:span text:style-name="T6">#include</text:span><text:span text:style-name="T7"> </text:span><text:span text:style-name="T8">&lt;string&gt;</text:span></text:p>
      <text:p text:style-name="P16"><text:span text:style-name="T6">#include</text:span><text:span text:style-name="T7"> </text:span><text:span text:style-name="T8">&lt;iomanip&gt;</text:span></text:p>
      <text:p text:style-name="P16"><text:span text:style-name="T3">//User libraries</text:span></text:p>
      <text:p text:style-name="P16"><text:span text:style-name="T6">#include</text:span><text:span text:style-name="T8">"Bank.h"</text:span></text:p>
      <text:p text:style-name="P16"><text:span text:style-name="T9">using</text:span><text:span text:style-name="T7"> </text:span><text:span text:style-name="T9">namespace</text:span><text:span text:style-name="T7"> std;</text:span></text:p>
      <text:p text:style-name="P16"><text:span text:style-name="T3">/*</text:span></text:p>
      <text:p text:style-name="P16"><text:span text:style-name="T3"><text:s/>* Structures go here</text:span></text:p>
      <text:p text:style-name="P16"><text:span text:style-name="T3">*/</text:span></text:p>
      <text:p text:style-name="P16"><text:span text:style-name="T9">struct</text:span><text:span text:style-name="T7"> Employee {</text:span></text:p>
      <text:p text:style-name="P16"><text:span text:style-name="T7"><text:s text:c="4"/>string name;</text:span></text:p>
      <text:p text:style-name="P16"><text:span text:style-name="T7"><text:s text:c="4"/></text:span><text:span text:style-name="T9">int</text:span><text:span text:style-name="T7"> hours;</text:span></text:p>
      <text:p text:style-name="P16"><text:span text:style-name="T7"><text:s text:c="4"/></text:span><text:span text:style-name="T9">int</text:span><text:span text:style-name="T7"> rate;</text:span></text:p>
      <text:p text:style-name="P16"><text:span text:style-name="T7">};</text:span></text:p>
      <text:p text:style-name="P16"><text:span text:style-name="T9">struct</text:span><text:span text:style-name="T7"> statsResult {</text:span></text:p>
      <text:p text:style-name="P16"><text:soft-page-break/><text:span text:style-name="T7"><text:s text:c="4"/></text:span><text:span text:style-name="T9">float</text:span><text:span text:style-name="T7"> avg;</text:span></text:p>
      <text:p text:style-name="P16"><text:span text:style-name="T7"><text:s text:c="4"/></text:span><text:span text:style-name="T9">float</text:span><text:span text:style-name="T7"> median;</text:span></text:p>
      <text:p text:style-name="P16"><text:span text:style-name="T7"><text:s text:c="4"/></text:span><text:span text:style-name="T9">int</text:span><text:span text:style-name="T7"> *mode; <text:s text:c="2"/></text:span><text:span text:style-name="T3">//array containing the modes</text:span></text:p>
      <text:p text:style-name="P16"><text:span text:style-name="T7"><text:s text:c="4"/></text:span><text:span text:style-name="T9">int</text:span><text:span text:style-name="T7"> nModes; <text:s/></text:span><text:span text:style-name="T3">//number of modes in the array</text:span></text:p>
      <text:p text:style-name="P16"><text:span text:style-name="T7"><text:s text:c="4"/></text:span><text:span text:style-name="T9">int</text:span><text:span text:style-name="T7"> maxFreq; </text:span><text:span text:style-name="T3">//max frequency of modes</text:span></text:p>
      <text:p text:style-name="P16"><text:span text:style-name="T7">};</text:span></text:p>
      <text:p text:style-name="P16"><text:span text:style-name="T9">void</text:span><text:span text:style-name="T7"> print(</text:span><text:span text:style-name="T9">int</text:span><text:span text:style-name="T7">*, </text:span><text:span text:style-name="T9">int</text:span><text:span text:style-name="T7">, string =</text:span><text:span text:style-name="T8">""</text:span><text:span text:style-name="T7">);</text:span></text:p>
      <text:p text:style-name="P16"><text:span text:style-name="T3">/*</text:span></text:p>
      <text:p text:style-name="P16"><text:span text:style-name="T3"><text:s/>* <text:s/>Menu and problem prototypes</text:span></text:p>
      <text:p text:style-name="P16"><text:span text:style-name="T3"><text:s/>*/</text:span></text:p>
      <text:p text:style-name="P16"><text:span text:style-name="T9">void</text:span><text:span text:style-name="T7"> Menu();</text:span></text:p>
      <text:p text:style-name="P16"><text:span text:style-name="T9">int</text:span><text:span text:style-name="T7"> getN();</text:span></text:p>
      <text:p text:style-name="P16"><text:span text:style-name="T9">void</text:span><text:span text:style-name="T7"> def(</text:span><text:span text:style-name="T9">int</text:span><text:span text:style-name="T7">);</text:span></text:p>
      <text:p text:style-name="P16"><text:span text:style-name="T9">void</text:span><text:span text:style-name="T7"> problem1();</text:span></text:p>
      <text:p text:style-name="P16"><text:span text:style-name="T9">void</text:span><text:span text:style-name="T7"> problem2();</text:span></text:p>
      <text:p text:style-name="P16"><text:span text:style-name="T9">void</text:span><text:span text:style-name="T7"> problem3();</text:span></text:p>
      <text:p text:style-name="P16"><text:span text:style-name="T9">void</text:span><text:span text:style-name="T7"> problem4();</text:span></text:p>
      <text:p text:style-name="P16"><text:span text:style-name="T9">void</text:span><text:span text:style-name="T7"> problem5();</text:span></text:p>
      <text:p text:style-name="P16"><text:span text:style-name="T9">void</text:span><text:span text:style-name="T7"> problem6();</text:span></text:p>
      <text:p text:style-name="P16"><text:span text:style-name="T3">//Function Prototypes</text:span></text:p>
      <text:p text:style-name="P16"><text:span text:style-name="T3">/*</text:span></text:p>
      <text:p text:style-name="P16"><text:span text:style-name="T3"><text:s/>* Functions for problem 2</text:span></text:p>
      <text:p text:style-name="P16"><text:span text:style-name="T3"><text:s/>*/</text:span></text:p>
      <text:p text:style-name="P16"><text:span text:style-name="T9">int</text:span><text:span text:style-name="T7"> pay(Employee*);</text:span></text:p>
      <text:p text:style-name="P16"><text:span text:style-name="T9">void</text:span><text:span text:style-name="T7"> getEmpInfo(Employee*);</text:span></text:p>
      <text:p text:style-name="P16"><text:span text:style-name="T9">void</text:span><text:span text:style-name="T7"> formatCheck(Employee*, string);</text:span></text:p>
      <text:p text:style-name="P16"><text:span text:style-name="T9">bool</text:span><text:span text:style-name="T7"> validEmp(Employee *);</text:span></text:p>
      <text:p text:style-name="P16"><text:span text:style-name="T3">/*</text:span></text:p>
      <text:p text:style-name="P16"><text:span text:style-name="T3"><text:s/>* Functions for problem 3</text:span></text:p>
      <text:p text:style-name="P16"><text:span text:style-name="T3"><text:s/>*/</text:span></text:p>
      <text:p text:style-name="P16"><text:span text:style-name="T7">statsResult *avgMedMode(</text:span><text:span text:style-name="T9">int</text:span><text:span text:style-name="T7"> *,</text:span><text:span text:style-name="T9">int</text:span><text:span text:style-name="T7">);</text:span></text:p>
      <text:p text:style-name="P16"><text:span text:style-name="T9">void</text:span><text:span text:style-name="T7"> mode(statsResult*, </text:span><text:span text:style-name="T9">int</text:span><text:span text:style-name="T7"> *,</text:span><text:span text:style-name="T9">int</text:span><text:span text:style-name="T7"> );</text:span></text:p>
      <text:p text:style-name="P16"><text:span text:style-name="T9">void</text:span><text:span text:style-name="T7"> printSR(statsResult *);</text:span></text:p>
      <text:p text:style-name="P16"><text:span text:style-name="T3">/*</text:span></text:p>
      <text:p text:style-name="P16"><text:span text:style-name="T3"><text:s/>* Functions for problem 4</text:span></text:p>
      <text:p text:style-name="P16"><text:span text:style-name="T3"><text:s/>*/</text:span></text:p>
      <text:p text:style-name="P16"><text:span text:style-name="T9">int</text:span><text:span text:style-name="T7"> *intArray(</text:span><text:span text:style-name="T9">int</text:span><text:span text:style-name="T7">, </text:span><text:span text:style-name="T9">int</text:span><text:span text:style-name="T7">=4);</text:span></text:p>
      <text:p text:style-name="P16"><text:span text:style-name="T9">int</text:span><text:span text:style-name="T7"> *encrypt(</text:span><text:span text:style-name="T9">int</text:span><text:span text:style-name="T7"> *, </text:span><text:span text:style-name="T9">int</text:span><text:span text:style-name="T7">=4);</text:span></text:p>
      <text:p text:style-name="P16"><text:span text:style-name="T9">int</text:span><text:span text:style-name="T7"> *decrypt(</text:span><text:span text:style-name="T9">int</text:span><text:span text:style-name="T7"> *, </text:span><text:span text:style-name="T9">int</text:span><text:span text:style-name="T7">=4);</text:span></text:p>
      <text:p text:style-name="P16"><text:span text:style-name="T9">void</text:span><text:span text:style-name="T7"> swap(</text:span><text:span text:style-name="T9">int</text:span><text:span text:style-name="T7"> &amp;a, </text:span><text:span text:style-name="T9">int</text:span><text:span text:style-name="T7"> &amp;);</text:span></text:p>
      <text:p text:style-name="P16"><text:span text:style-name="T9">bool</text:span><text:span text:style-name="T7"> isValid(</text:span><text:span text:style-name="T9">int</text:span><text:span text:style-name="T7">*, </text:span><text:span text:style-name="T9">int</text:span><text:span text:style-name="T7"> =4);</text:span></text:p>
      <text:p text:style-name="P16"><text:span text:style-name="T3">/*</text:span></text:p>
      <text:p text:style-name="P16"><text:span text:style-name="T3"><text:s/>* Functions for problem 5</text:span></text:p>
      <text:p text:style-name="P16"><text:span text:style-name="T3"><text:s/>*/</text:span></text:p>
      <text:p text:style-name="P16"><text:span text:style-name="T9">template</text:span><text:span text:style-name="T7">&lt;</text:span><text:span text:style-name="T9">class</text:span><text:span text:style-name="T7"> T&gt;</text:span></text:p>
      <text:p text:style-name="P16"><text:span text:style-name="T7">T factorial(T);</text:span></text:p>
      <text:p text:style-name="P16"><text:span text:style-name="T9">template</text:span><text:span text:style-name="T7">&lt;</text:span><text:span text:style-name="T9">class</text:span><text:span text:style-name="T7"> T&gt;</text:span></text:p>
      <text:p text:style-name="P16"><text:span text:style-name="T7">T maxFac(T);</text:span></text:p>
      <text:p text:style-name="P16"><text:span text:style-name="T3">/****************************************</text:span></text:p>
      <text:p text:style-name="P16"><text:span text:style-name="T3"><text:s/>*</text:span></text:p>
      <text:p text:style-name="P16"><text:span text:style-name="T3"><text:s/>* <text:s text:c="17"/>Main</text:span></text:p>
      <text:p text:style-name="P16"><text:span text:style-name="T3"><text:s/>*</text:span></text:p>
      <text:p text:style-name="P16"><text:span text:style-name="T3">****************************************/</text:span></text:p>
      <text:p text:style-name="P16"><text:span text:style-name="T9">int</text:span><text:span text:style-name="T7"> main(</text:span><text:span text:style-name="T9">int</text:span><text:span text:style-name="T7"> argc, </text:span><text:span text:style-name="T9">const</text:span><text:span text:style-name="T7"> </text:span><text:span text:style-name="T9">char</text:span><text:span text:style-name="T7"> * argv[]) {</text:span></text:p>
      <text:p text:style-name="P16"><text:span text:style-name="T7"><text:s text:c="4"/></text:span><text:span text:style-name="T9">int</text:span><text:span text:style-name="T7"> inN;</text:span></text:p>
      <text:p text:style-name="P16"><text:span text:style-name="T7"><text:s text:c="4"/></text:span><text:span text:style-name="T9">do</text:span><text:span text:style-name="T7">{</text:span></text:p>
      <text:p text:style-name="P16"><text:span text:style-name="T7"><text:s text:c="8"/>Menu();</text:span></text:p>
      <text:p text:style-name="P16"><text:span text:style-name="T7"><text:s text:c="8"/>inN=getN();</text:span></text:p>
      <text:p text:style-name="P16"><text:span text:style-name="T7"><text:s text:c="8"/></text:span><text:span text:style-name="T9">switch</text:span><text:span text:style-name="T7">(inN){</text:span></text:p>
      <text:p text:style-name="P16"><text:span text:style-name="T7"><text:s text:c="12"/></text:span><text:span text:style-name="T9">case</text:span><text:span text:style-name="T7"> 1: <text:s text:c="3"/>problem1();</text:span><text:span text:style-name="T9">break</text:span><text:span text:style-name="T7">;</text:span></text:p>
      <text:p text:style-name="P16"><text:span text:style-name="T7"><text:s text:c="12"/></text:span><text:span text:style-name="T9">case</text:span><text:span text:style-name="T7"> 2: <text:s text:c="3"/>problem2();</text:span><text:span text:style-name="T9">break</text:span><text:span text:style-name="T7">;</text:span></text:p>
      <text:p text:style-name="P16"><text:span text:style-name="T7"><text:s text:c="12"/></text:span><text:span text:style-name="T9">case</text:span><text:span text:style-name="T7"> 3: <text:s text:c="3"/>problem3();</text:span><text:span text:style-name="T9">break</text:span><text:span text:style-name="T7">;</text:span></text:p>
      <text:p text:style-name="P16"><text:span text:style-name="T7"><text:s text:c="12"/></text:span><text:span text:style-name="T9">case</text:span><text:span text:style-name="T7"> 4: <text:s text:c="3"/>problem4();</text:span><text:span text:style-name="T9">break</text:span><text:span text:style-name="T7">;</text:span></text:p>
      <text:p text:style-name="P16"><text:span text:style-name="T7"><text:s text:c="12"/></text:span><text:span text:style-name="T9">case</text:span><text:span text:style-name="T7"> 5: <text:s text:c="3"/>problem5();</text:span><text:span text:style-name="T9">break</text:span><text:span text:style-name="T7">;</text:span></text:p>
      <text:p text:style-name="P16"><text:span text:style-name="T7"><text:s text:c="12"/></text:span><text:span text:style-name="T9">case</text:span><text:span text:style-name="T7"> 6: <text:s text:c="3"/>problem6();</text:span><text:span text:style-name="T9">break</text:span><text:span text:style-name="T7">;</text:span></text:p>
      <text:p text:style-name="P16"><text:span text:style-name="T7"><text:s text:c="12"/></text:span><text:span text:style-name="T9">default</text:span><text:span text:style-name="T7">: <text:s text:c="2"/>def(inN);}</text:span></text:p>
      <text:p text:style-name="P16"><text:span text:style-name="T7"><text:s text:c="8"/>cout &lt;&lt; endl;</text:span></text:p>
      <text:p text:style-name="P16"><text:span text:style-name="T7"><text:s text:c="4"/>}</text:span><text:span text:style-name="T9">while</text:span><text:span text:style-name="T7">(inN&gt;=1&amp;&amp;inN&lt;=6);</text:span></text:p>
      <text:p text:style-name="P20"/>
      <text:p text:style-name="P16"><text:span text:style-name="T7"><text:s text:c="4"/></text:span><text:span text:style-name="T9">return</text:span><text:span text:style-name="T7"> 0;</text:span></text:p>
      <text:p text:style-name="P16"><text:span text:style-name="T7">}</text:span></text:p>
      <text:p text:style-name="P16"><text:span text:style-name="T9">void</text:span><text:span text:style-name="T7"> Menu(){</text:span></text:p>
      <text:p text:style-name="P16"><text:span text:style-name="T7"><text:s text:c="4"/>cout&lt;&lt;</text:span><text:span text:style-name="T8">"Menu for the Midterm"</text:span><text:span text:style-name="T7">&lt;&lt;endl;</text:span></text:p>
      <text:p text:style-name="P16"><text:soft-page-break/><text:span text:style-name="T7"><text:s text:c="4"/>cout&lt;&lt;</text:span><text:span text:style-name="T8">"Type 1 for problem 1"</text:span><text:span text:style-name="T7">&lt;&lt;endl;</text:span></text:p>
      <text:p text:style-name="P16"><text:span text:style-name="T7"><text:s text:c="4"/>cout&lt;&lt;</text:span><text:span text:style-name="T8">"Type 2 for problem 2"</text:span><text:span text:style-name="T7">&lt;&lt;endl;</text:span></text:p>
      <text:p text:style-name="P16"><text:span text:style-name="T7"><text:s text:c="4"/>cout&lt;&lt;</text:span><text:span text:style-name="T8">"Type 3 for problem 3"</text:span><text:span text:style-name="T7">&lt;&lt;endl;</text:span></text:p>
      <text:p text:style-name="P16"><text:span text:style-name="T7"><text:s text:c="4"/>cout&lt;&lt;</text:span><text:span text:style-name="T8">"Type 4 for problem 4"</text:span><text:span text:style-name="T7">&lt;&lt;endl;</text:span></text:p>
      <text:p text:style-name="P16"><text:span text:style-name="T7"><text:s text:c="4"/>cout&lt;&lt;</text:span><text:span text:style-name="T8">"Type 5 for problem 5"</text:span><text:span text:style-name="T7">&lt;&lt;endl;</text:span></text:p>
      <text:p text:style-name="P16"><text:span text:style-name="T7"><text:s text:c="4"/>cout&lt;&lt;</text:span><text:span text:style-name="T8">"Type 6 for problem 6"</text:span><text:span text:style-name="T7">&lt;&lt;endl;</text:span></text:p>
      <text:p text:style-name="P16"><text:span text:style-name="T7"><text:s text:c="4"/>cout&lt;&lt;</text:span><text:span text:style-name="T8">"Type anything else to exit \n"</text:span><text:span text:style-name="T7">&lt;&lt;endl;</text:span></text:p>
      <text:p text:style-name="P16"><text:span text:style-name="T7">}</text:span></text:p>
      <text:p text:style-name="P16"><text:span text:style-name="T9">int</text:span><text:span text:style-name="T7"> getN(){</text:span></text:p>
      <text:p text:style-name="P16"><text:span text:style-name="T7"><text:s text:c="4"/></text:span><text:span text:style-name="T9">int</text:span><text:span text:style-name="T7"> inN;</text:span></text:p>
      <text:p text:style-name="P16"><text:span text:style-name="T7"><text:s text:c="4"/>cin&gt;&gt;inN;</text:span></text:p>
      <text:p text:style-name="P16"><text:span text:style-name="T7"><text:s text:c="4"/></text:span><text:span text:style-name="T9">return</text:span><text:span text:style-name="T7"> inN;</text:span></text:p>
      <text:p text:style-name="P16"><text:span text:style-name="T7">}</text:span></text:p>
      <text:p text:style-name="P16"><text:span text:style-name="T9">void</text:span><text:span text:style-name="T7"> problem1(){</text:span></text:p>
      <text:p text:style-name="P16"><text:span text:style-name="T7"><text:s text:c="8"/>cout&lt;&lt;</text:span><text:span text:style-name="T8">"In problem # 1"</text:span><text:span text:style-name="T7">&lt;&lt;endl&lt;&lt;endl;</text:span></text:p>
      <text:p text:style-name="P16"><text:span text:style-name="T3">//1) <text:s/>Develop an application using structures for a customer</text:span></text:p>
      <text:p text:style-name="P16"><text:span text:style-name="T3">//that will determine if he/she has exceeded his/her checking </text:span></text:p>
      <text:p text:style-name="P16"><text:span text:style-name="T3">//account balance. For each customer, the following </text:span></text:p>
      <text:p text:style-name="P16"><text:span text:style-name="T3">//facts are available:</text:span></text:p>
      <text:p text:style-name="P16"><text:span text:style-name="T3">//</text:span></text:p>
      <text:p text:style-name="P16"><text:span text:style-name="T3">//a. Account number (Five digits only, i.e. test for this)</text:span></text:p>
      <text:p text:style-name="P16"><text:span text:style-name="T3">//b. Balance at the beginning of the month </text:span></text:p>
      <text:p text:style-name="P16"><text:span text:style-name="T3">//c. Total of all checks written by this customer this month </text:span></text:p>
      <text:p text:style-name="P16"><text:span text:style-name="T3">// <text:s text:c="4"/>Loop until customer is through entering checks.</text:span></text:p>
      <text:p text:style-name="P16"><text:span text:style-name="T3">//d. Total of all deposits credited to this customer's account this </text:span></text:p>
      <text:p text:style-name="P16"><text:span text:style-name="T3">// <text:s text:c="4"/>month. <text:s/>Loop until customer is through entering deposits.</text:span></text:p>
      <text:p text:style-name="P16"><text:span text:style-name="T3">//</text:span></text:p>
      <text:p text:style-name="P16"><text:span text:style-name="T3">//The program should input each of these facts from input dialogs as </text:span></text:p>
      <text:p text:style-name="P16"><text:span text:style-name="T3">//integers, store in a structure, calculate the new balance, </text:span></text:p>
      <text:p text:style-name="P16"><text:span text:style-name="T3">//display the new balance and debit the account $15 if overdrawn. </text:span></text:p>
      <text:p text:style-name="P16"><text:span text:style-name="T3">//Also, if overdrawn, tell the customer the additional $15 fee </text:span></text:p>
      <text:p text:style-name="P16"><text:span text:style-name="T3">//has been accessed and what the balance would be with this fee included. <text:s text:c="7"/></text:span></text:p>
      <text:p text:style-name="P16"><text:span text:style-name="T7"><text:s text:c="8"/>Customer c;</text:span></text:p>
      <text:p text:style-name="P16"><text:span text:style-name="T7"><text:s text:c="8"/></text:span><text:span text:style-name="T9">int</text:span><text:span text:style-name="T7"> nCheck;</text:span></text:p>
      <text:p text:style-name="P16"><text:span text:style-name="T7"><text:s text:c="8"/></text:span><text:span text:style-name="T9">int</text:span><text:span text:style-name="T7"> temp;</text:span></text:p>
      <text:p text:style-name="P16"><text:span text:style-name="T7"><text:s text:c="8"/></text:span><text:span text:style-name="T9">int</text:span><text:span text:style-name="T7"> len=0;</text:span><text:span text:style-name="T3">//length of our account number</text:span></text:p>
      <text:p text:style-name="P16"><text:span text:style-name="T7"><text:s text:c="8"/></text:span><text:span text:style-name="T9">do</text:span><text:span text:style-name="T7">{</text:span></text:p>
      <text:p text:style-name="P16"><text:span text:style-name="T7"><text:s text:c="12"/>cout&lt;&lt;</text:span><text:span text:style-name="T8">"Input your account number (Five Digits ONLY!)\n"</text:span><text:span text:style-name="T7">;</text:span></text:p>
      <text:p text:style-name="P16"><text:span text:style-name="T7"><text:s text:c="12"/>cin&gt;&gt;c.account;</text:span></text:p>
      <text:p text:style-name="P16"><text:span text:style-name="T7"><text:s text:c="12"/>temp=c.account;</text:span></text:p>
      <text:p text:style-name="P16"><text:span text:style-name="T7"><text:s text:c="12"/></text:span><text:span text:style-name="T9">for</text:span><text:span text:style-name="T7">(len=0;temp&gt;0;len++) {</text:span></text:p>
      <text:p text:style-name="P16"><text:span text:style-name="T7"><text:s text:c="16"/>temp=temp/10;</text:span></text:p>
      <text:p text:style-name="P16"><text:span text:style-name="T7"><text:s text:c="12"/>}</text:span></text:p>
      <text:p text:style-name="P16"><text:span text:style-name="T7"><text:s text:c="12"/></text:span><text:span text:style-name="T9">if</text:span><text:span text:style-name="T7">(len&gt;5||len&lt;5){</text:span></text:p>
      <text:p text:style-name="P16"><text:span text:style-name="T7"><text:tab/> <text:s text:c="7"/>cout&lt;&lt;</text:span><text:span text:style-name="T8">"Invalid Account number\n"</text:span><text:span text:style-name="T7">;</text:span></text:p>
      <text:p text:style-name="P16"><text:span text:style-name="T7"><text:s text:c="12"/>}</text:span></text:p>
      <text:p text:style-name="P16"><text:span text:style-name="T7"><text:s text:c="8"/>}</text:span><text:span text:style-name="T9">while</text:span><text:span text:style-name="T7">(len&gt;5||len&lt;5); <text:s text:c="7"/></text:span></text:p>
      <text:p text:style-name="P16"><text:span text:style-name="T7"><text:s text:c="8"/>cout&lt;&lt;</text:span><text:span text:style-name="T8">"Input the starting balance at the beginning of the month\n"</text:span><text:span text:style-name="T7">;</text:span></text:p>
      <text:p text:style-name="P16"><text:span text:style-name="T7"><text:s text:c="8"/>cin&gt;&gt;c.start;</text:span></text:p>
      <text:p text:style-name="P16"><text:span text:style-name="T7"><text:s text:c="8"/>cout&lt;&lt;</text:span><text:span text:style-name="T8">"How many checks do you wish to write?\n"</text:span><text:span text:style-name="T7">;</text:span></text:p>
      <text:p text:style-name="P16"><text:span text:style-name="T7"><text:s text:c="8"/>cin&gt;&gt;nCheck;</text:span></text:p>
      <text:p text:style-name="P16"><text:span text:style-name="T7"><text:s text:c="8"/></text:span><text:span text:style-name="T9">for</text:span><text:span text:style-name="T7">(</text:span><text:span text:style-name="T9">int</text:span><text:span text:style-name="T7"> i=1;i&lt;=nCheck;i++){</text:span></text:p>
      <text:p text:style-name="P16"><text:span text:style-name="T7"><text:s text:c="12"/>cout&lt;&lt;</text:span><text:span text:style-name="T8">"Input the total amount for check #"</text:span><text:span text:style-name="T7">&lt;&lt;i&lt;&lt;endl;</text:span></text:p>
      <text:p text:style-name="P16"><text:span text:style-name="T7"><text:s text:c="12"/>cin&gt;&gt;c.checks;</text:span></text:p>
      <text:p text:style-name="P16"><text:span text:style-name="T7"><text:s text:c="12"/>c.start-=c.checks;</text:span></text:p>
      <text:p text:style-name="P16"><text:span text:style-name="T7"><text:s text:c="8"/>}</text:span></text:p>
      <text:p text:style-name="P16"><text:span text:style-name="T7"><text:s text:c="8"/>cout&lt;&lt;</text:span><text:span text:style-name="T8">"How many checks do you wish to deposit?\n"</text:span><text:span text:style-name="T7">;</text:span></text:p>
      <text:p text:style-name="P16"><text:span text:style-name="T7"><text:s text:c="8"/>cin&gt;&gt;nCheck;</text:span></text:p>
      <text:p text:style-name="P16"><text:span text:style-name="T7"><text:s text:c="8"/></text:span><text:span text:style-name="T9">for</text:span><text:span text:style-name="T7">(</text:span><text:span text:style-name="T9">int</text:span><text:span text:style-name="T7"> i=1;i&lt;=nCheck;i++){</text:span></text:p>
      <text:p text:style-name="P16"><text:span text:style-name="T7"><text:s text:c="12"/>cout&lt;&lt;</text:span><text:span text:style-name="T8">"Input the total amount deposited for check #"</text:span><text:span text:style-name="T7">&lt;&lt;i&lt;&lt;endl;</text:span></text:p>
      <text:p text:style-name="P16"><text:span text:style-name="T7"><text:s text:c="12"/>cin&gt;&gt;c.deposits;</text:span></text:p>
      <text:p text:style-name="P16"><text:span text:style-name="T7"><text:s text:c="12"/>c.start+=c.deposits;</text:span></text:p>
      <text:p text:style-name="P16"><text:span text:style-name="T7"><text:s text:c="8"/>}</text:span></text:p>
      <text:p text:style-name="P16"><text:span text:style-name="T7"><text:s text:c="8"/>cout&lt;&lt;</text:span><text:span text:style-name="T8">"Account number #"</text:span><text:span text:style-name="T7">&lt;&lt;c.account&lt;&lt;endl;</text:span></text:p>
      <text:p text:style-name="P16"><text:span text:style-name="T7"><text:s text:c="8"/>cout&lt;&lt;</text:span><text:span text:style-name="T8">"Your balance is $"</text:span><text:span text:style-name="T7">&lt;&lt;c.start&lt;&lt;endl;</text:span></text:p>
      <text:p text:style-name="P16"><text:span text:style-name="T7"><text:s text:c="8"/></text:span><text:span text:style-name="T9">if</text:span><text:span text:style-name="T7">(c.start&lt;=0){</text:span></text:p>
      <text:p text:style-name="P16"><text:span text:style-name="T7"><text:s text:c="12"/>cout&lt;&lt;</text:span><text:span text:style-name="T8">"You have overdrafted from your account, we are going to charge $15 to your account\n"</text:span><text:span text:style-name="T7">;</text:span></text:p>
      <text:p text:style-name="P16"><text:span text:style-name="T7"><text:s text:c="20"/>c.start-=15;</text:span></text:p>
      <text:p text:style-name="P16"><text:span text:style-name="T7"><text:s text:c="20"/>cout&lt;&lt;</text:span><text:span text:style-name="T8">"Your account balance including the overdraft is $"</text:span><text:span text:style-name="T7">&lt;&lt;c.start&lt;&lt;endl;</text:span></text:p>
      <text:p text:style-name="P16"><text:span text:style-name="T7"><text:s text:c="8"/>}</text:span></text:p>
      <text:p text:style-name="P16"><text:span text:style-name="T7"><text:s text:c="8"/>cout&lt;&lt;endl;</text:span></text:p>
      <text:p text:style-name="P16"><text:span text:style-name="T7">}</text:span></text:p>
      <text:p text:style-name="P16"><text:span text:style-name="T3">//Employee pay </text:span></text:p>
      <text:p text:style-name="P16"><text:soft-page-break/><text:span text:style-name="T3">//Problem # 2 </text:span></text:p>
      <text:p text:style-name="P16"><text:span text:style-name="T9">void</text:span><text:span text:style-name="T7"> problem2() {</text:span></text:p>
      <text:p text:style-name="P16"><text:span text:style-name="T7"><text:s text:c="4"/>cout &lt;&lt; </text:span><text:span text:style-name="T8">"In problem 2\n\n"</text:span><text:span text:style-name="T7">;</text:span></text:p>
      <text:p text:style-name="P16"><text:span text:style-name="T7"><text:s text:c="4"/></text:span><text:span text:style-name="T3">//create an array to hold employees</text:span></text:p>
      <text:p text:style-name="P16"><text:span text:style-name="T7"><text:s text:c="4"/></text:span><text:span text:style-name="T3">//let user input the # of employees they want to input</text:span></text:p>
      <text:p text:style-name="P16"><text:span text:style-name="T7"><text:s text:c="4"/></text:span><text:span text:style-name="T9">int</text:span><text:span text:style-name="T7"> nEmp; <text:s text:c="3"/></text:span></text:p>
      <text:p text:style-name="P16"><text:span text:style-name="T7"><text:s text:c="4"/>cout&lt;&lt;</text:span><text:span text:style-name="T8">"Enter the amount of employees that you would like to input?\n"</text:span><text:span text:style-name="T7">;</text:span></text:p>
      <text:p text:style-name="P16"><text:span text:style-name="T7"><text:s text:c="4"/>cin&gt;&gt;nEmp;</text:span></text:p>
      <text:p text:style-name="P16"><text:span text:style-name="T7"><text:s text:c="4"/>Employee **eArray = </text:span><text:span text:style-name="T9">new</text:span><text:span text:style-name="T7"> Employee *[nEmp];</text:span></text:p>
      <text:p text:style-name="P16"><text:span text:style-name="T7"><text:s text:c="4"/></text:span><text:span text:style-name="T9">for</text:span><text:span text:style-name="T7"> (</text:span><text:span text:style-name="T9">int</text:span><text:span text:style-name="T7"> i = 0; i != nEmp; i++)</text:span></text:p>
      <text:p text:style-name="P16"><text:span text:style-name="T7"><text:s text:c="8"/>*(eArray+i) = </text:span><text:span text:style-name="T9">new</text:span><text:span text:style-name="T7"> Employee;</text:span></text:p>
      <text:p text:style-name="P16"><text:span text:style-name="T7"><text:s text:c="4"/>cout &lt;&lt; </text:span><text:span text:style-name="T8">"Enter the date: "</text:span><text:span text:style-name="T7">;</text:span></text:p>
      <text:p text:style-name="P16"><text:span text:style-name="T7"><text:s text:c="4"/>string date;</text:span></text:p>
      <text:p text:style-name="P16"><text:span text:style-name="T7"><text:s text:c="4"/>cin &gt;&gt; date;</text:span></text:p>
      <text:p text:style-name="P16"><text:span text:style-name="T7"><text:s text:c="4"/>cout &lt;&lt; endl;</text:span></text:p>
      <text:p text:style-name="P16"><text:span text:style-name="T7"><text:s text:c="4"/></text:span><text:span text:style-name="T9">int</text:span><text:span text:style-name="T7"> count = 0; <text:s text:c="9"/></text:span></text:p>
      <text:p text:style-name="P16"><text:span text:style-name="T7"><text:s text:c="4"/></text:span><text:span text:style-name="T3">// the number of employees entered </text:span></text:p>
      <text:p text:style-name="P16"><text:span text:style-name="T7"><text:s text:c="4"/></text:span><text:span text:style-name="T3">// get employee info</text:span></text:p>
      <text:p text:style-name="P16"><text:span text:style-name="T7"><text:s text:c="4"/></text:span><text:span text:style-name="T3">// and print check while employee info is valid</text:span></text:p>
      <text:p text:style-name="P16"><text:span text:style-name="T7"><text:s text:c="4"/></text:span><text:span text:style-name="T9">do</text:span><text:span text:style-name="T7"> {</text:span></text:p>
      <text:p text:style-name="P16"><text:span text:style-name="T7"><text:s text:c="8"/>count++;</text:span></text:p>
      <text:p text:style-name="P16"><text:span text:style-name="T7"><text:s text:c="8"/>getEmpInfo(*(eArray+count));</text:span></text:p>
      <text:p text:style-name="P16"><text:span text:style-name="T7"><text:s text:c="8"/></text:span><text:span text:style-name="T9">if</text:span><text:span text:style-name="T7">(validEmp(*(eArray+count)))</text:span></text:p>
      <text:p text:style-name="P16"><text:span text:style-name="T7"><text:s text:c="12"/>formatCheck(*(eArray + count), date);</text:span></text:p>
      <text:p text:style-name="P16"><text:span text:style-name="T7"><text:s text:c="8"/></text:span><text:span text:style-name="T9">else</text:span></text:p>
      <text:p text:style-name="P16"><text:span text:style-name="T7"><text:s text:c="12"/>cout &lt;&lt; </text:span><text:span text:style-name="T8">"\nInvalid info. Goodbye\n"</text:span><text:span text:style-name="T7">;</text:span></text:p>
      <text:p text:style-name="P16"><text:span text:style-name="T7"><text:s text:c="4"/>} </text:span><text:span text:style-name="T9">while</text:span><text:span text:style-name="T7"> (validEmp(*(eArray+count)) &amp;&amp; count != nEmp);</text:span></text:p>
      <text:p text:style-name="P20"/>
      <text:p text:style-name="P16"><text:span text:style-name="T7"><text:s text:c="4"/></text:span><text:span text:style-name="T9">for</text:span><text:span text:style-name="T7"> (</text:span><text:span text:style-name="T9">int</text:span><text:span text:style-name="T7"> i = 0; i != nEmp; i++) {</text:span></text:p>
      <text:p text:style-name="P16"><text:span text:style-name="T7"><text:s text:c="8"/></text:span><text:span text:style-name="T9">delete</text:span><text:span text:style-name="T7"> *(eArray+i);</text:span></text:p>
      <text:p text:style-name="P16"><text:span text:style-name="T7"><text:s text:c="4"/>}</text:span></text:p>
      <text:p text:style-name="P16"><text:span text:style-name="T7"><text:s text:c="4"/></text:span><text:span text:style-name="T9">delete</text:span><text:span text:style-name="T7"> []eArray;</text:span></text:p>
      <text:p text:style-name="P16"><text:span text:style-name="T7">}</text:span></text:p>
      <text:p text:style-name="P16"><text:span text:style-name="T3">// Mode problem</text:span></text:p>
      <text:p text:style-name="P16"><text:span text:style-name="T3">//Problem # 3 </text:span></text:p>
      <text:p text:style-name="P16"><text:span text:style-name="T9">void</text:span><text:span text:style-name="T7"> problem3() {</text:span></text:p>
      <text:p text:style-name="P16"><text:span text:style-name="T7"><text:s text:c="4"/>cout &lt;&lt; </text:span><text:span text:style-name="T8">"In problem 3\n\n"</text:span><text:span text:style-name="T7">;</text:span></text:p>
      <text:p text:style-name="P16"><text:span text:style-name="T7"><text:s text:c="4"/></text:span><text:span text:style-name="T9">int</text:span><text:span text:style-name="T7"> size;</text:span></text:p>
      <text:p text:style-name="P16"><text:span text:style-name="T7"><text:s text:c="4"/>cout &lt;&lt; </text:span><text:span text:style-name="T8">"How many elements will you enter: "</text:span><text:span text:style-name="T7">;</text:span></text:p>
      <text:p text:style-name="P16"><text:span text:style-name="T7"><text:s text:c="4"/>cin &gt;&gt; size; <text:s text:c="3"/></text:span></text:p>
      <text:p text:style-name="P16"><text:span text:style-name="T7"><text:s text:c="4"/></text:span><text:span text:style-name="T3">// create new array and fill with user supplied elements</text:span></text:p>
      <text:p text:style-name="P16"><text:span text:style-name="T7"><text:s text:c="4"/></text:span><text:span text:style-name="T9">int</text:span><text:span text:style-name="T7"> *a = </text:span><text:span text:style-name="T9">new</text:span><text:span text:style-name="T7"> </text:span><text:span text:style-name="T9">int</text:span><text:span text:style-name="T7"> [size];</text:span></text:p>
      <text:p text:style-name="P16"><text:span text:style-name="T7"><text:s text:c="8"/></text:span><text:span text:style-name="T9">for</text:span><text:span text:style-name="T7">(</text:span><text:span text:style-name="T9">int</text:span><text:span text:style-name="T7"> i=0;i&lt;size;i++){</text:span></text:p>
      <text:p text:style-name="P16"><text:span text:style-name="T7"><text:s text:c="12"/>cout &lt;&lt; </text:span><text:span text:style-name="T8">"Enter element "</text:span><text:span text:style-name="T7"> &lt;&lt; i &lt;&lt; </text:span><text:span text:style-name="T8">": "</text:span><text:span text:style-name="T7">;</text:span></text:p>
      <text:p text:style-name="P16"><text:span text:style-name="T7"><text:s text:c="12"/></text:span><text:span text:style-name="T9">int</text:span><text:span text:style-name="T7"> elem;</text:span></text:p>
      <text:p text:style-name="P16"><text:span text:style-name="T7"><text:s text:c="12"/>cin &gt;&gt; elem;</text:span></text:p>
      <text:p text:style-name="P16"><text:span text:style-name="T7"><text:s text:c="12"/>a[i] = elem;</text:span></text:p>
      <text:p text:style-name="P16"><text:span text:style-name="T7"><text:s text:c="8"/>}</text:span></text:p>
      <text:p text:style-name="P16"><text:span text:style-name="T7"><text:s text:c="4"/>cout &lt;&lt; endl;</text:span></text:p>
      <text:p text:style-name="P16"><text:span text:style-name="T7"><text:s text:c="4"/></text:span><text:span text:style-name="T3">// print what user entered </text:span></text:p>
      <text:p text:style-name="P16"><text:span text:style-name="T7"><text:s text:c="4"/>cout &lt;&lt; </text:span><text:span text:style-name="T8">"You entered:\n"</text:span><text:span text:style-name="T7">;</text:span></text:p>
      <text:p text:style-name="P16"><text:span text:style-name="T7"><text:s text:c="4"/>print(a, size, </text:span><text:span text:style-name="T8">" "</text:span><text:span text:style-name="T7">);</text:span></text:p>
      <text:p text:style-name="P16"><text:span text:style-name="T7"><text:s text:c="4"/>cout &lt;&lt; endl;</text:span></text:p>
      <text:p text:style-name="P16"><text:span text:style-name="T7"><text:s text:c="4"/>cout &lt;&lt; endl;</text:span></text:p>
      <text:p text:style-name="P16"><text:span text:style-name="T7"><text:s text:c="4"/>statsResult *sr = avgMedMode(a,size); <text:s text:c="3"/></text:span></text:p>
      <text:p text:style-name="P16"><text:span text:style-name="T7"><text:s text:c="4"/></text:span><text:span text:style-name="T3">// calculate average </text:span></text:p>
      <text:p text:style-name="P16"><text:span text:style-name="T7"><text:s text:c="4"/></text:span><text:span text:style-name="T9">int</text:span><text:span text:style-name="T7"> total = 0;</text:span></text:p>
      <text:p text:style-name="P16"><text:span text:style-name="T7"><text:s text:c="4"/></text:span><text:span text:style-name="T9">for</text:span><text:span text:style-name="T7"> (</text:span><text:span text:style-name="T9">int</text:span><text:span text:style-name="T7"> i = 0; i != size; ++i)</text:span></text:p>
      <text:p text:style-name="P16"><text:span text:style-name="T7"><text:s text:c="8"/>total += *(a+i);</text:span></text:p>
      <text:p text:style-name="P16"><text:span text:style-name="T7"><text:s text:c="4"/>sr-&gt;avg=total / size; <text:s text:c="3"/></text:span></text:p>
      <text:p text:style-name="P16"><text:span text:style-name="T7"><text:s text:c="4"/>printSR(sr); <text:s text:c="3"/></text:span></text:p>
      <text:p text:style-name="P16"><text:span text:style-name="T7"><text:s text:c="4"/></text:span><text:span text:style-name="T3">// clean up</text:span></text:p>
      <text:p text:style-name="P16"><text:span text:style-name="T7"><text:s text:c="4"/></text:span><text:span text:style-name="T9">delete</text:span><text:span text:style-name="T7"> []a;</text:span></text:p>
      <text:p text:style-name="P16"><text:span text:style-name="T7"><text:s text:c="4"/></text:span><text:span text:style-name="T9">delete</text:span><text:span text:style-name="T7"> []sr-&gt;mode;</text:span></text:p>
      <text:p text:style-name="P16"><text:span text:style-name="T7"><text:s text:c="4"/></text:span><text:span text:style-name="T9">delete</text:span><text:span text:style-name="T7"> sr;</text:span></text:p>
      <text:p text:style-name="P16"><text:span text:style-name="T7">}</text:span></text:p>
      <text:p text:style-name="P16"><text:span text:style-name="T3">// Enter a number. Encrypt it or decrypt it.</text:span></text:p>
      <text:p text:style-name="P16"><text:span text:style-name="T9">void</text:span><text:span text:style-name="T7"> problem4() {</text:span></text:p>
      <text:p text:style-name="P16"><text:span text:style-name="T7"><text:s text:c="4"/>cout &lt;&lt; </text:span><text:span text:style-name="T8">"In problem 4\n\n"</text:span><text:span text:style-name="T7">;</text:span></text:p>
      <text:p text:style-name="P16"><text:span text:style-name="T7"><text:s text:c="4"/></text:span><text:span text:style-name="T9">const</text:span><text:span text:style-name="T7"> </text:span><text:span text:style-name="T9">int</text:span><text:span text:style-name="T7"> nDigit=4; </text:span><text:span text:style-name="T3">// user is expected to enter a 4 digit number</text:span></text:p>
      <text:p text:style-name="P16"><text:span text:style-name="T7"><text:s text:c="4"/></text:span><text:span text:style-name="T9">int</text:span><text:span text:style-name="T7"> num;</text:span></text:p>
      <text:p text:style-name="P16"><text:span text:style-name="T7"><text:s text:c="4"/></text:span><text:span text:style-name="T9">do</text:span><text:span text:style-name="T7">{</text:span></text:p>
      <text:p text:style-name="P16"><text:span text:style-name="T7"><text:s text:c="4"/>cout &lt;&lt; </text:span><text:span text:style-name="T8">"Enter a four digit number: "</text:span><text:span text:style-name="T7">;</text:span></text:p>
      <text:p text:style-name="P16"><text:soft-page-break/><text:span text:style-name="T7"><text:s text:c="4"/>cin &gt;&gt; num;</text:span></text:p>
      <text:p text:style-name="P16"><text:span text:style-name="T7"><text:s text:c="4"/>}</text:span><text:span text:style-name="T9">while</text:span><text:span text:style-name="T7">(num&lt;1000||num&gt;7777);</text:span></text:p>
      <text:p text:style-name="P16"><text:span text:style-name="T7"><text:s text:c="4"/></text:span><text:span text:style-name="T9">int</text:span><text:span text:style-name="T7"> *numArray = intArray(num);</text:span></text:p>
      <text:p text:style-name="P16"><text:span text:style-name="T7"><text:s text:c="4"/></text:span><text:span text:style-name="T3">// check if number is valid. No 8s or 9s</text:span></text:p>
      <text:p text:style-name="P16"><text:span text:style-name="T7"><text:s text:c="4"/></text:span><text:span text:style-name="T9">if</text:span><text:span text:style-name="T7"> (isValid(numArray)) {</text:span></text:p>
      <text:p text:style-name="P16"><text:span text:style-name="T7"><text:s text:c="8"/></text:span><text:span text:style-name="T3">// Ask user what to do with number</text:span></text:p>
      <text:p text:style-name="P16"><text:span text:style-name="T7"><text:s text:c="8"/>cout &lt;&lt; </text:span><text:span text:style-name="T8">"Do you want your number encrypted or decrypted.\n"</text:span></text:p>
      <text:p text:style-name="P16"><text:span text:style-name="T7"><text:s text:c="16"/></text:span><text:span text:style-name="T8">"Enter 1 to encrypt\n"</text:span></text:p>
      <text:p text:style-name="P16"><text:span text:style-name="T7"><text:s text:c="16"/></text:span><text:span text:style-name="T8">"Enter 2 to decrypt\n"</text:span><text:span text:style-name="T7">;</text:span></text:p>
      <text:p text:style-name="P16"><text:span text:style-name="T7"><text:s text:c="8"/></text:span><text:span text:style-name="T9">int</text:span><text:span text:style-name="T7"> ans;</text:span></text:p>
      <text:p text:style-name="P16"><text:span text:style-name="T7"><text:s text:c="8"/>cin &gt;&gt; ans;</text:span></text:p>
      <text:p text:style-name="P16"><text:span text:style-name="T7"><text:s text:c="8"/></text:span><text:span text:style-name="T3">// user want to encrypt number</text:span></text:p>
      <text:p text:style-name="P16"><text:span text:style-name="T7"><text:s text:c="8"/></text:span><text:span text:style-name="T9">if</text:span><text:span text:style-name="T7"> (ans == 1) {</text:span></text:p>
      <text:p text:style-name="P16"><text:span text:style-name="T7"><text:s text:c="12"/>numArray = encrypt(numArray);</text:span></text:p>
      <text:p text:style-name="P16"><text:span text:style-name="T7"><text:s text:c="12"/>cout &lt;&lt; </text:span><text:span text:style-name="T8">"Your encrypted number is: "</text:span><text:span text:style-name="T7">;</text:span></text:p>
      <text:p text:style-name="P16"><text:span text:style-name="T7"><text:s text:c="12"/>print(numArray, nDigit);</text:span></text:p>
      <text:p text:style-name="P16"><text:span text:style-name="T7"><text:s text:c="8"/>}</text:span></text:p>
      <text:p text:style-name="P16"><text:span text:style-name="T7"><text:s text:c="8"/></text:span><text:span text:style-name="T3">// user wants to decrypt number</text:span></text:p>
      <text:p text:style-name="P16"><text:span text:style-name="T7"><text:s text:c="8"/></text:span><text:span text:style-name="T9">else</text:span><text:span text:style-name="T7"> </text:span><text:span text:style-name="T9">if</text:span><text:span text:style-name="T7"> (ans == 2) {</text:span></text:p>
      <text:p text:style-name="P16"><text:span text:style-name="T7"><text:s text:c="12"/>numArray= decrypt(numArray);</text:span></text:p>
      <text:p text:style-name="P16"><text:span text:style-name="T7"><text:s text:c="12"/>cout &lt;&lt; </text:span><text:span text:style-name="T8">"Your decrypted number is: "</text:span><text:span text:style-name="T7">;</text:span></text:p>
      <text:p text:style-name="P16"><text:span text:style-name="T7"><text:s text:c="12"/>print(numArray, nDigit);</text:span></text:p>
      <text:p text:style-name="P16"><text:span text:style-name="T7"><text:s text:c="8"/>}</text:span></text:p>
      <text:p text:style-name="P16"><text:span text:style-name="T7"><text:s text:c="8"/></text:span><text:span text:style-name="T9">else</text:span></text:p>
      <text:p text:style-name="P16"><text:span text:style-name="T7"><text:s text:c="12"/>cout &lt;&lt; </text:span><text:span text:style-name="T8">"Invalid choice: "</text:span><text:span text:style-name="T7">;</text:span></text:p>
      <text:p text:style-name="P16"><text:span text:style-name="T7"><text:s text:c="4"/>}</text:span></text:p>
      <text:p text:style-name="P16"><text:span text:style-name="T7"><text:s text:c="4"/></text:span><text:span text:style-name="T3">// number was not valid</text:span></text:p>
      <text:p text:style-name="P16"><text:span text:style-name="T7"><text:s text:c="4"/></text:span><text:span text:style-name="T9">else</text:span><text:span text:style-name="T7"> {</text:span></text:p>
      <text:p text:style-name="P16"><text:span text:style-name="T7"><text:s text:c="8"/>print(numArray, nDigit);</text:span></text:p>
      <text:p text:style-name="P16"><text:span text:style-name="T7"><text:s text:c="8"/>cout &lt;&lt; </text:span><text:span text:style-name="T8">" is not valid.\n"</text:span><text:span text:style-name="T7">;</text:span></text:p>
      <text:p text:style-name="P16"><text:span text:style-name="T7"><text:s text:c="4"/>} <text:s text:c="3"/></text:span></text:p>
      <text:p text:style-name="P16"><text:span text:style-name="T7"><text:s text:c="4"/></text:span><text:span text:style-name="T9">delete</text:span><text:span text:style-name="T7"> []numArray;</text:span></text:p>
      <text:p text:style-name="P16"><text:span text:style-name="T7"><text:s text:c="4"/>cout &lt;&lt; endl;</text:span></text:p>
      <text:p text:style-name="P16"><text:span text:style-name="T7">}</text:span></text:p>
      <text:p text:style-name="P16"><text:span text:style-name="T3">// Function outputs the converions that were given</text:span></text:p>
      <text:p text:style-name="P16"><text:span text:style-name="T9">void</text:span><text:span text:style-name="T7"> problem6() {</text:span></text:p>
      <text:p text:style-name="P16"><text:span text:style-name="T7"><text:s text:c="4"/>cout &lt;&lt; </text:span><text:span text:style-name="T8">"In problem 6\n"</text:span><text:span text:style-name="T7">; <text:s text:c="3"/></text:span></text:p>
      <text:p text:style-name="P16"><text:span text:style-name="T7"><text:s text:c="4"/>cout &lt;&lt; </text:span><text:span text:style-name="T8">"a)\n"</text:span><text:span text:style-name="T7">;</text:span></text:p>
      <text:p text:style-name="P16"><text:span text:style-name="T7"><text:s text:c="4"/></text:span><text:span text:style-name="T3">// 2.125 -&gt; hex, binary, octal</text:span></text:p>
      <text:p text:style-name="P16"><text:span text:style-name="T7"><text:s text:c="4"/>cout &lt;&lt; </text:span><text:span text:style-name="T8">"base: "</text:span><text:span text:style-name="T7"> &lt;&lt; setw(6) &lt;&lt; </text:span><text:span text:style-name="T8">"10"</text:span><text:span text:style-name="T7">&lt;&lt;</text:span></text:p>
      <text:p text:style-name="P16"><text:span text:style-name="T7"><text:s text:c="8"/>setw(6) &lt;&lt; </text:span><text:span text:style-name="T8">"16"</text:span><text:span text:style-name="T7">&lt;&lt; <text:s/>setw(8) &lt;&lt; </text:span><text:span text:style-name="T8">"2"</text:span><text:span text:style-name="T7">&lt;&lt; setw(6) &lt;&lt; </text:span><text:span text:style-name="T8">"8"</text:span><text:span text:style-name="T7">&lt;&lt; endl;</text:span></text:p>
      <text:p text:style-name="P16"><text:span text:style-name="T7"><text:s text:c="4"/>cout &lt;&lt; setw(12) &lt;&lt; </text:span><text:span text:style-name="T8">"2.125"</text:span><text:span text:style-name="T7">&lt;&lt;</text:span></text:p>
      <text:p text:style-name="P16"><text:span text:style-name="T7"><text:s text:c="4"/>setw(6) &lt;&lt; </text:span><text:span text:style-name="T8">"2.2"</text:span><text:span text:style-name="T7">&lt;&lt; <text:s/>setw(8) &lt;&lt; </text:span><text:span text:style-name="T8">"10.001"</text:span><text:span text:style-name="T7">&lt;&lt; setw(6) &lt;&lt; </text:span><text:span text:style-name="T8">"2.1"</text:span></text:p>
      <text:p text:style-name="P16"><text:span text:style-name="T7"><text:s text:c="4"/>&lt;&lt; endl;</text:span></text:p>
      <text:p text:style-name="P16"><text:span text:style-name="T7"><text:s text:c="4"/></text:span><text:span text:style-name="T3">// -2.125 -&gt; hex, binary, octal</text:span></text:p>
      <text:p text:style-name="P16"><text:span text:style-name="T7"><text:s text:c="4"/>cout &lt;&lt; setw(12) &lt;&lt; </text:span><text:span text:style-name="T8">"-2.125"</text:span><text:span text:style-name="T7">&lt;&lt;</text:span></text:p>
      <text:p text:style-name="P16"><text:span text:style-name="T7"><text:s text:c="4"/>setw(6) &lt;&lt; </text:span><text:span text:style-name="T8">"5.C"</text:span><text:span text:style-name="T7">&lt;&lt; <text:s/>setw(8) &lt;&lt; </text:span><text:span text:style-name="T8">"101.11"</text:span><text:span text:style-name="T7">&lt;&lt; setw(6) &lt;&lt; </text:span><text:span text:style-name="T8">"5.6"</text:span></text:p>
      <text:p text:style-name="P16"><text:span text:style-name="T7"><text:s text:c="4"/>&lt;&lt; endl; <text:s text:c="3"/></text:span></text:p>
      <text:p text:style-name="P16"><text:span text:style-name="T7"><text:s text:c="4"/>cout &lt;&lt; </text:span><text:span text:style-name="T8">"b)\n"</text:span><text:span text:style-name="T7">;</text:span></text:p>
      <text:p text:style-name="P16"><text:span text:style-name="T7"><text:s text:c="4"/>cout &lt;&lt; </text:span><text:span text:style-name="T8">"46666601 = 1.09999991"</text:span><text:span text:style-name="T7"> &lt;&lt; endl;</text:span></text:p>
      <text:p text:style-name="P16"><text:span text:style-name="T7"><text:s text:c="4"/>cout &lt;&lt; </text:span><text:span text:style-name="T8">"46666602 = 2.19999981"</text:span><text:span text:style-name="T7"> &lt;&lt; endl;</text:span></text:p>
      <text:p text:style-name="P16"><text:span text:style-name="T7"><text:s text:c="4"/>cout &lt;&lt; </text:span><text:span text:style-name="T8">"B9999AFE = -0.58750045"</text:span><text:span text:style-name="T7"> &lt;&lt; endl; <text:s text:c="3"/></text:span></text:p>
      <text:p text:style-name="P16"><text:span text:style-name="T7">}</text:span></text:p>
      <text:p text:style-name="P16"><text:span text:style-name="T3">// Function puts the n digits of a number into an array</text:span></text:p>
      <text:p text:style-name="P16"><text:span text:style-name="T3">// Uses default value of 4 as the input should be a 4 digit number</text:span></text:p>
      <text:p text:style-name="P16"><text:span text:style-name="T9">int</text:span><text:span text:style-name="T7"> *intArray(</text:span><text:span text:style-name="T9">int</text:span><text:span text:style-name="T7"> num, </text:span><text:span text:style-name="T9">int</text:span><text:span text:style-name="T7"> size) {</text:span></text:p>
      <text:p text:style-name="P16"><text:span text:style-name="T7"><text:s text:c="4"/></text:span><text:span text:style-name="T3">// create the array to hold the numbers</text:span></text:p>
      <text:p text:style-name="P16"><text:span text:style-name="T7"><text:s text:c="4"/></text:span><text:span text:style-name="T9">int</text:span><text:span text:style-name="T7"> *ret = </text:span><text:span text:style-name="T9">new</text:span><text:span text:style-name="T7"> </text:span><text:span text:style-name="T9">int</text:span><text:span text:style-name="T7"> [size];</text:span></text:p>
      <text:p text:style-name="P16"><text:span text:style-name="T7"><text:s text:c="4"/></text:span><text:span text:style-name="T9">for</text:span><text:span text:style-name="T7"> (</text:span><text:span text:style-name="T9">int</text:span><text:span text:style-name="T7"> i = size-1; i &gt;= 0; --i) {</text:span></text:p>
      <text:p text:style-name="P16"><text:span text:style-name="T7"><text:s text:c="8"/>ret[i] = num % 10;</text:span></text:p>
      <text:p text:style-name="P16"><text:span text:style-name="T7"><text:s text:c="8"/>num /= 10;</text:span></text:p>
      <text:p text:style-name="P16"><text:span text:style-name="T7"><text:s text:c="4"/>}</text:span></text:p>
      <text:p text:style-name="P16"><text:span text:style-name="T7"><text:s text:c="4"/></text:span><text:span text:style-name="T9">return</text:span><text:span text:style-name="T7"> ret;</text:span></text:p>
      <text:p text:style-name="P16"><text:span text:style-name="T7">}</text:span></text:p>
      <text:p text:style-name="P16"><text:span text:style-name="T3">// For problem # 4 </text:span></text:p>
      <text:p text:style-name="P16"><text:span text:style-name="T3">// Function checks if the value supplied by the user is valid</text:span></text:p>
      <text:p text:style-name="P16"><text:span text:style-name="T9">bool</text:span><text:span text:style-name="T7"> isValid(</text:span><text:span text:style-name="T9">int</text:span><text:span text:style-name="T7">*</text:span><text:span text:style-name="T9">array</text:span><text:span text:style-name="T7">, </text:span><text:span text:style-name="T9">int</text:span><text:span text:style-name="T7"> size) {</text:span></text:p>
      <text:p text:style-name="P16"><text:span text:style-name="T7"><text:s text:c="4"/></text:span><text:span text:style-name="T9">for</text:span><text:span text:style-name="T7"> (</text:span><text:span text:style-name="T9">int</text:span><text:span text:style-name="T7"> i = 0; i != size; ++i)</text:span></text:p>
      <text:p text:style-name="P16"><text:span text:style-name="T7"><text:s text:c="8"/></text:span><text:span text:style-name="T3">// only 0 to 7 are allowed</text:span></text:p>
      <text:p text:style-name="P16"><text:span text:style-name="T7"><text:s text:c="8"/></text:span><text:span text:style-name="T9">if</text:span><text:span text:style-name="T7"> (*(</text:span><text:span text:style-name="T9">array</text:span><text:span text:style-name="T7">+i) &gt;7)</text:span></text:p>
      <text:p text:style-name="P16"><text:span text:style-name="T7"><text:s text:c="12"/></text:span><text:span text:style-name="T9">return</text:span><text:span text:style-name="T7"> </text:span><text:span text:style-name="T9">false</text:span><text:span text:style-name="T7">;</text:span></text:p>
      <text:p text:style-name="P16"><text:span text:style-name="T7"><text:s text:c="4"/></text:span><text:span text:style-name="T9">return</text:span><text:span text:style-name="T7"> </text:span><text:span text:style-name="T9">true</text:span><text:span text:style-name="T7">;</text:span></text:p>
      <text:p text:style-name="P16"><text:span text:style-name="T7">}</text:span></text:p>
      <text:p text:style-name="P16"><text:soft-page-break/><text:span text:style-name="T3">// Function encrypts an array of integers</text:span></text:p>
      <text:p text:style-name="P16"><text:span text:style-name="T3">// used for problem 4</text:span></text:p>
      <text:p text:style-name="P16"><text:span text:style-name="T9">int</text:span><text:span text:style-name="T7"> *encrypt(</text:span><text:span text:style-name="T9">int</text:span><text:span text:style-name="T7"> *</text:span><text:span text:style-name="T9">array</text:span><text:span text:style-name="T7">, </text:span><text:span text:style-name="T9">int</text:span><text:span text:style-name="T7"> size) {</text:span></text:p>
      <text:p text:style-name="P16"><text:span text:style-name="T7"><text:s text:c="4"/></text:span><text:span text:style-name="T9">for</text:span><text:span text:style-name="T7"> (</text:span><text:span text:style-name="T9">int</text:span><text:span text:style-name="T7"> i = 0; i != size; ++i){</text:span></text:p>
      <text:p text:style-name="P16"><text:span text:style-name="T7"><text:s text:c="8"/></text:span><text:span text:style-name="T3">// first add three to each digit</text:span></text:p>
      <text:p text:style-name="P16"><text:span text:style-name="T7"><text:s text:c="8"/>*(</text:span><text:span text:style-name="T9">array</text:span><text:span text:style-name="T7">+i) += 5;</text:span></text:p>
      <text:p text:style-name="P16"><text:span text:style-name="T7"><text:s text:c="8"/></text:span><text:span text:style-name="T3">// then mod it by 8</text:span></text:p>
      <text:p text:style-name="P16"><text:span text:style-name="T7"><text:s text:c="8"/>*(</text:span><text:span text:style-name="T9">array</text:span><text:span text:style-name="T7">+i) %= 8;</text:span></text:p>
      <text:p text:style-name="P16"><text:span text:style-name="T7"><text:s text:c="4"/>}</text:span></text:p>
      <text:p text:style-name="P16"><text:span text:style-name="T7"><text:s text:c="4"/></text:span><text:span text:style-name="T3">// swap elements 1,2 and 3,4</text:span></text:p>
      <text:p text:style-name="P16"><text:span text:style-name="T7"><text:s text:c="4"/>swap(*(</text:span><text:span text:style-name="T9">array</text:span><text:span text:style-name="T7">), *(</text:span><text:span text:style-name="T9">array</text:span><text:span text:style-name="T7">+1));</text:span></text:p>
      <text:p text:style-name="P16"><text:span text:style-name="T7"><text:s text:c="4"/>swap(*(</text:span><text:span text:style-name="T9">array</text:span><text:span text:style-name="T7">+2), *(</text:span><text:span text:style-name="T9">array</text:span><text:span text:style-name="T7">+3));</text:span></text:p>
      <text:p text:style-name="P16"><text:span text:style-name="T7"><text:s text:c="4"/></text:span><text:span text:style-name="T9">return</text:span><text:span text:style-name="T7"> </text:span><text:span text:style-name="T9">array</text:span><text:span text:style-name="T7">;</text:span></text:p>
      <text:p text:style-name="P16"><text:span text:style-name="T7">}</text:span></text:p>
      <text:p text:style-name="P16"><text:span text:style-name="T3">// For problem 4</text:span></text:p>
      <text:p text:style-name="P16"><text:span text:style-name="T3">// Function decrypt a number supplied by the users</text:span></text:p>
      <text:p text:style-name="P16"><text:span text:style-name="T9">int</text:span><text:span text:style-name="T7"> *decrypt(</text:span><text:span text:style-name="T9">int</text:span><text:span text:style-name="T7"> *</text:span><text:span text:style-name="T9">array</text:span><text:span text:style-name="T7">, </text:span><text:span text:style-name="T9">int</text:span><text:span text:style-name="T7"> size) {</text:span></text:p>
      <text:p text:style-name="P16"><text:span text:style-name="T7"><text:s text:c="4"/></text:span><text:span text:style-name="T3">// swap back elements 1,2 and 3,4</text:span></text:p>
      <text:p text:style-name="P16"><text:span text:style-name="T7"><text:s text:c="4"/>swap(*(</text:span><text:span text:style-name="T9">array</text:span><text:span text:style-name="T7">), *(</text:span><text:span text:style-name="T9">array</text:span><text:span text:style-name="T7">+1));</text:span></text:p>
      <text:p text:style-name="P16"><text:span text:style-name="T7"><text:s text:c="4"/>swap(*(</text:span><text:span text:style-name="T9">array</text:span><text:span text:style-name="T7">+2), *(</text:span><text:span text:style-name="T9">array</text:span><text:span text:style-name="T7">+3)); <text:s text:c="3"/></text:span></text:p>
      <text:p text:style-name="P16"><text:span text:style-name="T7"><text:s text:c="4"/></text:span><text:span text:style-name="T3">// unmod the numbers</text:span></text:p>
      <text:p text:style-name="P16"><text:span text:style-name="T7"><text:s text:c="4"/></text:span><text:span text:style-name="T9">for</text:span><text:span text:style-name="T7"> (</text:span><text:span text:style-name="T9">int</text:span><text:span text:style-name="T7"> i = 0; i != size; ++i){</text:span></text:p>
      <text:p text:style-name="P16"><text:span text:style-name="T7"><text:s text:c="8"/></text:span><text:span text:style-name="T9">if</text:span><text:span text:style-name="T7"> (*(</text:span><text:span text:style-name="T9">array</text:span><text:span text:style-name="T7">+i) &lt;3)</text:span></text:p>
      <text:p text:style-name="P16"><text:span text:style-name="T7"><text:s text:c="12"/>*(</text:span><text:span text:style-name="T9">array</text:span><text:span text:style-name="T7">+i) = 8 + *(</text:span><text:span text:style-name="T9">array</text:span><text:span text:style-name="T7">+i);</text:span></text:p>
      <text:p text:style-name="P16"><text:span text:style-name="T7"><text:s text:c="8"/></text:span><text:span text:style-name="T9">else</text:span></text:p>
      <text:p text:style-name="P16"><text:span text:style-name="T7"><text:s text:c="12"/>*(</text:span><text:span text:style-name="T9">array</text:span><text:span text:style-name="T7">+i) = *(</text:span><text:span text:style-name="T9">array</text:span><text:span text:style-name="T7">+i);</text:span></text:p>
      <text:p text:style-name="P16"><text:span text:style-name="T7"><text:s text:c="8"/></text:span><text:span text:style-name="T3">// undo the addition</text:span></text:p>
      <text:p text:style-name="P16"><text:span text:style-name="T7"><text:s text:c="8"/>*(</text:span><text:span text:style-name="T9">array</text:span><text:span text:style-name="T7">+i) -= 5;</text:span></text:p>
      <text:p text:style-name="P16"><text:span text:style-name="T7"><text:s text:c="4"/>}</text:span></text:p>
      <text:p text:style-name="P16"><text:span text:style-name="T7"><text:s text:c="4"/></text:span><text:span text:style-name="T9">return</text:span><text:span text:style-name="T7"> </text:span><text:span text:style-name="T9">array</text:span><text:span text:style-name="T7">;</text:span></text:p>
      <text:p text:style-name="P16"><text:span text:style-name="T7">}</text:span></text:p>
      <text:p text:style-name="P16"><text:span text:style-name="T3">// For problem 2</text:span></text:p>
      <text:p text:style-name="P16"><text:span text:style-name="T3">// Function get employee information</text:span></text:p>
      <text:p text:style-name="P16"><text:span text:style-name="T9">void</text:span><text:span text:style-name="T7"> getEmpInfo(Employee *e) {</text:span></text:p>
      <text:p text:style-name="P16"><text:span text:style-name="T7"><text:s text:c="4"/>cout &lt;&lt; <text:s/></text:span><text:span text:style-name="T8">"Enter the employee name: "</text:span><text:span text:style-name="T7">;</text:span></text:p>
      <text:p text:style-name="P16"><text:span text:style-name="T7"><text:s text:c="4"/>cin.ignore();</text:span></text:p>
      <text:p text:style-name="P16"><text:span text:style-name="T7"><text:s text:c="4"/>getline(cin,e-&gt;name);</text:span></text:p>
      <text:p text:style-name="P16"><text:span text:style-name="T7"><text:s text:c="4"/>cout &lt;&lt; </text:span><text:span text:style-name="T8">"Enter the pay rate: "</text:span><text:span text:style-name="T7">;</text:span></text:p>
      <text:p text:style-name="P16"><text:span text:style-name="T7"><text:s text:c="4"/>cin &gt;&gt; e-&gt;rate;</text:span></text:p>
      <text:p text:style-name="P16"><text:span text:style-name="T7"><text:s text:c="4"/>cout &lt;&lt; </text:span><text:span text:style-name="T8">"Enter the hours worked: "</text:span><text:span text:style-name="T7">;</text:span></text:p>
      <text:p text:style-name="P16"><text:span text:style-name="T7"><text:s text:c="4"/>cin &gt;&gt; e-&gt;hours;</text:span></text:p>
      <text:p text:style-name="P16"><text:span text:style-name="T7">}</text:span></text:p>
      <text:p text:style-name="P16"><text:span text:style-name="T3">// For problem 2</text:span></text:p>
      <text:p text:style-name="P16"><text:span text:style-name="T3">// Function return true is employee rate and hours are greater than zero</text:span></text:p>
      <text:p text:style-name="P16"><text:span text:style-name="T9">bool</text:span><text:span text:style-name="T7"> validEmp(Employee *e) {</text:span></text:p>
      <text:p text:style-name="P16"><text:span text:style-name="T7"><text:s text:c="4"/></text:span><text:span text:style-name="T9">if</text:span><text:span text:style-name="T7"> ( e-&gt;rate &lt; 0 || e-&gt;hours &lt; 0)</text:span></text:p>
      <text:p text:style-name="P16"><text:span text:style-name="T7"><text:s text:c="8"/></text:span><text:span text:style-name="T9">return</text:span><text:span text:style-name="T7"> </text:span><text:span text:style-name="T9">false</text:span><text:span text:style-name="T7">;</text:span></text:p>
      <text:p text:style-name="P16"><text:span text:style-name="T7"><text:s text:c="4"/></text:span><text:span text:style-name="T9">return</text:span><text:span text:style-name="T7"> </text:span><text:span text:style-name="T9">true</text:span><text:span text:style-name="T7">;</text:span></text:p>
      <text:p text:style-name="P16"><text:span text:style-name="T7">}</text:span></text:p>
      <text:p text:style-name="P16"><text:span text:style-name="T3">// For problem 2</text:span></text:p>
      <text:p text:style-name="P16"><text:span text:style-name="T3">// Function calculates the pay for an employee</text:span></text:p>
      <text:p text:style-name="P16"><text:span text:style-name="T9">int</text:span><text:span text:style-name="T7"> pay(Employee* e) {</text:span></text:p>
      <text:p text:style-name="P16"><text:span text:style-name="T7"><text:s text:c="4"/></text:span><text:span text:style-name="T9">int</text:span><text:span text:style-name="T7"> r0=0; <text:s text:c="12"/></text:span><text:span text:style-name="T3">// total pay</text:span></text:p>
      <text:p text:style-name="P16"><text:span text:style-name="T7"><text:s text:c="4"/></text:span><text:span text:style-name="T9">int</text:span><text:span text:style-name="T7"> r1 = e-&gt;rate; <text:s text:c="4"/></text:span><text:span text:style-name="T3">// r1 holds pay rate</text:span></text:p>
      <text:p text:style-name="P16"><text:span text:style-name="T7"><text:s text:c="4"/></text:span><text:span text:style-name="T9">int</text:span><text:span text:style-name="T7"> r2 = e-&gt;hours; <text:s text:c="3"/></text:span><text:span text:style-name="T3">// r2 holds hours worked</text:span></text:p>
      <text:p text:style-name="P16"><text:span text:style-name="T7"><text:s text:c="4"/></text:span><text:span text:style-name="T9">int</text:span><text:span text:style-name="T7"> r3; <text:s text:c="14"/></text:span><text:span text:style-name="T3">// temp</text:span></text:p>
      <text:p text:style-name="P16"><text:span text:style-name="T7"><text:s text:c="4"/></text:span><text:span text:style-name="T9">int</text:span><text:span text:style-name="T7"> r4; <text:s text:c="14"/></text:span><text:span text:style-name="T3">// holds the hours &gt; than pay differential</text:span></text:p>
      <text:p text:style-name="P16"><text:span text:style-name="T7"><text:s text:c="4"/></text:span><text:span text:style-name="T3">// check if triple time applies</text:span></text:p>
      <text:p text:style-name="P16"><text:span text:style-name="T7"><text:s text:c="4"/></text:span><text:span text:style-name="T9">if</text:span><text:span text:style-name="T7"> ( r2 &gt; 40) {</text:span></text:p>
      <text:p text:style-name="P16"><text:span text:style-name="T7"><text:s text:c="8"/>r4 = r2 - 40; <text:s text:c="10"/></text:span><text:span text:style-name="T3">// r4 holds hours &gt; 40 worked</text:span></text:p>
      <text:p text:style-name="P16"><text:span text:style-name="T7"><text:s text:c="8"/>r3 = r1 * 3; <text:s text:c="11"/></text:span><text:span text:style-name="T3">// triple time pay</text:span></text:p>
      <text:p text:style-name="P16"><text:span text:style-name="T7"><text:s text:c="8"/>r3 = r3 * r4; <text:s text:c="10"/></text:span><text:span text:style-name="T3">// r3 holds that amount of triple time pay</text:span></text:p>
      <text:p text:style-name="P16"><text:span text:style-name="T7"><text:s text:c="8"/>r2 = r2 - r4; <text:s text:c="10"/></text:span><text:span text:style-name="T3">// move hours into double time</text:span></text:p>
      <text:p text:style-name="P16"><text:span text:style-name="T7"><text:s text:c="8"/>r0 = r0 + r3; <text:s text:c="10"/></text:span><text:span text:style-name="T3">// add to total pay</text:span></text:p>
      <text:p text:style-name="P16"><text:span text:style-name="T7"><text:s text:c="4"/>}</text:span></text:p>
      <text:p text:style-name="P16"><text:span text:style-name="T7"><text:s text:c="4"/></text:span><text:span text:style-name="T3">// check if double time applies</text:span></text:p>
      <text:p text:style-name="P16"><text:span text:style-name="T7"><text:s text:c="4"/></text:span><text:span text:style-name="T9">if</text:span><text:span text:style-name="T7"> ( r2 &gt; 20) {</text:span></text:p>
      <text:p text:style-name="P16"><text:span text:style-name="T7"><text:s text:c="8"/>r4 = r2 - 20; <text:s text:c="10"/></text:span><text:span text:style-name="T3">// r4 holds hours &gt; 20 worked</text:span></text:p>
      <text:p text:style-name="P16"><text:span text:style-name="T7"><text:s text:c="8"/>r3 = r1 * 2; <text:s text:c="11"/></text:span><text:span text:style-name="T3">// double time pay</text:span></text:p>
      <text:p text:style-name="P16"><text:span text:style-name="T7"><text:s text:c="8"/>r3 = r3 * r4; <text:s text:c="10"/></text:span><text:span text:style-name="T3">// r3 holds that amount of double time pay</text:span></text:p>
      <text:p text:style-name="P16"><text:span text:style-name="T7"><text:s text:c="8"/>r2 = r2 - r4; <text:s text:c="10"/></text:span><text:span text:style-name="T3">// move hours into straight time</text:span></text:p>
      <text:p text:style-name="P16"><text:span text:style-name="T7"><text:s text:c="8"/>r0 = r0 + r3; <text:s text:c="10"/></text:span><text:span text:style-name="T3">// add to total pay</text:span></text:p>
      <text:p text:style-name="P16"><text:span text:style-name="T7"><text:s text:c="4"/>}</text:span></text:p>
      <text:p text:style-name="P16"><text:soft-page-break/><text:span text:style-name="T7"><text:s text:c="4"/></text:span><text:span text:style-name="T3">// check if straight time applies</text:span></text:p>
      <text:p text:style-name="P16"><text:span text:style-name="T7"><text:s text:c="4"/></text:span><text:span text:style-name="T9">if</text:span><text:span text:style-name="T7"> ( r1 &gt; 0) {</text:span></text:p>
      <text:p text:style-name="P16"><text:span text:style-name="T7"><text:s text:c="8"/>r3 = r1 * r2;</text:span></text:p>
      <text:p text:style-name="P16"><text:span text:style-name="T7"><text:s text:c="8"/>r0 = r0 + r3;</text:span></text:p>
      <text:p text:style-name="P16"><text:span text:style-name="T7"><text:s text:c="4"/>}</text:span></text:p>
      <text:p text:style-name="P16"><text:span text:style-name="T7"><text:s text:c="4"/></text:span><text:span text:style-name="T9">return</text:span><text:span text:style-name="T7"> r0;</text:span></text:p>
      <text:p text:style-name="P16"><text:span text:style-name="T7">}</text:span></text:p>
      <text:p text:style-name="P16"><text:span text:style-name="T3">// For problem # 2 </text:span></text:p>
      <text:p text:style-name="P16"><text:span text:style-name="T3">// Function prints a "check" for employee</text:span></text:p>
      <text:p text:style-name="P16"><text:span text:style-name="T9">void</text:span><text:span text:style-name="T7"> formatCheck(Employee *e, string date) {</text:span></text:p>
      <text:p text:style-name="P16"><text:span text:style-name="T7"><text:s text:c="4"/>cout &lt;&lt; setw(50) &lt;&lt; right &lt;&lt; date &lt;&lt; endl &lt;&lt; endl</text:span></text:p>
      <text:p text:style-name="P16"><text:span text:style-name="T7"><text:s text:c="4"/>&lt;&lt; left &lt;&lt; </text:span><text:span text:style-name="T8">"Pay to the order of: "</text:span><text:span text:style-name="T7"> &lt;&lt; e-&gt;name</text:span></text:p>
      <text:p text:style-name="P16"><text:span text:style-name="T7"><text:s text:c="4"/>&lt;&lt; setw(25 - (e-&gt;name).size()) &lt;&lt; right <text:s/>&lt;&lt; </text:span><text:span text:style-name="T8">"$ "</text:span><text:span text:style-name="T7"> &lt;&lt; pay(e) &lt;&lt; endl;</text:span></text:p>
      <text:p text:style-name="P16"><text:span text:style-name="T7"><text:s text:c="4"/></text:span></text:p>
      <text:p text:style-name="P16"><text:span text:style-name="T7"><text:s text:c="4"/>cout &lt;&lt; endl;</text:span></text:p>
      <text:p text:style-name="P16"><text:span text:style-name="T7">}</text:span></text:p>
      <text:p text:style-name="P16"><text:span text:style-name="T3">//Problem # 5 </text:span></text:p>
      <text:p text:style-name="P16"><text:span text:style-name="T3">// Function outputs largest factorial for various data types</text:span></text:p>
      <text:p text:style-name="P16"><text:span text:style-name="T9">void</text:span><text:span text:style-name="T7"> problem5() {</text:span></text:p>
      <text:p text:style-name="P16"><text:span text:style-name="T7"><text:s text:c="4"/>cout &lt;&lt; </text:span><text:span text:style-name="T8">"In problem 5\n\n"</text:span><text:span text:style-name="T7">;</text:span></text:p>
      <text:p text:style-name="P16"><text:span text:style-name="T7"><text:s text:c="4"/></text:span><text:span text:style-name="T9">unsigned</text:span><text:span text:style-name="T7"> </text:span><text:span text:style-name="T9">short</text:span><text:span text:style-name="T7"> uS;</text:span></text:p>
      <text:p text:style-name="P16"><text:span text:style-name="T7"><text:s text:c="4"/>cout &lt;&lt; </text:span><text:span text:style-name="T8">"Largest unsigned short factorial is: "</text:span><text:span text:style-name="T7"> &lt;&lt; maxFac(uS) &lt;&lt; endl;</text:span></text:p>
      <text:p text:style-name="P16"><text:span text:style-name="T7"><text:s text:c="4"/></text:span><text:span text:style-name="T9">signed</text:span><text:span text:style-name="T7"> </text:span><text:span text:style-name="T9">short</text:span><text:span text:style-name="T7"> sS;</text:span></text:p>
      <text:p text:style-name="P16"><text:span text:style-name="T7"><text:s text:c="4"/>cout &lt;&lt; </text:span><text:span text:style-name="T8">"Largest signed short factorial is: "</text:span><text:span text:style-name="T7"> &lt;&lt; maxFac(sS) &lt;&lt; endl;</text:span></text:p>
      <text:p text:style-name="P16"><text:span text:style-name="T7"><text:s text:c="4"/></text:span><text:span text:style-name="T9">unsigned</text:span><text:span text:style-name="T7"> </text:span><text:span text:style-name="T9">int</text:span><text:span text:style-name="T7"> uI;</text:span></text:p>
      <text:p text:style-name="P16"><text:span text:style-name="T7"><text:s text:c="4"/>cout &lt;&lt; </text:span><text:span text:style-name="T8">"Largest unsigned int factorial is: "</text:span><text:span text:style-name="T7"> &lt;&lt; maxFac(uI) &lt;&lt; endl;</text:span></text:p>
      <text:p text:style-name="P16"><text:span text:style-name="T7"><text:s text:c="4"/></text:span><text:span text:style-name="T9">signed</text:span><text:span text:style-name="T7"> </text:span><text:span text:style-name="T9">int</text:span><text:span text:style-name="T7"> sI;</text:span></text:p>
      <text:p text:style-name="P16"><text:span text:style-name="T7"><text:s text:c="4"/>cout &lt;&lt; </text:span><text:span text:style-name="T8">"Largest signed int factorial is: "</text:span><text:span text:style-name="T7"> &lt;&lt; maxFac(sI) &lt;&lt; endl;</text:span></text:p>
      <text:p text:style-name="P16"><text:span text:style-name="T7"><text:s text:c="4"/></text:span><text:span text:style-name="T9">float</text:span><text:span text:style-name="T7"> fl;</text:span></text:p>
      <text:p text:style-name="P16"><text:span text:style-name="T7"><text:s text:c="4"/>cout &lt;&lt; </text:span><text:span text:style-name="T8">"Largest float factorial is: "</text:span><text:span text:style-name="T7"> &lt;&lt; maxFac(fl) &lt;&lt; endl; <text:s/></text:span></text:p>
      <text:p text:style-name="P16"><text:span text:style-name="T7"><text:s text:c="4"/></text:span><text:span text:style-name="T9">double</text:span><text:span text:style-name="T7"> dl;</text:span></text:p>
      <text:p text:style-name="P16"><text:span text:style-name="T7"><text:s text:c="4"/>cout &lt;&lt; </text:span><text:span text:style-name="T8">"Largest double factorial is: "</text:span><text:span text:style-name="T7"> &lt;&lt; maxFac(dl) &lt;&lt; endl;</text:span></text:p>
      <text:p text:style-name="P16"><text:span text:style-name="T7"><text:s text:c="4"/></text:span><text:span text:style-name="T9">long</text:span><text:span text:style-name="T7"> lr;</text:span></text:p>
      <text:p text:style-name="P16"><text:span text:style-name="T7"><text:s text:c="4"/>cout &lt;&lt; </text:span><text:span text:style-name="T8">"Largest long factorial is: "</text:span><text:span text:style-name="T7"> &lt;&lt; maxFac(lr) &lt;&lt; endl;</text:span></text:p>
      <text:p text:style-name="P16"><text:span text:style-name="T7"><text:s text:c="4"/></text:span><text:span text:style-name="T9">signed</text:span><text:span text:style-name="T7"> </text:span><text:span text:style-name="T9">long</text:span><text:span text:style-name="T7"> sLr;</text:span></text:p>
      <text:p text:style-name="P16"><text:span text:style-name="T7"><text:s text:c="4"/>cout &lt;&lt; </text:span><text:span text:style-name="T8">"Largest signed long factorial is: "</text:span><text:span text:style-name="T7"> &lt;&lt; maxFac(sLr) &lt;&lt; endl;</text:span></text:p>
      <text:p text:style-name="P16"><text:span text:style-name="T7"><text:s text:c="4"/></text:span><text:span text:style-name="T9">unsigned</text:span><text:span text:style-name="T7"> </text:span><text:span text:style-name="T9">long</text:span><text:span text:style-name="T7"> uLr;</text:span></text:p>
      <text:p text:style-name="P16"><text:span text:style-name="T7"><text:s text:c="4"/>cout &lt;&lt; </text:span><text:span text:style-name="T8">"Largest unsigned long factorial is: "</text:span><text:span text:style-name="T7"> &lt;&lt; maxFac(uLr) &lt;&lt; endl;</text:span></text:p>
      <text:p text:style-name="P16"><text:span text:style-name="T7"><text:s text:c="6"/></text:span></text:p>
      <text:p text:style-name="P16"><text:span text:style-name="T7">}</text:span></text:p>
      <text:p text:style-name="P16"><text:span text:style-name="T3">// Function calculates factorials</text:span></text:p>
      <text:p text:style-name="P16"><text:span text:style-name="T9">template</text:span><text:span text:style-name="T7">&lt;</text:span><text:span text:style-name="T9">class</text:span><text:span text:style-name="T7"> T&gt;</text:span></text:p>
      <text:p text:style-name="P16"><text:span text:style-name="T7">T factorial(T n) {</text:span></text:p>
      <text:p text:style-name="P16"><text:span text:style-name="T7"><text:s text:c="4"/></text:span><text:span text:style-name="T9">if</text:span><text:span text:style-name="T7"> (n==0)</text:span></text:p>
      <text:p text:style-name="P16"><text:span text:style-name="T7"><text:s text:c="8"/></text:span><text:span text:style-name="T9">return</text:span><text:span text:style-name="T7"> 1;</text:span></text:p>
      <text:p text:style-name="P16"><text:span text:style-name="T7"><text:s text:c="4"/></text:span><text:span text:style-name="T9">return</text:span><text:span text:style-name="T7"> n*factorial(n-1);</text:span></text:p>
      <text:p text:style-name="P16"><text:span text:style-name="T7">}</text:span></text:p>
      <text:p text:style-name="P16"><text:span text:style-name="T3">// Function calculates largest factorial for various data types</text:span></text:p>
      <text:p text:style-name="P16"><text:span text:style-name="T9">template</text:span><text:span text:style-name="T7">&lt;</text:span><text:span text:style-name="T9">class</text:span><text:span text:style-name="T7"> T&gt;</text:span></text:p>
      <text:p text:style-name="P16"><text:span text:style-name="T7">T maxFac(T) {</text:span></text:p>
      <text:p text:style-name="P16"><text:span text:style-name="T7"><text:s text:c="4"/>T n=2; </text:span><text:span text:style-name="T3">// can't use 1, factorial(1) == factorial(0)</text:span></text:p>
      <text:p text:style-name="P16"><text:span text:style-name="T7"><text:s text:c="4"/></text:span><text:span text:style-name="T9">while</text:span><text:span text:style-name="T7"> (factorial(n-1) &lt; factorial(n)) {</text:span></text:p>
      <text:p text:style-name="P16"><text:span text:style-name="T7"><text:s text:c="8"/>++n;</text:span></text:p>
      <text:p text:style-name="P16"><text:span text:style-name="T7"><text:s text:c="4"/>}</text:span></text:p>
      <text:p text:style-name="P16"><text:span text:style-name="T7"><text:s text:c="4"/></text:span><text:span text:style-name="T3">// current n overflows go back one</text:span></text:p>
      <text:p text:style-name="P16"><text:span text:style-name="T7"><text:s text:c="4"/></text:span><text:span text:style-name="T9">return</text:span><text:span text:style-name="T7"> --n;</text:span></text:p>
      <text:p text:style-name="P16"><text:span text:style-name="T7">}</text:span></text:p>
      <text:p text:style-name="P16"><text:span text:style-name="T3">//Problem # 3 </text:span></text:p>
      <text:p text:style-name="P16"><text:span text:style-name="T7">statsResult *avgMedMode(</text:span><text:span text:style-name="T9">int</text:span><text:span text:style-name="T7"> *</text:span><text:span text:style-name="T9">array</text:span><text:span text:style-name="T7">, </text:span><text:span text:style-name="T9">int</text:span><text:span text:style-name="T7"> size) {</text:span></text:p>
      <text:p text:style-name="P16"><text:span text:style-name="T7"><text:s text:c="4"/>statsResult *result = </text:span><text:span text:style-name="T9">new</text:span><text:span text:style-name="T7"> statsResult; <text:s text:c="2"/></text:span></text:p>
      <text:p text:style-name="P16"><text:span text:style-name="T7"><text:s text:c="4"/>mode(result, </text:span><text:span text:style-name="T9">array</text:span><text:span text:style-name="T7">,size);</text:span></text:p>
      <text:p text:style-name="P16"><text:span text:style-name="T7"><text:s text:c="4"/></text:span><text:span text:style-name="T9">return</text:span><text:span text:style-name="T7"> result;</text:span></text:p>
      <text:p text:style-name="P16"><text:span text:style-name="T7">}</text:span></text:p>
      <text:p text:style-name="P16"><text:span text:style-name="T3">//Problem # 3</text:span></text:p>
      <text:p text:style-name="P16"><text:span text:style-name="T9">void</text:span><text:span text:style-name="T7"> mode(statsResult* s, </text:span><text:span text:style-name="T9">int</text:span><text:span text:style-name="T7"> *a,</text:span><text:span text:style-name="T9">int</text:span><text:span text:style-name="T7"> n){</text:span></text:p>
      <text:p text:style-name="P16"><text:span text:style-name="T7"><text:s text:c="4"/></text:span><text:span text:style-name="T3">//Create a parallel array to sort</text:span></text:p>
      <text:p text:style-name="P16"><text:span text:style-name="T7"><text:s text:c="4"/></text:span><text:span text:style-name="T9">int</text:span><text:span text:style-name="T7"> *b=</text:span><text:span text:style-name="T9">new</text:span><text:span text:style-name="T7"> </text:span><text:span text:style-name="T9">int</text:span><text:span text:style-name="T7"> [n];</text:span></text:p>
      <text:p text:style-name="P16"><text:span text:style-name="T7"><text:s text:c="4"/></text:span><text:span text:style-name="T9">for</text:span><text:span text:style-name="T7"> (</text:span><text:span text:style-name="T9">int</text:span><text:span text:style-name="T7"> i=0; i !=n; ++i)</text:span></text:p>
      <text:p text:style-name="P16"><text:span text:style-name="T7"><text:s text:c="8"/>b[i] = a[i];</text:span></text:p>
      <text:p text:style-name="P16"><text:span text:style-name="T7"><text:s text:c="4"/></text:span><text:span text:style-name="T3">// sort the array</text:span></text:p>
      <text:p text:style-name="P16"><text:span text:style-name="T7"><text:s text:c="4"/>sort(b, b+n); <text:s text:c="2"/></text:span></text:p>
      <text:p text:style-name="P16"><text:span text:style-name="T7"><text:s text:c="4"/></text:span><text:span text:style-name="T3">// for calculating median</text:span></text:p>
      <text:p text:style-name="P16"><text:span text:style-name="T7"><text:s text:c="4"/></text:span><text:span text:style-name="T9">int</text:span><text:span text:style-name="T7"> mid = n /2;</text:span></text:p>
      <text:p text:style-name="P16"><text:soft-page-break/><text:span text:style-name="T7"><text:s text:c="4"/></text:span><text:span text:style-name="T9">if</text:span><text:span text:style-name="T7"> ( n % 2 == 1)</text:span></text:p>
      <text:p text:style-name="P16"><text:span text:style-name="T7"><text:s text:c="8"/>s-&gt;median = b[mid];</text:span></text:p>
      <text:p text:style-name="P16"><text:span text:style-name="T7"><text:s text:c="4"/></text:span><text:span text:style-name="T9">else</text:span></text:p>
      <text:p text:style-name="P16"><text:span text:style-name="T7"><text:s text:c="8"/>s-&gt;median = (b[mid] + b[mid-1])/2;</text:span></text:p>
      <text:p text:style-name="P20"/>
      <text:p text:style-name="P16"><text:span text:style-name="T7"><text:s text:c="4"/></text:span><text:span text:style-name="T3">//Count to max frequency</text:span></text:p>
      <text:p text:style-name="P16"><text:span text:style-name="T7"><text:s text:c="4"/></text:span><text:span text:style-name="T9">int</text:span><text:span text:style-name="T7"> count=0,maxFreq=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lt;count)maxFreq=count;</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s-&gt;maxFreq=maxFreq+1; </text:span></text:p>
      <text:p text:style-name="P16"><text:span text:style-name="T7"><text:s text:c="4"/></text:span><text:span text:style-name="T3">//cout&lt;&lt;"Max Freq = "&lt;&lt;maxFreq+1&lt;&lt;endl;</text:span></text:p>
      <text:p text:style-name="P16"><text:span text:style-name="T7"><text:s text:c="4"/></text:span><text:span text:style-name="T3">//Count number of modes</text:span></text:p>
      <text:p text:style-name="P16"><text:span text:style-name="T7"><text:s text:c="4"/>count=0;</text:span></text:p>
      <text:p text:style-name="P16"><text:span text:style-name="T7"><text:s text:c="4"/></text:span><text:span text:style-name="T9">int</text:span><text:span text:style-name="T7"> nmodes=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count)nmodes++;</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s-&gt;nModes=nmodes;</text:span></text:p>
      <text:p text:style-name="P16"><text:span text:style-name="T7"><text:s text:c="4"/></text:span><text:span text:style-name="T3">//cout&lt;&lt;"Number of Modes = "&lt;&lt;nmodes&lt;&lt;endl;</text:span></text:p>
      <text:p text:style-name="P16"><text:span text:style-name="T7"><text:s text:c="4"/></text:span><text:span text:style-name="T3">//Declare and fill the mode array</text:span></text:p>
      <text:p text:style-name="P16"><text:span text:style-name="T7"><text:s text:c="4"/>s-&gt;mode =</text:span><text:span text:style-name="T9">new</text:span><text:span text:style-name="T7"> </text:span><text:span text:style-name="T9">int</text:span><text:span text:style-name="T7">[nmodes];</text:span></text:p>
      <text:p text:style-name="P16"><text:span text:style-name="T7"><text:s text:c="4"/>nmodes=0;</text:span></text:p>
      <text:p text:style-name="P16"><text:span text:style-name="T7"><text:s text:c="4"/>count=0;</text:span></text:p>
      <text:p text:style-name="P16"><text:span text:style-name="T7"><text:s text:c="4"/></text:span><text:span text:style-name="T9">for</text:span><text:span text:style-name="T7">(</text:span><text:span text:style-name="T9">int</text:span><text:span text:style-name="T7"> i=1;i&lt;n;i++){</text:span></text:p>
      <text:p text:style-name="P16"><text:span text:style-name="T7"><text:s text:c="8"/></text:span><text:span text:style-name="T9">if</text:span><text:span text:style-name="T7">(b[i]==b[i-1]){</text:span></text:p>
      <text:p text:style-name="P16"><text:span text:style-name="T7"><text:s text:c="12"/>count++;</text:span></text:p>
      <text:p text:style-name="P16"><text:span text:style-name="T7"><text:s text:c="12"/></text:span><text:span text:style-name="T9">if</text:span><text:span text:style-name="T7">(maxFreq==count)</text:span></text:p>
      <text:p text:style-name="P16"><text:span text:style-name="T7"><text:s text:c="16"/>s-&gt;mode[nmodes++]=b[i];</text:span></text:p>
      <text:p text:style-name="P16"><text:span text:style-name="T7"><text:s text:c="8"/>}</text:span><text:span text:style-name="T9">else</text:span><text:span text:style-name="T7">{</text:span></text:p>
      <text:p text:style-name="P16"><text:span text:style-name="T7"><text:s text:c="12"/>count=0;</text:span></text:p>
      <text:p text:style-name="P16"><text:span text:style-name="T7"><text:s text:c="8"/>}</text:span></text:p>
      <text:p text:style-name="P16"><text:span text:style-name="T7"><text:s text:c="4"/>}</text:span></text:p>
      <text:p text:style-name="P16"><text:span text:style-name="T7"><text:s text:c="4"/></text:span><text:span text:style-name="T3">//Clean up and return</text:span></text:p>
      <text:p text:style-name="P16"><text:span text:style-name="T7"><text:s text:c="4"/></text:span><text:span text:style-name="T9">delete</text:span><text:span text:style-name="T7"> []b;</text:span></text:p>
      <text:p text:style-name="P16"><text:span text:style-name="T7">}</text:span></text:p>
      <text:p text:style-name="P16"><text:span text:style-name="T3">// For problem # 3 </text:span></text:p>
      <text:p text:style-name="P16"><text:span text:style-name="T3">// Function prints the statsResult structure</text:span></text:p>
      <text:p text:style-name="P16"><text:span text:style-name="T9">void</text:span><text:span text:style-name="T7"> printSR(statsResult* sr) {</text:span></text:p>
      <text:p text:style-name="P16"><text:span text:style-name="T7"><text:s text:c="4"/>cout &lt;&lt; </text:span><text:span text:style-name="T8">"Median is : "</text:span><text:span text:style-name="T7"> &lt;&lt; sr-&gt;median &lt;&lt; endl;</text:span></text:p>
      <text:p text:style-name="P16"><text:span text:style-name="T7"><text:s text:c="4"/>cout &lt;&lt; </text:span><text:span text:style-name="T8">"Average is : "</text:span><text:span text:style-name="T7"> &lt;&lt; sr-&gt;avg &lt;&lt; endl;</text:span></text:p>
      <text:p text:style-name="P16"><text:span text:style-name="T7"><text:s text:c="4"/>cout&lt;&lt;</text:span><text:span text:style-name="T8">"Number of modes = "</text:span><text:span text:style-name="T7">&lt;&lt;sr-&gt;nModes&lt;&lt;endl;</text:span></text:p>
      <text:p text:style-name="P16"><text:span text:style-name="T7"><text:s text:c="4"/>cout&lt;&lt;</text:span><text:span text:style-name="T8">"The frequency of the modes = "</text:span><text:span text:style-name="T7">&lt;&lt;sr-&gt;maxFreq&lt;&lt;endl;</text:span></text:p>
      <text:p text:style-name="P16"><text:span text:style-name="T7"><text:s text:c="4"/></text:span><text:span text:style-name="T9">if</text:span><text:span text:style-name="T7">(sr-&gt;nModes==0){</text:span></text:p>
      <text:p text:style-name="P16"><text:span text:style-name="T7"><text:s text:c="8"/>cout&lt;&lt;</text:span><text:span text:style-name="T8">"The mode set = {0}"</text:span><text:span text:style-name="T7">&lt;&lt;endl;</text:span></text:p>
      <text:p text:style-name="P16"><text:span text:style-name="T7"><text:s text:c="4"/>}</text:span><text:span text:style-name="T9">else</text:span><text:span text:style-name="T7">{</text:span></text:p>
      <text:p text:style-name="P16"><text:span text:style-name="T7"><text:s text:c="8"/>cout&lt;&lt;</text:span><text:span text:style-name="T8">"The mode set = {"</text:span><text:span text:style-name="T7">;</text:span></text:p>
      <text:p text:style-name="P16"><text:span text:style-name="T7"><text:s text:c="8"/>print(sr-&gt;mode, sr-&gt;nModes-1, </text:span><text:span text:style-name="T8">","</text:span><text:span text:style-name="T7">);</text:span></text:p>
      <text:p text:style-name="P16"><text:span text:style-name="T7"><text:s text:c="8"/></text:span><text:span text:style-name="T3">// cout&lt;&lt;*(sr-&gt;mode+i)&lt;&lt;",";</text:span></text:p>
      <text:p text:style-name="P16"><text:span text:style-name="T7"><text:s text:c="8"/>cout&lt;&lt;*(sr-&gt;mode + (sr-&gt;nModes-1))&lt;&lt;</text:span><text:span text:style-name="T8">"}"</text:span><text:span text:style-name="T7">&lt;&lt;endl;</text:span></text:p>
      <text:p text:style-name="P16"><text:span text:style-name="T7"><text:s text:c="4"/>}</text:span></text:p>
      <text:p text:style-name="P16"><text:span text:style-name="T7">}</text:span></text:p>
      <text:p text:style-name="P16"><text:span text:style-name="T3">// Function swaps two values</text:span></text:p>
      <text:p text:style-name="P16"><text:span text:style-name="T9">void</text:span><text:span text:style-name="T7"> swap(</text:span><text:span text:style-name="T9">int</text:span><text:span text:style-name="T7"> &amp;a, </text:span><text:span text:style-name="T9">int</text:span><text:span text:style-name="T7"> &amp;b) {</text:span></text:p>
      <text:p text:style-name="P16"><text:span text:style-name="T7"><text:s text:c="4"/></text:span><text:span text:style-name="T9">int</text:span><text:span text:style-name="T7"> temp;</text:span></text:p>
      <text:p text:style-name="P16"><text:span text:style-name="T7"><text:s text:c="4"/>temp = a;</text:span></text:p>
      <text:p text:style-name="P16"><text:span text:style-name="T7"><text:s text:c="4"/>a = b;</text:span></text:p>
      <text:p text:style-name="P16"><text:span text:style-name="T7"><text:s text:c="4"/>b = temp;</text:span></text:p>
      <text:p text:style-name="P16"><text:span text:style-name="T7">}</text:span></text:p>
      <text:p text:style-name="P16"><text:span text:style-name="T3">// Function prints out values of array </text:span></text:p>
      <text:p text:style-name="P16"><text:span text:style-name="T9">void</text:span><text:span text:style-name="T7"> print(</text:span><text:span text:style-name="T9">int</text:span><text:span text:style-name="T7"> *</text:span><text:span text:style-name="T9">array</text:span><text:span text:style-name="T7">, </text:span><text:span text:style-name="T9">int</text:span><text:span text:style-name="T7"> size, string sep) {</text:span></text:p>
      <text:p text:style-name="P16"><text:span text:style-name="T7"><text:s text:c="4"/></text:span><text:span text:style-name="T9">for</text:span><text:span text:style-name="T7"> (</text:span><text:span text:style-name="T9">int</text:span><text:span text:style-name="T7"> i = 0; i != size; ++i) {</text:span></text:p>
      <text:p text:style-name="P16"><text:span text:style-name="T7"><text:s text:c="8"/>cout &lt;&lt; </text:span><text:span text:style-name="T9">array</text:span><text:span text:style-name="T7">[i] &lt;&lt; sep;</text:span></text:p>
      <text:p text:style-name="P16"><text:soft-page-break/><text:span text:style-name="T7"><text:s text:c="4"/>}</text:span></text:p>
      <text:p text:style-name="P16"><text:span text:style-name="T7">}</text:span></text:p>
      <text:p text:style-name="P16"><text:span text:style-name="T9">void</text:span><text:span text:style-name="T7"> def(</text:span><text:span text:style-name="T9">int</text:span><text:span text:style-name="T7"> inN){</text:span></text:p>
      <text:p text:style-name="P16"><text:span text:style-name="T7"><text:s text:c="4"/>cout&lt;&lt;</text:span><text:span text:style-name="T8">"You typed "</text:span><text:span text:style-name="T7">&lt;&lt;inN&lt;&lt;</text:span><text:span text:style-name="T8">" to exit the program"</text:span><text:span text:style-name="T7">&lt;&lt;endl;</text:span></text:p>
      <text:p text:style-name="P16"><text:span text:style-name="T7">}</text:span></text:p>
      <text:p text:style-name="P16"><text:span text:style-name="T3">/*</text:span></text:p>
      <text:p text:style-name="P16"><text:span text:style-name="T3"><text:s/>* Spring Midterm 2015 CSC17A</text:span></text:p>
      <text:p text:style-name="P16"><text:span text:style-name="T3">Points for each question</text:span></text:p>
      <text:p text:style-name="P16"><text:span text:style-name="T3">1 <text:s text:c="3"/>15</text:span></text:p>
      <text:p text:style-name="P16"><text:span text:style-name="T3">2 <text:s text:c="3"/>15</text:span></text:p>
      <text:p text:style-name="P16"><text:span text:style-name="T3">3 <text:s text:c="3"/>20</text:span></text:p>
      <text:p text:style-name="P16"><text:span text:style-name="T3">4 <text:s text:c="3"/>20</text:span></text:p>
      <text:p text:style-name="P16"><text:span text:style-name="T3">5 <text:s text:c="3"/>10</text:span></text:p>
      <text:p text:style-name="P16"><text:span text:style-name="T3">6 <text:s text:c="3"/>20</text:span></text:p>
      <text:p text:style-name="P16"><text:span text:style-name="T3">7 <text:s text:c="3"/>10 ==&gt; extra credit</text:span></text:p>
      <text:p text:style-name="P16"><text:span text:style-name="T3"/></text:p>
      <text:p text:style-name="P16"><text:span text:style-name="T3"><text:tab/>int inN;</text:span></text:p>
      <text:p text:style-name="P16"><text:span text:style-name="T3"><text:s text:c="8"/>do{</text:span></text:p>
      <text:p text:style-name="P16"><text:span text:style-name="T3"><text:s text:c="9"/>Menu();</text:span></text:p>
      <text:p text:style-name="P16"><text:span text:style-name="T3"><text:s text:c="9"/>inN=getN();</text:span></text:p>
      <text:p text:style-name="P16"><text:span text:style-name="T3"><text:s text:c="9"/>switch(inN){</text:span></text:p>
      <text:p text:style-name="P16"><text:span text:style-name="T3"><text:s text:c="10"/>case 1: <text:s text:c="3"/>problem1();break;</text:span></text:p>
      <text:p text:style-name="P16"><text:span text:style-name="T3"><text:s text:c="10"/>case 2: <text:s text:c="3"/>problem2();break;</text:span></text:p>
      <text:p text:style-name="P16"><text:span text:style-name="T3"><text:s text:c="10"/>case 3: <text:s text:c="3"/>problem3();break;</text:span></text:p>
      <text:p text:style-name="P16"><text:span text:style-name="T3"><text:s text:c="10"/>case 4: <text:s text:c="3"/>problem4();break;</text:span></text:p>
      <text:p text:style-name="P16"><text:span text:style-name="T3"><text:s text:c="10"/>case 5: <text:s text:c="3"/>problem5();break;</text:span></text:p>
      <text:p text:style-name="P16"><text:span text:style-name="T3"><text:s text:c="10"/>case 6: <text:s text:c="3"/>problem6();break;</text:span></text:p>
      <text:p text:style-name="P16"><text:span text:style-name="T3"><text:s text:c="10"/>case 7: <text:s text:c="3"/>problem7();break;</text:span></text:p>
      <text:p text:style-name="P16"><text:span text:style-name="T3"><text:s text:c="10"/>default: <text:s text:c="2"/>def(inN);}</text:span></text:p>
      <text:p text:style-name="P16"><text:span text:style-name="T3"><text:s text:c="8"/>}while(inN&lt;8);</text:span></text:p>
      <text:p text:style-name="P16"><text:span text:style-name="T3">Note: <text:s/>I have provided a program that implements this format. All of your homework should use a similar structure.</text:span></text:p>
      <text:p text:style-name="P16"><text:span text:style-name="T3">1) <text:s/>Develop an application using structures for a customer that will determine if he/she has exceeded his/her checking </text:span></text:p>
      <text:p text:style-name="P16"><text:span text:style-name="T3">account balance. For each customer, the following facts are available:</text:span></text:p>
      <text:p text:style-name="P16"><text:span text:style-name="T3">a. Account number (Five digits only, i.e. test for this)</text:span></text:p>
      <text:p text:style-name="P16"><text:span text:style-name="T3">b. Balance at the beginning of the month </text:span></text:p>
      <text:p text:style-name="P16"><text:span text:style-name="T3">c. Total of all checks written by this customer this month Loop until customer is through entering checks.</text:span></text:p>
      <text:p text:style-name="P16"><text:span text:style-name="T3">d. Total of all deposits credited to this customer's account this month. <text:s/>Loop until customer is through entering deposits.</text:span></text:p>
      <text:p text:style-name="P16"><text:span text:style-name="T3">The program should input each of these facts from input dialogs as integers, store in a structure, calculate the new balance, </text:span></text:p>
      <text:p text:style-name="P16"><text:span text:style-name="T3">display the new balance and debit the account $15 if overdrawn. Also, if overdrawn, tell the customer the additional $15 fee </text:span></text:p>
      <text:p text:style-name="P16"><text:span text:style-name="T3">has been accessed and what the balance would be with this fee included. 2) <text:s/>Develop an application using an array of structures that will determine the gross pay for any number of employees input. The company pays <text:s/>"straight-time" for the first 40 hours worked, double time for all hours worked in excess of 40 hours but less than 50 hours, </text:span></text:p>
      <text:p text:style-name="P16"><text:span text:style-name="T3">and triple time for any hours worked over 50 hours.The program should be able to loop and input the employee's name, </text:span></text:p>
      <text:p text:style-name="P16"><text:span text:style-name="T3">hours worked, and the rate of pay. <text:s/>Once this has been done then the gross pay should be calculated. <text:s/>Output all the pertinent information with respect to the employee as a check and the process starts all over </text:span></text:p>
      <text:p text:style-name="P16"><text:span text:style-name="T3">again until you input an invalid rate of pay or hours worked. <text:s/>This means a negative rate of pay or negative number of hours worked isnot acceptable.</text:span></text:p>
      <text:p text:style-name="P19"><text:span text:style-name="T3">3) Write a function using the following structure and prototype.</text:span></text:p>
      <text:p text:style-name="P19"><text:span text:style-name="T3">struct statsResult</text:span></text:p>
      <text:p text:style-name="P16"><text:span text:style-name="T3">{</text:span></text:p>
      <text:p text:style-name="P16"><text:span text:style-name="T3"><text:s text:c="4"/>float avg;</text:span></text:p>
      <text:p text:style-name="P16"><text:span text:style-name="T3"><text:s text:c="4"/>float median;</text:span></text:p>
      <text:p text:style-name="P16"><text:span text:style-name="T3"><text:s text:c="4"/>int *mode; <text:s text:c="2"/>//array containing the modes</text:span></text:p>
      <text:p text:style-name="P16"><text:span text:style-name="T3"><text:s text:c="4"/>int nModes; <text:s/>//number of modes in the array</text:span></text:p>
      <text:p text:style-name="P16"><text:span text:style-name="T3"><text:s text:c="4"/>int maxFreq; //max frequency of modes</text:span></text:p>
      <text:p text:style-name="P16"><text:span text:style-name="T3">};</text:span></text:p>
      <text:p text:style-name="P16"><text:span text:style-name="T3">statsResult *avgMedMode(int *,int); </text:span></text:p>
      <text:p text:style-name="P16"><text:span text:style-name="T3">The function takes in an integer array and the size of the array.Then returns a pointer to a structure containing the average, median and mode. <text:s/>You will then write a printStat() function that will print the results contained in the stats structure. <text:s/>I will input a small array to test this out so ask for how many inputs to fill the array, then the values to place into the array. <text:s/>Make sure you delete the dynamic array creation for the mode when you exit the problem. 4) A company wants to transmit data over the telephone, but they are concerned that their phones may be tapped. All of their data is transmitted as four-digit integers. However, they utilize the digits 0,1,2,3,4,5,6,7 only. They have asked you to write a program that </text:span></text:p>
      <text:p text:style-name="P16"><text:span text:style-name="T3">will encrypt their data so that it may be transmitted more securely. Your application should read a four-digit integer with the numbers 0 to 7 entered by the user in an input dialog and encrypt it as follows: Replace each digit by (the sum of that digit plus 5) modulus 8. Then swap the first digit with the second, and swap the third digit with the fourth. Then print the encrypted integer. Write a separate application that inputs an encrypted four-digit integer and decrypts it to form the original number. Note: <text:s/>sometimes errors occur and the digits 8, and 9 might appear. <text:s/>Detect this condition and flag the error. <text:s/>Can't read in numbers individually. <text:s/>All the digits must be read with one cin statement.</text:span></text:p>
      <text:p text:style-name="P20"/>
      <text:p text:style-name="P16"><text:span text:style-name="T3">6) a) <text:s/>Convert the following 2 numbers to binary, octal and hex.</text:span></text:p>
      <text:p text:style-name="P16"><text:span text:style-name="T3"><text:tab/>2.125, 0.06640625</text:span></text:p>
      <text:p text:style-name="P16"><text:span text:style-name="T3"><text:s text:c="7"/>When done, convert the following to a float representation. <text:s/>2.125, 0.06640625. <text:s/>In other words, I want an 8 digit hex </text:span></text:p>
      <text:p text:style-name="P16"><text:soft-page-break/><text:span text:style-name="T3"><text:tab/>number representation using the 4 byte float specification. <text:s text:c="2"/>b) <text:s/>Convert the float representations of the following into </text:span></text:p>
      <text:p text:style-name="P16"><text:span text:style-name="T3"><text:tab/>the decimal number.</text:span></text:p>
      <text:p text:style-name="P19"><text:span text:style-name="T3"><text:tab/>46666601, 46666602, B9999AFE</text:span></text:p>
      <text:p text:style-name="P19"><text:span text:style-name="T3">Note: <text:s/>This doesn't require a program, however, I want you to write a simple function that outputs the answers you did by hand with "cout".</text:span></text:p>
      <text:p text:style-name="P20"/>
      <text:p text:style-name="P16"><text:span text:style-name="T3">7) Factor an input integer into it's prime numbers. <text:s/>Create a structure to hold the array of prime numbers. <text:s/>Any number between [2,10000] where n is not a prime &gt; 100 will be a valid number to check for prime factors.</text:span></text:p>
      <text:p text:style-name="P16"><text:span text:style-name="T3">struct Prime{</text:span></text:p>
      <text:p text:style-name="P16"><text:span text:style-name="T3"><text:tab/>unsigned char prime;</text:span></text:p>
      <text:p text:style-name="P16"><text:span text:style-name="T3"><text:tab/>unsigned char power;</text:span></text:p>
      <text:p text:style-name="P16"><text:span text:style-name="T3">};</text:span></text:p>
      <text:p text:style-name="P16"><text:span text:style-name="T3">struct Primes{</text:span></text:p>
      <text:p text:style-name="P16"><text:span text:style-name="T3"><text:tab/>Prime *prime;</text:span></text:p>
      <text:p text:style-name="P16"><text:span text:style-name="T3"><text:tab/>unsigned char nPrimes;</text:span></text:p>
      <text:p text:style-name="P16"><text:span text:style-name="T3">};</text:span></text:p>
      <text:p text:style-name="P16"><text:span text:style-name="T3">Output the number and it's primes -&gt; 120 = 2^3*3^1*5^1</text:span></text:p>
      <text:p text:style-name="P16"><text:span text:style-name="T3">So create a function </text:span></text:p>
      <text:p text:style-name="P16"><text:span text:style-name="T3">Primes *factor(int);-&gt; Input an integer, return all prime factors</text:span></text:p>
      <text:p text:style-name="P16"><text:span text:style-name="T3">void prntPrm(Primes *); -&gt; Output all prime factors</text:span></text:p>
      <text:p text:style-name="P22"><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154in" fo:margin-bottom="0.1598in" fo:margin-left="0.2638in" fo:margin-right="0.79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4:36:12.182000000</meta:creation-date>
    <meta:generator>LibreOffice/5.0.0.5$Windows_x86 LibreOffice_project/1b1a90865e348b492231e1c451437d7a15bb262b</meta:generator>
    <dc:date>2015-11-13T22:21:13.223000000</dc:date>
    <meta:editing-duration>PT5H48M47S</meta:editing-duration>
    <meta:editing-cycles>17</meta:editing-cycles>
    <meta:print-date>2015-11-13T22:16:29.191000000</meta:print-date>
    <meta:document-statistic meta:table-count="0" meta:image-count="0" meta:object-count="0" meta:page-count="58" meta:paragraph-count="4123" meta:word-count="15736" meta:character-count="131752" meta:non-whitespace-character-count="89723"/>
  </office:meta>
</office:document-meta>
</file>